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po_actor_log" table:style-name="ta1">
        <table:shapes>
          <draw:frame draw:z-index="0" draw:style-name="gr1" draw:text-style-name="P1" svg:width="6.2988in" svg:height="3.5429in" svg:x="2.9429in" svg:y="264.489in">
            <draw:object draw:notify-on-update-of-ranges="ppo_actor_log.B1:ppo_actor_log.B1 ppo_actor_log.B2:ppo_actor_log.B1501 ppo_actor_log.C1:ppo_actor_log.C1 ppo_actor_log.C2:ppo_actor_log.C1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pisode</text:p>
          </table:table-cell>
          <table:table-cell office:value-type="string" calcext:value-type="string">
            <text:p>timestep</text:p>
          </table:table-cell>
          <table:table-cell office:value-type="string" calcext:value-type="string">
            <text:p>rewa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-186.395" calcext:value-type="float">
            <text:p>-186.3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0" calcext:value-type="float">
            <text:p>4000</text:p>
          </table:table-cell>
          <table:table-cell office:value-type="float" office:value="-261.1242" calcext:value-type="float">
            <text:p>-261.12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00" calcext:value-type="float">
            <text:p>6000</text:p>
          </table:table-cell>
          <table:table-cell office:value-type="float" office:value="-227.3967" calcext:value-type="float">
            <text:p>-227.39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000" calcext:value-type="float">
            <text:p>8000</text:p>
          </table:table-cell>
          <table:table-cell office:value-type="float" office:value="-254.5123" calcext:value-type="float">
            <text:p>-254.51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00" calcext:value-type="float">
            <text:p>10000</text:p>
          </table:table-cell>
          <table:table-cell office:value-type="float" office:value="-176.4927" calcext:value-type="float">
            <text:p>-176.492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000" calcext:value-type="float">
            <text:p>12000</text:p>
          </table:table-cell>
          <table:table-cell office:value-type="float" office:value="-201.9057" calcext:value-type="float">
            <text:p>-201.905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000" calcext:value-type="float">
            <text:p>14000</text:p>
          </table:table-cell>
          <table:table-cell office:value-type="float" office:value="-135.0782" calcext:value-type="float">
            <text:p>-135.078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000" calcext:value-type="float">
            <text:p>16000</text:p>
          </table:table-cell>
          <table:table-cell office:value-type="float" office:value="-129.1478" calcext:value-type="float">
            <text:p>-129.147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000" calcext:value-type="float">
            <text:p>18000</text:p>
          </table:table-cell>
          <table:table-cell office:value-type="float" office:value="-134.5738" calcext:value-type="float">
            <text:p>-134.573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000" calcext:value-type="float">
            <text:p>20000</text:p>
          </table:table-cell>
          <table:table-cell office:value-type="float" office:value="-157.1149" calcext:value-type="float">
            <text:p>-157.114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000" calcext:value-type="float">
            <text:p>22000</text:p>
          </table:table-cell>
          <table:table-cell office:value-type="float" office:value="-109.2591" calcext:value-type="float">
            <text:p>-109.259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4000" calcext:value-type="float">
            <text:p>24000</text:p>
          </table:table-cell>
          <table:table-cell office:value-type="float" office:value="-167.4691" calcext:value-type="float">
            <text:p>-167.469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6000" calcext:value-type="float">
            <text:p>26000</text:p>
          </table:table-cell>
          <table:table-cell office:value-type="float" office:value="-106.9708" calcext:value-type="float">
            <text:p>-106.970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8000" calcext:value-type="float">
            <text:p>28000</text:p>
          </table:table-cell>
          <table:table-cell office:value-type="float" office:value="-113.7071" calcext:value-type="float">
            <text:p>-113.707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0000" calcext:value-type="float">
            <text:p>30000</text:p>
          </table:table-cell>
          <table:table-cell office:value-type="float" office:value="-92.7661" calcext:value-type="float">
            <text:p>-92.76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000" calcext:value-type="float">
            <text:p>32000</text:p>
          </table:table-cell>
          <table:table-cell office:value-type="float" office:value="-105.6653" calcext:value-type="float">
            <text:p>-105.665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4000" calcext:value-type="float">
            <text:p>34000</text:p>
          </table:table-cell>
          <table:table-cell office:value-type="float" office:value="-108.7898" calcext:value-type="float">
            <text:p>-108.789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6000" calcext:value-type="float">
            <text:p>36000</text:p>
          </table:table-cell>
          <table:table-cell office:value-type="float" office:value="-57.3286" calcext:value-type="float">
            <text:p>-57.328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8000" calcext:value-type="float">
            <text:p>38000</text:p>
          </table:table-cell>
          <table:table-cell office:value-type="float" office:value="-100.8272" calcext:value-type="float">
            <text:p>-100.827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0000" calcext:value-type="float">
            <text:p>40000</text:p>
          </table:table-cell>
          <table:table-cell office:value-type="float" office:value="-125.9809" calcext:value-type="float">
            <text:p>-125.980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2000" calcext:value-type="float">
            <text:p>42000</text:p>
          </table:table-cell>
          <table:table-cell office:value-type="float" office:value="-87.857" calcext:value-type="float">
            <text:p>-87.85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4000" calcext:value-type="float">
            <text:p>44000</text:p>
          </table:table-cell>
          <table:table-cell office:value-type="float" office:value="-104.4212" calcext:value-type="float">
            <text:p>-104.421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6000" calcext:value-type="float">
            <text:p>46000</text:p>
          </table:table-cell>
          <table:table-cell office:value-type="float" office:value="-72.3296" calcext:value-type="float">
            <text:p>-72.329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8000" calcext:value-type="float">
            <text:p>48000</text:p>
          </table:table-cell>
          <table:table-cell office:value-type="float" office:value="-78.7285" calcext:value-type="float">
            <text:p>-78.728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0000" calcext:value-type="float">
            <text:p>50000</text:p>
          </table:table-cell>
          <table:table-cell office:value-type="float" office:value="-68.9292" calcext:value-type="float">
            <text:p>-68.929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2000" calcext:value-type="float">
            <text:p>52000</text:p>
          </table:table-cell>
          <table:table-cell office:value-type="float" office:value="-75.7562" calcext:value-type="float">
            <text:p>-75.756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4000" calcext:value-type="float">
            <text:p>54000</text:p>
          </table:table-cell>
          <table:table-cell office:value-type="float" office:value="-3.444" calcext:value-type="float">
            <text:p>-3.44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6000" calcext:value-type="float">
            <text:p>56000</text:p>
          </table:table-cell>
          <table:table-cell office:value-type="float" office:value="-33.347" calcext:value-type="float">
            <text:p>-33.34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8000" calcext:value-type="float">
            <text:p>58000</text:p>
          </table:table-cell>
          <table:table-cell office:value-type="float" office:value="-25.5254" calcext:value-type="float">
            <text:p>-25.525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0000" calcext:value-type="float">
            <text:p>60000</text:p>
          </table:table-cell>
          <table:table-cell office:value-type="float" office:value="-40.1218" calcext:value-type="float">
            <text:p>-40.12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2000" calcext:value-type="float">
            <text:p>62000</text:p>
          </table:table-cell>
          <table:table-cell office:value-type="float" office:value="-28.6919" calcext:value-type="float">
            <text:p>-28.691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4000" calcext:value-type="float">
            <text:p>64000</text:p>
          </table:table-cell>
          <table:table-cell office:value-type="float" office:value="-32.1239" calcext:value-type="float">
            <text:p>-32.123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6000" calcext:value-type="float">
            <text:p>66000</text:p>
          </table:table-cell>
          <table:table-cell office:value-type="float" office:value="-19.6096" calcext:value-type="float">
            <text:p>-19.609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8000" calcext:value-type="float">
            <text:p>68000</text:p>
          </table:table-cell>
          <table:table-cell office:value-type="float" office:value="-37.6584" calcext:value-type="float">
            <text:p>-37.658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0000" calcext:value-type="float">
            <text:p>70000</text:p>
          </table:table-cell>
          <table:table-cell office:value-type="float" office:value="0.7889" calcext:value-type="float">
            <text:p>0.788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2000" calcext:value-type="float">
            <text:p>72000</text:p>
          </table:table-cell>
          <table:table-cell office:value-type="float" office:value="-36.6153" calcext:value-type="float">
            <text:p>-36.615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4000" calcext:value-type="float">
            <text:p>74000</text:p>
          </table:table-cell>
          <table:table-cell office:value-type="float" office:value="-46.7532" calcext:value-type="float">
            <text:p>-46.753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6000" calcext:value-type="float">
            <text:p>76000</text:p>
          </table:table-cell>
          <table:table-cell office:value-type="float" office:value="-10.3205" calcext:value-type="float">
            <text:p>-10.320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8000" calcext:value-type="float">
            <text:p>78000</text:p>
          </table:table-cell>
          <table:table-cell office:value-type="float" office:value="-37.5194" calcext:value-type="float">
            <text:p>-37.519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0000" calcext:value-type="float">
            <text:p>80000</text:p>
          </table:table-cell>
          <table:table-cell office:value-type="float" office:value="-28.5159" calcext:value-type="float">
            <text:p>-28.515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2000" calcext:value-type="float">
            <text:p>82000</text:p>
          </table:table-cell>
          <table:table-cell office:value-type="float" office:value="30.4668" calcext:value-type="float">
            <text:p>30.466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84000" calcext:value-type="float">
            <text:p>84000</text:p>
          </table:table-cell>
          <table:table-cell office:value-type="float" office:value="-11.2746" calcext:value-type="float">
            <text:p>-11.274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6000" calcext:value-type="float">
            <text:p>86000</text:p>
          </table:table-cell>
          <table:table-cell office:value-type="float" office:value="-32.0651" calcext:value-type="float">
            <text:p>-32.065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8000" calcext:value-type="float">
            <text:p>88000</text:p>
          </table:table-cell>
          <table:table-cell office:value-type="float" office:value="17.3744" calcext:value-type="float">
            <text:p>17.374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0000" calcext:value-type="float">
            <text:p>90000</text:p>
          </table:table-cell>
          <table:table-cell office:value-type="float" office:value="74.1004" calcext:value-type="float">
            <text:p>74.100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92000" calcext:value-type="float">
            <text:p>92000</text:p>
          </table:table-cell>
          <table:table-cell office:value-type="float" office:value="-24.9366" calcext:value-type="float">
            <text:p>-24.936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94000" calcext:value-type="float">
            <text:p>94000</text:p>
          </table:table-cell>
          <table:table-cell office:value-type="float" office:value="24.1845" calcext:value-type="float">
            <text:p>24.184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96000" calcext:value-type="float">
            <text:p>96000</text:p>
          </table:table-cell>
          <table:table-cell office:value-type="float" office:value="36.8545" calcext:value-type="float">
            <text:p>36.854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98000" calcext:value-type="float">
            <text:p>98000</text:p>
          </table:table-cell>
          <table:table-cell office:value-type="float" office:value="39.3914" calcext:value-type="float">
            <text:p>39.391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-6.3817" calcext:value-type="float">
            <text:p>-6.381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02000" calcext:value-type="float">
            <text:p>102000</text:p>
          </table:table-cell>
          <table:table-cell office:value-type="float" office:value="-5.5416" calcext:value-type="float">
            <text:p>-5.541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04000" calcext:value-type="float">
            <text:p>104000</text:p>
          </table:table-cell>
          <table:table-cell office:value-type="float" office:value="22.8253" calcext:value-type="float">
            <text:p>22.825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06000" calcext:value-type="float">
            <text:p>106000</text:p>
          </table:table-cell>
          <table:table-cell office:value-type="float" office:value="7.8914" calcext:value-type="float">
            <text:p>7.891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08000" calcext:value-type="float">
            <text:p>108000</text:p>
          </table:table-cell>
          <table:table-cell office:value-type="float" office:value="29.885" calcext:value-type="float">
            <text:p>29.88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10000" calcext:value-type="float">
            <text:p>110000</text:p>
          </table:table-cell>
          <table:table-cell office:value-type="float" office:value="6.6633" calcext:value-type="float">
            <text:p>6.663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12000" calcext:value-type="float">
            <text:p>112000</text:p>
          </table:table-cell>
          <table:table-cell office:value-type="float" office:value="59.4928" calcext:value-type="float">
            <text:p>59.492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14000" calcext:value-type="float">
            <text:p>114000</text:p>
          </table:table-cell>
          <table:table-cell office:value-type="float" office:value="58.1346" calcext:value-type="float">
            <text:p>58.134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16000" calcext:value-type="float">
            <text:p>116000</text:p>
          </table:table-cell>
          <table:table-cell office:value-type="float" office:value="60.0675" calcext:value-type="float">
            <text:p>60.067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18000" calcext:value-type="float">
            <text:p>118000</text:p>
          </table:table-cell>
          <table:table-cell office:value-type="float" office:value="39.2156" calcext:value-type="float">
            <text:p>39.215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20000" calcext:value-type="float">
            <text:p>120000</text:p>
          </table:table-cell>
          <table:table-cell office:value-type="float" office:value="-27.2231" calcext:value-type="float">
            <text:p>-27.223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22000" calcext:value-type="float">
            <text:p>122000</text:p>
          </table:table-cell>
          <table:table-cell office:value-type="float" office:value="-22.2192" calcext:value-type="float">
            <text:p>-22.219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24000" calcext:value-type="float">
            <text:p>124000</text:p>
          </table:table-cell>
          <table:table-cell office:value-type="float" office:value="40.9858" calcext:value-type="float">
            <text:p>40.985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26000" calcext:value-type="float">
            <text:p>126000</text:p>
          </table:table-cell>
          <table:table-cell office:value-type="float" office:value="1.2836" calcext:value-type="float">
            <text:p>1.283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28000" calcext:value-type="float">
            <text:p>128000</text:p>
          </table:table-cell>
          <table:table-cell office:value-type="float" office:value="-59.7484" calcext:value-type="float">
            <text:p>-59.748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30000" calcext:value-type="float">
            <text:p>130000</text:p>
          </table:table-cell>
          <table:table-cell office:value-type="float" office:value="15.7649" calcext:value-type="float">
            <text:p>15.764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32000" calcext:value-type="float">
            <text:p>132000</text:p>
          </table:table-cell>
          <table:table-cell office:value-type="float" office:value="-91.1834" calcext:value-type="float">
            <text:p>-91.183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34000" calcext:value-type="float">
            <text:p>134000</text:p>
          </table:table-cell>
          <table:table-cell office:value-type="float" office:value="-51.286" calcext:value-type="float">
            <text:p>-51.28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36000" calcext:value-type="float">
            <text:p>136000</text:p>
          </table:table-cell>
          <table:table-cell office:value-type="float" office:value="-8.5505" calcext:value-type="float">
            <text:p>-8.550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38000" calcext:value-type="float">
            <text:p>138000</text:p>
          </table:table-cell>
          <table:table-cell office:value-type="float" office:value="-11.9586" calcext:value-type="float">
            <text:p>-11.958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0000" calcext:value-type="float">
            <text:p>140000</text:p>
          </table:table-cell>
          <table:table-cell office:value-type="float" office:value="7.0495" calcext:value-type="float">
            <text:p>7.049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2000" calcext:value-type="float">
            <text:p>142000</text:p>
          </table:table-cell>
          <table:table-cell office:value-type="float" office:value="68.8675" calcext:value-type="float">
            <text:p>68.867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4000" calcext:value-type="float">
            <text:p>144000</text:p>
          </table:table-cell>
          <table:table-cell office:value-type="float" office:value="77.6796" calcext:value-type="float">
            <text:p>77.679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6000" calcext:value-type="float">
            <text:p>146000</text:p>
          </table:table-cell>
          <table:table-cell office:value-type="float" office:value="49.056" calcext:value-type="float">
            <text:p>49.05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8000" calcext:value-type="float">
            <text:p>148000</text:p>
          </table:table-cell>
          <table:table-cell office:value-type="float" office:value="93.9279" calcext:value-type="float">
            <text:p>93.927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50000" calcext:value-type="float">
            <text:p>150000</text:p>
          </table:table-cell>
          <table:table-cell office:value-type="float" office:value="-105.5934" calcext:value-type="float">
            <text:p>-105.593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52000" calcext:value-type="float">
            <text:p>152000</text:p>
          </table:table-cell>
          <table:table-cell office:value-type="float" office:value="75.8263" calcext:value-type="float">
            <text:p>75.826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54000" calcext:value-type="float">
            <text:p>154000</text:p>
          </table:table-cell>
          <table:table-cell office:value-type="float" office:value="5.6373" calcext:value-type="float">
            <text:p>5.637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56000" calcext:value-type="float">
            <text:p>156000</text:p>
          </table:table-cell>
          <table:table-cell office:value-type="float" office:value="9.3236" calcext:value-type="float">
            <text:p>9.323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58000" calcext:value-type="float">
            <text:p>158000</text:p>
          </table:table-cell>
          <table:table-cell office:value-type="float" office:value="41.3057" calcext:value-type="float">
            <text:p>41.305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60000" calcext:value-type="float">
            <text:p>160000</text:p>
          </table:table-cell>
          <table:table-cell office:value-type="float" office:value="53.449" calcext:value-type="float">
            <text:p>53.44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62000" calcext:value-type="float">
            <text:p>162000</text:p>
          </table:table-cell>
          <table:table-cell office:value-type="float" office:value="42.744" calcext:value-type="float">
            <text:p>42.74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64000" calcext:value-type="float">
            <text:p>164000</text:p>
          </table:table-cell>
          <table:table-cell office:value-type="float" office:value="29.6864" calcext:value-type="float">
            <text:p>29.686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66000" calcext:value-type="float">
            <text:p>166000</text:p>
          </table:table-cell>
          <table:table-cell office:value-type="float" office:value="100.4277" calcext:value-type="float">
            <text:p>100.427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68000" calcext:value-type="float">
            <text:p>168000</text:p>
          </table:table-cell>
          <table:table-cell office:value-type="float" office:value="78.1725" calcext:value-type="float">
            <text:p>78.172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70000" calcext:value-type="float">
            <text:p>170000</text:p>
          </table:table-cell>
          <table:table-cell office:value-type="float" office:value="124.8765" calcext:value-type="float">
            <text:p>124.876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72000" calcext:value-type="float">
            <text:p>172000</text:p>
          </table:table-cell>
          <table:table-cell office:value-type="float" office:value="70.1794" calcext:value-type="float">
            <text:p>70.179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74000" calcext:value-type="float">
            <text:p>174000</text:p>
          </table:table-cell>
          <table:table-cell office:value-type="float" office:value="101.6577" calcext:value-type="float">
            <text:p>101.657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76000" calcext:value-type="float">
            <text:p>176000</text:p>
          </table:table-cell>
          <table:table-cell office:value-type="float" office:value="75.2304" calcext:value-type="float">
            <text:p>75.230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78000" calcext:value-type="float">
            <text:p>178000</text:p>
          </table:table-cell>
          <table:table-cell office:value-type="float" office:value="66.234" calcext:value-type="float">
            <text:p>66.23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80000" calcext:value-type="float">
            <text:p>180000</text:p>
          </table:table-cell>
          <table:table-cell office:value-type="float" office:value="100.5674" calcext:value-type="float">
            <text:p>100.567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82000" calcext:value-type="float">
            <text:p>182000</text:p>
          </table:table-cell>
          <table:table-cell office:value-type="float" office:value="94.2033" calcext:value-type="float">
            <text:p>94.203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84000" calcext:value-type="float">
            <text:p>184000</text:p>
          </table:table-cell>
          <table:table-cell office:value-type="float" office:value="124.7439" calcext:value-type="float">
            <text:p>124.743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86000" calcext:value-type="float">
            <text:p>186000</text:p>
          </table:table-cell>
          <table:table-cell office:value-type="float" office:value="91.4044" calcext:value-type="float">
            <text:p>91.404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88000" calcext:value-type="float">
            <text:p>188000</text:p>
          </table:table-cell>
          <table:table-cell office:value-type="float" office:value="98.7995" calcext:value-type="float">
            <text:p>98.799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90000" calcext:value-type="float">
            <text:p>190000</text:p>
          </table:table-cell>
          <table:table-cell office:value-type="float" office:value="36.0805" calcext:value-type="float">
            <text:p>36.080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92000" calcext:value-type="float">
            <text:p>192000</text:p>
          </table:table-cell>
          <table:table-cell office:value-type="float" office:value="132.7601" calcext:value-type="float">
            <text:p>132.760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94000" calcext:value-type="float">
            <text:p>194000</text:p>
          </table:table-cell>
          <table:table-cell office:value-type="float" office:value="113.5073" calcext:value-type="float">
            <text:p>113.507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96000" calcext:value-type="float">
            <text:p>196000</text:p>
          </table:table-cell>
          <table:table-cell office:value-type="float" office:value="106.4478" calcext:value-type="float">
            <text:p>106.447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98000" calcext:value-type="float">
            <text:p>198000</text:p>
          </table:table-cell>
          <table:table-cell office:value-type="float" office:value="78.3644" calcext:value-type="float">
            <text:p>78.364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4.5057" calcext:value-type="float">
            <text:p>124.505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02000" calcext:value-type="float">
            <text:p>202000</text:p>
          </table:table-cell>
          <table:table-cell office:value-type="float" office:value="107.0776" calcext:value-type="float">
            <text:p>107.077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04000" calcext:value-type="float">
            <text:p>204000</text:p>
          </table:table-cell>
          <table:table-cell office:value-type="float" office:value="123.228" calcext:value-type="float">
            <text:p>123.22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06000" calcext:value-type="float">
            <text:p>206000</text:p>
          </table:table-cell>
          <table:table-cell office:value-type="float" office:value="79.3441" calcext:value-type="float">
            <text:p>79.344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08000" calcext:value-type="float">
            <text:p>208000</text:p>
          </table:table-cell>
          <table:table-cell office:value-type="float" office:value="106.7334" calcext:value-type="float">
            <text:p>106.733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10000" calcext:value-type="float">
            <text:p>210000</text:p>
          </table:table-cell>
          <table:table-cell office:value-type="float" office:value="83.2567" calcext:value-type="float">
            <text:p>83.256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12000" calcext:value-type="float">
            <text:p>212000</text:p>
          </table:table-cell>
          <table:table-cell office:value-type="float" office:value="99.3886" calcext:value-type="float">
            <text:p>99.388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14000" calcext:value-type="float">
            <text:p>214000</text:p>
          </table:table-cell>
          <table:table-cell office:value-type="float" office:value="23.1306" calcext:value-type="float">
            <text:p>23.130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16000" calcext:value-type="float">
            <text:p>216000</text:p>
          </table:table-cell>
          <table:table-cell office:value-type="float" office:value="95.7687" calcext:value-type="float">
            <text:p>95.768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18000" calcext:value-type="float">
            <text:p>218000</text:p>
          </table:table-cell>
          <table:table-cell office:value-type="float" office:value="118.2805" calcext:value-type="float">
            <text:p>118.280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20000" calcext:value-type="float">
            <text:p>220000</text:p>
          </table:table-cell>
          <table:table-cell office:value-type="float" office:value="40.3789" calcext:value-type="float">
            <text:p>40.378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22000" calcext:value-type="float">
            <text:p>222000</text:p>
          </table:table-cell>
          <table:table-cell office:value-type="float" office:value="43.5402" calcext:value-type="float">
            <text:p>43.540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24000" calcext:value-type="float">
            <text:p>224000</text:p>
          </table:table-cell>
          <table:table-cell office:value-type="float" office:value="105.4475" calcext:value-type="float">
            <text:p>105.447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26000" calcext:value-type="float">
            <text:p>226000</text:p>
          </table:table-cell>
          <table:table-cell office:value-type="float" office:value="121.22" calcext:value-type="float">
            <text:p>121.2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28000" calcext:value-type="float">
            <text:p>228000</text:p>
          </table:table-cell>
          <table:table-cell office:value-type="float" office:value="85.3755" calcext:value-type="float">
            <text:p>85.375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30000" calcext:value-type="float">
            <text:p>230000</text:p>
          </table:table-cell>
          <table:table-cell office:value-type="float" office:value="129.9016" calcext:value-type="float">
            <text:p>129.901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32000" calcext:value-type="float">
            <text:p>232000</text:p>
          </table:table-cell>
          <table:table-cell office:value-type="float" office:value="49.6741" calcext:value-type="float">
            <text:p>49.674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34000" calcext:value-type="float">
            <text:p>234000</text:p>
          </table:table-cell>
          <table:table-cell office:value-type="float" office:value="102.9028" calcext:value-type="float">
            <text:p>102.902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36000" calcext:value-type="float">
            <text:p>236000</text:p>
          </table:table-cell>
          <table:table-cell office:value-type="float" office:value="82.0455" calcext:value-type="float">
            <text:p>82.045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38000" calcext:value-type="float">
            <text:p>238000</text:p>
          </table:table-cell>
          <table:table-cell office:value-type="float" office:value="103.4459" calcext:value-type="float">
            <text:p>103.445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40000" calcext:value-type="float">
            <text:p>240000</text:p>
          </table:table-cell>
          <table:table-cell office:value-type="float" office:value="112.1438" calcext:value-type="float">
            <text:p>112.143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42000" calcext:value-type="float">
            <text:p>242000</text:p>
          </table:table-cell>
          <table:table-cell office:value-type="float" office:value="126.1213" calcext:value-type="float">
            <text:p>126.121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44000" calcext:value-type="float">
            <text:p>244000</text:p>
          </table:table-cell>
          <table:table-cell office:value-type="float" office:value="89.0966" calcext:value-type="float">
            <text:p>89.096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46000" calcext:value-type="float">
            <text:p>246000</text:p>
          </table:table-cell>
          <table:table-cell office:value-type="float" office:value="125.2414" calcext:value-type="float">
            <text:p>125.241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48000" calcext:value-type="float">
            <text:p>248000</text:p>
          </table:table-cell>
          <table:table-cell office:value-type="float" office:value="26.8576" calcext:value-type="float">
            <text:p>26.857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50000" calcext:value-type="float">
            <text:p>250000</text:p>
          </table:table-cell>
          <table:table-cell office:value-type="float" office:value="103.4738" calcext:value-type="float">
            <text:p>103.473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52000" calcext:value-type="float">
            <text:p>252000</text:p>
          </table:table-cell>
          <table:table-cell office:value-type="float" office:value="14.5745" calcext:value-type="float">
            <text:p>14.574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54000" calcext:value-type="float">
            <text:p>254000</text:p>
          </table:table-cell>
          <table:table-cell office:value-type="float" office:value="133.3312" calcext:value-type="float">
            <text:p>133.331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0.6707" calcext:value-type="float">
            <text:p>120.670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58000" calcext:value-type="float">
            <text:p>258000</text:p>
          </table:table-cell>
          <table:table-cell office:value-type="float" office:value="114.8533" calcext:value-type="float">
            <text:p>114.853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60000" calcext:value-type="float">
            <text:p>260000</text:p>
          </table:table-cell>
          <table:table-cell office:value-type="float" office:value="94.8157" calcext:value-type="float">
            <text:p>94.815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62000" calcext:value-type="float">
            <text:p>262000</text:p>
          </table:table-cell>
          <table:table-cell office:value-type="float" office:value="60.4071" calcext:value-type="float">
            <text:p>60.407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64000" calcext:value-type="float">
            <text:p>264000</text:p>
          </table:table-cell>
          <table:table-cell office:value-type="float" office:value="100.7263" calcext:value-type="float">
            <text:p>100.726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66000" calcext:value-type="float">
            <text:p>266000</text:p>
          </table:table-cell>
          <table:table-cell office:value-type="float" office:value="132.9743" calcext:value-type="float">
            <text:p>132.974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68000" calcext:value-type="float">
            <text:p>268000</text:p>
          </table:table-cell>
          <table:table-cell office:value-type="float" office:value="86.1592" calcext:value-type="float">
            <text:p>86.159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70000" calcext:value-type="float">
            <text:p>270000</text:p>
          </table:table-cell>
          <table:table-cell office:value-type="float" office:value="71.9356" calcext:value-type="float">
            <text:p>71.935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72000" calcext:value-type="float">
            <text:p>272000</text:p>
          </table:table-cell>
          <table:table-cell office:value-type="float" office:value="132.2419" calcext:value-type="float">
            <text:p>132.241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74000" calcext:value-type="float">
            <text:p>274000</text:p>
          </table:table-cell>
          <table:table-cell office:value-type="float" office:value="119.3299" calcext:value-type="float">
            <text:p>119.329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76000" calcext:value-type="float">
            <text:p>276000</text:p>
          </table:table-cell>
          <table:table-cell office:value-type="float" office:value="91.6756" calcext:value-type="float">
            <text:p>91.675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78000" calcext:value-type="float">
            <text:p>278000</text:p>
          </table:table-cell>
          <table:table-cell office:value-type="float" office:value="143.9136" calcext:value-type="float">
            <text:p>143.913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80000" calcext:value-type="float">
            <text:p>280000</text:p>
          </table:table-cell>
          <table:table-cell office:value-type="float" office:value="56.2359" calcext:value-type="float">
            <text:p>56.235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82000" calcext:value-type="float">
            <text:p>282000</text:p>
          </table:table-cell>
          <table:table-cell office:value-type="float" office:value="129.0161" calcext:value-type="float">
            <text:p>129.016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84000" calcext:value-type="float">
            <text:p>284000</text:p>
          </table:table-cell>
          <table:table-cell office:value-type="float" office:value="77.4693" calcext:value-type="float">
            <text:p>77.469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86000" calcext:value-type="float">
            <text:p>286000</text:p>
          </table:table-cell>
          <table:table-cell office:value-type="float" office:value="52.4388" calcext:value-type="float">
            <text:p>52.438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88000" calcext:value-type="float">
            <text:p>288000</text:p>
          </table:table-cell>
          <table:table-cell office:value-type="float" office:value="92.5117" calcext:value-type="float">
            <text:p>92.511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90000" calcext:value-type="float">
            <text:p>290000</text:p>
          </table:table-cell>
          <table:table-cell office:value-type="float" office:value="47.2305" calcext:value-type="float">
            <text:p>47.230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92000" calcext:value-type="float">
            <text:p>292000</text:p>
          </table:table-cell>
          <table:table-cell office:value-type="float" office:value="79.5338" calcext:value-type="float">
            <text:p>79.533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94000" calcext:value-type="float">
            <text:p>294000</text:p>
          </table:table-cell>
          <table:table-cell office:value-type="float" office:value="84.1045" calcext:value-type="float">
            <text:p>84.104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96000" calcext:value-type="float">
            <text:p>296000</text:p>
          </table:table-cell>
          <table:table-cell office:value-type="float" office:value="47.5574" calcext:value-type="float">
            <text:p>47.557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98000" calcext:value-type="float">
            <text:p>298000</text:p>
          </table:table-cell>
          <table:table-cell office:value-type="float" office:value="43.5317" calcext:value-type="float">
            <text:p>43.531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2.6273" calcext:value-type="float">
            <text:p>102.627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02000" calcext:value-type="float">
            <text:p>302000</text:p>
          </table:table-cell>
          <table:table-cell office:value-type="float" office:value="105.3226" calcext:value-type="float">
            <text:p>105.322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04000" calcext:value-type="float">
            <text:p>304000</text:p>
          </table:table-cell>
          <table:table-cell office:value-type="float" office:value="63.9961" calcext:value-type="float">
            <text:p>63.996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06000" calcext:value-type="float">
            <text:p>306000</text:p>
          </table:table-cell>
          <table:table-cell office:value-type="float" office:value="101.2698" calcext:value-type="float">
            <text:p>101.269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08000" calcext:value-type="float">
            <text:p>308000</text:p>
          </table:table-cell>
          <table:table-cell office:value-type="float" office:value="124.2897" calcext:value-type="float">
            <text:p>124.289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10000" calcext:value-type="float">
            <text:p>310000</text:p>
          </table:table-cell>
          <table:table-cell office:value-type="float" office:value="115.2125" calcext:value-type="float">
            <text:p>115.212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12000" calcext:value-type="float">
            <text:p>312000</text:p>
          </table:table-cell>
          <table:table-cell office:value-type="float" office:value="104.9783" calcext:value-type="float">
            <text:p>104.978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14000" calcext:value-type="float">
            <text:p>314000</text:p>
          </table:table-cell>
          <table:table-cell office:value-type="float" office:value="68.2297" calcext:value-type="float">
            <text:p>68.229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16000" calcext:value-type="float">
            <text:p>316000</text:p>
          </table:table-cell>
          <table:table-cell office:value-type="float" office:value="88.2401" calcext:value-type="float">
            <text:p>88.240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18000" calcext:value-type="float">
            <text:p>318000</text:p>
          </table:table-cell>
          <table:table-cell office:value-type="float" office:value="75.3292" calcext:value-type="float">
            <text:p>75.329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20000" calcext:value-type="float">
            <text:p>320000</text:p>
          </table:table-cell>
          <table:table-cell office:value-type="float" office:value="74.4832" calcext:value-type="float">
            <text:p>74.483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22000" calcext:value-type="float">
            <text:p>322000</text:p>
          </table:table-cell>
          <table:table-cell office:value-type="float" office:value="71.8275" calcext:value-type="float">
            <text:p>71.827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24000" calcext:value-type="float">
            <text:p>324000</text:p>
          </table:table-cell>
          <table:table-cell office:value-type="float" office:value="75.1034" calcext:value-type="float">
            <text:p>75.103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26000" calcext:value-type="float">
            <text:p>326000</text:p>
          </table:table-cell>
          <table:table-cell office:value-type="float" office:value="87.3597" calcext:value-type="float">
            <text:p>87.359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28000" calcext:value-type="float">
            <text:p>328000</text:p>
          </table:table-cell>
          <table:table-cell office:value-type="float" office:value="86.3368" calcext:value-type="float">
            <text:p>86.336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30000" calcext:value-type="float">
            <text:p>330000</text:p>
          </table:table-cell>
          <table:table-cell office:value-type="float" office:value="109.7182" calcext:value-type="float">
            <text:p>109.718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32000" calcext:value-type="float">
            <text:p>332000</text:p>
          </table:table-cell>
          <table:table-cell office:value-type="float" office:value="78.1787" calcext:value-type="float">
            <text:p>78.178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34000" calcext:value-type="float">
            <text:p>334000</text:p>
          </table:table-cell>
          <table:table-cell office:value-type="float" office:value="99.3168" calcext:value-type="float">
            <text:p>99.316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36000" calcext:value-type="float">
            <text:p>336000</text:p>
          </table:table-cell>
          <table:table-cell office:value-type="float" office:value="81.9551" calcext:value-type="float">
            <text:p>81.955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38000" calcext:value-type="float">
            <text:p>338000</text:p>
          </table:table-cell>
          <table:table-cell office:value-type="float" office:value="90.2946" calcext:value-type="float">
            <text:p>90.294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40000" calcext:value-type="float">
            <text:p>340000</text:p>
          </table:table-cell>
          <table:table-cell office:value-type="float" office:value="107.5782" calcext:value-type="float">
            <text:p>107.578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42000" calcext:value-type="float">
            <text:p>342000</text:p>
          </table:table-cell>
          <table:table-cell office:value-type="float" office:value="138.4383" calcext:value-type="float">
            <text:p>138.438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44000" calcext:value-type="float">
            <text:p>344000</text:p>
          </table:table-cell>
          <table:table-cell office:value-type="float" office:value="87.7131" calcext:value-type="float">
            <text:p>87.713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46000" calcext:value-type="float">
            <text:p>346000</text:p>
          </table:table-cell>
          <table:table-cell office:value-type="float" office:value="86.3189" calcext:value-type="float">
            <text:p>86.318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48000" calcext:value-type="float">
            <text:p>348000</text:p>
          </table:table-cell>
          <table:table-cell office:value-type="float" office:value="101.7006" calcext:value-type="float">
            <text:p>101.700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50000" calcext:value-type="float">
            <text:p>350000</text:p>
          </table:table-cell>
          <table:table-cell office:value-type="float" office:value="118.2973" calcext:value-type="float">
            <text:p>118.297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52000" calcext:value-type="float">
            <text:p>352000</text:p>
          </table:table-cell>
          <table:table-cell office:value-type="float" office:value="81.5221" calcext:value-type="float">
            <text:p>81.522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54000" calcext:value-type="float">
            <text:p>354000</text:p>
          </table:table-cell>
          <table:table-cell office:value-type="float" office:value="85.8644" calcext:value-type="float">
            <text:p>85.864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56000" calcext:value-type="float">
            <text:p>356000</text:p>
          </table:table-cell>
          <table:table-cell office:value-type="float" office:value="136.8505" calcext:value-type="float">
            <text:p>136.850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58000" calcext:value-type="float">
            <text:p>358000</text:p>
          </table:table-cell>
          <table:table-cell office:value-type="float" office:value="83.5084" calcext:value-type="float">
            <text:p>83.508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60000" calcext:value-type="float">
            <text:p>360000</text:p>
          </table:table-cell>
          <table:table-cell office:value-type="float" office:value="96.3657" calcext:value-type="float">
            <text:p>96.365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62000" calcext:value-type="float">
            <text:p>362000</text:p>
          </table:table-cell>
          <table:table-cell office:value-type="float" office:value="93.6646" calcext:value-type="float">
            <text:p>93.664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64000" calcext:value-type="float">
            <text:p>364000</text:p>
          </table:table-cell>
          <table:table-cell office:value-type="float" office:value="75.426" calcext:value-type="float">
            <text:p>75.42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66000" calcext:value-type="float">
            <text:p>366000</text:p>
          </table:table-cell>
          <table:table-cell office:value-type="float" office:value="83.6118" calcext:value-type="float">
            <text:p>83.611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68000" calcext:value-type="float">
            <text:p>368000</text:p>
          </table:table-cell>
          <table:table-cell office:value-type="float" office:value="72.5141" calcext:value-type="float">
            <text:p>72.514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70000" calcext:value-type="float">
            <text:p>370000</text:p>
          </table:table-cell>
          <table:table-cell office:value-type="float" office:value="54.1654" calcext:value-type="float">
            <text:p>54.165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72000" calcext:value-type="float">
            <text:p>372000</text:p>
          </table:table-cell>
          <table:table-cell office:value-type="float" office:value="77.1518" calcext:value-type="float">
            <text:p>77.151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74000" calcext:value-type="float">
            <text:p>374000</text:p>
          </table:table-cell>
          <table:table-cell office:value-type="float" office:value="86.867" calcext:value-type="float">
            <text:p>86.86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76000" calcext:value-type="float">
            <text:p>376000</text:p>
          </table:table-cell>
          <table:table-cell office:value-type="float" office:value="87.8829" calcext:value-type="float">
            <text:p>87.8829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78000" calcext:value-type="float">
            <text:p>378000</text:p>
          </table:table-cell>
          <table:table-cell office:value-type="float" office:value="41.406" calcext:value-type="float">
            <text:p>41.40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80000" calcext:value-type="float">
            <text:p>380000</text:p>
          </table:table-cell>
          <table:table-cell office:value-type="float" office:value="38.5353" calcext:value-type="float">
            <text:p>38.535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82000" calcext:value-type="float">
            <text:p>382000</text:p>
          </table:table-cell>
          <table:table-cell office:value-type="float" office:value="78.3479" calcext:value-type="float">
            <text:p>78.347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84000" calcext:value-type="float">
            <text:p>384000</text:p>
          </table:table-cell>
          <table:table-cell office:value-type="float" office:value="62.7565" calcext:value-type="float">
            <text:p>62.756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86000" calcext:value-type="float">
            <text:p>386000</text:p>
          </table:table-cell>
          <table:table-cell office:value-type="float" office:value="67.9263" calcext:value-type="float">
            <text:p>67.926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88000" calcext:value-type="float">
            <text:p>388000</text:p>
          </table:table-cell>
          <table:table-cell office:value-type="float" office:value="83.2041" calcext:value-type="float">
            <text:p>83.204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90000" calcext:value-type="float">
            <text:p>390000</text:p>
          </table:table-cell>
          <table:table-cell office:value-type="float" office:value="65.8896" calcext:value-type="float">
            <text:p>65.889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92000" calcext:value-type="float">
            <text:p>392000</text:p>
          </table:table-cell>
          <table:table-cell office:value-type="float" office:value="103.4302" calcext:value-type="float">
            <text:p>103.430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94000" calcext:value-type="float">
            <text:p>394000</text:p>
          </table:table-cell>
          <table:table-cell office:value-type="float" office:value="86.9971" calcext:value-type="float">
            <text:p>86.997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96000" calcext:value-type="float">
            <text:p>396000</text:p>
          </table:table-cell>
          <table:table-cell office:value-type="float" office:value="68.9319" calcext:value-type="float">
            <text:p>68.931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98000" calcext:value-type="float">
            <text:p>398000</text:p>
          </table:table-cell>
          <table:table-cell office:value-type="float" office:value="101.5145" calcext:value-type="float">
            <text:p>101.514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00000" calcext:value-type="float">
            <text:p>400000</text:p>
          </table:table-cell>
          <table:table-cell office:value-type="float" office:value="73.3826" calcext:value-type="float">
            <text:p>73.382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02000" calcext:value-type="float">
            <text:p>402000</text:p>
          </table:table-cell>
          <table:table-cell office:value-type="float" office:value="68.4236" calcext:value-type="float">
            <text:p>68.423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04000" calcext:value-type="float">
            <text:p>404000</text:p>
          </table:table-cell>
          <table:table-cell office:value-type="float" office:value="78.9953" calcext:value-type="float">
            <text:p>78.995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06000" calcext:value-type="float">
            <text:p>406000</text:p>
          </table:table-cell>
          <table:table-cell office:value-type="float" office:value="79.4473" calcext:value-type="float">
            <text:p>79.447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08000" calcext:value-type="float">
            <text:p>408000</text:p>
          </table:table-cell>
          <table:table-cell office:value-type="float" office:value="84.8391" calcext:value-type="float">
            <text:p>84.839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10000" calcext:value-type="float">
            <text:p>410000</text:p>
          </table:table-cell>
          <table:table-cell office:value-type="float" office:value="94.5627" calcext:value-type="float">
            <text:p>94.562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12000" calcext:value-type="float">
            <text:p>412000</text:p>
          </table:table-cell>
          <table:table-cell office:value-type="float" office:value="103.6048" calcext:value-type="float">
            <text:p>103.604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14000" calcext:value-type="float">
            <text:p>414000</text:p>
          </table:table-cell>
          <table:table-cell office:value-type="float" office:value="103.084" calcext:value-type="float">
            <text:p>103.0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16000" calcext:value-type="float">
            <text:p>416000</text:p>
          </table:table-cell>
          <table:table-cell office:value-type="float" office:value="117.8619" calcext:value-type="float">
            <text:p>117.8619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18000" calcext:value-type="float">
            <text:p>418000</text:p>
          </table:table-cell>
          <table:table-cell office:value-type="float" office:value="121.2511" calcext:value-type="float">
            <text:p>121.251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20000" calcext:value-type="float">
            <text:p>420000</text:p>
          </table:table-cell>
          <table:table-cell office:value-type="float" office:value="106.2848" calcext:value-type="float">
            <text:p>106.2848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22000" calcext:value-type="float">
            <text:p>422000</text:p>
          </table:table-cell>
          <table:table-cell office:value-type="float" office:value="91.3596" calcext:value-type="float">
            <text:p>91.3596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24000" calcext:value-type="float">
            <text:p>424000</text:p>
          </table:table-cell>
          <table:table-cell office:value-type="float" office:value="80.9239" calcext:value-type="float">
            <text:p>80.923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26000" calcext:value-type="float">
            <text:p>426000</text:p>
          </table:table-cell>
          <table:table-cell office:value-type="float" office:value="118.0415" calcext:value-type="float">
            <text:p>118.041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28000" calcext:value-type="float">
            <text:p>428000</text:p>
          </table:table-cell>
          <table:table-cell office:value-type="float" office:value="119.8816" calcext:value-type="float">
            <text:p>119.881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30000" calcext:value-type="float">
            <text:p>430000</text:p>
          </table:table-cell>
          <table:table-cell office:value-type="float" office:value="104.5395" calcext:value-type="float">
            <text:p>104.5395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432000" calcext:value-type="float">
            <text:p>432000</text:p>
          </table:table-cell>
          <table:table-cell office:value-type="float" office:value="139.0701" calcext:value-type="float">
            <text:p>139.070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434000" calcext:value-type="float">
            <text:p>434000</text:p>
          </table:table-cell>
          <table:table-cell office:value-type="float" office:value="94.6607" calcext:value-type="float">
            <text:p>94.660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36000" calcext:value-type="float">
            <text:p>436000</text:p>
          </table:table-cell>
          <table:table-cell office:value-type="float" office:value="125.8683" calcext:value-type="float">
            <text:p>125.868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38000" calcext:value-type="float">
            <text:p>438000</text:p>
          </table:table-cell>
          <table:table-cell office:value-type="float" office:value="66.1141" calcext:value-type="float">
            <text:p>66.114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40000" calcext:value-type="float">
            <text:p>440000</text:p>
          </table:table-cell>
          <table:table-cell office:value-type="float" office:value="94.5087" calcext:value-type="float">
            <text:p>94.5087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442000" calcext:value-type="float">
            <text:p>442000</text:p>
          </table:table-cell>
          <table:table-cell office:value-type="float" office:value="80.8746" calcext:value-type="float">
            <text:p>80.874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444000" calcext:value-type="float">
            <text:p>444000</text:p>
          </table:table-cell>
          <table:table-cell office:value-type="float" office:value="85.1967" calcext:value-type="float">
            <text:p>85.1967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46000" calcext:value-type="float">
            <text:p>446000</text:p>
          </table:table-cell>
          <table:table-cell office:value-type="float" office:value="125.3845" calcext:value-type="float">
            <text:p>125.3845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48000" calcext:value-type="float">
            <text:p>448000</text:p>
          </table:table-cell>
          <table:table-cell office:value-type="float" office:value="107.693" calcext:value-type="float">
            <text:p>107.69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50000" calcext:value-type="float">
            <text:p>450000</text:p>
          </table:table-cell>
          <table:table-cell office:value-type="float" office:value="97.4108" calcext:value-type="float">
            <text:p>97.4108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52000" calcext:value-type="float">
            <text:p>452000</text:p>
          </table:table-cell>
          <table:table-cell office:value-type="float" office:value="83.7557" calcext:value-type="float">
            <text:p>83.7557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54000" calcext:value-type="float">
            <text:p>454000</text:p>
          </table:table-cell>
          <table:table-cell office:value-type="float" office:value="100.5147" calcext:value-type="float">
            <text:p>100.514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456000" calcext:value-type="float">
            <text:p>456000</text:p>
          </table:table-cell>
          <table:table-cell office:value-type="float" office:value="101.2913" calcext:value-type="float">
            <text:p>101.2913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58000" calcext:value-type="float">
            <text:p>458000</text:p>
          </table:table-cell>
          <table:table-cell office:value-type="float" office:value="131.8814" calcext:value-type="float">
            <text:p>131.8814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60000" calcext:value-type="float">
            <text:p>460000</text:p>
          </table:table-cell>
          <table:table-cell office:value-type="float" office:value="94.6048" calcext:value-type="float">
            <text:p>94.6048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62000" calcext:value-type="float">
            <text:p>462000</text:p>
          </table:table-cell>
          <table:table-cell office:value-type="float" office:value="108.4673" calcext:value-type="float">
            <text:p>108.4673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64000" calcext:value-type="float">
            <text:p>464000</text:p>
          </table:table-cell>
          <table:table-cell office:value-type="float" office:value="94.2496" calcext:value-type="float">
            <text:p>94.2496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66000" calcext:value-type="float">
            <text:p>466000</text:p>
          </table:table-cell>
          <table:table-cell office:value-type="float" office:value="62.9538" calcext:value-type="float">
            <text:p>62.9538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468000" calcext:value-type="float">
            <text:p>468000</text:p>
          </table:table-cell>
          <table:table-cell office:value-type="float" office:value="95.946" calcext:value-type="float">
            <text:p>95.946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70000" calcext:value-type="float">
            <text:p>470000</text:p>
          </table:table-cell>
          <table:table-cell office:value-type="float" office:value="81.2016" calcext:value-type="float">
            <text:p>81.2016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472000" calcext:value-type="float">
            <text:p>472000</text:p>
          </table:table-cell>
          <table:table-cell office:value-type="float" office:value="85.7869" calcext:value-type="float">
            <text:p>85.7869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74000" calcext:value-type="float">
            <text:p>474000</text:p>
          </table:table-cell>
          <table:table-cell office:value-type="float" office:value="97.4091" calcext:value-type="float">
            <text:p>97.4091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476000" calcext:value-type="float">
            <text:p>476000</text:p>
          </table:table-cell>
          <table:table-cell office:value-type="float" office:value="74.6452" calcext:value-type="float">
            <text:p>74.6452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78000" calcext:value-type="float">
            <text:p>478000</text:p>
          </table:table-cell>
          <table:table-cell office:value-type="float" office:value="104.2176" calcext:value-type="float">
            <text:p>104.217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480000" calcext:value-type="float">
            <text:p>480000</text:p>
          </table:table-cell>
          <table:table-cell office:value-type="float" office:value="97.3942" calcext:value-type="float">
            <text:p>97.394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82000" calcext:value-type="float">
            <text:p>482000</text:p>
          </table:table-cell>
          <table:table-cell office:value-type="float" office:value="80.0662" calcext:value-type="float">
            <text:p>80.0662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84000" calcext:value-type="float">
            <text:p>484000</text:p>
          </table:table-cell>
          <table:table-cell office:value-type="float" office:value="67.4644" calcext:value-type="float">
            <text:p>67.4644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86000" calcext:value-type="float">
            <text:p>486000</text:p>
          </table:table-cell>
          <table:table-cell office:value-type="float" office:value="83.2751" calcext:value-type="float">
            <text:p>83.275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488000" calcext:value-type="float">
            <text:p>488000</text:p>
          </table:table-cell>
          <table:table-cell office:value-type="float" office:value="84.5621" calcext:value-type="float">
            <text:p>84.562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90000" calcext:value-type="float">
            <text:p>490000</text:p>
          </table:table-cell>
          <table:table-cell office:value-type="float" office:value="115.2773" calcext:value-type="float">
            <text:p>115.2773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492000" calcext:value-type="float">
            <text:p>492000</text:p>
          </table:table-cell>
          <table:table-cell office:value-type="float" office:value="91.8065" calcext:value-type="float">
            <text:p>91.8065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494000" calcext:value-type="float">
            <text:p>494000</text:p>
          </table:table-cell>
          <table:table-cell office:value-type="float" office:value="78.1059" calcext:value-type="float">
            <text:p>78.1059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496000" calcext:value-type="float">
            <text:p>496000</text:p>
          </table:table-cell>
          <table:table-cell office:value-type="float" office:value="98.2717" calcext:value-type="float">
            <text:p>98.2717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498000" calcext:value-type="float">
            <text:p>498000</text:p>
          </table:table-cell>
          <table:table-cell office:value-type="float" office:value="71.6574" calcext:value-type="float">
            <text:p>71.657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00000" calcext:value-type="float">
            <text:p>500000</text:p>
          </table:table-cell>
          <table:table-cell office:value-type="float" office:value="92.1818" calcext:value-type="float">
            <text:p>92.1818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502000" calcext:value-type="float">
            <text:p>502000</text:p>
          </table:table-cell>
          <table:table-cell office:value-type="float" office:value="73.7023" calcext:value-type="float">
            <text:p>73.702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504000" calcext:value-type="float">
            <text:p>504000</text:p>
          </table:table-cell>
          <table:table-cell office:value-type="float" office:value="69.6632" calcext:value-type="float">
            <text:p>69.663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06000" calcext:value-type="float">
            <text:p>506000</text:p>
          </table:table-cell>
          <table:table-cell office:value-type="float" office:value="134.1026" calcext:value-type="float">
            <text:p>134.1026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508000" calcext:value-type="float">
            <text:p>508000</text:p>
          </table:table-cell>
          <table:table-cell office:value-type="float" office:value="71.4394" calcext:value-type="float">
            <text:p>71.4394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510000" calcext:value-type="float">
            <text:p>510000</text:p>
          </table:table-cell>
          <table:table-cell office:value-type="float" office:value="61.7309" calcext:value-type="float">
            <text:p>61.7309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512000" calcext:value-type="float">
            <text:p>512000</text:p>
          </table:table-cell>
          <table:table-cell office:value-type="float" office:value="113.0632" calcext:value-type="float">
            <text:p>113.0632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514000" calcext:value-type="float">
            <text:p>514000</text:p>
          </table:table-cell>
          <table:table-cell office:value-type="float" office:value="74.1062" calcext:value-type="float">
            <text:p>74.106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516000" calcext:value-type="float">
            <text:p>516000</text:p>
          </table:table-cell>
          <table:table-cell office:value-type="float" office:value="65.9093" calcext:value-type="float">
            <text:p>65.9093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518000" calcext:value-type="float">
            <text:p>518000</text:p>
          </table:table-cell>
          <table:table-cell office:value-type="float" office:value="70.8904" calcext:value-type="float">
            <text:p>70.8904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520000" calcext:value-type="float">
            <text:p>520000</text:p>
          </table:table-cell>
          <table:table-cell office:value-type="float" office:value="61.2495" calcext:value-type="float">
            <text:p>61.2495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522000" calcext:value-type="float">
            <text:p>522000</text:p>
          </table:table-cell>
          <table:table-cell office:value-type="float" office:value="42.2338" calcext:value-type="float">
            <text:p>42.2338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524000" calcext:value-type="float">
            <text:p>524000</text:p>
          </table:table-cell>
          <table:table-cell office:value-type="float" office:value="88.593" calcext:value-type="float">
            <text:p>88.59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526000" calcext:value-type="float">
            <text:p>526000</text:p>
          </table:table-cell>
          <table:table-cell office:value-type="float" office:value="53.4115" calcext:value-type="float">
            <text:p>53.4115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528000" calcext:value-type="float">
            <text:p>528000</text:p>
          </table:table-cell>
          <table:table-cell office:value-type="float" office:value="85.0079" calcext:value-type="float">
            <text:p>85.0079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530000" calcext:value-type="float">
            <text:p>530000</text:p>
          </table:table-cell>
          <table:table-cell office:value-type="float" office:value="65.0214" calcext:value-type="float">
            <text:p>65.0214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532000" calcext:value-type="float">
            <text:p>532000</text:p>
          </table:table-cell>
          <table:table-cell office:value-type="float" office:value="78.2795" calcext:value-type="float">
            <text:p>78.2795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534000" calcext:value-type="float">
            <text:p>534000</text:p>
          </table:table-cell>
          <table:table-cell office:value-type="float" office:value="64.2774" calcext:value-type="float">
            <text:p>64.2774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536000" calcext:value-type="float">
            <text:p>536000</text:p>
          </table:table-cell>
          <table:table-cell office:value-type="float" office:value="1.6131" calcext:value-type="float">
            <text:p>1.613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538000" calcext:value-type="float">
            <text:p>538000</text:p>
          </table:table-cell>
          <table:table-cell office:value-type="float" office:value="80.1831" calcext:value-type="float">
            <text:p>80.1831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540000" calcext:value-type="float">
            <text:p>540000</text:p>
          </table:table-cell>
          <table:table-cell office:value-type="float" office:value="42.8061" calcext:value-type="float">
            <text:p>42.806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42000" calcext:value-type="float">
            <text:p>542000</text:p>
          </table:table-cell>
          <table:table-cell office:value-type="float" office:value="-112.5375" calcext:value-type="float">
            <text:p>-112.5375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544000" calcext:value-type="float">
            <text:p>544000</text:p>
          </table:table-cell>
          <table:table-cell office:value-type="float" office:value="75.316" calcext:value-type="float">
            <text:p>75.316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546000" calcext:value-type="float">
            <text:p>546000</text:p>
          </table:table-cell>
          <table:table-cell office:value-type="float" office:value="40.6004" calcext:value-type="float">
            <text:p>40.6004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548000" calcext:value-type="float">
            <text:p>548000</text:p>
          </table:table-cell>
          <table:table-cell office:value-type="float" office:value="122.6163" calcext:value-type="float">
            <text:p>122.6163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550000" calcext:value-type="float">
            <text:p>550000</text:p>
          </table:table-cell>
          <table:table-cell office:value-type="float" office:value="53.3243" calcext:value-type="float">
            <text:p>53.324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552000" calcext:value-type="float">
            <text:p>552000</text:p>
          </table:table-cell>
          <table:table-cell office:value-type="float" office:value="96.735" calcext:value-type="float">
            <text:p>96.735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554000" calcext:value-type="float">
            <text:p>554000</text:p>
          </table:table-cell>
          <table:table-cell office:value-type="float" office:value="54.9214" calcext:value-type="float">
            <text:p>54.9214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556000" calcext:value-type="float">
            <text:p>556000</text:p>
          </table:table-cell>
          <table:table-cell office:value-type="float" office:value="73.3576" calcext:value-type="float">
            <text:p>73.357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558000" calcext:value-type="float">
            <text:p>558000</text:p>
          </table:table-cell>
          <table:table-cell office:value-type="float" office:value="77.7804" calcext:value-type="float">
            <text:p>77.780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60000" calcext:value-type="float">
            <text:p>560000</text:p>
          </table:table-cell>
          <table:table-cell office:value-type="float" office:value="72.8362" calcext:value-type="float">
            <text:p>72.8362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562000" calcext:value-type="float">
            <text:p>562000</text:p>
          </table:table-cell>
          <table:table-cell office:value-type="float" office:value="78.2857" calcext:value-type="float">
            <text:p>78.2857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564000" calcext:value-type="float">
            <text:p>564000</text:p>
          </table:table-cell>
          <table:table-cell office:value-type="float" office:value="101.935" calcext:value-type="float">
            <text:p>101.935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566000" calcext:value-type="float">
            <text:p>566000</text:p>
          </table:table-cell>
          <table:table-cell office:value-type="float" office:value="45.7114" calcext:value-type="float">
            <text:p>45.7114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568000" calcext:value-type="float">
            <text:p>568000</text:p>
          </table:table-cell>
          <table:table-cell office:value-type="float" office:value="73.6452" calcext:value-type="float">
            <text:p>73.6452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570000" calcext:value-type="float">
            <text:p>570000</text:p>
          </table:table-cell>
          <table:table-cell office:value-type="float" office:value="67.7156" calcext:value-type="float">
            <text:p>67.7156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572000" calcext:value-type="float">
            <text:p>572000</text:p>
          </table:table-cell>
          <table:table-cell office:value-type="float" office:value="49.3443" calcext:value-type="float">
            <text:p>49.344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574000" calcext:value-type="float">
            <text:p>574000</text:p>
          </table:table-cell>
          <table:table-cell office:value-type="float" office:value="29.1804" calcext:value-type="float">
            <text:p>29.1804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576000" calcext:value-type="float">
            <text:p>576000</text:p>
          </table:table-cell>
          <table:table-cell office:value-type="float" office:value="40.7026" calcext:value-type="float">
            <text:p>40.702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578000" calcext:value-type="float">
            <text:p>578000</text:p>
          </table:table-cell>
          <table:table-cell office:value-type="float" office:value="27.8789" calcext:value-type="float">
            <text:p>27.878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580000" calcext:value-type="float">
            <text:p>580000</text:p>
          </table:table-cell>
          <table:table-cell office:value-type="float" office:value="32.094" calcext:value-type="float">
            <text:p>32.094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582000" calcext:value-type="float">
            <text:p>582000</text:p>
          </table:table-cell>
          <table:table-cell office:value-type="float" office:value="64.5675" calcext:value-type="float">
            <text:p>64.5675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84000" calcext:value-type="float">
            <text:p>584000</text:p>
          </table:table-cell>
          <table:table-cell office:value-type="float" office:value="53.8469" calcext:value-type="float">
            <text:p>53.8469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586000" calcext:value-type="float">
            <text:p>586000</text:p>
          </table:table-cell>
          <table:table-cell office:value-type="float" office:value="91.1259" calcext:value-type="float">
            <text:p>91.1259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588000" calcext:value-type="float">
            <text:p>588000</text:p>
          </table:table-cell>
          <table:table-cell office:value-type="float" office:value="58.898" calcext:value-type="float">
            <text:p>58.898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590000" calcext:value-type="float">
            <text:p>590000</text:p>
          </table:table-cell>
          <table:table-cell office:value-type="float" office:value="91.5029" calcext:value-type="float">
            <text:p>91.5029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592000" calcext:value-type="float">
            <text:p>592000</text:p>
          </table:table-cell>
          <table:table-cell office:value-type="float" office:value="99.9901" calcext:value-type="float">
            <text:p>99.9901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594000" calcext:value-type="float">
            <text:p>594000</text:p>
          </table:table-cell>
          <table:table-cell office:value-type="float" office:value="97.8489" calcext:value-type="float">
            <text:p>97.8489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596000" calcext:value-type="float">
            <text:p>596000</text:p>
          </table:table-cell>
          <table:table-cell office:value-type="float" office:value="111.7817" calcext:value-type="float">
            <text:p>111.7817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98000" calcext:value-type="float">
            <text:p>598000</text:p>
          </table:table-cell>
          <table:table-cell office:value-type="float" office:value="109.5745" calcext:value-type="float">
            <text:p>109.5745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00000" calcext:value-type="float">
            <text:p>600000</text:p>
          </table:table-cell>
          <table:table-cell office:value-type="float" office:value="87.8032" calcext:value-type="float">
            <text:p>87.8032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02000" calcext:value-type="float">
            <text:p>602000</text:p>
          </table:table-cell>
          <table:table-cell office:value-type="float" office:value="116.3875" calcext:value-type="float">
            <text:p>116.3875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04000" calcext:value-type="float">
            <text:p>604000</text:p>
          </table:table-cell>
          <table:table-cell office:value-type="float" office:value="82.6818" calcext:value-type="float">
            <text:p>82.6818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06000" calcext:value-type="float">
            <text:p>606000</text:p>
          </table:table-cell>
          <table:table-cell office:value-type="float" office:value="102.095" calcext:value-type="float">
            <text:p>102.09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8000" calcext:value-type="float">
            <text:p>608000</text:p>
          </table:table-cell>
          <table:table-cell office:value-type="float" office:value="97.3531" calcext:value-type="float">
            <text:p>97.353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10000" calcext:value-type="float">
            <text:p>610000</text:p>
          </table:table-cell>
          <table:table-cell office:value-type="float" office:value="93.08" calcext:value-type="float">
            <text:p>93.08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12000" calcext:value-type="float">
            <text:p>612000</text:p>
          </table:table-cell>
          <table:table-cell office:value-type="float" office:value="110.9574" calcext:value-type="float">
            <text:p>110.9574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14000" calcext:value-type="float">
            <text:p>614000</text:p>
          </table:table-cell>
          <table:table-cell office:value-type="float" office:value="93.6419" calcext:value-type="float">
            <text:p>93.6419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16000" calcext:value-type="float">
            <text:p>616000</text:p>
          </table:table-cell>
          <table:table-cell office:value-type="float" office:value="92.2679" calcext:value-type="float">
            <text:p>92.267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18000" calcext:value-type="float">
            <text:p>618000</text:p>
          </table:table-cell>
          <table:table-cell office:value-type="float" office:value="100.0158" calcext:value-type="float">
            <text:p>100.0158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20000" calcext:value-type="float">
            <text:p>620000</text:p>
          </table:table-cell>
          <table:table-cell office:value-type="float" office:value="100.4933" calcext:value-type="float">
            <text:p>100.4933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22000" calcext:value-type="float">
            <text:p>622000</text:p>
          </table:table-cell>
          <table:table-cell office:value-type="float" office:value="91.5704" calcext:value-type="float">
            <text:p>91.5704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24000" calcext:value-type="float">
            <text:p>624000</text:p>
          </table:table-cell>
          <table:table-cell office:value-type="float" office:value="110.6946" calcext:value-type="float">
            <text:p>110.6946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26000" calcext:value-type="float">
            <text:p>626000</text:p>
          </table:table-cell>
          <table:table-cell office:value-type="float" office:value="100.014" calcext:value-type="float">
            <text:p>100.014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28000" calcext:value-type="float">
            <text:p>628000</text:p>
          </table:table-cell>
          <table:table-cell office:value-type="float" office:value="116.865" calcext:value-type="float">
            <text:p>116.865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30000" calcext:value-type="float">
            <text:p>630000</text:p>
          </table:table-cell>
          <table:table-cell office:value-type="float" office:value="70.8999" calcext:value-type="float">
            <text:p>70.8999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32000" calcext:value-type="float">
            <text:p>632000</text:p>
          </table:table-cell>
          <table:table-cell office:value-type="float" office:value="100.3274" calcext:value-type="float">
            <text:p>100.3274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34000" calcext:value-type="float">
            <text:p>634000</text:p>
          </table:table-cell>
          <table:table-cell office:value-type="float" office:value="113.9498" calcext:value-type="float">
            <text:p>113.9498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36000" calcext:value-type="float">
            <text:p>636000</text:p>
          </table:table-cell>
          <table:table-cell office:value-type="float" office:value="90.2795" calcext:value-type="float">
            <text:p>90.279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38000" calcext:value-type="float">
            <text:p>638000</text:p>
          </table:table-cell>
          <table:table-cell office:value-type="float" office:value="111.3762" calcext:value-type="float">
            <text:p>111.3762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40000" calcext:value-type="float">
            <text:p>640000</text:p>
          </table:table-cell>
          <table:table-cell office:value-type="float" office:value="113.581" calcext:value-type="float">
            <text:p>113.58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42000" calcext:value-type="float">
            <text:p>642000</text:p>
          </table:table-cell>
          <table:table-cell office:value-type="float" office:value="99.6382" calcext:value-type="float">
            <text:p>99.6382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44000" calcext:value-type="float">
            <text:p>644000</text:p>
          </table:table-cell>
          <table:table-cell office:value-type="float" office:value="95.2799" calcext:value-type="float">
            <text:p>95.2799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46000" calcext:value-type="float">
            <text:p>646000</text:p>
          </table:table-cell>
          <table:table-cell office:value-type="float" office:value="119.7117" calcext:value-type="float">
            <text:p>119.711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48000" calcext:value-type="float">
            <text:p>648000</text:p>
          </table:table-cell>
          <table:table-cell office:value-type="float" office:value="95.8347" calcext:value-type="float">
            <text:p>95.834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50000" calcext:value-type="float">
            <text:p>650000</text:p>
          </table:table-cell>
          <table:table-cell office:value-type="float" office:value="100.7358" calcext:value-type="float">
            <text:p>100.7358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52000" calcext:value-type="float">
            <text:p>652000</text:p>
          </table:table-cell>
          <table:table-cell office:value-type="float" office:value="59.149" calcext:value-type="float">
            <text:p>59.149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54000" calcext:value-type="float">
            <text:p>654000</text:p>
          </table:table-cell>
          <table:table-cell office:value-type="float" office:value="64.3314" calcext:value-type="float">
            <text:p>64.3314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56000" calcext:value-type="float">
            <text:p>656000</text:p>
          </table:table-cell>
          <table:table-cell office:value-type="float" office:value="67.6489" calcext:value-type="float">
            <text:p>67.648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58000" calcext:value-type="float">
            <text:p>658000</text:p>
          </table:table-cell>
          <table:table-cell office:value-type="float" office:value="103.8808" calcext:value-type="float">
            <text:p>103.8808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60000" calcext:value-type="float">
            <text:p>660000</text:p>
          </table:table-cell>
          <table:table-cell office:value-type="float" office:value="104.1916" calcext:value-type="float">
            <text:p>104.191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62000" calcext:value-type="float">
            <text:p>662000</text:p>
          </table:table-cell>
          <table:table-cell office:value-type="float" office:value="81.6263" calcext:value-type="float">
            <text:p>81.6263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64000" calcext:value-type="float">
            <text:p>664000</text:p>
          </table:table-cell>
          <table:table-cell office:value-type="float" office:value="117.4996" calcext:value-type="float">
            <text:p>117.4996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66000" calcext:value-type="float">
            <text:p>666000</text:p>
          </table:table-cell>
          <table:table-cell office:value-type="float" office:value="117.6622" calcext:value-type="float">
            <text:p>117.662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68000" calcext:value-type="float">
            <text:p>668000</text:p>
          </table:table-cell>
          <table:table-cell office:value-type="float" office:value="123.7807" calcext:value-type="float">
            <text:p>123.7807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70000" calcext:value-type="float">
            <text:p>670000</text:p>
          </table:table-cell>
          <table:table-cell office:value-type="float" office:value="80.3911" calcext:value-type="float">
            <text:p>80.3911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72000" calcext:value-type="float">
            <text:p>672000</text:p>
          </table:table-cell>
          <table:table-cell office:value-type="float" office:value="87.4666" calcext:value-type="float">
            <text:p>87.4666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74000" calcext:value-type="float">
            <text:p>674000</text:p>
          </table:table-cell>
          <table:table-cell office:value-type="float" office:value="105.6794" calcext:value-type="float">
            <text:p>105.6794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76000" calcext:value-type="float">
            <text:p>676000</text:p>
          </table:table-cell>
          <table:table-cell office:value-type="float" office:value="98.2077" calcext:value-type="float">
            <text:p>98.207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78000" calcext:value-type="float">
            <text:p>678000</text:p>
          </table:table-cell>
          <table:table-cell office:value-type="float" office:value="109.8422" calcext:value-type="float">
            <text:p>109.8422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80000" calcext:value-type="float">
            <text:p>680000</text:p>
          </table:table-cell>
          <table:table-cell office:value-type="float" office:value="96.1199" calcext:value-type="float">
            <text:p>96.1199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82000" calcext:value-type="float">
            <text:p>682000</text:p>
          </table:table-cell>
          <table:table-cell office:value-type="float" office:value="89.993" calcext:value-type="float">
            <text:p>89.993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84000" calcext:value-type="float">
            <text:p>684000</text:p>
          </table:table-cell>
          <table:table-cell office:value-type="float" office:value="88.4008" calcext:value-type="float">
            <text:p>88.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86000" calcext:value-type="float">
            <text:p>686000</text:p>
          </table:table-cell>
          <table:table-cell office:value-type="float" office:value="71.2328" calcext:value-type="float">
            <text:p>71.232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88000" calcext:value-type="float">
            <text:p>688000</text:p>
          </table:table-cell>
          <table:table-cell office:value-type="float" office:value="30.5289" calcext:value-type="float">
            <text:p>30.5289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90000" calcext:value-type="float">
            <text:p>690000</text:p>
          </table:table-cell>
          <table:table-cell office:value-type="float" office:value="108.3059" calcext:value-type="float">
            <text:p>108.3059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92000" calcext:value-type="float">
            <text:p>692000</text:p>
          </table:table-cell>
          <table:table-cell office:value-type="float" office:value="105.2777" calcext:value-type="float">
            <text:p>105.277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94000" calcext:value-type="float">
            <text:p>694000</text:p>
          </table:table-cell>
          <table:table-cell office:value-type="float" office:value="77.7465" calcext:value-type="float">
            <text:p>77.7465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96000" calcext:value-type="float">
            <text:p>696000</text:p>
          </table:table-cell>
          <table:table-cell office:value-type="float" office:value="75.6415" calcext:value-type="float">
            <text:p>75.641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98000" calcext:value-type="float">
            <text:p>698000</text:p>
          </table:table-cell>
          <table:table-cell office:value-type="float" office:value="93.4355" calcext:value-type="float">
            <text:p>93.4355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700000" calcext:value-type="float">
            <text:p>700000</text:p>
          </table:table-cell>
          <table:table-cell office:value-type="float" office:value="92.8969" calcext:value-type="float">
            <text:p>92.8969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702000" calcext:value-type="float">
            <text:p>702000</text:p>
          </table:table-cell>
          <table:table-cell office:value-type="float" office:value="79.2407" calcext:value-type="float">
            <text:p>79.2407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704000" calcext:value-type="float">
            <text:p>704000</text:p>
          </table:table-cell>
          <table:table-cell office:value-type="float" office:value="115.1843" calcext:value-type="float">
            <text:p>115.1843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706000" calcext:value-type="float">
            <text:p>706000</text:p>
          </table:table-cell>
          <table:table-cell office:value-type="float" office:value="100.637" calcext:value-type="float">
            <text:p>100.63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8000" calcext:value-type="float">
            <text:p>708000</text:p>
          </table:table-cell>
          <table:table-cell office:value-type="float" office:value="93.6084" calcext:value-type="float">
            <text:p>93.6084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710000" calcext:value-type="float">
            <text:p>710000</text:p>
          </table:table-cell>
          <table:table-cell office:value-type="float" office:value="109.7864" calcext:value-type="float">
            <text:p>109.7864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712000" calcext:value-type="float">
            <text:p>712000</text:p>
          </table:table-cell>
          <table:table-cell office:value-type="float" office:value="96.2554" calcext:value-type="float">
            <text:p>96.2554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714000" calcext:value-type="float">
            <text:p>714000</text:p>
          </table:table-cell>
          <table:table-cell office:value-type="float" office:value="119.1504" calcext:value-type="float">
            <text:p>119.1504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716000" calcext:value-type="float">
            <text:p>716000</text:p>
          </table:table-cell>
          <table:table-cell office:value-type="float" office:value="90.163" calcext:value-type="float">
            <text:p>90.16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718000" calcext:value-type="float">
            <text:p>718000</text:p>
          </table:table-cell>
          <table:table-cell office:value-type="float" office:value="96.9676" calcext:value-type="float">
            <text:p>96.9676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720000" calcext:value-type="float">
            <text:p>720000</text:p>
          </table:table-cell>
          <table:table-cell office:value-type="float" office:value="96.652" calcext:value-type="float">
            <text:p>96.652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722000" calcext:value-type="float">
            <text:p>722000</text:p>
          </table:table-cell>
          <table:table-cell office:value-type="float" office:value="74.8535" calcext:value-type="float">
            <text:p>74.8535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724000" calcext:value-type="float">
            <text:p>724000</text:p>
          </table:table-cell>
          <table:table-cell office:value-type="float" office:value="93.3134" calcext:value-type="float">
            <text:p>93.3134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726000" calcext:value-type="float">
            <text:p>726000</text:p>
          </table:table-cell>
          <table:table-cell office:value-type="float" office:value="81.7783" calcext:value-type="float">
            <text:p>81.778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728000" calcext:value-type="float">
            <text:p>728000</text:p>
          </table:table-cell>
          <table:table-cell office:value-type="float" office:value="120.5676" calcext:value-type="float">
            <text:p>120.5676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730000" calcext:value-type="float">
            <text:p>730000</text:p>
          </table:table-cell>
          <table:table-cell office:value-type="float" office:value="102.4122" calcext:value-type="float">
            <text:p>102.4122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732000" calcext:value-type="float">
            <text:p>732000</text:p>
          </table:table-cell>
          <table:table-cell office:value-type="float" office:value="103.0588" calcext:value-type="float">
            <text:p>103.0588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734000" calcext:value-type="float">
            <text:p>734000</text:p>
          </table:table-cell>
          <table:table-cell office:value-type="float" office:value="68.002" calcext:value-type="float">
            <text:p>68.002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736000" calcext:value-type="float">
            <text:p>736000</text:p>
          </table:table-cell>
          <table:table-cell office:value-type="float" office:value="95.8416" calcext:value-type="float">
            <text:p>95.841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738000" calcext:value-type="float">
            <text:p>738000</text:p>
          </table:table-cell>
          <table:table-cell office:value-type="float" office:value="100.5784" calcext:value-type="float">
            <text:p>100.5784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740000" calcext:value-type="float">
            <text:p>740000</text:p>
          </table:table-cell>
          <table:table-cell office:value-type="float" office:value="97.4199" calcext:value-type="float">
            <text:p>97.4199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742000" calcext:value-type="float">
            <text:p>742000</text:p>
          </table:table-cell>
          <table:table-cell office:value-type="float" office:value="96.5472" calcext:value-type="float">
            <text:p>96.5472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744000" calcext:value-type="float">
            <text:p>744000</text:p>
          </table:table-cell>
          <table:table-cell office:value-type="float" office:value="93.2544" calcext:value-type="float">
            <text:p>93.2544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746000" calcext:value-type="float">
            <text:p>746000</text:p>
          </table:table-cell>
          <table:table-cell office:value-type="float" office:value="113.4261" calcext:value-type="float">
            <text:p>113.4261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748000" calcext:value-type="float">
            <text:p>748000</text:p>
          </table:table-cell>
          <table:table-cell office:value-type="float" office:value="57.6618" calcext:value-type="float">
            <text:p>57.6618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80.8733" calcext:value-type="float">
            <text:p>80.8733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752000" calcext:value-type="float">
            <text:p>752000</text:p>
          </table:table-cell>
          <table:table-cell office:value-type="float" office:value="74.7254" calcext:value-type="float">
            <text:p>74.7254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754000" calcext:value-type="float">
            <text:p>754000</text:p>
          </table:table-cell>
          <table:table-cell office:value-type="float" office:value="49.2339" calcext:value-type="float">
            <text:p>49.2339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756000" calcext:value-type="float">
            <text:p>756000</text:p>
          </table:table-cell>
          <table:table-cell office:value-type="float" office:value="71.5781" calcext:value-type="float">
            <text:p>71.578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758000" calcext:value-type="float">
            <text:p>758000</text:p>
          </table:table-cell>
          <table:table-cell office:value-type="float" office:value="65.8749" calcext:value-type="float">
            <text:p>65.8749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760000" calcext:value-type="float">
            <text:p>760000</text:p>
          </table:table-cell>
          <table:table-cell office:value-type="float" office:value="127.4532" calcext:value-type="float">
            <text:p>127.4532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762000" calcext:value-type="float">
            <text:p>762000</text:p>
          </table:table-cell>
          <table:table-cell office:value-type="float" office:value="78.2164" calcext:value-type="float">
            <text:p>78.2164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764000" calcext:value-type="float">
            <text:p>764000</text:p>
          </table:table-cell>
          <table:table-cell office:value-type="float" office:value="106.703" calcext:value-type="float">
            <text:p>106.703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766000" calcext:value-type="float">
            <text:p>766000</text:p>
          </table:table-cell>
          <table:table-cell office:value-type="float" office:value="90.966" calcext:value-type="float">
            <text:p>90.966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768000" calcext:value-type="float">
            <text:p>768000</text:p>
          </table:table-cell>
          <table:table-cell office:value-type="float" office:value="69.0846" calcext:value-type="float">
            <text:p>69.0846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770000" calcext:value-type="float">
            <text:p>770000</text:p>
          </table:table-cell>
          <table:table-cell office:value-type="float" office:value="137.898" calcext:value-type="float">
            <text:p>137.898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772000" calcext:value-type="float">
            <text:p>772000</text:p>
          </table:table-cell>
          <table:table-cell office:value-type="float" office:value="102.763" calcext:value-type="float">
            <text:p>102.763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774000" calcext:value-type="float">
            <text:p>774000</text:p>
          </table:table-cell>
          <table:table-cell office:value-type="float" office:value="52.0643" calcext:value-type="float">
            <text:p>52.0643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776000" calcext:value-type="float">
            <text:p>776000</text:p>
          </table:table-cell>
          <table:table-cell office:value-type="float" office:value="177.5184" calcext:value-type="float">
            <text:p>177.5184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778000" calcext:value-type="float">
            <text:p>778000</text:p>
          </table:table-cell>
          <table:table-cell office:value-type="float" office:value="90.5536" calcext:value-type="float">
            <text:p>90.5536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780000" calcext:value-type="float">
            <text:p>780000</text:p>
          </table:table-cell>
          <table:table-cell office:value-type="float" office:value="98.941" calcext:value-type="float">
            <text:p>98.941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782000" calcext:value-type="float">
            <text:p>782000</text:p>
          </table:table-cell>
          <table:table-cell office:value-type="float" office:value="74.8793" calcext:value-type="float">
            <text:p>74.8793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784000" calcext:value-type="float">
            <text:p>784000</text:p>
          </table:table-cell>
          <table:table-cell office:value-type="float" office:value="54.7288" calcext:value-type="float">
            <text:p>54.7288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786000" calcext:value-type="float">
            <text:p>786000</text:p>
          </table:table-cell>
          <table:table-cell office:value-type="float" office:value="66.8779" calcext:value-type="float">
            <text:p>66.8779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788000" calcext:value-type="float">
            <text:p>788000</text:p>
          </table:table-cell>
          <table:table-cell office:value-type="float" office:value="95.3217" calcext:value-type="float">
            <text:p>95.3217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790000" calcext:value-type="float">
            <text:p>790000</text:p>
          </table:table-cell>
          <table:table-cell office:value-type="float" office:value="73.4867" calcext:value-type="float">
            <text:p>73.4867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792000" calcext:value-type="float">
            <text:p>792000</text:p>
          </table:table-cell>
          <table:table-cell office:value-type="float" office:value="104.4826" calcext:value-type="float">
            <text:p>104.4826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794000" calcext:value-type="float">
            <text:p>794000</text:p>
          </table:table-cell>
          <table:table-cell office:value-type="float" office:value="81.8538" calcext:value-type="float">
            <text:p>81.8538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796000" calcext:value-type="float">
            <text:p>796000</text:p>
          </table:table-cell>
          <table:table-cell office:value-type="float" office:value="111.8457" calcext:value-type="float">
            <text:p>111.8457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798000" calcext:value-type="float">
            <text:p>798000</text:p>
          </table:table-cell>
          <table:table-cell office:value-type="float" office:value="102.9825" calcext:value-type="float">
            <text:p>102.9825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800000" calcext:value-type="float">
            <text:p>800000</text:p>
          </table:table-cell>
          <table:table-cell office:value-type="float" office:value="100.4355" calcext:value-type="float">
            <text:p>100.4355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802000" calcext:value-type="float">
            <text:p>802000</text:p>
          </table:table-cell>
          <table:table-cell office:value-type="float" office:value="91.0646" calcext:value-type="float">
            <text:p>91.0646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804000" calcext:value-type="float">
            <text:p>804000</text:p>
          </table:table-cell>
          <table:table-cell office:value-type="float" office:value="92.3876" calcext:value-type="float">
            <text:p>92.3876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806000" calcext:value-type="float">
            <text:p>806000</text:p>
          </table:table-cell>
          <table:table-cell office:value-type="float" office:value="106.8255" calcext:value-type="float">
            <text:p>106.825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08000" calcext:value-type="float">
            <text:p>808000</text:p>
          </table:table-cell>
          <table:table-cell office:value-type="float" office:value="85.0347" calcext:value-type="float">
            <text:p>85.0347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810000" calcext:value-type="float">
            <text:p>810000</text:p>
          </table:table-cell>
          <table:table-cell office:value-type="float" office:value="116.159" calcext:value-type="float">
            <text:p>116.159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812000" calcext:value-type="float">
            <text:p>812000</text:p>
          </table:table-cell>
          <table:table-cell office:value-type="float" office:value="123.7659" calcext:value-type="float">
            <text:p>123.7659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814000" calcext:value-type="float">
            <text:p>814000</text:p>
          </table:table-cell>
          <table:table-cell office:value-type="float" office:value="114.8579" calcext:value-type="float">
            <text:p>114.8579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816000" calcext:value-type="float">
            <text:p>816000</text:p>
          </table:table-cell>
          <table:table-cell office:value-type="float" office:value="105.5353" calcext:value-type="float">
            <text:p>105.535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818000" calcext:value-type="float">
            <text:p>818000</text:p>
          </table:table-cell>
          <table:table-cell office:value-type="float" office:value="64.9135" calcext:value-type="float">
            <text:p>64.9135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820000" calcext:value-type="float">
            <text:p>820000</text:p>
          </table:table-cell>
          <table:table-cell office:value-type="float" office:value="109.0056" calcext:value-type="float">
            <text:p>109.0056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822000" calcext:value-type="float">
            <text:p>822000</text:p>
          </table:table-cell>
          <table:table-cell office:value-type="float" office:value="83.536" calcext:value-type="float">
            <text:p>83.536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824000" calcext:value-type="float">
            <text:p>824000</text:p>
          </table:table-cell>
          <table:table-cell office:value-type="float" office:value="95.3608" calcext:value-type="float">
            <text:p>95.3608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826000" calcext:value-type="float">
            <text:p>826000</text:p>
          </table:table-cell>
          <table:table-cell office:value-type="float" office:value="51.9841" calcext:value-type="float">
            <text:p>51.984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828000" calcext:value-type="float">
            <text:p>828000</text:p>
          </table:table-cell>
          <table:table-cell office:value-type="float" office:value="87.5221" calcext:value-type="float">
            <text:p>87.5221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830000" calcext:value-type="float">
            <text:p>830000</text:p>
          </table:table-cell>
          <table:table-cell office:value-type="float" office:value="93.7698" calcext:value-type="float">
            <text:p>93.7698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832000" calcext:value-type="float">
            <text:p>832000</text:p>
          </table:table-cell>
          <table:table-cell office:value-type="float" office:value="113.1312" calcext:value-type="float">
            <text:p>113.1312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834000" calcext:value-type="float">
            <text:p>834000</text:p>
          </table:table-cell>
          <table:table-cell office:value-type="float" office:value="89.6102" calcext:value-type="float">
            <text:p>89.6102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836000" calcext:value-type="float">
            <text:p>836000</text:p>
          </table:table-cell>
          <table:table-cell office:value-type="float" office:value="111.1856" calcext:value-type="float">
            <text:p>111.1856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838000" calcext:value-type="float">
            <text:p>838000</text:p>
          </table:table-cell>
          <table:table-cell office:value-type="float" office:value="85.0864" calcext:value-type="float">
            <text:p>85.0864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840000" calcext:value-type="float">
            <text:p>840000</text:p>
          </table:table-cell>
          <table:table-cell office:value-type="float" office:value="118.8884" calcext:value-type="float">
            <text:p>118.8884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842000" calcext:value-type="float">
            <text:p>842000</text:p>
          </table:table-cell>
          <table:table-cell office:value-type="float" office:value="86.4644" calcext:value-type="float">
            <text:p>86.4644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844000" calcext:value-type="float">
            <text:p>844000</text:p>
          </table:table-cell>
          <table:table-cell office:value-type="float" office:value="110.418" calcext:value-type="float">
            <text:p>110.418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846000" calcext:value-type="float">
            <text:p>846000</text:p>
          </table:table-cell>
          <table:table-cell office:value-type="float" office:value="75.9098" calcext:value-type="float">
            <text:p>75.909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848000" calcext:value-type="float">
            <text:p>848000</text:p>
          </table:table-cell>
          <table:table-cell office:value-type="float" office:value="113.0844" calcext:value-type="float">
            <text:p>113.0844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850000" calcext:value-type="float">
            <text:p>850000</text:p>
          </table:table-cell>
          <table:table-cell office:value-type="float" office:value="81.4057" calcext:value-type="float">
            <text:p>81.4057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852000" calcext:value-type="float">
            <text:p>852000</text:p>
          </table:table-cell>
          <table:table-cell office:value-type="float" office:value="88.6745" calcext:value-type="float">
            <text:p>88.6745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854000" calcext:value-type="float">
            <text:p>854000</text:p>
          </table:table-cell>
          <table:table-cell office:value-type="float" office:value="96.9946" calcext:value-type="float">
            <text:p>96.9946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856000" calcext:value-type="float">
            <text:p>856000</text:p>
          </table:table-cell>
          <table:table-cell office:value-type="float" office:value="105.9136" calcext:value-type="float">
            <text:p>105.913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858000" calcext:value-type="float">
            <text:p>858000</text:p>
          </table:table-cell>
          <table:table-cell office:value-type="float" office:value="118.2141" calcext:value-type="float">
            <text:p>118.2141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860000" calcext:value-type="float">
            <text:p>860000</text:p>
          </table:table-cell>
          <table:table-cell office:value-type="float" office:value="115.2248" calcext:value-type="float">
            <text:p>115.2248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862000" calcext:value-type="float">
            <text:p>862000</text:p>
          </table:table-cell>
          <table:table-cell office:value-type="float" office:value="49.1891" calcext:value-type="float">
            <text:p>49.1891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864000" calcext:value-type="float">
            <text:p>864000</text:p>
          </table:table-cell>
          <table:table-cell office:value-type="float" office:value="98.4219" calcext:value-type="float">
            <text:p>98.4219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866000" calcext:value-type="float">
            <text:p>866000</text:p>
          </table:table-cell>
          <table:table-cell office:value-type="float" office:value="78.6277" calcext:value-type="float">
            <text:p>78.6277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868000" calcext:value-type="float">
            <text:p>868000</text:p>
          </table:table-cell>
          <table:table-cell office:value-type="float" office:value="102.737" calcext:value-type="float">
            <text:p>102.737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870000" calcext:value-type="float">
            <text:p>870000</text:p>
          </table:table-cell>
          <table:table-cell office:value-type="float" office:value="93.6392" calcext:value-type="float">
            <text:p>93.6392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872000" calcext:value-type="float">
            <text:p>872000</text:p>
          </table:table-cell>
          <table:table-cell office:value-type="float" office:value="89.2851" calcext:value-type="float">
            <text:p>89.2851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874000" calcext:value-type="float">
            <text:p>874000</text:p>
          </table:table-cell>
          <table:table-cell office:value-type="float" office:value="60.8793" calcext:value-type="float">
            <text:p>60.8793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876000" calcext:value-type="float">
            <text:p>876000</text:p>
          </table:table-cell>
          <table:table-cell office:value-type="float" office:value="106.6013" calcext:value-type="float">
            <text:p>106.601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878000" calcext:value-type="float">
            <text:p>878000</text:p>
          </table:table-cell>
          <table:table-cell office:value-type="float" office:value="87.4466" calcext:value-type="float">
            <text:p>87.4466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880000" calcext:value-type="float">
            <text:p>880000</text:p>
          </table:table-cell>
          <table:table-cell office:value-type="float" office:value="84.9472" calcext:value-type="float">
            <text:p>84.9472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882000" calcext:value-type="float">
            <text:p>882000</text:p>
          </table:table-cell>
          <table:table-cell office:value-type="float" office:value="70.9795" calcext:value-type="float">
            <text:p>70.9795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884000" calcext:value-type="float">
            <text:p>884000</text:p>
          </table:table-cell>
          <table:table-cell office:value-type="float" office:value="92.2828" calcext:value-type="float">
            <text:p>92.2828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886000" calcext:value-type="float">
            <text:p>886000</text:p>
          </table:table-cell>
          <table:table-cell office:value-type="float" office:value="117.7162" calcext:value-type="float">
            <text:p>117.716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888000" calcext:value-type="float">
            <text:p>888000</text:p>
          </table:table-cell>
          <table:table-cell office:value-type="float" office:value="75.7478" calcext:value-type="float">
            <text:p>75.7478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890000" calcext:value-type="float">
            <text:p>890000</text:p>
          </table:table-cell>
          <table:table-cell office:value-type="float" office:value="97.6471" calcext:value-type="float">
            <text:p>97.6471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892000" calcext:value-type="float">
            <text:p>892000</text:p>
          </table:table-cell>
          <table:table-cell office:value-type="float" office:value="111.812" calcext:value-type="float">
            <text:p>111.812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894000" calcext:value-type="float">
            <text:p>894000</text:p>
          </table:table-cell>
          <table:table-cell office:value-type="float" office:value="92.5996" calcext:value-type="float">
            <text:p>92.5996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896000" calcext:value-type="float">
            <text:p>896000</text:p>
          </table:table-cell>
          <table:table-cell office:value-type="float" office:value="103.6241" calcext:value-type="float">
            <text:p>103.6241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898000" calcext:value-type="float">
            <text:p>898000</text:p>
          </table:table-cell>
          <table:table-cell office:value-type="float" office:value="116.8605" calcext:value-type="float">
            <text:p>116.8605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900000" calcext:value-type="float">
            <text:p>900000</text:p>
          </table:table-cell>
          <table:table-cell office:value-type="float" office:value="100.0555" calcext:value-type="float">
            <text:p>100.0555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902000" calcext:value-type="float">
            <text:p>902000</text:p>
          </table:table-cell>
          <table:table-cell office:value-type="float" office:value="118.8939" calcext:value-type="float">
            <text:p>118.8939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904000" calcext:value-type="float">
            <text:p>904000</text:p>
          </table:table-cell>
          <table:table-cell office:value-type="float" office:value="100.3283" calcext:value-type="float">
            <text:p>100.3283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906000" calcext:value-type="float">
            <text:p>906000</text:p>
          </table:table-cell>
          <table:table-cell office:value-type="float" office:value="89.3558" calcext:value-type="float">
            <text:p>89.355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08000" calcext:value-type="float">
            <text:p>908000</text:p>
          </table:table-cell>
          <table:table-cell office:value-type="float" office:value="72.0436" calcext:value-type="float">
            <text:p>72.0436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910000" calcext:value-type="float">
            <text:p>910000</text:p>
          </table:table-cell>
          <table:table-cell office:value-type="float" office:value="112.9728" calcext:value-type="float">
            <text:p>112.9728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912000" calcext:value-type="float">
            <text:p>912000</text:p>
          </table:table-cell>
          <table:table-cell office:value-type="float" office:value="84.4612" calcext:value-type="float">
            <text:p>84.4612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914000" calcext:value-type="float">
            <text:p>914000</text:p>
          </table:table-cell>
          <table:table-cell office:value-type="float" office:value="106.8976" calcext:value-type="float">
            <text:p>106.8976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916000" calcext:value-type="float">
            <text:p>916000</text:p>
          </table:table-cell>
          <table:table-cell office:value-type="float" office:value="92.0889" calcext:value-type="float">
            <text:p>92.0889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918000" calcext:value-type="float">
            <text:p>918000</text:p>
          </table:table-cell>
          <table:table-cell office:value-type="float" office:value="101.17" calcext:value-type="float">
            <text:p>101.17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920000" calcext:value-type="float">
            <text:p>920000</text:p>
          </table:table-cell>
          <table:table-cell office:value-type="float" office:value="105.8439" calcext:value-type="float">
            <text:p>105.8439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922000" calcext:value-type="float">
            <text:p>922000</text:p>
          </table:table-cell>
          <table:table-cell office:value-type="float" office:value="90.1494" calcext:value-type="float">
            <text:p>90.1494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924000" calcext:value-type="float">
            <text:p>924000</text:p>
          </table:table-cell>
          <table:table-cell office:value-type="float" office:value="122.8599" calcext:value-type="float">
            <text:p>122.8599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926000" calcext:value-type="float">
            <text:p>926000</text:p>
          </table:table-cell>
          <table:table-cell office:value-type="float" office:value="120.9321" calcext:value-type="float">
            <text:p>120.932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928000" calcext:value-type="float">
            <text:p>928000</text:p>
          </table:table-cell>
          <table:table-cell office:value-type="float" office:value="123.0336" calcext:value-type="float">
            <text:p>123.0336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930000" calcext:value-type="float">
            <text:p>930000</text:p>
          </table:table-cell>
          <table:table-cell office:value-type="float" office:value="87.8094" calcext:value-type="float">
            <text:p>87.8094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932000" calcext:value-type="float">
            <text:p>932000</text:p>
          </table:table-cell>
          <table:table-cell office:value-type="float" office:value="98.9735" calcext:value-type="float">
            <text:p>98.9735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934000" calcext:value-type="float">
            <text:p>934000</text:p>
          </table:table-cell>
          <table:table-cell office:value-type="float" office:value="116.0009" calcext:value-type="float">
            <text:p>116.0009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936000" calcext:value-type="float">
            <text:p>936000</text:p>
          </table:table-cell>
          <table:table-cell office:value-type="float" office:value="110.4827" calcext:value-type="float">
            <text:p>110.4827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938000" calcext:value-type="float">
            <text:p>938000</text:p>
          </table:table-cell>
          <table:table-cell office:value-type="float" office:value="87.5888" calcext:value-type="float">
            <text:p>87.5888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940000" calcext:value-type="float">
            <text:p>940000</text:p>
          </table:table-cell>
          <table:table-cell office:value-type="float" office:value="99.1513" calcext:value-type="float">
            <text:p>99.1513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942000" calcext:value-type="float">
            <text:p>942000</text:p>
          </table:table-cell>
          <table:table-cell office:value-type="float" office:value="80.669" calcext:value-type="float">
            <text:p>80.669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944000" calcext:value-type="float">
            <text:p>944000</text:p>
          </table:table-cell>
          <table:table-cell office:value-type="float" office:value="103.576" calcext:value-type="float">
            <text:p>103.576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946000" calcext:value-type="float">
            <text:p>946000</text:p>
          </table:table-cell>
          <table:table-cell office:value-type="float" office:value="103.3145" calcext:value-type="float">
            <text:p>103.314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948000" calcext:value-type="float">
            <text:p>948000</text:p>
          </table:table-cell>
          <table:table-cell office:value-type="float" office:value="73.81" calcext:value-type="float">
            <text:p>73.81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950000" calcext:value-type="float">
            <text:p>950000</text:p>
          </table:table-cell>
          <table:table-cell office:value-type="float" office:value="85.4044" calcext:value-type="float">
            <text:p>85.4044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952000" calcext:value-type="float">
            <text:p>952000</text:p>
          </table:table-cell>
          <table:table-cell office:value-type="float" office:value="74.3925" calcext:value-type="float">
            <text:p>74.3925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954000" calcext:value-type="float">
            <text:p>954000</text:p>
          </table:table-cell>
          <table:table-cell office:value-type="float" office:value="124.2335" calcext:value-type="float">
            <text:p>124.2335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956000" calcext:value-type="float">
            <text:p>956000</text:p>
          </table:table-cell>
          <table:table-cell office:value-type="float" office:value="99.8613" calcext:value-type="float">
            <text:p>99.861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958000" calcext:value-type="float">
            <text:p>958000</text:p>
          </table:table-cell>
          <table:table-cell office:value-type="float" office:value="107.4035" calcext:value-type="float">
            <text:p>107.4035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960000" calcext:value-type="float">
            <text:p>960000</text:p>
          </table:table-cell>
          <table:table-cell office:value-type="float" office:value="95.6346" calcext:value-type="float">
            <text:p>95.6346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962000" calcext:value-type="float">
            <text:p>962000</text:p>
          </table:table-cell>
          <table:table-cell office:value-type="float" office:value="104.2653" calcext:value-type="float">
            <text:p>104.2653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964000" calcext:value-type="float">
            <text:p>964000</text:p>
          </table:table-cell>
          <table:table-cell office:value-type="float" office:value="73.6349" calcext:value-type="float">
            <text:p>73.6349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966000" calcext:value-type="float">
            <text:p>966000</text:p>
          </table:table-cell>
          <table:table-cell office:value-type="float" office:value="119.2781" calcext:value-type="float">
            <text:p>119.2781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968000" calcext:value-type="float">
            <text:p>968000</text:p>
          </table:table-cell>
          <table:table-cell office:value-type="float" office:value="102.9372" calcext:value-type="float">
            <text:p>102.9372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970000" calcext:value-type="float">
            <text:p>970000</text:p>
          </table:table-cell>
          <table:table-cell office:value-type="float" office:value="56.406" calcext:value-type="float">
            <text:p>56.406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972000" calcext:value-type="float">
            <text:p>972000</text:p>
          </table:table-cell>
          <table:table-cell office:value-type="float" office:value="97.8446" calcext:value-type="float">
            <text:p>97.8446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974000" calcext:value-type="float">
            <text:p>974000</text:p>
          </table:table-cell>
          <table:table-cell office:value-type="float" office:value="83.2845" calcext:value-type="float">
            <text:p>83.2845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976000" calcext:value-type="float">
            <text:p>976000</text:p>
          </table:table-cell>
          <table:table-cell office:value-type="float" office:value="107.9733" calcext:value-type="float">
            <text:p>107.9733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978000" calcext:value-type="float">
            <text:p>978000</text:p>
          </table:table-cell>
          <table:table-cell office:value-type="float" office:value="68.507" calcext:value-type="float">
            <text:p>68.507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980000" calcext:value-type="float">
            <text:p>980000</text:p>
          </table:table-cell>
          <table:table-cell office:value-type="float" office:value="71.1012" calcext:value-type="float">
            <text:p>71.1012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982000" calcext:value-type="float">
            <text:p>982000</text:p>
          </table:table-cell>
          <table:table-cell office:value-type="float" office:value="61.715" calcext:value-type="float">
            <text:p>61.715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984000" calcext:value-type="float">
            <text:p>984000</text:p>
          </table:table-cell>
          <table:table-cell office:value-type="float" office:value="78.3096" calcext:value-type="float">
            <text:p>78.3096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986000" calcext:value-type="float">
            <text:p>986000</text:p>
          </table:table-cell>
          <table:table-cell office:value-type="float" office:value="106.6136" calcext:value-type="float">
            <text:p>106.6136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988000" calcext:value-type="float">
            <text:p>988000</text:p>
          </table:table-cell>
          <table:table-cell office:value-type="float" office:value="90.3211" calcext:value-type="float">
            <text:p>90.3211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990000" calcext:value-type="float">
            <text:p>990000</text:p>
          </table:table-cell>
          <table:table-cell office:value-type="float" office:value="82.3869" calcext:value-type="float">
            <text:p>82.3869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992000" calcext:value-type="float">
            <text:p>992000</text:p>
          </table:table-cell>
          <table:table-cell office:value-type="float" office:value="120.7425" calcext:value-type="float">
            <text:p>120.7425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994000" calcext:value-type="float">
            <text:p>994000</text:p>
          </table:table-cell>
          <table:table-cell office:value-type="float" office:value="96.404" calcext:value-type="float">
            <text:p>96.404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996000" calcext:value-type="float">
            <text:p>996000</text:p>
          </table:table-cell>
          <table:table-cell office:value-type="float" office:value="83.2706" calcext:value-type="float">
            <text:p>83.270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998000" calcext:value-type="float">
            <text:p>998000</text:p>
          </table:table-cell>
          <table:table-cell office:value-type="float" office:value="101.0985" calcext:value-type="float">
            <text:p>101.0985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5.0842" calcext:value-type="float">
            <text:p>75.0842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002000" calcext:value-type="float">
            <text:p>1002000</text:p>
          </table:table-cell>
          <table:table-cell office:value-type="float" office:value="81.3473" calcext:value-type="float">
            <text:p>81.3473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004000" calcext:value-type="float">
            <text:p>1004000</text:p>
          </table:table-cell>
          <table:table-cell office:value-type="float" office:value="79.9296" calcext:value-type="float">
            <text:p>79.9296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006000" calcext:value-type="float">
            <text:p>1006000</text:p>
          </table:table-cell>
          <table:table-cell office:value-type="float" office:value="122.6715" calcext:value-type="float">
            <text:p>122.671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8000" calcext:value-type="float">
            <text:p>1008000</text:p>
          </table:table-cell>
          <table:table-cell office:value-type="float" office:value="83.3877" calcext:value-type="float">
            <text:p>83.3877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105.9184" calcext:value-type="float">
            <text:p>105.9184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012000" calcext:value-type="float">
            <text:p>1012000</text:p>
          </table:table-cell>
          <table:table-cell office:value-type="float" office:value="104.3101" calcext:value-type="float">
            <text:p>104.3101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014000" calcext:value-type="float">
            <text:p>1014000</text:p>
          </table:table-cell>
          <table:table-cell office:value-type="float" office:value="121.1426" calcext:value-type="float">
            <text:p>121.1426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016000" calcext:value-type="float">
            <text:p>1016000</text:p>
          </table:table-cell>
          <table:table-cell office:value-type="float" office:value="126.957" calcext:value-type="float">
            <text:p>126.95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018000" calcext:value-type="float">
            <text:p>1018000</text:p>
          </table:table-cell>
          <table:table-cell office:value-type="float" office:value="87.6507" calcext:value-type="float">
            <text:p>87.6507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83.0771" calcext:value-type="float">
            <text:p>83.0771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022000" calcext:value-type="float">
            <text:p>1022000</text:p>
          </table:table-cell>
          <table:table-cell office:value-type="float" office:value="69.3209" calcext:value-type="float">
            <text:p>69.3209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1.8048" calcext:value-type="float">
            <text:p>101.8048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026000" calcext:value-type="float">
            <text:p>1026000</text:p>
          </table:table-cell>
          <table:table-cell office:value-type="float" office:value="93.4596" calcext:value-type="float">
            <text:p>93.4596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028000" calcext:value-type="float">
            <text:p>1028000</text:p>
          </table:table-cell>
          <table:table-cell office:value-type="float" office:value="96.735" calcext:value-type="float">
            <text:p>96.735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030000" calcext:value-type="float">
            <text:p>1030000</text:p>
          </table:table-cell>
          <table:table-cell office:value-type="float" office:value="84.7338" calcext:value-type="float">
            <text:p>84.7338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032000" calcext:value-type="float">
            <text:p>1032000</text:p>
          </table:table-cell>
          <table:table-cell office:value-type="float" office:value="81.9252" calcext:value-type="float">
            <text:p>81.9252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034000" calcext:value-type="float">
            <text:p>1034000</text:p>
          </table:table-cell>
          <table:table-cell office:value-type="float" office:value="78.9033" calcext:value-type="float">
            <text:p>78.9033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036000" calcext:value-type="float">
            <text:p>1036000</text:p>
          </table:table-cell>
          <table:table-cell office:value-type="float" office:value="90.2543" calcext:value-type="float">
            <text:p>90.2543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038000" calcext:value-type="float">
            <text:p>1038000</text:p>
          </table:table-cell>
          <table:table-cell office:value-type="float" office:value="120.1221" calcext:value-type="float">
            <text:p>120.1221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87.8545" calcext:value-type="float">
            <text:p>87.8545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042000" calcext:value-type="float">
            <text:p>1042000</text:p>
          </table:table-cell>
          <table:table-cell office:value-type="float" office:value="78.2885" calcext:value-type="float">
            <text:p>78.2885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044000" calcext:value-type="float">
            <text:p>1044000</text:p>
          </table:table-cell>
          <table:table-cell office:value-type="float" office:value="111.7995" calcext:value-type="float">
            <text:p>111.7995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046000" calcext:value-type="float">
            <text:p>1046000</text:p>
          </table:table-cell>
          <table:table-cell office:value-type="float" office:value="82.3731" calcext:value-type="float">
            <text:p>82.373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048000" calcext:value-type="float">
            <text:p>1048000</text:p>
          </table:table-cell>
          <table:table-cell office:value-type="float" office:value="107.0133" calcext:value-type="float">
            <text:p>107.0133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126.9335" calcext:value-type="float">
            <text:p>126.9335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052000" calcext:value-type="float">
            <text:p>1052000</text:p>
          </table:table-cell>
          <table:table-cell office:value-type="float" office:value="99.6251" calcext:value-type="float">
            <text:p>99.6251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054000" calcext:value-type="float">
            <text:p>1054000</text:p>
          </table:table-cell>
          <table:table-cell office:value-type="float" office:value="110.0319" calcext:value-type="float">
            <text:p>110.0319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056000" calcext:value-type="float">
            <text:p>1056000</text:p>
          </table:table-cell>
          <table:table-cell office:value-type="float" office:value="71.6725" calcext:value-type="float">
            <text:p>71.6725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058000" calcext:value-type="float">
            <text:p>1058000</text:p>
          </table:table-cell>
          <table:table-cell office:value-type="float" office:value="110.9701" calcext:value-type="float">
            <text:p>110.9701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060000" calcext:value-type="float">
            <text:p>1060000</text:p>
          </table:table-cell>
          <table:table-cell office:value-type="float" office:value="85.2369" calcext:value-type="float">
            <text:p>85.2369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062000" calcext:value-type="float">
            <text:p>1062000</text:p>
          </table:table-cell>
          <table:table-cell office:value-type="float" office:value="87.8541" calcext:value-type="float">
            <text:p>87.8541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064000" calcext:value-type="float">
            <text:p>1064000</text:p>
          </table:table-cell>
          <table:table-cell office:value-type="float" office:value="54.1283" calcext:value-type="float">
            <text:p>54.1283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066000" calcext:value-type="float">
            <text:p>1066000</text:p>
          </table:table-cell>
          <table:table-cell office:value-type="float" office:value="115.6892" calcext:value-type="float">
            <text:p>115.6892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068000" calcext:value-type="float">
            <text:p>1068000</text:p>
          </table:table-cell>
          <table:table-cell office:value-type="float" office:value="82.5518" calcext:value-type="float">
            <text:p>82.5518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070000" calcext:value-type="float">
            <text:p>1070000</text:p>
          </table:table-cell>
          <table:table-cell office:value-type="float" office:value="88.5681" calcext:value-type="float">
            <text:p>88.5681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072000" calcext:value-type="float">
            <text:p>1072000</text:p>
          </table:table-cell>
          <table:table-cell office:value-type="float" office:value="96.1727" calcext:value-type="float">
            <text:p>96.1727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074000" calcext:value-type="float">
            <text:p>1074000</text:p>
          </table:table-cell>
          <table:table-cell office:value-type="float" office:value="107.193" calcext:value-type="float">
            <text:p>107.193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076000" calcext:value-type="float">
            <text:p>1076000</text:p>
          </table:table-cell>
          <table:table-cell office:value-type="float" office:value="93.0353" calcext:value-type="float">
            <text:p>93.0353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078000" calcext:value-type="float">
            <text:p>1078000</text:p>
          </table:table-cell>
          <table:table-cell office:value-type="float" office:value="108.0136" calcext:value-type="float">
            <text:p>108.0136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88.3098" calcext:value-type="float">
            <text:p>88.3098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082000" calcext:value-type="float">
            <text:p>1082000</text:p>
          </table:table-cell>
          <table:table-cell office:value-type="float" office:value="97.0398" calcext:value-type="float">
            <text:p>97.0398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084000" calcext:value-type="float">
            <text:p>1084000</text:p>
          </table:table-cell>
          <table:table-cell office:value-type="float" office:value="107.8491" calcext:value-type="float">
            <text:p>107.8491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086000" calcext:value-type="float">
            <text:p>1086000</text:p>
          </table:table-cell>
          <table:table-cell office:value-type="float" office:value="102.5134" calcext:value-type="float">
            <text:p>102.5134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088000" calcext:value-type="float">
            <text:p>1088000</text:p>
          </table:table-cell>
          <table:table-cell office:value-type="float" office:value="123.7053" calcext:value-type="float">
            <text:p>123.7053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090000" calcext:value-type="float">
            <text:p>1090000</text:p>
          </table:table-cell>
          <table:table-cell office:value-type="float" office:value="120.5135" calcext:value-type="float">
            <text:p>120.5135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092000" calcext:value-type="float">
            <text:p>1092000</text:p>
          </table:table-cell>
          <table:table-cell office:value-type="float" office:value="78.4372" calcext:value-type="float">
            <text:p>78.4372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094000" calcext:value-type="float">
            <text:p>1094000</text:p>
          </table:table-cell>
          <table:table-cell office:value-type="float" office:value="93.4551" calcext:value-type="float">
            <text:p>93.4551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096000" calcext:value-type="float">
            <text:p>1096000</text:p>
          </table:table-cell>
          <table:table-cell office:value-type="float" office:value="77.907" calcext:value-type="float">
            <text:p>77.907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098000" calcext:value-type="float">
            <text:p>1098000</text:p>
          </table:table-cell>
          <table:table-cell office:value-type="float" office:value="102.8566" calcext:value-type="float">
            <text:p>102.8566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118.075" calcext:value-type="float">
            <text:p>118.075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102000" calcext:value-type="float">
            <text:p>1102000</text:p>
          </table:table-cell>
          <table:table-cell office:value-type="float" office:value="97.798" calcext:value-type="float">
            <text:p>97.798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104000" calcext:value-type="float">
            <text:p>1104000</text:p>
          </table:table-cell>
          <table:table-cell office:value-type="float" office:value="81.1252" calcext:value-type="float">
            <text:p>81.1252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106000" calcext:value-type="float">
            <text:p>1106000</text:p>
          </table:table-cell>
          <table:table-cell office:value-type="float" office:value="90.5104" calcext:value-type="float">
            <text:p>90.510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08000" calcext:value-type="float">
            <text:p>1108000</text:p>
          </table:table-cell>
          <table:table-cell office:value-type="float" office:value="72.0368" calcext:value-type="float">
            <text:p>72.0368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110000" calcext:value-type="float">
            <text:p>1110000</text:p>
          </table:table-cell>
          <table:table-cell office:value-type="float" office:value="89.4826" calcext:value-type="float">
            <text:p>89.4826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112000" calcext:value-type="float">
            <text:p>1112000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114000" calcext:value-type="float">
            <text:p>1114000</text:p>
          </table:table-cell>
          <table:table-cell office:value-type="float" office:value="94.4951" calcext:value-type="float">
            <text:p>94.4951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116000" calcext:value-type="float">
            <text:p>1116000</text:p>
          </table:table-cell>
          <table:table-cell office:value-type="float" office:value="129.0304" calcext:value-type="float">
            <text:p>129.0304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118000" calcext:value-type="float">
            <text:p>1118000</text:p>
          </table:table-cell>
          <table:table-cell office:value-type="float" office:value="93.1238" calcext:value-type="float">
            <text:p>93.1238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104.8985" calcext:value-type="float">
            <text:p>104.8985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122000" calcext:value-type="float">
            <text:p>1122000</text:p>
          </table:table-cell>
          <table:table-cell office:value-type="float" office:value="91.2941" calcext:value-type="float">
            <text:p>91.2941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124000" calcext:value-type="float">
            <text:p>1124000</text:p>
          </table:table-cell>
          <table:table-cell office:value-type="float" office:value="85.9951" calcext:value-type="float">
            <text:p>85.9951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126000" calcext:value-type="float">
            <text:p>1126000</text:p>
          </table:table-cell>
          <table:table-cell office:value-type="float" office:value="84.6532" calcext:value-type="float">
            <text:p>84.6532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128000" calcext:value-type="float">
            <text:p>1128000</text:p>
          </table:table-cell>
          <table:table-cell office:value-type="float" office:value="66.0836" calcext:value-type="float">
            <text:p>66.0836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130000" calcext:value-type="float">
            <text:p>1130000</text:p>
          </table:table-cell>
          <table:table-cell office:value-type="float" office:value="52.7835" calcext:value-type="float">
            <text:p>52.7835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132000" calcext:value-type="float">
            <text:p>1132000</text:p>
          </table:table-cell>
          <table:table-cell office:value-type="float" office:value="75.1026" calcext:value-type="float">
            <text:p>75.1026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134000" calcext:value-type="float">
            <text:p>1134000</text:p>
          </table:table-cell>
          <table:table-cell office:value-type="float" office:value="87.6097" calcext:value-type="float">
            <text:p>87.6097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136000" calcext:value-type="float">
            <text:p>1136000</text:p>
          </table:table-cell>
          <table:table-cell office:value-type="float" office:value="96.4272" calcext:value-type="float">
            <text:p>96.4272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138000" calcext:value-type="float">
            <text:p>1138000</text:p>
          </table:table-cell>
          <table:table-cell office:value-type="float" office:value="84.8295" calcext:value-type="float">
            <text:p>84.8295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140000" calcext:value-type="float">
            <text:p>1140000</text:p>
          </table:table-cell>
          <table:table-cell office:value-type="float" office:value="70.7818" calcext:value-type="float">
            <text:p>70.7818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142000" calcext:value-type="float">
            <text:p>1142000</text:p>
          </table:table-cell>
          <table:table-cell office:value-type="float" office:value="52.3603" calcext:value-type="float">
            <text:p>52.3603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144000" calcext:value-type="float">
            <text:p>1144000</text:p>
          </table:table-cell>
          <table:table-cell office:value-type="float" office:value="95.5792" calcext:value-type="float">
            <text:p>95.5792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146000" calcext:value-type="float">
            <text:p>1146000</text:p>
          </table:table-cell>
          <table:table-cell office:value-type="float" office:value="53.9253" calcext:value-type="float">
            <text:p>53.9253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148000" calcext:value-type="float">
            <text:p>1148000</text:p>
          </table:table-cell>
          <table:table-cell office:value-type="float" office:value="15.805" calcext:value-type="float">
            <text:p>15.805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79.776" calcext:value-type="float">
            <text:p>79.776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152000" calcext:value-type="float">
            <text:p>1152000</text:p>
          </table:table-cell>
          <table:table-cell office:value-type="float" office:value="94.1719" calcext:value-type="float">
            <text:p>94.1719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154000" calcext:value-type="float">
            <text:p>1154000</text:p>
          </table:table-cell>
          <table:table-cell office:value-type="float" office:value="68.1417" calcext:value-type="float">
            <text:p>68.1417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156000" calcext:value-type="float">
            <text:p>1156000</text:p>
          </table:table-cell>
          <table:table-cell office:value-type="float" office:value="62.5844" calcext:value-type="float">
            <text:p>62.5844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158000" calcext:value-type="float">
            <text:p>1158000</text:p>
          </table:table-cell>
          <table:table-cell office:value-type="float" office:value="83.3441" calcext:value-type="float">
            <text:p>83.3441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56.2955" calcext:value-type="float">
            <text:p>56.2955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162000" calcext:value-type="float">
            <text:p>1162000</text:p>
          </table:table-cell>
          <table:table-cell office:value-type="float" office:value="62.5246" calcext:value-type="float">
            <text:p>62.5246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164000" calcext:value-type="float">
            <text:p>1164000</text:p>
          </table:table-cell>
          <table:table-cell office:value-type="float" office:value="89.2067" calcext:value-type="float">
            <text:p>89.2067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166000" calcext:value-type="float">
            <text:p>1166000</text:p>
          </table:table-cell>
          <table:table-cell office:value-type="float" office:value="89.6536" calcext:value-type="float">
            <text:p>89.6536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168000" calcext:value-type="float">
            <text:p>1168000</text:p>
          </table:table-cell>
          <table:table-cell office:value-type="float" office:value="70.1604" calcext:value-type="float">
            <text:p>70.1604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170000" calcext:value-type="float">
            <text:p>1170000</text:p>
          </table:table-cell>
          <table:table-cell office:value-type="float" office:value="100.1583" calcext:value-type="float">
            <text:p>100.1583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172000" calcext:value-type="float">
            <text:p>1172000</text:p>
          </table:table-cell>
          <table:table-cell office:value-type="float" office:value="65.4524" calcext:value-type="float">
            <text:p>65.4524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174000" calcext:value-type="float">
            <text:p>1174000</text:p>
          </table:table-cell>
          <table:table-cell office:value-type="float" office:value="86.2797" calcext:value-type="float">
            <text:p>86.2797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176000" calcext:value-type="float">
            <text:p>1176000</text:p>
          </table:table-cell>
          <table:table-cell office:value-type="float" office:value="100.2701" calcext:value-type="float">
            <text:p>100.2701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178000" calcext:value-type="float">
            <text:p>1178000</text:p>
          </table:table-cell>
          <table:table-cell office:value-type="float" office:value="109.3363" calcext:value-type="float">
            <text:p>109.3363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180000" calcext:value-type="float">
            <text:p>1180000</text:p>
          </table:table-cell>
          <table:table-cell office:value-type="float" office:value="90.7506" calcext:value-type="float">
            <text:p>90.7506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182000" calcext:value-type="float">
            <text:p>1182000</text:p>
          </table:table-cell>
          <table:table-cell office:value-type="float" office:value="99.2604" calcext:value-type="float">
            <text:p>99.2604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184000" calcext:value-type="float">
            <text:p>1184000</text:p>
          </table:table-cell>
          <table:table-cell office:value-type="float" office:value="89.9457" calcext:value-type="float">
            <text:p>89.9457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186000" calcext:value-type="float">
            <text:p>1186000</text:p>
          </table:table-cell>
          <table:table-cell office:value-type="float" office:value="105.9705" calcext:value-type="float">
            <text:p>105.970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188000" calcext:value-type="float">
            <text:p>1188000</text:p>
          </table:table-cell>
          <table:table-cell office:value-type="float" office:value="100.1481" calcext:value-type="float">
            <text:p>100.1481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190000" calcext:value-type="float">
            <text:p>1190000</text:p>
          </table:table-cell>
          <table:table-cell office:value-type="float" office:value="97.7777" calcext:value-type="float">
            <text:p>97.7777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192000" calcext:value-type="float">
            <text:p>1192000</text:p>
          </table:table-cell>
          <table:table-cell office:value-type="float" office:value="54.438" calcext:value-type="float">
            <text:p>54.438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194000" calcext:value-type="float">
            <text:p>1194000</text:p>
          </table:table-cell>
          <table:table-cell office:value-type="float" office:value="86.5881" calcext:value-type="float">
            <text:p>86.5881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196000" calcext:value-type="float">
            <text:p>1196000</text:p>
          </table:table-cell>
          <table:table-cell office:value-type="float" office:value="107.8203" calcext:value-type="float">
            <text:p>107.820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198000" calcext:value-type="float">
            <text:p>1198000</text:p>
          </table:table-cell>
          <table:table-cell office:value-type="float" office:value="113.3222" calcext:value-type="float">
            <text:p>113.3222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68.3576" calcext:value-type="float">
            <text:p>68.3576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202000" calcext:value-type="float">
            <text:p>1202000</text:p>
          </table:table-cell>
          <table:table-cell office:value-type="float" office:value="85.6149" calcext:value-type="float">
            <text:p>85.6149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204000" calcext:value-type="float">
            <text:p>1204000</text:p>
          </table:table-cell>
          <table:table-cell office:value-type="float" office:value="87.8921" calcext:value-type="float">
            <text:p>87.8921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206000" calcext:value-type="float">
            <text:p>1206000</text:p>
          </table:table-cell>
          <table:table-cell office:value-type="float" office:value="79.1225" calcext:value-type="float">
            <text:p>79.12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08000" calcext:value-type="float">
            <text:p>1208000</text:p>
          </table:table-cell>
          <table:table-cell office:value-type="float" office:value="80.5294" calcext:value-type="float">
            <text:p>80.5294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210000" calcext:value-type="float">
            <text:p>1210000</text:p>
          </table:table-cell>
          <table:table-cell office:value-type="float" office:value="78.7157" calcext:value-type="float">
            <text:p>78.7157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212000" calcext:value-type="float">
            <text:p>1212000</text:p>
          </table:table-cell>
          <table:table-cell office:value-type="float" office:value="119.832" calcext:value-type="float">
            <text:p>119.832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214000" calcext:value-type="float">
            <text:p>1214000</text:p>
          </table:table-cell>
          <table:table-cell office:value-type="float" office:value="83.0499" calcext:value-type="float">
            <text:p>83.0499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216000" calcext:value-type="float">
            <text:p>1216000</text:p>
          </table:table-cell>
          <table:table-cell office:value-type="float" office:value="107.2849" calcext:value-type="float">
            <text:p>107.2849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218000" calcext:value-type="float">
            <text:p>1218000</text:p>
          </table:table-cell>
          <table:table-cell office:value-type="float" office:value="62.4748" calcext:value-type="float">
            <text:p>62.4748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220000" calcext:value-type="float">
            <text:p>1220000</text:p>
          </table:table-cell>
          <table:table-cell office:value-type="float" office:value="69.2729" calcext:value-type="float">
            <text:p>69.2729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222000" calcext:value-type="float">
            <text:p>1222000</text:p>
          </table:table-cell>
          <table:table-cell office:value-type="float" office:value="75.6069" calcext:value-type="float">
            <text:p>75.6069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224000" calcext:value-type="float">
            <text:p>1224000</text:p>
          </table:table-cell>
          <table:table-cell office:value-type="float" office:value="73.4949" calcext:value-type="float">
            <text:p>73.4949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226000" calcext:value-type="float">
            <text:p>1226000</text:p>
          </table:table-cell>
          <table:table-cell office:value-type="float" office:value="86.8576" calcext:value-type="float">
            <text:p>86.8576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28000" calcext:value-type="float">
            <text:p>1228000</text:p>
          </table:table-cell>
          <table:table-cell office:value-type="float" office:value="68.7855" calcext:value-type="float">
            <text:p>68.7855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230000" calcext:value-type="float">
            <text:p>1230000</text:p>
          </table:table-cell>
          <table:table-cell office:value-type="float" office:value="71.438" calcext:value-type="float">
            <text:p>71.438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232000" calcext:value-type="float">
            <text:p>1232000</text:p>
          </table:table-cell>
          <table:table-cell office:value-type="float" office:value="83.2735" calcext:value-type="float">
            <text:p>83.2735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234000" calcext:value-type="float">
            <text:p>1234000</text:p>
          </table:table-cell>
          <table:table-cell office:value-type="float" office:value="113.1915" calcext:value-type="float">
            <text:p>113.1915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236000" calcext:value-type="float">
            <text:p>1236000</text:p>
          </table:table-cell>
          <table:table-cell office:value-type="float" office:value="80.3249" calcext:value-type="float">
            <text:p>80.3249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238000" calcext:value-type="float">
            <text:p>1238000</text:p>
          </table:table-cell>
          <table:table-cell office:value-type="float" office:value="102.7756" calcext:value-type="float">
            <text:p>102.7756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240000" calcext:value-type="float">
            <text:p>1240000</text:p>
          </table:table-cell>
          <table:table-cell office:value-type="float" office:value="68.9352" calcext:value-type="float">
            <text:p>68.9352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242000" calcext:value-type="float">
            <text:p>1242000</text:p>
          </table:table-cell>
          <table:table-cell office:value-type="float" office:value="68.2307" calcext:value-type="float">
            <text:p>68.2307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244000" calcext:value-type="float">
            <text:p>1244000</text:p>
          </table:table-cell>
          <table:table-cell office:value-type="float" office:value="82.1479" calcext:value-type="float">
            <text:p>82.1479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246000" calcext:value-type="float">
            <text:p>1246000</text:p>
          </table:table-cell>
          <table:table-cell office:value-type="float" office:value="91.9506" calcext:value-type="float">
            <text:p>91.9506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248000" calcext:value-type="float">
            <text:p>1248000</text:p>
          </table:table-cell>
          <table:table-cell office:value-type="float" office:value="96.7967" calcext:value-type="float">
            <text:p>96.7967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94.9968" calcext:value-type="float">
            <text:p>94.9968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252000" calcext:value-type="float">
            <text:p>1252000</text:p>
          </table:table-cell>
          <table:table-cell office:value-type="float" office:value="77.2273" calcext:value-type="float">
            <text:p>77.2273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254000" calcext:value-type="float">
            <text:p>1254000</text:p>
          </table:table-cell>
          <table:table-cell office:value-type="float" office:value="85.1619" calcext:value-type="float">
            <text:p>85.1619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256000" calcext:value-type="float">
            <text:p>1256000</text:p>
          </table:table-cell>
          <table:table-cell office:value-type="float" office:value="75.499" calcext:value-type="float">
            <text:p>75.49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258000" calcext:value-type="float">
            <text:p>1258000</text:p>
          </table:table-cell>
          <table:table-cell office:value-type="float" office:value="111.798" calcext:value-type="float">
            <text:p>111.798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105.8387" calcext:value-type="float">
            <text:p>105.8387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262000" calcext:value-type="float">
            <text:p>1262000</text:p>
          </table:table-cell>
          <table:table-cell office:value-type="float" office:value="133.5143" calcext:value-type="float">
            <text:p>133.5143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264000" calcext:value-type="float">
            <text:p>1264000</text:p>
          </table:table-cell>
          <table:table-cell office:value-type="float" office:value="92.1306" calcext:value-type="float">
            <text:p>92.1306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1266000" calcext:value-type="float">
            <text:p>1266000</text:p>
          </table:table-cell>
          <table:table-cell office:value-type="float" office:value="78.9028" calcext:value-type="float">
            <text:p>78.902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268000" calcext:value-type="float">
            <text:p>1268000</text:p>
          </table:table-cell>
          <table:table-cell office:value-type="float" office:value="78.6864" calcext:value-type="float">
            <text:p>78.6864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270000" calcext:value-type="float">
            <text:p>1270000</text:p>
          </table:table-cell>
          <table:table-cell office:value-type="float" office:value="66.4025" calcext:value-type="float">
            <text:p>66.4025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272000" calcext:value-type="float">
            <text:p>1272000</text:p>
          </table:table-cell>
          <table:table-cell office:value-type="float" office:value="84.2801" calcext:value-type="float">
            <text:p>84.2801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274000" calcext:value-type="float">
            <text:p>1274000</text:p>
          </table:table-cell>
          <table:table-cell office:value-type="float" office:value="82.9364" calcext:value-type="float">
            <text:p>82.9364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276000" calcext:value-type="float">
            <text:p>1276000</text:p>
          </table:table-cell>
          <table:table-cell office:value-type="float" office:value="100.2628" calcext:value-type="float">
            <text:p>100.2628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278000" calcext:value-type="float">
            <text:p>1278000</text:p>
          </table:table-cell>
          <table:table-cell office:value-type="float" office:value="99.2357" calcext:value-type="float">
            <text:p>99.2357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280000" calcext:value-type="float">
            <text:p>1280000</text:p>
          </table:table-cell>
          <table:table-cell office:value-type="float" office:value="83.5928" calcext:value-type="float">
            <text:p>83.5928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282000" calcext:value-type="float">
            <text:p>1282000</text:p>
          </table:table-cell>
          <table:table-cell office:value-type="float" office:value="85.1341" calcext:value-type="float">
            <text:p>85.1341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284000" calcext:value-type="float">
            <text:p>1284000</text:p>
          </table:table-cell>
          <table:table-cell office:value-type="float" office:value="119.7035" calcext:value-type="float">
            <text:p>119.7035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286000" calcext:value-type="float">
            <text:p>1286000</text:p>
          </table:table-cell>
          <table:table-cell office:value-type="float" office:value="87.4379" calcext:value-type="float">
            <text:p>87.4379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288000" calcext:value-type="float">
            <text:p>1288000</text:p>
          </table:table-cell>
          <table:table-cell office:value-type="float" office:value="91.7116" calcext:value-type="float">
            <text:p>91.7116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290000" calcext:value-type="float">
            <text:p>1290000</text:p>
          </table:table-cell>
          <table:table-cell office:value-type="float" office:value="94.1529" calcext:value-type="float">
            <text:p>94.1529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292000" calcext:value-type="float">
            <text:p>1292000</text:p>
          </table:table-cell>
          <table:table-cell office:value-type="float" office:value="90.9229" calcext:value-type="float">
            <text:p>90.9229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294000" calcext:value-type="float">
            <text:p>1294000</text:p>
          </table:table-cell>
          <table:table-cell office:value-type="float" office:value="86.1284" calcext:value-type="float">
            <text:p>86.1284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296000" calcext:value-type="float">
            <text:p>1296000</text:p>
          </table:table-cell>
          <table:table-cell office:value-type="float" office:value="80.1352" calcext:value-type="float">
            <text:p>80.1352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298000" calcext:value-type="float">
            <text:p>1298000</text:p>
          </table:table-cell>
          <table:table-cell office:value-type="float" office:value="111.0349" calcext:value-type="float">
            <text:p>111.0349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74.0553" calcext:value-type="float">
            <text:p>74.0553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302000" calcext:value-type="float">
            <text:p>1302000</text:p>
          </table:table-cell>
          <table:table-cell office:value-type="float" office:value="107.1854" calcext:value-type="float">
            <text:p>107.1854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304000" calcext:value-type="float">
            <text:p>1304000</text:p>
          </table:table-cell>
          <table:table-cell office:value-type="float" office:value="103.291" calcext:value-type="float">
            <text:p>103.291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306000" calcext:value-type="float">
            <text:p>1306000</text:p>
          </table:table-cell>
          <table:table-cell office:value-type="float" office:value="111.6044" calcext:value-type="float">
            <text:p>111.604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308000" calcext:value-type="float">
            <text:p>1308000</text:p>
          </table:table-cell>
          <table:table-cell office:value-type="float" office:value="114.8047" calcext:value-type="float">
            <text:p>114.8047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310000" calcext:value-type="float">
            <text:p>1310000</text:p>
          </table:table-cell>
          <table:table-cell office:value-type="float" office:value="98.0538" calcext:value-type="float">
            <text:p>98.0538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312000" calcext:value-type="float">
            <text:p>1312000</text:p>
          </table:table-cell>
          <table:table-cell office:value-type="float" office:value="106.8794" calcext:value-type="float">
            <text:p>106.8794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314000" calcext:value-type="float">
            <text:p>1314000</text:p>
          </table:table-cell>
          <table:table-cell office:value-type="float" office:value="91.5019" calcext:value-type="float">
            <text:p>91.5019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316000" calcext:value-type="float">
            <text:p>1316000</text:p>
          </table:table-cell>
          <table:table-cell office:value-type="float" office:value="100.4107" calcext:value-type="float">
            <text:p>100.4107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318000" calcext:value-type="float">
            <text:p>1318000</text:p>
          </table:table-cell>
          <table:table-cell office:value-type="float" office:value="163.5325" calcext:value-type="float">
            <text:p>163.5325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94.9197" calcext:value-type="float">
            <text:p>94.9197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322000" calcext:value-type="float">
            <text:p>1322000</text:p>
          </table:table-cell>
          <table:table-cell office:value-type="float" office:value="108.6555" calcext:value-type="float">
            <text:p>108.6555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324000" calcext:value-type="float">
            <text:p>1324000</text:p>
          </table:table-cell>
          <table:table-cell office:value-type="float" office:value="47.8241" calcext:value-type="float">
            <text:p>47.8241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326000" calcext:value-type="float">
            <text:p>1326000</text:p>
          </table:table-cell>
          <table:table-cell office:value-type="float" office:value="162.525" calcext:value-type="float">
            <text:p>162.525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328000" calcext:value-type="float">
            <text:p>1328000</text:p>
          </table:table-cell>
          <table:table-cell office:value-type="float" office:value="88.3021" calcext:value-type="float">
            <text:p>88.3021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330000" calcext:value-type="float">
            <text:p>1330000</text:p>
          </table:table-cell>
          <table:table-cell office:value-type="float" office:value="160.154" calcext:value-type="float">
            <text:p>160.154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332000" calcext:value-type="float">
            <text:p>1332000</text:p>
          </table:table-cell>
          <table:table-cell office:value-type="float" office:value="97.294" calcext:value-type="float">
            <text:p>97.294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334000" calcext:value-type="float">
            <text:p>1334000</text:p>
          </table:table-cell>
          <table:table-cell office:value-type="float" office:value="50.9356" calcext:value-type="float">
            <text:p>50.9356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336000" calcext:value-type="float">
            <text:p>1336000</text:p>
          </table:table-cell>
          <table:table-cell office:value-type="float" office:value="62.6118" calcext:value-type="float">
            <text:p>62.6118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338000" calcext:value-type="float">
            <text:p>1338000</text:p>
          </table:table-cell>
          <table:table-cell office:value-type="float" office:value="81.9619" calcext:value-type="float">
            <text:p>81.9619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340000" calcext:value-type="float">
            <text:p>1340000</text:p>
          </table:table-cell>
          <table:table-cell office:value-type="float" office:value="86.9688" calcext:value-type="float">
            <text:p>86.9688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342000" calcext:value-type="float">
            <text:p>1342000</text:p>
          </table:table-cell>
          <table:table-cell office:value-type="float" office:value="106.7381" calcext:value-type="float">
            <text:p>106.7381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344000" calcext:value-type="float">
            <text:p>1344000</text:p>
          </table:table-cell>
          <table:table-cell office:value-type="float" office:value="88.1088" calcext:value-type="float">
            <text:p>88.1088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346000" calcext:value-type="float">
            <text:p>1346000</text:p>
          </table:table-cell>
          <table:table-cell office:value-type="float" office:value="105.8181" calcext:value-type="float">
            <text:p>105.8181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348000" calcext:value-type="float">
            <text:p>1348000</text:p>
          </table:table-cell>
          <table:table-cell office:value-type="float" office:value="41.4964" calcext:value-type="float">
            <text:p>41.4964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80.5099" calcext:value-type="float">
            <text:p>80.5099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352000" calcext:value-type="float">
            <text:p>1352000</text:p>
          </table:table-cell>
          <table:table-cell office:value-type="float" office:value="72.2006" calcext:value-type="float">
            <text:p>72.2006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354000" calcext:value-type="float">
            <text:p>1354000</text:p>
          </table:table-cell>
          <table:table-cell office:value-type="float" office:value="90.2014" calcext:value-type="float">
            <text:p>90.2014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356000" calcext:value-type="float">
            <text:p>1356000</text:p>
          </table:table-cell>
          <table:table-cell office:value-type="float" office:value="102.7573" calcext:value-type="float">
            <text:p>102.7573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358000" calcext:value-type="float">
            <text:p>1358000</text:p>
          </table:table-cell>
          <table:table-cell office:value-type="float" office:value="108.7772" calcext:value-type="float">
            <text:p>108.7772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360000" calcext:value-type="float">
            <text:p>1360000</text:p>
          </table:table-cell>
          <table:table-cell office:value-type="float" office:value="116.8905" calcext:value-type="float">
            <text:p>116.8905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362000" calcext:value-type="float">
            <text:p>1362000</text:p>
          </table:table-cell>
          <table:table-cell office:value-type="float" office:value="107.336" calcext:value-type="float">
            <text:p>107.336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364000" calcext:value-type="float">
            <text:p>1364000</text:p>
          </table:table-cell>
          <table:table-cell office:value-type="float" office:value="97.9839" calcext:value-type="float">
            <text:p>97.983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366000" calcext:value-type="float">
            <text:p>1366000</text:p>
          </table:table-cell>
          <table:table-cell office:value-type="float" office:value="89.8254" calcext:value-type="float">
            <text:p>89.8254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368000" calcext:value-type="float">
            <text:p>1368000</text:p>
          </table:table-cell>
          <table:table-cell office:value-type="float" office:value="107.1206" calcext:value-type="float">
            <text:p>107.1206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370000" calcext:value-type="float">
            <text:p>1370000</text:p>
          </table:table-cell>
          <table:table-cell office:value-type="float" office:value="117.8975" calcext:value-type="float">
            <text:p>117.8975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372000" calcext:value-type="float">
            <text:p>1372000</text:p>
          </table:table-cell>
          <table:table-cell office:value-type="float" office:value="83.9225" calcext:value-type="float">
            <text:p>83.922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374000" calcext:value-type="float">
            <text:p>1374000</text:p>
          </table:table-cell>
          <table:table-cell office:value-type="float" office:value="85.5009" calcext:value-type="float">
            <text:p>85.5009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376000" calcext:value-type="float">
            <text:p>1376000</text:p>
          </table:table-cell>
          <table:table-cell office:value-type="float" office:value="81.5613" calcext:value-type="float">
            <text:p>81.5613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378000" calcext:value-type="float">
            <text:p>1378000</text:p>
          </table:table-cell>
          <table:table-cell office:value-type="float" office:value="56.7728" calcext:value-type="float">
            <text:p>56.772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75.4563" calcext:value-type="float">
            <text:p>75.456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382000" calcext:value-type="float">
            <text:p>1382000</text:p>
          </table:table-cell>
          <table:table-cell office:value-type="float" office:value="49.6835" calcext:value-type="float">
            <text:p>49.683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384000" calcext:value-type="float">
            <text:p>1384000</text:p>
          </table:table-cell>
          <table:table-cell office:value-type="float" office:value="165.1127" calcext:value-type="float">
            <text:p>165.112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386000" calcext:value-type="float">
            <text:p>1386000</text:p>
          </table:table-cell>
          <table:table-cell office:value-type="float" office:value="111.1149" calcext:value-type="float">
            <text:p>111.1149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388000" calcext:value-type="float">
            <text:p>1388000</text:p>
          </table:table-cell>
          <table:table-cell office:value-type="float" office:value="111.356" calcext:value-type="float">
            <text:p>111.35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390000" calcext:value-type="float">
            <text:p>1390000</text:p>
          </table:table-cell>
          <table:table-cell office:value-type="float" office:value="47.2668" calcext:value-type="float">
            <text:p>47.266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392000" calcext:value-type="float">
            <text:p>1392000</text:p>
          </table:table-cell>
          <table:table-cell office:value-type="float" office:value="75.6534" calcext:value-type="float">
            <text:p>75.653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394000" calcext:value-type="float">
            <text:p>1394000</text:p>
          </table:table-cell>
          <table:table-cell office:value-type="float" office:value="65.805" calcext:value-type="float">
            <text:p>65.80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396000" calcext:value-type="float">
            <text:p>1396000</text:p>
          </table:table-cell>
          <table:table-cell office:value-type="float" office:value="103.8599" calcext:value-type="float">
            <text:p>103.859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398000" calcext:value-type="float">
            <text:p>1398000</text:p>
          </table:table-cell>
          <table:table-cell office:value-type="float" office:value="156.7935" calcext:value-type="float">
            <text:p>156.793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24.2974" calcext:value-type="float">
            <text:p>124.297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402000" calcext:value-type="float">
            <text:p>1402000</text:p>
          </table:table-cell>
          <table:table-cell office:value-type="float" office:value="101.7661" calcext:value-type="float">
            <text:p>101.766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404000" calcext:value-type="float">
            <text:p>1404000</text:p>
          </table:table-cell>
          <table:table-cell office:value-type="float" office:value="87.9163" calcext:value-type="float">
            <text:p>87.91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06000" calcext:value-type="float">
            <text:p>1406000</text:p>
          </table:table-cell>
          <table:table-cell office:value-type="float" office:value="68.7737" calcext:value-type="float">
            <text:p>68.773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408000" calcext:value-type="float">
            <text:p>1408000</text:p>
          </table:table-cell>
          <table:table-cell office:value-type="float" office:value="27.691" calcext:value-type="float">
            <text:p>27.69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410000" calcext:value-type="float">
            <text:p>1410000</text:p>
          </table:table-cell>
          <table:table-cell office:value-type="float" office:value="76.8197" calcext:value-type="float">
            <text:p>76.819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412000" calcext:value-type="float">
            <text:p>1412000</text:p>
          </table:table-cell>
          <table:table-cell office:value-type="float" office:value="120.4259" calcext:value-type="float">
            <text:p>120.425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414000" calcext:value-type="float">
            <text:p>1414000</text:p>
          </table:table-cell>
          <table:table-cell office:value-type="float" office:value="101.3294" calcext:value-type="float">
            <text:p>101.329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16000" calcext:value-type="float">
            <text:p>1416000</text:p>
          </table:table-cell>
          <table:table-cell office:value-type="float" office:value="86.6815" calcext:value-type="float">
            <text:p>86.681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18000" calcext:value-type="float">
            <text:p>1418000</text:p>
          </table:table-cell>
          <table:table-cell office:value-type="float" office:value="129.0644" calcext:value-type="float">
            <text:p>129.064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20000" calcext:value-type="float">
            <text:p>1420000</text:p>
          </table:table-cell>
          <table:table-cell office:value-type="float" office:value="95.4391" calcext:value-type="float">
            <text:p>95.439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22000" calcext:value-type="float">
            <text:p>1422000</text:p>
          </table:table-cell>
          <table:table-cell office:value-type="float" office:value="114.4944" calcext:value-type="float">
            <text:p>114.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424000" calcext:value-type="float">
            <text:p>1424000</text:p>
          </table:table-cell>
          <table:table-cell office:value-type="float" office:value="99.4304" calcext:value-type="float">
            <text:p>99.430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426000" calcext:value-type="float">
            <text:p>1426000</text:p>
          </table:table-cell>
          <table:table-cell office:value-type="float" office:value="88.2265" calcext:value-type="float">
            <text:p>88.226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428000" calcext:value-type="float">
            <text:p>1428000</text:p>
          </table:table-cell>
          <table:table-cell office:value-type="float" office:value="97.959" calcext:value-type="float">
            <text:p>97.959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430000" calcext:value-type="float">
            <text:p>1430000</text:p>
          </table:table-cell>
          <table:table-cell office:value-type="float" office:value="121.928" calcext:value-type="float">
            <text:p>121.928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432000" calcext:value-type="float">
            <text:p>1432000</text:p>
          </table:table-cell>
          <table:table-cell office:value-type="float" office:value="118.1238" calcext:value-type="float">
            <text:p>118.1238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1434000" calcext:value-type="float">
            <text:p>1434000</text:p>
          </table:table-cell>
          <table:table-cell office:value-type="float" office:value="110.5147" calcext:value-type="float">
            <text:p>110.5147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436000" calcext:value-type="float">
            <text:p>1436000</text:p>
          </table:table-cell>
          <table:table-cell office:value-type="float" office:value="116.4587" calcext:value-type="float">
            <text:p>116.4587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1438000" calcext:value-type="float">
            <text:p>1438000</text:p>
          </table:table-cell>
          <table:table-cell office:value-type="float" office:value="94.1262" calcext:value-type="float">
            <text:p>94.1262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94.9395" calcext:value-type="float">
            <text:p>94.9395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442000" calcext:value-type="float">
            <text:p>1442000</text:p>
          </table:table-cell>
          <table:table-cell office:value-type="float" office:value="81.4097" calcext:value-type="float">
            <text:p>81.4097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444000" calcext:value-type="float">
            <text:p>1444000</text:p>
          </table:table-cell>
          <table:table-cell office:value-type="float" office:value="76.8896" calcext:value-type="float">
            <text:p>76.8896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446000" calcext:value-type="float">
            <text:p>1446000</text:p>
          </table:table-cell>
          <table:table-cell office:value-type="float" office:value="94.5606" calcext:value-type="float">
            <text:p>94.5606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448000" calcext:value-type="float">
            <text:p>1448000</text:p>
          </table:table-cell>
          <table:table-cell office:value-type="float" office:value="104.0546" calcext:value-type="float">
            <text:p>104.0546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450000" calcext:value-type="float">
            <text:p>1450000</text:p>
          </table:table-cell>
          <table:table-cell office:value-type="float" office:value="106.435" calcext:value-type="float">
            <text:p>106.435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452000" calcext:value-type="float">
            <text:p>1452000</text:p>
          </table:table-cell>
          <table:table-cell office:value-type="float" office:value="103.1459" calcext:value-type="float">
            <text:p>103.1459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454000" calcext:value-type="float">
            <text:p>1454000</text:p>
          </table:table-cell>
          <table:table-cell office:value-type="float" office:value="99.1021" calcext:value-type="float">
            <text:p>99.1021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1456000" calcext:value-type="float">
            <text:p>1456000</text:p>
          </table:table-cell>
          <table:table-cell office:value-type="float" office:value="100.3834" calcext:value-type="float">
            <text:p>100.3834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1458000" calcext:value-type="float">
            <text:p>1458000</text:p>
          </table:table-cell>
          <table:table-cell office:value-type="float" office:value="93.297" calcext:value-type="float">
            <text:p>93.297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460000" calcext:value-type="float">
            <text:p>1460000</text:p>
          </table:table-cell>
          <table:table-cell office:value-type="float" office:value="81.1142" calcext:value-type="float">
            <text:p>81.1142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1462000" calcext:value-type="float">
            <text:p>1462000</text:p>
          </table:table-cell>
          <table:table-cell office:value-type="float" office:value="102.8184" calcext:value-type="float">
            <text:p>102.8184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464000" calcext:value-type="float">
            <text:p>1464000</text:p>
          </table:table-cell>
          <table:table-cell office:value-type="float" office:value="69.5664" calcext:value-type="float">
            <text:p>69.5664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1466000" calcext:value-type="float">
            <text:p>1466000</text:p>
          </table:table-cell>
          <table:table-cell office:value-type="float" office:value="64.787" calcext:value-type="float">
            <text:p>64.787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1468000" calcext:value-type="float">
            <text:p>1468000</text:p>
          </table:table-cell>
          <table:table-cell office:value-type="float" office:value="76.8888" calcext:value-type="float">
            <text:p>76.8888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470000" calcext:value-type="float">
            <text:p>1470000</text:p>
          </table:table-cell>
          <table:table-cell office:value-type="float" office:value="115.1091" calcext:value-type="float">
            <text:p>115.1091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1472000" calcext:value-type="float">
            <text:p>1472000</text:p>
          </table:table-cell>
          <table:table-cell office:value-type="float" office:value="87.3576" calcext:value-type="float">
            <text:p>87.3576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1474000" calcext:value-type="float">
            <text:p>1474000</text:p>
          </table:table-cell>
          <table:table-cell office:value-type="float" office:value="76.2098" calcext:value-type="float">
            <text:p>76.2098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1476000" calcext:value-type="float">
            <text:p>1476000</text:p>
          </table:table-cell>
          <table:table-cell office:value-type="float" office:value="105.6052" calcext:value-type="float">
            <text:p>105.6052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478000" calcext:value-type="float">
            <text:p>1478000</text:p>
          </table:table-cell>
          <table:table-cell office:value-type="float" office:value="98.6876" calcext:value-type="float">
            <text:p>98.6876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1480000" calcext:value-type="float">
            <text:p>1480000</text:p>
          </table:table-cell>
          <table:table-cell office:value-type="float" office:value="68.1219" calcext:value-type="float">
            <text:p>68.1219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1482000" calcext:value-type="float">
            <text:p>1482000</text:p>
          </table:table-cell>
          <table:table-cell office:value-type="float" office:value="68.7015" calcext:value-type="float">
            <text:p>68.7015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1484000" calcext:value-type="float">
            <text:p>1484000</text:p>
          </table:table-cell>
          <table:table-cell office:value-type="float" office:value="82.9564" calcext:value-type="float">
            <text:p>82.9564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1486000" calcext:value-type="float">
            <text:p>1486000</text:p>
          </table:table-cell>
          <table:table-cell office:value-type="float" office:value="62.9093" calcext:value-type="float">
            <text:p>62.9093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1488000" calcext:value-type="float">
            <text:p>1488000</text:p>
          </table:table-cell>
          <table:table-cell office:value-type="float" office:value="95.2839" calcext:value-type="float">
            <text:p>95.2839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1490000" calcext:value-type="float">
            <text:p>1490000</text:p>
          </table:table-cell>
          <table:table-cell office:value-type="float" office:value="85.0973" calcext:value-type="float">
            <text:p>85.0973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492000" calcext:value-type="float">
            <text:p>1492000</text:p>
          </table:table-cell>
          <table:table-cell office:value-type="float" office:value="73.0777" calcext:value-type="float">
            <text:p>73.0777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494000" calcext:value-type="float">
            <text:p>1494000</text:p>
          </table:table-cell>
          <table:table-cell office:value-type="float" office:value="143.781" calcext:value-type="float">
            <text:p>143.781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1496000" calcext:value-type="float">
            <text:p>1496000</text:p>
          </table:table-cell>
          <table:table-cell office:value-type="float" office:value="126.4038" calcext:value-type="float">
            <text:p>126.4038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498000" calcext:value-type="float">
            <text:p>1498000</text:p>
          </table:table-cell>
          <table:table-cell office:value-type="float" office:value="92.011" calcext:value-type="float">
            <text:p>92.011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76.6374" calcext:value-type="float">
            <text:p>76.6374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1502000" calcext:value-type="float">
            <text:p>1502000</text:p>
          </table:table-cell>
          <table:table-cell office:value-type="float" office:value="114.1047" calcext:value-type="float">
            <text:p>114.104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04000" calcext:value-type="float">
            <text:p>1504000</text:p>
          </table:table-cell>
          <table:table-cell office:value-type="float" office:value="84.0397" calcext:value-type="float">
            <text:p>84.0397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1506000" calcext:value-type="float">
            <text:p>1506000</text:p>
          </table:table-cell>
          <table:table-cell office:value-type="float" office:value="72.0865" calcext:value-type="float">
            <text:p>72.0865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1508000" calcext:value-type="float">
            <text:p>1508000</text:p>
          </table:table-cell>
          <table:table-cell office:value-type="float" office:value="72.8227" calcext:value-type="float">
            <text:p>72.8227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1510000" calcext:value-type="float">
            <text:p>1510000</text:p>
          </table:table-cell>
          <table:table-cell office:value-type="float" office:value="47.646" calcext:value-type="float">
            <text:p>47.646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512000" calcext:value-type="float">
            <text:p>1512000</text:p>
          </table:table-cell>
          <table:table-cell office:value-type="float" office:value="77.7167" calcext:value-type="float">
            <text:p>77.7167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514000" calcext:value-type="float">
            <text:p>1514000</text:p>
          </table:table-cell>
          <table:table-cell office:value-type="float" office:value="87.7859" calcext:value-type="float">
            <text:p>87.7859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516000" calcext:value-type="float">
            <text:p>1516000</text:p>
          </table:table-cell>
          <table:table-cell office:value-type="float" office:value="84.2544" calcext:value-type="float">
            <text:p>84.2544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1518000" calcext:value-type="float">
            <text:p>1518000</text:p>
          </table:table-cell>
          <table:table-cell office:value-type="float" office:value="103.4763" calcext:value-type="float">
            <text:p>103.4763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520000" calcext:value-type="float">
            <text:p>1520000</text:p>
          </table:table-cell>
          <table:table-cell office:value-type="float" office:value="108.7112" calcext:value-type="float">
            <text:p>108.7112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1522000" calcext:value-type="float">
            <text:p>1522000</text:p>
          </table:table-cell>
          <table:table-cell office:value-type="float" office:value="105.2607" calcext:value-type="float">
            <text:p>105.2607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524000" calcext:value-type="float">
            <text:p>1524000</text:p>
          </table:table-cell>
          <table:table-cell office:value-type="float" office:value="116.5964" calcext:value-type="float">
            <text:p>116.5964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1526000" calcext:value-type="float">
            <text:p>1526000</text:p>
          </table:table-cell>
          <table:table-cell office:value-type="float" office:value="39.9858" calcext:value-type="float">
            <text:p>39.9858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528000" calcext:value-type="float">
            <text:p>1528000</text:p>
          </table:table-cell>
          <table:table-cell office:value-type="float" office:value="102.3664" calcext:value-type="float">
            <text:p>102.3664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1530000" calcext:value-type="float">
            <text:p>1530000</text:p>
          </table:table-cell>
          <table:table-cell office:value-type="float" office:value="80.0625" calcext:value-type="float">
            <text:p>80.0625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532000" calcext:value-type="float">
            <text:p>1532000</text:p>
          </table:table-cell>
          <table:table-cell office:value-type="float" office:value="89.3839" calcext:value-type="float">
            <text:p>89.3839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534000" calcext:value-type="float">
            <text:p>1534000</text:p>
          </table:table-cell>
          <table:table-cell office:value-type="float" office:value="133.8055" calcext:value-type="float">
            <text:p>133.8055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1536000" calcext:value-type="float">
            <text:p>1536000</text:p>
          </table:table-cell>
          <table:table-cell office:value-type="float" office:value="121.3933" calcext:value-type="float">
            <text:p>121.3933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1538000" calcext:value-type="float">
            <text:p>1538000</text:p>
          </table:table-cell>
          <table:table-cell office:value-type="float" office:value="50.7176" calcext:value-type="float">
            <text:p>50.7176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1540000" calcext:value-type="float">
            <text:p>1540000</text:p>
          </table:table-cell>
          <table:table-cell office:value-type="float" office:value="124.2379" calcext:value-type="float">
            <text:p>124.2379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1542000" calcext:value-type="float">
            <text:p>1542000</text:p>
          </table:table-cell>
          <table:table-cell office:value-type="float" office:value="124.0151" calcext:value-type="float">
            <text:p>124.0151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544000" calcext:value-type="float">
            <text:p>1544000</text:p>
          </table:table-cell>
          <table:table-cell office:value-type="float" office:value="114.305" calcext:value-type="float">
            <text:p>114.305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1546000" calcext:value-type="float">
            <text:p>1546000</text:p>
          </table:table-cell>
          <table:table-cell office:value-type="float" office:value="123.0276" calcext:value-type="float">
            <text:p>123.0276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548000" calcext:value-type="float">
            <text:p>1548000</text:p>
          </table:table-cell>
          <table:table-cell office:value-type="float" office:value="84.9823" calcext:value-type="float">
            <text:p>84.9823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1550000" calcext:value-type="float">
            <text:p>1550000</text:p>
          </table:table-cell>
          <table:table-cell office:value-type="float" office:value="100.3089" calcext:value-type="float">
            <text:p>100.3089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1552000" calcext:value-type="float">
            <text:p>1552000</text:p>
          </table:table-cell>
          <table:table-cell office:value-type="float" office:value="117.9688" calcext:value-type="float">
            <text:p>117.9688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554000" calcext:value-type="float">
            <text:p>1554000</text:p>
          </table:table-cell>
          <table:table-cell office:value-type="float" office:value="126.0171" calcext:value-type="float">
            <text:p>126.0171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1556000" calcext:value-type="float">
            <text:p>1556000</text:p>
          </table:table-cell>
          <table:table-cell office:value-type="float" office:value="106.8426" calcext:value-type="float">
            <text:p>106.8426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1558000" calcext:value-type="float">
            <text:p>1558000</text:p>
          </table:table-cell>
          <table:table-cell office:value-type="float" office:value="116.1936" calcext:value-type="float">
            <text:p>116.1936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1560000" calcext:value-type="float">
            <text:p>1560000</text:p>
          </table:table-cell>
          <table:table-cell office:value-type="float" office:value="107.3768" calcext:value-type="float">
            <text:p>107.3768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1562000" calcext:value-type="float">
            <text:p>1562000</text:p>
          </table:table-cell>
          <table:table-cell office:value-type="float" office:value="120.9673" calcext:value-type="float">
            <text:p>120.9673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564000" calcext:value-type="float">
            <text:p>1564000</text:p>
          </table:table-cell>
          <table:table-cell office:value-type="float" office:value="113.0818" calcext:value-type="float">
            <text:p>113.0818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1566000" calcext:value-type="float">
            <text:p>1566000</text:p>
          </table:table-cell>
          <table:table-cell office:value-type="float" office:value="140.7098" calcext:value-type="float">
            <text:p>140.7098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1568000" calcext:value-type="float">
            <text:p>1568000</text:p>
          </table:table-cell>
          <table:table-cell office:value-type="float" office:value="87.891" calcext:value-type="float">
            <text:p>87.891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1570000" calcext:value-type="float">
            <text:p>1570000</text:p>
          </table:table-cell>
          <table:table-cell office:value-type="float" office:value="97.6902" calcext:value-type="float">
            <text:p>97.6902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1572000" calcext:value-type="float">
            <text:p>1572000</text:p>
          </table:table-cell>
          <table:table-cell office:value-type="float" office:value="75.2519" calcext:value-type="float">
            <text:p>75.2519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574000" calcext:value-type="float">
            <text:p>1574000</text:p>
          </table:table-cell>
          <table:table-cell office:value-type="float" office:value="139.2476" calcext:value-type="float">
            <text:p>139.2476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1576000" calcext:value-type="float">
            <text:p>1576000</text:p>
          </table:table-cell>
          <table:table-cell office:value-type="float" office:value="91.4755" calcext:value-type="float">
            <text:p>91.4755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1578000" calcext:value-type="float">
            <text:p>1578000</text:p>
          </table:table-cell>
          <table:table-cell office:value-type="float" office:value="92.2325" calcext:value-type="float">
            <text:p>92.2325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1580000" calcext:value-type="float">
            <text:p>1580000</text:p>
          </table:table-cell>
          <table:table-cell office:value-type="float" office:value="110.1684" calcext:value-type="float">
            <text:p>110.1684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1582000" calcext:value-type="float">
            <text:p>1582000</text:p>
          </table:table-cell>
          <table:table-cell office:value-type="float" office:value="81.2797" calcext:value-type="float">
            <text:p>81.2797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584000" calcext:value-type="float">
            <text:p>1584000</text:p>
          </table:table-cell>
          <table:table-cell office:value-type="float" office:value="26.7532" calcext:value-type="float">
            <text:p>26.7532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1586000" calcext:value-type="float">
            <text:p>1586000</text:p>
          </table:table-cell>
          <table:table-cell office:value-type="float" office:value="102.8359" calcext:value-type="float">
            <text:p>102.8359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1588000" calcext:value-type="float">
            <text:p>1588000</text:p>
          </table:table-cell>
          <table:table-cell office:value-type="float" office:value="88.4932" calcext:value-type="float">
            <text:p>88.4932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1590000" calcext:value-type="float">
            <text:p>1590000</text:p>
          </table:table-cell>
          <table:table-cell office:value-type="float" office:value="82.4393" calcext:value-type="float">
            <text:p>82.4393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1592000" calcext:value-type="float">
            <text:p>1592000</text:p>
          </table:table-cell>
          <table:table-cell office:value-type="float" office:value="80.2627" calcext:value-type="float">
            <text:p>80.2627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594000" calcext:value-type="float">
            <text:p>1594000</text:p>
          </table:table-cell>
          <table:table-cell office:value-type="float" office:value="155.2023" calcext:value-type="float">
            <text:p>155.2023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1596000" calcext:value-type="float">
            <text:p>1596000</text:p>
          </table:table-cell>
          <table:table-cell office:value-type="float" office:value="82.0081" calcext:value-type="float">
            <text:p>82.0081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1598000" calcext:value-type="float">
            <text:p>1598000</text:p>
          </table:table-cell>
          <table:table-cell office:value-type="float" office:value="111.5462" calcext:value-type="float">
            <text:p>111.5462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08.8309" calcext:value-type="float">
            <text:p>108.8309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1602000" calcext:value-type="float">
            <text:p>1602000</text:p>
          </table:table-cell>
          <table:table-cell office:value-type="float" office:value="110.0664" calcext:value-type="float">
            <text:p>110.066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04000" calcext:value-type="float">
            <text:p>1604000</text:p>
          </table:table-cell>
          <table:table-cell office:value-type="float" office:value="102.5141" calcext:value-type="float">
            <text:p>102.5141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1606000" calcext:value-type="float">
            <text:p>1606000</text:p>
          </table:table-cell>
          <table:table-cell office:value-type="float" office:value="135.3193" calcext:value-type="float">
            <text:p>135.3193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1608000" calcext:value-type="float">
            <text:p>1608000</text:p>
          </table:table-cell>
          <table:table-cell office:value-type="float" office:value="87.4825" calcext:value-type="float">
            <text:p>87.4825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1610000" calcext:value-type="float">
            <text:p>1610000</text:p>
          </table:table-cell>
          <table:table-cell office:value-type="float" office:value="108.5778" calcext:value-type="float">
            <text:p>108.5778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1612000" calcext:value-type="float">
            <text:p>1612000</text:p>
          </table:table-cell>
          <table:table-cell office:value-type="float" office:value="81.7198" calcext:value-type="float">
            <text:p>81.7198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614000" calcext:value-type="float">
            <text:p>1614000</text:p>
          </table:table-cell>
          <table:table-cell office:value-type="float" office:value="104.4855" calcext:value-type="float">
            <text:p>104.4855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1616000" calcext:value-type="float">
            <text:p>1616000</text:p>
          </table:table-cell>
          <table:table-cell office:value-type="float" office:value="91.7328" calcext:value-type="float">
            <text:p>91.7328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1618000" calcext:value-type="float">
            <text:p>1618000</text:p>
          </table:table-cell>
          <table:table-cell office:value-type="float" office:value="98.2786" calcext:value-type="float">
            <text:p>98.2786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1620000" calcext:value-type="float">
            <text:p>1620000</text:p>
          </table:table-cell>
          <table:table-cell office:value-type="float" office:value="101.4387" calcext:value-type="float">
            <text:p>101.4387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1622000" calcext:value-type="float">
            <text:p>1622000</text:p>
          </table:table-cell>
          <table:table-cell office:value-type="float" office:value="136.4822" calcext:value-type="float">
            <text:p>136.4822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624000" calcext:value-type="float">
            <text:p>1624000</text:p>
          </table:table-cell>
          <table:table-cell office:value-type="float" office:value="101.131" calcext:value-type="float">
            <text:p>101.131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1626000" calcext:value-type="float">
            <text:p>1626000</text:p>
          </table:table-cell>
          <table:table-cell office:value-type="float" office:value="37.9172" calcext:value-type="float">
            <text:p>37.9172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1628000" calcext:value-type="float">
            <text:p>1628000</text:p>
          </table:table-cell>
          <table:table-cell office:value-type="float" office:value="57.1829" calcext:value-type="float">
            <text:p>57.1829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1630000" calcext:value-type="float">
            <text:p>1630000</text:p>
          </table:table-cell>
          <table:table-cell office:value-type="float" office:value="118.6025" calcext:value-type="float">
            <text:p>118.6025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1632000" calcext:value-type="float">
            <text:p>1632000</text:p>
          </table:table-cell>
          <table:table-cell office:value-type="float" office:value="94.822" calcext:value-type="float">
            <text:p>94.822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634000" calcext:value-type="float">
            <text:p>1634000</text:p>
          </table:table-cell>
          <table:table-cell office:value-type="float" office:value="82.7981" calcext:value-type="float">
            <text:p>82.7981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1636000" calcext:value-type="float">
            <text:p>1636000</text:p>
          </table:table-cell>
          <table:table-cell office:value-type="float" office:value="-166.4494" calcext:value-type="float">
            <text:p>-166.4494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638000" calcext:value-type="float">
            <text:p>1638000</text:p>
          </table:table-cell>
          <table:table-cell office:value-type="float" office:value="80.5451" calcext:value-type="float">
            <text:p>80.5451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640000" calcext:value-type="float">
            <text:p>1640000</text:p>
          </table:table-cell>
          <table:table-cell office:value-type="float" office:value="67.8427" calcext:value-type="float">
            <text:p>67.8427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1642000" calcext:value-type="float">
            <text:p>1642000</text:p>
          </table:table-cell>
          <table:table-cell office:value-type="float" office:value="86.9312" calcext:value-type="float">
            <text:p>86.9312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1644000" calcext:value-type="float">
            <text:p>1644000</text:p>
          </table:table-cell>
          <table:table-cell office:value-type="float" office:value="111.1359" calcext:value-type="float">
            <text:p>111.1359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1646000" calcext:value-type="float">
            <text:p>1646000</text:p>
          </table:table-cell>
          <table:table-cell office:value-type="float" office:value="72.9941" calcext:value-type="float">
            <text:p>72.9941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1648000" calcext:value-type="float">
            <text:p>1648000</text:p>
          </table:table-cell>
          <table:table-cell office:value-type="float" office:value="-72.1329" calcext:value-type="float">
            <text:p>-72.1329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1650000" calcext:value-type="float">
            <text:p>1650000</text:p>
          </table:table-cell>
          <table:table-cell office:value-type="float" office:value="103.5075" calcext:value-type="float">
            <text:p>103.5075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1652000" calcext:value-type="float">
            <text:p>1652000</text:p>
          </table:table-cell>
          <table:table-cell office:value-type="float" office:value="77.2108" calcext:value-type="float">
            <text:p>77.2108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1654000" calcext:value-type="float">
            <text:p>1654000</text:p>
          </table:table-cell>
          <table:table-cell office:value-type="float" office:value="104.8148" calcext:value-type="float">
            <text:p>104.8148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1656000" calcext:value-type="float">
            <text:p>1656000</text:p>
          </table:table-cell>
          <table:table-cell office:value-type="float" office:value="86.4677" calcext:value-type="float">
            <text:p>86.4677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1658000" calcext:value-type="float">
            <text:p>1658000</text:p>
          </table:table-cell>
          <table:table-cell office:value-type="float" office:value="68.5283" calcext:value-type="float">
            <text:p>68.5283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1660000" calcext:value-type="float">
            <text:p>1660000</text:p>
          </table:table-cell>
          <table:table-cell office:value-type="float" office:value="68.0047" calcext:value-type="float">
            <text:p>68.0047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1662000" calcext:value-type="float">
            <text:p>1662000</text:p>
          </table:table-cell>
          <table:table-cell office:value-type="float" office:value="101.0182" calcext:value-type="float">
            <text:p>101.0182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82.2525" calcext:value-type="float">
            <text:p>82.2525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1666000" calcext:value-type="float">
            <text:p>1666000</text:p>
          </table:table-cell>
          <table:table-cell office:value-type="float" office:value="137.5905" calcext:value-type="float">
            <text:p>137.5905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1668000" calcext:value-type="float">
            <text:p>1668000</text:p>
          </table:table-cell>
          <table:table-cell office:value-type="float" office:value="99.9461" calcext:value-type="float">
            <text:p>99.9461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1670000" calcext:value-type="float">
            <text:p>1670000</text:p>
          </table:table-cell>
          <table:table-cell office:value-type="float" office:value="112.6728" calcext:value-type="float">
            <text:p>112.6728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1672000" calcext:value-type="float">
            <text:p>1672000</text:p>
          </table:table-cell>
          <table:table-cell office:value-type="float" office:value="94.6324" calcext:value-type="float">
            <text:p>94.6324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1674000" calcext:value-type="float">
            <text:p>1674000</text:p>
          </table:table-cell>
          <table:table-cell office:value-type="float" office:value="102.1697" calcext:value-type="float">
            <text:p>102.1697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1676000" calcext:value-type="float">
            <text:p>1676000</text:p>
          </table:table-cell>
          <table:table-cell office:value-type="float" office:value="91.4098" calcext:value-type="float">
            <text:p>91.4098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678000" calcext:value-type="float">
            <text:p>1678000</text:p>
          </table:table-cell>
          <table:table-cell office:value-type="float" office:value="61.3316" calcext:value-type="float">
            <text:p>61.3316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1680000" calcext:value-type="float">
            <text:p>1680000</text:p>
          </table:table-cell>
          <table:table-cell office:value-type="float" office:value="107.7651" calcext:value-type="float">
            <text:p>107.7651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1682000" calcext:value-type="float">
            <text:p>1682000</text:p>
          </table:table-cell>
          <table:table-cell office:value-type="float" office:value="131.4592" calcext:value-type="float">
            <text:p>131.4592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1684000" calcext:value-type="float">
            <text:p>1684000</text:p>
          </table:table-cell>
          <table:table-cell office:value-type="float" office:value="104.4152" calcext:value-type="float">
            <text:p>104.4152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1686000" calcext:value-type="float">
            <text:p>1686000</text:p>
          </table:table-cell>
          <table:table-cell office:value-type="float" office:value="117.0685" calcext:value-type="float">
            <text:p>117.0685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1688000" calcext:value-type="float">
            <text:p>1688000</text:p>
          </table:table-cell>
          <table:table-cell office:value-type="float" office:value="79.8556" calcext:value-type="float">
            <text:p>79.8556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1690000" calcext:value-type="float">
            <text:p>1690000</text:p>
          </table:table-cell>
          <table:table-cell office:value-type="float" office:value="103.3353" calcext:value-type="float">
            <text:p>103.3353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1692000" calcext:value-type="float">
            <text:p>1692000</text:p>
          </table:table-cell>
          <table:table-cell office:value-type="float" office:value="112.9727" calcext:value-type="float">
            <text:p>112.9727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1694000" calcext:value-type="float">
            <text:p>1694000</text:p>
          </table:table-cell>
          <table:table-cell office:value-type="float" office:value="95.994" calcext:value-type="float">
            <text:p>95.994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1696000" calcext:value-type="float">
            <text:p>1696000</text:p>
          </table:table-cell>
          <table:table-cell office:value-type="float" office:value="117.9511" calcext:value-type="float">
            <text:p>117.9511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1698000" calcext:value-type="float">
            <text:p>1698000</text:p>
          </table:table-cell>
          <table:table-cell office:value-type="float" office:value="95.038" calcext:value-type="float">
            <text:p>95.038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88.6788" calcext:value-type="float">
            <text:p>88.6788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1702000" calcext:value-type="float">
            <text:p>1702000</text:p>
          </table:table-cell>
          <table:table-cell office:value-type="float" office:value="109.7774" calcext:value-type="float">
            <text:p>109.7774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1704000" calcext:value-type="float">
            <text:p>1704000</text:p>
          </table:table-cell>
          <table:table-cell office:value-type="float" office:value="59.0719" calcext:value-type="float">
            <text:p>59.0719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1706000" calcext:value-type="float">
            <text:p>1706000</text:p>
          </table:table-cell>
          <table:table-cell office:value-type="float" office:value="102.9784" calcext:value-type="float">
            <text:p>102.9784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1708000" calcext:value-type="float">
            <text:p>1708000</text:p>
          </table:table-cell>
          <table:table-cell office:value-type="float" office:value="98.3899" calcext:value-type="float">
            <text:p>98.3899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1710000" calcext:value-type="float">
            <text:p>1710000</text:p>
          </table:table-cell>
          <table:table-cell office:value-type="float" office:value="133.375" calcext:value-type="float">
            <text:p>133.375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1712000" calcext:value-type="float">
            <text:p>1712000</text:p>
          </table:table-cell>
          <table:table-cell office:value-type="float" office:value="147.4484" calcext:value-type="float">
            <text:p>147.4484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1714000" calcext:value-type="float">
            <text:p>1714000</text:p>
          </table:table-cell>
          <table:table-cell office:value-type="float" office:value="79.6791" calcext:value-type="float">
            <text:p>79.6791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1716000" calcext:value-type="float">
            <text:p>1716000</text:p>
          </table:table-cell>
          <table:table-cell office:value-type="float" office:value="95.6617" calcext:value-type="float">
            <text:p>95.6617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1718000" calcext:value-type="float">
            <text:p>1718000</text:p>
          </table:table-cell>
          <table:table-cell office:value-type="float" office:value="107.7977" calcext:value-type="float">
            <text:p>107.7977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1720000" calcext:value-type="float">
            <text:p>1720000</text:p>
          </table:table-cell>
          <table:table-cell office:value-type="float" office:value="113.6589" calcext:value-type="float">
            <text:p>113.6589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1722000" calcext:value-type="float">
            <text:p>1722000</text:p>
          </table:table-cell>
          <table:table-cell office:value-type="float" office:value="95.4684" calcext:value-type="float">
            <text:p>95.4684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1724000" calcext:value-type="float">
            <text:p>1724000</text:p>
          </table:table-cell>
          <table:table-cell office:value-type="float" office:value="98.7264" calcext:value-type="float">
            <text:p>98.7264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1726000" calcext:value-type="float">
            <text:p>1726000</text:p>
          </table:table-cell>
          <table:table-cell office:value-type="float" office:value="73.9065" calcext:value-type="float">
            <text:p>73.9065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1728000" calcext:value-type="float">
            <text:p>1728000</text:p>
          </table:table-cell>
          <table:table-cell office:value-type="float" office:value="73.871" calcext:value-type="float">
            <text:p>73.871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1730000" calcext:value-type="float">
            <text:p>1730000</text:p>
          </table:table-cell>
          <table:table-cell office:value-type="float" office:value="75.4611" calcext:value-type="float">
            <text:p>75.4611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1732000" calcext:value-type="float">
            <text:p>1732000</text:p>
          </table:table-cell>
          <table:table-cell office:value-type="float" office:value="42.7577" calcext:value-type="float">
            <text:p>42.7577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1734000" calcext:value-type="float">
            <text:p>1734000</text:p>
          </table:table-cell>
          <table:table-cell office:value-type="float" office:value="42.6689" calcext:value-type="float">
            <text:p>42.6689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1736000" calcext:value-type="float">
            <text:p>1736000</text:p>
          </table:table-cell>
          <table:table-cell office:value-type="float" office:value="82.7365" calcext:value-type="float">
            <text:p>82.7365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1738000" calcext:value-type="float">
            <text:p>1738000</text:p>
          </table:table-cell>
          <table:table-cell office:value-type="float" office:value="55.488" calcext:value-type="float">
            <text:p>55.488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1740000" calcext:value-type="float">
            <text:p>1740000</text:p>
          </table:table-cell>
          <table:table-cell office:value-type="float" office:value="98.4108" calcext:value-type="float">
            <text:p>98.4108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1742000" calcext:value-type="float">
            <text:p>1742000</text:p>
          </table:table-cell>
          <table:table-cell office:value-type="float" office:value="83.8697" calcext:value-type="float">
            <text:p>83.8697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1744000" calcext:value-type="float">
            <text:p>1744000</text:p>
          </table:table-cell>
          <table:table-cell office:value-type="float" office:value="2.8793" calcext:value-type="float">
            <text:p>2.8793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1746000" calcext:value-type="float">
            <text:p>1746000</text:p>
          </table:table-cell>
          <table:table-cell office:value-type="float" office:value="107.8264" calcext:value-type="float">
            <text:p>107.8264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748000" calcext:value-type="float">
            <text:p>1748000</text:p>
          </table:table-cell>
          <table:table-cell office:value-type="float" office:value="91.1509" calcext:value-type="float">
            <text:p>91.1509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87.4029" calcext:value-type="float">
            <text:p>87.4029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1752000" calcext:value-type="float">
            <text:p>1752000</text:p>
          </table:table-cell>
          <table:table-cell office:value-type="float" office:value="72.4825" calcext:value-type="float">
            <text:p>72.4825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1754000" calcext:value-type="float">
            <text:p>1754000</text:p>
          </table:table-cell>
          <table:table-cell office:value-type="float" office:value="18.2333" calcext:value-type="float">
            <text:p>18.2333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1756000" calcext:value-type="float">
            <text:p>1756000</text:p>
          </table:table-cell>
          <table:table-cell office:value-type="float" office:value="58.3311" calcext:value-type="float">
            <text:p>58.3311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1758000" calcext:value-type="float">
            <text:p>1758000</text:p>
          </table:table-cell>
          <table:table-cell office:value-type="float" office:value="103.145" calcext:value-type="float">
            <text:p>103.145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75.8718" calcext:value-type="float">
            <text:p>75.8718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1762000" calcext:value-type="float">
            <text:p>1762000</text:p>
          </table:table-cell>
          <table:table-cell office:value-type="float" office:value="96.1801" calcext:value-type="float">
            <text:p>96.1801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1764000" calcext:value-type="float">
            <text:p>1764000</text:p>
          </table:table-cell>
          <table:table-cell office:value-type="float" office:value="105.5315" calcext:value-type="float">
            <text:p>105.5315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1766000" calcext:value-type="float">
            <text:p>1766000</text:p>
          </table:table-cell>
          <table:table-cell office:value-type="float" office:value="31.995" calcext:value-type="float">
            <text:p>31.995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02.4367" calcext:value-type="float">
            <text:p>102.4367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770000" calcext:value-type="float">
            <text:p>1770000</text:p>
          </table:table-cell>
          <table:table-cell office:value-type="float" office:value="77.9962" calcext:value-type="float">
            <text:p>77.9962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1772000" calcext:value-type="float">
            <text:p>1772000</text:p>
          </table:table-cell>
          <table:table-cell office:value-type="float" office:value="97.9952" calcext:value-type="float">
            <text:p>97.9952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1774000" calcext:value-type="float">
            <text:p>1774000</text:p>
          </table:table-cell>
          <table:table-cell office:value-type="float" office:value="70.483" calcext:value-type="float">
            <text:p>70.483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1776000" calcext:value-type="float">
            <text:p>1776000</text:p>
          </table:table-cell>
          <table:table-cell office:value-type="float" office:value="99.5493" calcext:value-type="float">
            <text:p>99.5493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1778000" calcext:value-type="float">
            <text:p>1778000</text:p>
          </table:table-cell>
          <table:table-cell office:value-type="float" office:value="130.0595" calcext:value-type="float">
            <text:p>130.0595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1780000" calcext:value-type="float">
            <text:p>1780000</text:p>
          </table:table-cell>
          <table:table-cell office:value-type="float" office:value="118.9607" calcext:value-type="float">
            <text:p>118.9607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782000" calcext:value-type="float">
            <text:p>1782000</text:p>
          </table:table-cell>
          <table:table-cell office:value-type="float" office:value="-43.4582" calcext:value-type="float">
            <text:p>-43.4582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1784000" calcext:value-type="float">
            <text:p>1784000</text:p>
          </table:table-cell>
          <table:table-cell office:value-type="float" office:value="98.0057" calcext:value-type="float">
            <text:p>98.0057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1786000" calcext:value-type="float">
            <text:p>1786000</text:p>
          </table:table-cell>
          <table:table-cell office:value-type="float" office:value="-25.3049" calcext:value-type="float">
            <text:p>-25.3049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1788000" calcext:value-type="float">
            <text:p>1788000</text:p>
          </table:table-cell>
          <table:table-cell office:value-type="float" office:value="93.8403" calcext:value-type="float">
            <text:p>93.8403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1790000" calcext:value-type="float">
            <text:p>1790000</text:p>
          </table:table-cell>
          <table:table-cell office:value-type="float" office:value="115.523" calcext:value-type="float">
            <text:p>115.523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792000" calcext:value-type="float">
            <text:p>1792000</text:p>
          </table:table-cell>
          <table:table-cell office:value-type="float" office:value="100.6507" calcext:value-type="float">
            <text:p>100.6507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1794000" calcext:value-type="float">
            <text:p>1794000</text:p>
          </table:table-cell>
          <table:table-cell office:value-type="float" office:value="95.4862" calcext:value-type="float">
            <text:p>95.4862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1796000" calcext:value-type="float">
            <text:p>1796000</text:p>
          </table:table-cell>
          <table:table-cell office:value-type="float" office:value="27.4374" calcext:value-type="float">
            <text:p>27.4374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1798000" calcext:value-type="float">
            <text:p>1798000</text:p>
          </table:table-cell>
          <table:table-cell office:value-type="float" office:value="99.2507" calcext:value-type="float">
            <text:p>99.2507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19.2967" calcext:value-type="float">
            <text:p>119.296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802000" calcext:value-type="float">
            <text:p>1802000</text:p>
          </table:table-cell>
          <table:table-cell office:value-type="float" office:value="131.7661" calcext:value-type="float">
            <text:p>131.7661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1804000" calcext:value-type="float">
            <text:p>1804000</text:p>
          </table:table-cell>
          <table:table-cell office:value-type="float" office:value="84.0983" calcext:value-type="float">
            <text:p>84.0983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1806000" calcext:value-type="float">
            <text:p>1806000</text:p>
          </table:table-cell>
          <table:table-cell office:value-type="float" office:value="105.8833" calcext:value-type="float">
            <text:p>105.8833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1808000" calcext:value-type="float">
            <text:p>1808000</text:p>
          </table:table-cell>
          <table:table-cell office:value-type="float" office:value="84.1172" calcext:value-type="float">
            <text:p>84.1172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1810000" calcext:value-type="float">
            <text:p>1810000</text:p>
          </table:table-cell>
          <table:table-cell office:value-type="float" office:value="77.0643" calcext:value-type="float">
            <text:p>77.0643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812000" calcext:value-type="float">
            <text:p>1812000</text:p>
          </table:table-cell>
          <table:table-cell office:value-type="float" office:value="77.7657" calcext:value-type="float">
            <text:p>77.7657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1814000" calcext:value-type="float">
            <text:p>1814000</text:p>
          </table:table-cell>
          <table:table-cell office:value-type="float" office:value="39.3336" calcext:value-type="float">
            <text:p>39.3336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1816000" calcext:value-type="float">
            <text:p>1816000</text:p>
          </table:table-cell>
          <table:table-cell office:value-type="float" office:value="85.7343" calcext:value-type="float">
            <text:p>85.7343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1818000" calcext:value-type="float">
            <text:p>1818000</text:p>
          </table:table-cell>
          <table:table-cell office:value-type="float" office:value="95.4538" calcext:value-type="float">
            <text:p>95.4538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1820000" calcext:value-type="float">
            <text:p>1820000</text:p>
          </table:table-cell>
          <table:table-cell office:value-type="float" office:value="111.2158" calcext:value-type="float">
            <text:p>111.2158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822000" calcext:value-type="float">
            <text:p>1822000</text:p>
          </table:table-cell>
          <table:table-cell office:value-type="float" office:value="74.6851" calcext:value-type="float">
            <text:p>74.6851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1824000" calcext:value-type="float">
            <text:p>1824000</text:p>
          </table:table-cell>
          <table:table-cell office:value-type="float" office:value="103.6375" calcext:value-type="float">
            <text:p>103.6375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1826000" calcext:value-type="float">
            <text:p>1826000</text:p>
          </table:table-cell>
          <table:table-cell office:value-type="float" office:value="72.6381" calcext:value-type="float">
            <text:p>72.6381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1828000" calcext:value-type="float">
            <text:p>1828000</text:p>
          </table:table-cell>
          <table:table-cell office:value-type="float" office:value="90.3357" calcext:value-type="float">
            <text:p>90.3357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1830000" calcext:value-type="float">
            <text:p>1830000</text:p>
          </table:table-cell>
          <table:table-cell office:value-type="float" office:value="-95.5714" calcext:value-type="float">
            <text:p>-95.5714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832000" calcext:value-type="float">
            <text:p>1832000</text:p>
          </table:table-cell>
          <table:table-cell office:value-type="float" office:value="73.0481" calcext:value-type="float">
            <text:p>73.0481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1834000" calcext:value-type="float">
            <text:p>1834000</text:p>
          </table:table-cell>
          <table:table-cell office:value-type="float" office:value="61.4944" calcext:value-type="float">
            <text:p>61.4944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1836000" calcext:value-type="float">
            <text:p>1836000</text:p>
          </table:table-cell>
          <table:table-cell office:value-type="float" office:value="67.4822" calcext:value-type="float">
            <text:p>67.4822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1838000" calcext:value-type="float">
            <text:p>1838000</text:p>
          </table:table-cell>
          <table:table-cell office:value-type="float" office:value="52.3916" calcext:value-type="float">
            <text:p>52.3916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1840000" calcext:value-type="float">
            <text:p>1840000</text:p>
          </table:table-cell>
          <table:table-cell office:value-type="float" office:value="62.0095" calcext:value-type="float">
            <text:p>62.0095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842000" calcext:value-type="float">
            <text:p>1842000</text:p>
          </table:table-cell>
          <table:table-cell office:value-type="float" office:value="113.7581" calcext:value-type="float">
            <text:p>113.7581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1844000" calcext:value-type="float">
            <text:p>1844000</text:p>
          </table:table-cell>
          <table:table-cell office:value-type="float" office:value="61.3684" calcext:value-type="float">
            <text:p>61.3684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1846000" calcext:value-type="float">
            <text:p>1846000</text:p>
          </table:table-cell>
          <table:table-cell office:value-type="float" office:value="46.3469" calcext:value-type="float">
            <text:p>46.3469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1848000" calcext:value-type="float">
            <text:p>1848000</text:p>
          </table:table-cell>
          <table:table-cell office:value-type="float" office:value="62.5554" calcext:value-type="float">
            <text:p>62.5554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70.2339" calcext:value-type="float">
            <text:p>70.2339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852000" calcext:value-type="float">
            <text:p>1852000</text:p>
          </table:table-cell>
          <table:table-cell office:value-type="float" office:value="57.1095" calcext:value-type="float">
            <text:p>57.1095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1854000" calcext:value-type="float">
            <text:p>1854000</text:p>
          </table:table-cell>
          <table:table-cell office:value-type="float" office:value="75.9762" calcext:value-type="float">
            <text:p>75.9762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1856000" calcext:value-type="float">
            <text:p>1856000</text:p>
          </table:table-cell>
          <table:table-cell office:value-type="float" office:value="51.8128" calcext:value-type="float">
            <text:p>51.8128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858000" calcext:value-type="float">
            <text:p>1858000</text:p>
          </table:table-cell>
          <table:table-cell office:value-type="float" office:value="78.0978" calcext:value-type="float">
            <text:p>78.0978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860000" calcext:value-type="float">
            <text:p>1860000</text:p>
          </table:table-cell>
          <table:table-cell office:value-type="float" office:value="92.0341" calcext:value-type="float">
            <text:p>92.0341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862000" calcext:value-type="float">
            <text:p>1862000</text:p>
          </table:table-cell>
          <table:table-cell office:value-type="float" office:value="13.9323" calcext:value-type="float">
            <text:p>13.9323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1864000" calcext:value-type="float">
            <text:p>1864000</text:p>
          </table:table-cell>
          <table:table-cell office:value-type="float" office:value="100.9907" calcext:value-type="float">
            <text:p>100.9907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1866000" calcext:value-type="float">
            <text:p>1866000</text:p>
          </table:table-cell>
          <table:table-cell office:value-type="float" office:value="125.6256" calcext:value-type="float">
            <text:p>125.6256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1868000" calcext:value-type="float">
            <text:p>1868000</text:p>
          </table:table-cell>
          <table:table-cell office:value-type="float" office:value="57.7434" calcext:value-type="float">
            <text:p>57.7434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1870000" calcext:value-type="float">
            <text:p>1870000</text:p>
          </table:table-cell>
          <table:table-cell office:value-type="float" office:value="-68.6286" calcext:value-type="float">
            <text:p>-68.6286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1872000" calcext:value-type="float">
            <text:p>1872000</text:p>
          </table:table-cell>
          <table:table-cell office:value-type="float" office:value="40.8108" calcext:value-type="float">
            <text:p>40.8108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1874000" calcext:value-type="float">
            <text:p>1874000</text:p>
          </table:table-cell>
          <table:table-cell office:value-type="float" office:value="55.4598" calcext:value-type="float">
            <text:p>55.4598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1876000" calcext:value-type="float">
            <text:p>1876000</text:p>
          </table:table-cell>
          <table:table-cell office:value-type="float" office:value="98.3428" calcext:value-type="float">
            <text:p>98.3428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1878000" calcext:value-type="float">
            <text:p>1878000</text:p>
          </table:table-cell>
          <table:table-cell office:value-type="float" office:value="73.3755" calcext:value-type="float">
            <text:p>73.3755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1880000" calcext:value-type="float">
            <text:p>1880000</text:p>
          </table:table-cell>
          <table:table-cell office:value-type="float" office:value="95.7971" calcext:value-type="float">
            <text:p>95.7971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1882000" calcext:value-type="float">
            <text:p>1882000</text:p>
          </table:table-cell>
          <table:table-cell office:value-type="float" office:value="92.0025" calcext:value-type="float">
            <text:p>92.0025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1884000" calcext:value-type="float">
            <text:p>1884000</text:p>
          </table:table-cell>
          <table:table-cell office:value-type="float" office:value="85.1428" calcext:value-type="float">
            <text:p>85.1428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1886000" calcext:value-type="float">
            <text:p>1886000</text:p>
          </table:table-cell>
          <table:table-cell office:value-type="float" office:value="82.6249" calcext:value-type="float">
            <text:p>82.6249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1888000" calcext:value-type="float">
            <text:p>1888000</text:p>
          </table:table-cell>
          <table:table-cell office:value-type="float" office:value="91.905" calcext:value-type="float">
            <text:p>91.905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1890000" calcext:value-type="float">
            <text:p>1890000</text:p>
          </table:table-cell>
          <table:table-cell office:value-type="float" office:value="149.1093" calcext:value-type="float">
            <text:p>149.1093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1892000" calcext:value-type="float">
            <text:p>1892000</text:p>
          </table:table-cell>
          <table:table-cell office:value-type="float" office:value="-16.2131" calcext:value-type="float">
            <text:p>-16.2131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1894000" calcext:value-type="float">
            <text:p>1894000</text:p>
          </table:table-cell>
          <table:table-cell office:value-type="float" office:value="96.8709" calcext:value-type="float">
            <text:p>96.8709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1896000" calcext:value-type="float">
            <text:p>1896000</text:p>
          </table:table-cell>
          <table:table-cell office:value-type="float" office:value="68.6995" calcext:value-type="float">
            <text:p>68.6995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1898000" calcext:value-type="float">
            <text:p>1898000</text:p>
          </table:table-cell>
          <table:table-cell office:value-type="float" office:value="135.0843" calcext:value-type="float">
            <text:p>135.084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129.5052" calcext:value-type="float">
            <text:p>129.5052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1902000" calcext:value-type="float">
            <text:p>1902000</text:p>
          </table:table-cell>
          <table:table-cell office:value-type="float" office:value="82.7788" calcext:value-type="float">
            <text:p>82.7788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1904000" calcext:value-type="float">
            <text:p>1904000</text:p>
          </table:table-cell>
          <table:table-cell office:value-type="float" office:value="102.0641" calcext:value-type="float">
            <text:p>102.0641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1906000" calcext:value-type="float">
            <text:p>1906000</text:p>
          </table:table-cell>
          <table:table-cell office:value-type="float" office:value="66.7708" calcext:value-type="float">
            <text:p>66.7708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1908000" calcext:value-type="float">
            <text:p>1908000</text:p>
          </table:table-cell>
          <table:table-cell office:value-type="float" office:value="82.1366" calcext:value-type="float">
            <text:p>82.1366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910000" calcext:value-type="float">
            <text:p>1910000</text:p>
          </table:table-cell>
          <table:table-cell office:value-type="float" office:value="106.8652" calcext:value-type="float">
            <text:p>106.8652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1912000" calcext:value-type="float">
            <text:p>1912000</text:p>
          </table:table-cell>
          <table:table-cell office:value-type="float" office:value="43.7046" calcext:value-type="float">
            <text:p>43.7046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1914000" calcext:value-type="float">
            <text:p>1914000</text:p>
          </table:table-cell>
          <table:table-cell office:value-type="float" office:value="111.1779" calcext:value-type="float">
            <text:p>111.1779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1916000" calcext:value-type="float">
            <text:p>1916000</text:p>
          </table:table-cell>
          <table:table-cell office:value-type="float" office:value="86.8587" calcext:value-type="float">
            <text:p>86.8587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1918000" calcext:value-type="float">
            <text:p>1918000</text:p>
          </table:table-cell>
          <table:table-cell office:value-type="float" office:value="99.7459" calcext:value-type="float">
            <text:p>99.7459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175.4302" calcext:value-type="float">
            <text:p>175.4302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1922000" calcext:value-type="float">
            <text:p>1922000</text:p>
          </table:table-cell>
          <table:table-cell office:value-type="float" office:value="83.4859" calcext:value-type="float">
            <text:p>83.4859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1924000" calcext:value-type="float">
            <text:p>1924000</text:p>
          </table:table-cell>
          <table:table-cell office:value-type="float" office:value="102.3401" calcext:value-type="float">
            <text:p>102.3401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1926000" calcext:value-type="float">
            <text:p>1926000</text:p>
          </table:table-cell>
          <table:table-cell office:value-type="float" office:value="93.9155" calcext:value-type="float">
            <text:p>93.9155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1928000" calcext:value-type="float">
            <text:p>1928000</text:p>
          </table:table-cell>
          <table:table-cell office:value-type="float" office:value="52.1831" calcext:value-type="float">
            <text:p>52.1831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1930000" calcext:value-type="float">
            <text:p>1930000</text:p>
          </table:table-cell>
          <table:table-cell office:value-type="float" office:value="140.934" calcext:value-type="float">
            <text:p>140.934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1932000" calcext:value-type="float">
            <text:p>1932000</text:p>
          </table:table-cell>
          <table:table-cell office:value-type="float" office:value="80.0803" calcext:value-type="float">
            <text:p>80.0803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1934000" calcext:value-type="float">
            <text:p>1934000</text:p>
          </table:table-cell>
          <table:table-cell office:value-type="float" office:value="77.0163" calcext:value-type="float">
            <text:p>77.0163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1936000" calcext:value-type="float">
            <text:p>1936000</text:p>
          </table:table-cell>
          <table:table-cell office:value-type="float" office:value="27.2122" calcext:value-type="float">
            <text:p>27.2122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1938000" calcext:value-type="float">
            <text:p>1938000</text:p>
          </table:table-cell>
          <table:table-cell office:value-type="float" office:value="101.0011" calcext:value-type="float">
            <text:p>101.0011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1940000" calcext:value-type="float">
            <text:p>1940000</text:p>
          </table:table-cell>
          <table:table-cell office:value-type="float" office:value="122.961" calcext:value-type="float">
            <text:p>122.961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1942000" calcext:value-type="float">
            <text:p>1942000</text:p>
          </table:table-cell>
          <table:table-cell office:value-type="float" office:value="109.563" calcext:value-type="float">
            <text:p>109.563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1944000" calcext:value-type="float">
            <text:p>1944000</text:p>
          </table:table-cell>
          <table:table-cell office:value-type="float" office:value="102.6491" calcext:value-type="float">
            <text:p>102.6491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1946000" calcext:value-type="float">
            <text:p>1946000</text:p>
          </table:table-cell>
          <table:table-cell office:value-type="float" office:value="104.0127" calcext:value-type="float">
            <text:p>104.0127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1948000" calcext:value-type="float">
            <text:p>1948000</text:p>
          </table:table-cell>
          <table:table-cell office:value-type="float" office:value="59.8805" calcext:value-type="float">
            <text:p>59.8805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87.1462" calcext:value-type="float">
            <text:p>87.1462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1952000" calcext:value-type="float">
            <text:p>1952000</text:p>
          </table:table-cell>
          <table:table-cell office:value-type="float" office:value="96.8721" calcext:value-type="float">
            <text:p>96.8721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1954000" calcext:value-type="float">
            <text:p>1954000</text:p>
          </table:table-cell>
          <table:table-cell office:value-type="float" office:value="91.8008" calcext:value-type="float">
            <text:p>91.8008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1956000" calcext:value-type="float">
            <text:p>1956000</text:p>
          </table:table-cell>
          <table:table-cell office:value-type="float" office:value="121.2682" calcext:value-type="float">
            <text:p>121.2682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1958000" calcext:value-type="float">
            <text:p>1958000</text:p>
          </table:table-cell>
          <table:table-cell office:value-type="float" office:value="79.1525" calcext:value-type="float">
            <text:p>79.1525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1960000" calcext:value-type="float">
            <text:p>1960000</text:p>
          </table:table-cell>
          <table:table-cell office:value-type="float" office:value="55.7062" calcext:value-type="float">
            <text:p>55.7062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1962000" calcext:value-type="float">
            <text:p>1962000</text:p>
          </table:table-cell>
          <table:table-cell office:value-type="float" office:value="105.1074" calcext:value-type="float">
            <text:p>105.1074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1964000" calcext:value-type="float">
            <text:p>1964000</text:p>
          </table:table-cell>
          <table:table-cell office:value-type="float" office:value="152.2838" calcext:value-type="float">
            <text:p>152.2838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966000" calcext:value-type="float">
            <text:p>1966000</text:p>
          </table:table-cell>
          <table:table-cell office:value-type="float" office:value="83.9692" calcext:value-type="float">
            <text:p>83.9692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1968000" calcext:value-type="float">
            <text:p>1968000</text:p>
          </table:table-cell>
          <table:table-cell office:value-type="float" office:value="96.4096" calcext:value-type="float">
            <text:p>96.4096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1970000" calcext:value-type="float">
            <text:p>1970000</text:p>
          </table:table-cell>
          <table:table-cell office:value-type="float" office:value="68.0212" calcext:value-type="float">
            <text:p>68.0212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1972000" calcext:value-type="float">
            <text:p>1972000</text:p>
          </table:table-cell>
          <table:table-cell office:value-type="float" office:value="82.1582" calcext:value-type="float">
            <text:p>82.1582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1974000" calcext:value-type="float">
            <text:p>1974000</text:p>
          </table:table-cell>
          <table:table-cell office:value-type="float" office:value="72.1742" calcext:value-type="float">
            <text:p>72.1742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145.343" calcext:value-type="float">
            <text:p>145.343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1978000" calcext:value-type="float">
            <text:p>1978000</text:p>
          </table:table-cell>
          <table:table-cell office:value-type="float" office:value="74.6685" calcext:value-type="float">
            <text:p>74.6685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1980000" calcext:value-type="float">
            <text:p>1980000</text:p>
          </table:table-cell>
          <table:table-cell office:value-type="float" office:value="146.7165" calcext:value-type="float">
            <text:p>146.7165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1982000" calcext:value-type="float">
            <text:p>1982000</text:p>
          </table:table-cell>
          <table:table-cell office:value-type="float" office:value="114.8657" calcext:value-type="float">
            <text:p>114.8657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1984000" calcext:value-type="float">
            <text:p>1984000</text:p>
          </table:table-cell>
          <table:table-cell office:value-type="float" office:value="55.8267" calcext:value-type="float">
            <text:p>55.8267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1986000" calcext:value-type="float">
            <text:p>1986000</text:p>
          </table:table-cell>
          <table:table-cell office:value-type="float" office:value="59.7252" calcext:value-type="float">
            <text:p>59.7252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1988000" calcext:value-type="float">
            <text:p>1988000</text:p>
          </table:table-cell>
          <table:table-cell office:value-type="float" office:value="6.7769" calcext:value-type="float">
            <text:p>6.7769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1990000" calcext:value-type="float">
            <text:p>1990000</text:p>
          </table:table-cell>
          <table:table-cell office:value-type="float" office:value="68.869" calcext:value-type="float">
            <text:p>68.869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1992000" calcext:value-type="float">
            <text:p>1992000</text:p>
          </table:table-cell>
          <table:table-cell office:value-type="float" office:value="1.7104" calcext:value-type="float">
            <text:p>1.7104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1994000" calcext:value-type="float">
            <text:p>1994000</text:p>
          </table:table-cell>
          <table:table-cell office:value-type="float" office:value="76.3648" calcext:value-type="float">
            <text:p>76.364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996000" calcext:value-type="float">
            <text:p>1996000</text:p>
          </table:table-cell>
          <table:table-cell office:value-type="float" office:value="84.2952" calcext:value-type="float">
            <text:p>84.2952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1998000" calcext:value-type="float">
            <text:p>1998000</text:p>
          </table:table-cell>
          <table:table-cell office:value-type="float" office:value="75.1232" calcext:value-type="float">
            <text:p>75.1232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66.1554" calcext:value-type="float">
            <text:p>66.1554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2002000" calcext:value-type="float">
            <text:p>2002000</text:p>
          </table:table-cell>
          <table:table-cell office:value-type="float" office:value="64.6657" calcext:value-type="float">
            <text:p>64.6657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2004000" calcext:value-type="float">
            <text:p>2004000</text:p>
          </table:table-cell>
          <table:table-cell office:value-type="float" office:value="67.1506" calcext:value-type="float">
            <text:p>67.1506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2006000" calcext:value-type="float">
            <text:p>2006000</text:p>
          </table:table-cell>
          <table:table-cell office:value-type="float" office:value="51.0537" calcext:value-type="float">
            <text:p>51.0537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2008000" calcext:value-type="float">
            <text:p>2008000</text:p>
          </table:table-cell>
          <table:table-cell office:value-type="float" office:value="70.9339" calcext:value-type="float">
            <text:p>70.9339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2010000" calcext:value-type="float">
            <text:p>2010000</text:p>
          </table:table-cell>
          <table:table-cell office:value-type="float" office:value="69.0191" calcext:value-type="float">
            <text:p>69.0191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2012000" calcext:value-type="float">
            <text:p>2012000</text:p>
          </table:table-cell>
          <table:table-cell office:value-type="float" office:value="97.5227" calcext:value-type="float">
            <text:p>97.5227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2014000" calcext:value-type="float">
            <text:p>2014000</text:p>
          </table:table-cell>
          <table:table-cell office:value-type="float" office:value="95.4717" calcext:value-type="float">
            <text:p>95.4717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2016000" calcext:value-type="float">
            <text:p>2016000</text:p>
          </table:table-cell>
          <table:table-cell office:value-type="float" office:value="80.8352" calcext:value-type="float">
            <text:p>80.8352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2018000" calcext:value-type="float">
            <text:p>2018000</text:p>
          </table:table-cell>
          <table:table-cell office:value-type="float" office:value="106.9437" calcext:value-type="float">
            <text:p>106.9437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55.5503" calcext:value-type="float">
            <text:p>55.5503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2022000" calcext:value-type="float">
            <text:p>2022000</text:p>
          </table:table-cell>
          <table:table-cell office:value-type="float" office:value="57.2094" calcext:value-type="float">
            <text:p>57.2094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2024000" calcext:value-type="float">
            <text:p>2024000</text:p>
          </table:table-cell>
          <table:table-cell office:value-type="float" office:value="72.4086" calcext:value-type="float">
            <text:p>72.4086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2026000" calcext:value-type="float">
            <text:p>2026000</text:p>
          </table:table-cell>
          <table:table-cell office:value-type="float" office:value="180.9364" calcext:value-type="float">
            <text:p>180.9364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2028000" calcext:value-type="float">
            <text:p>2028000</text:p>
          </table:table-cell>
          <table:table-cell office:value-type="float" office:value="135.9306" calcext:value-type="float">
            <text:p>135.9306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2030000" calcext:value-type="float">
            <text:p>2030000</text:p>
          </table:table-cell>
          <table:table-cell office:value-type="float" office:value="82.0826" calcext:value-type="float">
            <text:p>82.0826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2032000" calcext:value-type="float">
            <text:p>2032000</text:p>
          </table:table-cell>
          <table:table-cell office:value-type="float" office:value="96.9823" calcext:value-type="float">
            <text:p>96.9823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2034000" calcext:value-type="float">
            <text:p>2034000</text:p>
          </table:table-cell>
          <table:table-cell office:value-type="float" office:value="58.5329" calcext:value-type="float">
            <text:p>58.5329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036000" calcext:value-type="float">
            <text:p>2036000</text:p>
          </table:table-cell>
          <table:table-cell office:value-type="float" office:value="89.4524" calcext:value-type="float">
            <text:p>89.4524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2038000" calcext:value-type="float">
            <text:p>2038000</text:p>
          </table:table-cell>
          <table:table-cell office:value-type="float" office:value="118.8536" calcext:value-type="float">
            <text:p>118.8536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2040000" calcext:value-type="float">
            <text:p>2040000</text:p>
          </table:table-cell>
          <table:table-cell office:value-type="float" office:value="92.5523" calcext:value-type="float">
            <text:p>92.5523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2042000" calcext:value-type="float">
            <text:p>2042000</text:p>
          </table:table-cell>
          <table:table-cell office:value-type="float" office:value="66.6271" calcext:value-type="float">
            <text:p>66.6271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2044000" calcext:value-type="float">
            <text:p>2044000</text:p>
          </table:table-cell>
          <table:table-cell office:value-type="float" office:value="93.0905" calcext:value-type="float">
            <text:p>93.0905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046000" calcext:value-type="float">
            <text:p>2046000</text:p>
          </table:table-cell>
          <table:table-cell office:value-type="float" office:value="77.3119" calcext:value-type="float">
            <text:p>77.3119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2048000" calcext:value-type="float">
            <text:p>2048000</text:p>
          </table:table-cell>
          <table:table-cell office:value-type="float" office:value="95.4168" calcext:value-type="float">
            <text:p>95.4168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2050000" calcext:value-type="float">
            <text:p>2050000</text:p>
          </table:table-cell>
          <table:table-cell office:value-type="float" office:value="89.3167" calcext:value-type="float">
            <text:p>89.3167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2052000" calcext:value-type="float">
            <text:p>2052000</text:p>
          </table:table-cell>
          <table:table-cell office:value-type="float" office:value="100.6095" calcext:value-type="float">
            <text:p>100.6095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2054000" calcext:value-type="float">
            <text:p>2054000</text:p>
          </table:table-cell>
          <table:table-cell office:value-type="float" office:value="109.7323" calcext:value-type="float">
            <text:p>109.7323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056000" calcext:value-type="float">
            <text:p>2056000</text:p>
          </table:table-cell>
          <table:table-cell office:value-type="float" office:value="97.7386" calcext:value-type="float">
            <text:p>97.7386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2058000" calcext:value-type="float">
            <text:p>2058000</text:p>
          </table:table-cell>
          <table:table-cell office:value-type="float" office:value="111.7304" calcext:value-type="float">
            <text:p>111.7304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2060000" calcext:value-type="float">
            <text:p>2060000</text:p>
          </table:table-cell>
          <table:table-cell office:value-type="float" office:value="80.1987" calcext:value-type="float">
            <text:p>80.1987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2062000" calcext:value-type="float">
            <text:p>2062000</text:p>
          </table:table-cell>
          <table:table-cell office:value-type="float" office:value="105.6846" calcext:value-type="float">
            <text:p>105.6846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2064000" calcext:value-type="float">
            <text:p>2064000</text:p>
          </table:table-cell>
          <table:table-cell office:value-type="float" office:value="107.8772" calcext:value-type="float">
            <text:p>107.8772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2066000" calcext:value-type="float">
            <text:p>2066000</text:p>
          </table:table-cell>
          <table:table-cell office:value-type="float" office:value="116.5588" calcext:value-type="float">
            <text:p>116.5588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2068000" calcext:value-type="float">
            <text:p>2068000</text:p>
          </table:table-cell>
          <table:table-cell office:value-type="float" office:value="104.0819" calcext:value-type="float">
            <text:p>104.0819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2070000" calcext:value-type="float">
            <text:p>2070000</text:p>
          </table:table-cell>
          <table:table-cell office:value-type="float" office:value="57.1787" calcext:value-type="float">
            <text:p>57.1787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2072000" calcext:value-type="float">
            <text:p>2072000</text:p>
          </table:table-cell>
          <table:table-cell office:value-type="float" office:value="102.3299" calcext:value-type="float">
            <text:p>102.3299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2074000" calcext:value-type="float">
            <text:p>2074000</text:p>
          </table:table-cell>
          <table:table-cell office:value-type="float" office:value="97.3663" calcext:value-type="float">
            <text:p>97.3663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2076000" calcext:value-type="float">
            <text:p>2076000</text:p>
          </table:table-cell>
          <table:table-cell office:value-type="float" office:value="140.0533" calcext:value-type="float">
            <text:p>140.0533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2078000" calcext:value-type="float">
            <text:p>2078000</text:p>
          </table:table-cell>
          <table:table-cell office:value-type="float" office:value="102.316" calcext:value-type="float">
            <text:p>102.316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2080000" calcext:value-type="float">
            <text:p>2080000</text:p>
          </table:table-cell>
          <table:table-cell office:value-type="float" office:value="120.667" calcext:value-type="float">
            <text:p>120.667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2082000" calcext:value-type="float">
            <text:p>2082000</text:p>
          </table:table-cell>
          <table:table-cell office:value-type="float" office:value="78.1679" calcext:value-type="float">
            <text:p>78.1679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2084000" calcext:value-type="float">
            <text:p>2084000</text:p>
          </table:table-cell>
          <table:table-cell office:value-type="float" office:value="92.7994" calcext:value-type="float">
            <text:p>92.7994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2086000" calcext:value-type="float">
            <text:p>2086000</text:p>
          </table:table-cell>
          <table:table-cell office:value-type="float" office:value="82.7853" calcext:value-type="float">
            <text:p>82.7853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2088000" calcext:value-type="float">
            <text:p>2088000</text:p>
          </table:table-cell>
          <table:table-cell office:value-type="float" office:value="108.0045" calcext:value-type="float">
            <text:p>108.0045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2090000" calcext:value-type="float">
            <text:p>2090000</text:p>
          </table:table-cell>
          <table:table-cell office:value-type="float" office:value="78.8623" calcext:value-type="float">
            <text:p>78.8623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2092000" calcext:value-type="float">
            <text:p>2092000</text:p>
          </table:table-cell>
          <table:table-cell office:value-type="float" office:value="-75.8024" calcext:value-type="float">
            <text:p>-75.8024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2094000" calcext:value-type="float">
            <text:p>2094000</text:p>
          </table:table-cell>
          <table:table-cell office:value-type="float" office:value="117.5578" calcext:value-type="float">
            <text:p>117.557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96000" calcext:value-type="float">
            <text:p>2096000</text:p>
          </table:table-cell>
          <table:table-cell office:value-type="float" office:value="102.5544" calcext:value-type="float">
            <text:p>102.5544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2098000" calcext:value-type="float">
            <text:p>2098000</text:p>
          </table:table-cell>
          <table:table-cell office:value-type="float" office:value="86.8905" calcext:value-type="float">
            <text:p>86.8905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109.5646" calcext:value-type="float">
            <text:p>109.5646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2102000" calcext:value-type="float">
            <text:p>2102000</text:p>
          </table:table-cell>
          <table:table-cell office:value-type="float" office:value="115.7991" calcext:value-type="float">
            <text:p>115.7991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2104000" calcext:value-type="float">
            <text:p>2104000</text:p>
          </table:table-cell>
          <table:table-cell office:value-type="float" office:value="118.7615" calcext:value-type="float">
            <text:p>118.7615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2106000" calcext:value-type="float">
            <text:p>2106000</text:p>
          </table:table-cell>
          <table:table-cell office:value-type="float" office:value="77.5089" calcext:value-type="float">
            <text:p>77.5089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2108000" calcext:value-type="float">
            <text:p>2108000</text:p>
          </table:table-cell>
          <table:table-cell office:value-type="float" office:value="83.1228" calcext:value-type="float">
            <text:p>83.1228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2110000" calcext:value-type="float">
            <text:p>2110000</text:p>
          </table:table-cell>
          <table:table-cell office:value-type="float" office:value="92.7581" calcext:value-type="float">
            <text:p>92.7581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2112000" calcext:value-type="float">
            <text:p>2112000</text:p>
          </table:table-cell>
          <table:table-cell office:value-type="float" office:value="39.3296" calcext:value-type="float">
            <text:p>39.3296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2114000" calcext:value-type="float">
            <text:p>2114000</text:p>
          </table:table-cell>
          <table:table-cell office:value-type="float" office:value="-39.6726" calcext:value-type="float">
            <text:p>-39.6726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116000" calcext:value-type="float">
            <text:p>2116000</text:p>
          </table:table-cell>
          <table:table-cell office:value-type="float" office:value="86.2167" calcext:value-type="float">
            <text:p>86.2167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2118000" calcext:value-type="float">
            <text:p>2118000</text:p>
          </table:table-cell>
          <table:table-cell office:value-type="float" office:value="55.4511" calcext:value-type="float">
            <text:p>55.4511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2120000" calcext:value-type="float">
            <text:p>2120000</text:p>
          </table:table-cell>
          <table:table-cell office:value-type="float" office:value="77.5479" calcext:value-type="float">
            <text:p>77.5479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2122000" calcext:value-type="float">
            <text:p>2122000</text:p>
          </table:table-cell>
          <table:table-cell office:value-type="float" office:value="121.7833" calcext:value-type="float">
            <text:p>121.7833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2124000" calcext:value-type="float">
            <text:p>2124000</text:p>
          </table:table-cell>
          <table:table-cell office:value-type="float" office:value="107.9778" calcext:value-type="float">
            <text:p>107.9778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2126000" calcext:value-type="float">
            <text:p>2126000</text:p>
          </table:table-cell>
          <table:table-cell office:value-type="float" office:value="123.4812" calcext:value-type="float">
            <text:p>123.4812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2128000" calcext:value-type="float">
            <text:p>2128000</text:p>
          </table:table-cell>
          <table:table-cell office:value-type="float" office:value="89.961" calcext:value-type="float">
            <text:p>89.961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2130000" calcext:value-type="float">
            <text:p>2130000</text:p>
          </table:table-cell>
          <table:table-cell office:value-type="float" office:value="86.8526" calcext:value-type="float">
            <text:p>86.8526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2132000" calcext:value-type="float">
            <text:p>2132000</text:p>
          </table:table-cell>
          <table:table-cell office:value-type="float" office:value="101.4625" calcext:value-type="float">
            <text:p>101.4625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2134000" calcext:value-type="float">
            <text:p>2134000</text:p>
          </table:table-cell>
          <table:table-cell office:value-type="float" office:value="100.7658" calcext:value-type="float">
            <text:p>100.7658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136000" calcext:value-type="float">
            <text:p>2136000</text:p>
          </table:table-cell>
          <table:table-cell office:value-type="float" office:value="94.7431" calcext:value-type="float">
            <text:p>94.7431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2138000" calcext:value-type="float">
            <text:p>2138000</text:p>
          </table:table-cell>
          <table:table-cell office:value-type="float" office:value="73.3081" calcext:value-type="float">
            <text:p>73.3081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2140000" calcext:value-type="float">
            <text:p>2140000</text:p>
          </table:table-cell>
          <table:table-cell office:value-type="float" office:value="106.2301" calcext:value-type="float">
            <text:p>106.2301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2142000" calcext:value-type="float">
            <text:p>2142000</text:p>
          </table:table-cell>
          <table:table-cell office:value-type="float" office:value="76.9737" calcext:value-type="float">
            <text:p>76.9737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2144000" calcext:value-type="float">
            <text:p>2144000</text:p>
          </table:table-cell>
          <table:table-cell office:value-type="float" office:value="109.7275" calcext:value-type="float">
            <text:p>109.7275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2146000" calcext:value-type="float">
            <text:p>2146000</text:p>
          </table:table-cell>
          <table:table-cell office:value-type="float" office:value="77.1597" calcext:value-type="float">
            <text:p>77.1597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2148000" calcext:value-type="float">
            <text:p>2148000</text:p>
          </table:table-cell>
          <table:table-cell office:value-type="float" office:value="105.0319" calcext:value-type="float">
            <text:p>105.0319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2150000" calcext:value-type="float">
            <text:p>2150000</text:p>
          </table:table-cell>
          <table:table-cell office:value-type="float" office:value="69.9478" calcext:value-type="float">
            <text:p>69.9478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2152000" calcext:value-type="float">
            <text:p>2152000</text:p>
          </table:table-cell>
          <table:table-cell office:value-type="float" office:value="78.6555" calcext:value-type="float">
            <text:p>78.6555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2154000" calcext:value-type="float">
            <text:p>2154000</text:p>
          </table:table-cell>
          <table:table-cell office:value-type="float" office:value="105.2085" calcext:value-type="float">
            <text:p>105.2085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2156000" calcext:value-type="float">
            <text:p>2156000</text:p>
          </table:table-cell>
          <table:table-cell office:value-type="float" office:value="39.2686" calcext:value-type="float">
            <text:p>39.2686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2158000" calcext:value-type="float">
            <text:p>2158000</text:p>
          </table:table-cell>
          <table:table-cell office:value-type="float" office:value="83.1428" calcext:value-type="float">
            <text:p>83.1428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2160000" calcext:value-type="float">
            <text:p>2160000</text:p>
          </table:table-cell>
          <table:table-cell office:value-type="float" office:value="56.4916" calcext:value-type="float">
            <text:p>56.4916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2162000" calcext:value-type="float">
            <text:p>2162000</text:p>
          </table:table-cell>
          <table:table-cell office:value-type="float" office:value="108.4081" calcext:value-type="float">
            <text:p>108.4081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2164000" calcext:value-type="float">
            <text:p>2164000</text:p>
          </table:table-cell>
          <table:table-cell office:value-type="float" office:value="143.1783" calcext:value-type="float">
            <text:p>143.1783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2166000" calcext:value-type="float">
            <text:p>2166000</text:p>
          </table:table-cell>
          <table:table-cell office:value-type="float" office:value="49.3708" calcext:value-type="float">
            <text:p>49.3708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2168000" calcext:value-type="float">
            <text:p>2168000</text:p>
          </table:table-cell>
          <table:table-cell office:value-type="float" office:value="73.8367" calcext:value-type="float">
            <text:p>73.8367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2170000" calcext:value-type="float">
            <text:p>2170000</text:p>
          </table:table-cell>
          <table:table-cell office:value-type="float" office:value="90.2544" calcext:value-type="float">
            <text:p>90.2544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2172000" calcext:value-type="float">
            <text:p>2172000</text:p>
          </table:table-cell>
          <table:table-cell office:value-type="float" office:value="71.3378" calcext:value-type="float">
            <text:p>71.3378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2174000" calcext:value-type="float">
            <text:p>2174000</text:p>
          </table:table-cell>
          <table:table-cell office:value-type="float" office:value="61.6684" calcext:value-type="float">
            <text:p>61.6684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2176000" calcext:value-type="float">
            <text:p>2176000</text:p>
          </table:table-cell>
          <table:table-cell office:value-type="float" office:value="-82.0065" calcext:value-type="float">
            <text:p>-82.0065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2178000" calcext:value-type="float">
            <text:p>2178000</text:p>
          </table:table-cell>
          <table:table-cell office:value-type="float" office:value="61.8786" calcext:value-type="float">
            <text:p>61.8786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2180000" calcext:value-type="float">
            <text:p>2180000</text:p>
          </table:table-cell>
          <table:table-cell office:value-type="float" office:value="60.5966" calcext:value-type="float">
            <text:p>60.5966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2182000" calcext:value-type="float">
            <text:p>2182000</text:p>
          </table:table-cell>
          <table:table-cell office:value-type="float" office:value="76.1945" calcext:value-type="float">
            <text:p>76.1945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2184000" calcext:value-type="float">
            <text:p>2184000</text:p>
          </table:table-cell>
          <table:table-cell office:value-type="float" office:value="85.3766" calcext:value-type="float">
            <text:p>85.3766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2186000" calcext:value-type="float">
            <text:p>2186000</text:p>
          </table:table-cell>
          <table:table-cell office:value-type="float" office:value="85.9265" calcext:value-type="float">
            <text:p>85.9265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2188000" calcext:value-type="float">
            <text:p>2188000</text:p>
          </table:table-cell>
          <table:table-cell office:value-type="float" office:value="41.6698" calcext:value-type="float">
            <text:p>41.6698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2190000" calcext:value-type="float">
            <text:p>2190000</text:p>
          </table:table-cell>
          <table:table-cell office:value-type="float" office:value="79.766" calcext:value-type="float">
            <text:p>79.766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2192000" calcext:value-type="float">
            <text:p>2192000</text:p>
          </table:table-cell>
          <table:table-cell office:value-type="float" office:value="111.3626" calcext:value-type="float">
            <text:p>111.3626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2194000" calcext:value-type="float">
            <text:p>2194000</text:p>
          </table:table-cell>
          <table:table-cell office:value-type="float" office:value="100.2044" calcext:value-type="float">
            <text:p>100.2044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196000" calcext:value-type="float">
            <text:p>2196000</text:p>
          </table:table-cell>
          <table:table-cell office:value-type="float" office:value="113.6217" calcext:value-type="float">
            <text:p>113.6217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2198000" calcext:value-type="float">
            <text:p>2198000</text:p>
          </table:table-cell>
          <table:table-cell office:value-type="float" office:value="33.6881" calcext:value-type="float">
            <text:p>33.6881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185.2993" calcext:value-type="float">
            <text:p>185.2993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2202000" calcext:value-type="float">
            <text:p>2202000</text:p>
          </table:table-cell>
          <table:table-cell office:value-type="float" office:value="68.3936" calcext:value-type="float">
            <text:p>68.3936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2204000" calcext:value-type="float">
            <text:p>2204000</text:p>
          </table:table-cell>
          <table:table-cell office:value-type="float" office:value="88.9813" calcext:value-type="float">
            <text:p>88.9813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2206000" calcext:value-type="float">
            <text:p>2206000</text:p>
          </table:table-cell>
          <table:table-cell office:value-type="float" office:value="106.0225" calcext:value-type="float">
            <text:p>106.0225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2208000" calcext:value-type="float">
            <text:p>2208000</text:p>
          </table:table-cell>
          <table:table-cell office:value-type="float" office:value="50.2537" calcext:value-type="float">
            <text:p>50.2537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2210000" calcext:value-type="float">
            <text:p>2210000</text:p>
          </table:table-cell>
          <table:table-cell office:value-type="float" office:value="113.5768" calcext:value-type="float">
            <text:p>113.5768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2212000" calcext:value-type="float">
            <text:p>2212000</text:p>
          </table:table-cell>
          <table:table-cell office:value-type="float" office:value="75.7505" calcext:value-type="float">
            <text:p>75.7505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2214000" calcext:value-type="float">
            <text:p>2214000</text:p>
          </table:table-cell>
          <table:table-cell office:value-type="float" office:value="103.1823" calcext:value-type="float">
            <text:p>103.1823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2216000" calcext:value-type="float">
            <text:p>2216000</text:p>
          </table:table-cell>
          <table:table-cell office:value-type="float" office:value="117.7972" calcext:value-type="float">
            <text:p>117.7972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2218000" calcext:value-type="float">
            <text:p>2218000</text:p>
          </table:table-cell>
          <table:table-cell office:value-type="float" office:value="87.8345" calcext:value-type="float">
            <text:p>87.8345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2220000" calcext:value-type="float">
            <text:p>2220000</text:p>
          </table:table-cell>
          <table:table-cell office:value-type="float" office:value="42.7102" calcext:value-type="float">
            <text:p>42.7102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2222000" calcext:value-type="float">
            <text:p>2222000</text:p>
          </table:table-cell>
          <table:table-cell office:value-type="float" office:value="121.4331" calcext:value-type="float">
            <text:p>121.4331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2224000" calcext:value-type="float">
            <text:p>2224000</text:p>
          </table:table-cell>
          <table:table-cell office:value-type="float" office:value="139.7551" calcext:value-type="float">
            <text:p>139.7551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2226000" calcext:value-type="float">
            <text:p>2226000</text:p>
          </table:table-cell>
          <table:table-cell office:value-type="float" office:value="79.4429" calcext:value-type="float">
            <text:p>79.4429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2228000" calcext:value-type="float">
            <text:p>2228000</text:p>
          </table:table-cell>
          <table:table-cell office:value-type="float" office:value="43.0093" calcext:value-type="float">
            <text:p>43.0093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2230000" calcext:value-type="float">
            <text:p>2230000</text:p>
          </table:table-cell>
          <table:table-cell office:value-type="float" office:value="90.3797" calcext:value-type="float">
            <text:p>90.3797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2232000" calcext:value-type="float">
            <text:p>2232000</text:p>
          </table:table-cell>
          <table:table-cell office:value-type="float" office:value="93.9118" calcext:value-type="float">
            <text:p>93.9118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2234000" calcext:value-type="float">
            <text:p>2234000</text:p>
          </table:table-cell>
          <table:table-cell office:value-type="float" office:value="99.1703" calcext:value-type="float">
            <text:p>99.1703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68.8664" calcext:value-type="float">
            <text:p>68.8664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2238000" calcext:value-type="float">
            <text:p>2238000</text:p>
          </table:table-cell>
          <table:table-cell office:value-type="float" office:value="95.0563" calcext:value-type="float">
            <text:p>95.0563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2240000" calcext:value-type="float">
            <text:p>2240000</text:p>
          </table:table-cell>
          <table:table-cell office:value-type="float" office:value="83.403" calcext:value-type="float">
            <text:p>83.403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2242000" calcext:value-type="float">
            <text:p>2242000</text:p>
          </table:table-cell>
          <table:table-cell office:value-type="float" office:value="87.8876" calcext:value-type="float">
            <text:p>87.8876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2244000" calcext:value-type="float">
            <text:p>2244000</text:p>
          </table:table-cell>
          <table:table-cell office:value-type="float" office:value="74.8803" calcext:value-type="float">
            <text:p>74.880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2246000" calcext:value-type="float">
            <text:p>2246000</text:p>
          </table:table-cell>
          <table:table-cell office:value-type="float" office:value="118.508" calcext:value-type="float">
            <text:p>118.508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2248000" calcext:value-type="float">
            <text:p>2248000</text:p>
          </table:table-cell>
          <table:table-cell office:value-type="float" office:value="38.6562" calcext:value-type="float">
            <text:p>38.6562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2250000" calcext:value-type="float">
            <text:p>2250000</text:p>
          </table:table-cell>
          <table:table-cell office:value-type="float" office:value="67.6627" calcext:value-type="float">
            <text:p>67.6627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2252000" calcext:value-type="float">
            <text:p>2252000</text:p>
          </table:table-cell>
          <table:table-cell office:value-type="float" office:value="94.055" calcext:value-type="float">
            <text:p>94.055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254000" calcext:value-type="float">
            <text:p>2254000</text:p>
          </table:table-cell>
          <table:table-cell office:value-type="float" office:value="89.6835" calcext:value-type="float">
            <text:p>89.6835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2256000" calcext:value-type="float">
            <text:p>2256000</text:p>
          </table:table-cell>
          <table:table-cell office:value-type="float" office:value="39.6068" calcext:value-type="float">
            <text:p>39.6068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2258000" calcext:value-type="float">
            <text:p>2258000</text:p>
          </table:table-cell>
          <table:table-cell office:value-type="float" office:value="67.4112" calcext:value-type="float">
            <text:p>67.4112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2260000" calcext:value-type="float">
            <text:p>2260000</text:p>
          </table:table-cell>
          <table:table-cell office:value-type="float" office:value="91.5632" calcext:value-type="float">
            <text:p>91.5632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2262000" calcext:value-type="float">
            <text:p>2262000</text:p>
          </table:table-cell>
          <table:table-cell office:value-type="float" office:value="77.2099" calcext:value-type="float">
            <text:p>77.2099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2264000" calcext:value-type="float">
            <text:p>2264000</text:p>
          </table:table-cell>
          <table:table-cell office:value-type="float" office:value="83.9875" calcext:value-type="float">
            <text:p>83.9875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2266000" calcext:value-type="float">
            <text:p>2266000</text:p>
          </table:table-cell>
          <table:table-cell office:value-type="float" office:value="123.2692" calcext:value-type="float">
            <text:p>123.2692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2268000" calcext:value-type="float">
            <text:p>2268000</text:p>
          </table:table-cell>
          <table:table-cell office:value-type="float" office:value="55.677" calcext:value-type="float">
            <text:p>55.677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2270000" calcext:value-type="float">
            <text:p>2270000</text:p>
          </table:table-cell>
          <table:table-cell office:value-type="float" office:value="88.7904" calcext:value-type="float">
            <text:p>88.7904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2272000" calcext:value-type="float">
            <text:p>2272000</text:p>
          </table:table-cell>
          <table:table-cell office:value-type="float" office:value="112.5061" calcext:value-type="float">
            <text:p>112.5061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2274000" calcext:value-type="float">
            <text:p>2274000</text:p>
          </table:table-cell>
          <table:table-cell office:value-type="float" office:value="82.6826" calcext:value-type="float">
            <text:p>82.6826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2276000" calcext:value-type="float">
            <text:p>2276000</text:p>
          </table:table-cell>
          <table:table-cell office:value-type="float" office:value="87.4418" calcext:value-type="float">
            <text:p>87.4418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2278000" calcext:value-type="float">
            <text:p>2278000</text:p>
          </table:table-cell>
          <table:table-cell office:value-type="float" office:value="67.6871" calcext:value-type="float">
            <text:p>67.6871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2280000" calcext:value-type="float">
            <text:p>2280000</text:p>
          </table:table-cell>
          <table:table-cell office:value-type="float" office:value="1.9531" calcext:value-type="float">
            <text:p>1.9531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2282000" calcext:value-type="float">
            <text:p>2282000</text:p>
          </table:table-cell>
          <table:table-cell office:value-type="float" office:value="88.458" calcext:value-type="float">
            <text:p>88.458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2284000" calcext:value-type="float">
            <text:p>2284000</text:p>
          </table:table-cell>
          <table:table-cell office:value-type="float" office:value="54.2079" calcext:value-type="float">
            <text:p>54.2079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2286000" calcext:value-type="float">
            <text:p>2286000</text:p>
          </table:table-cell>
          <table:table-cell office:value-type="float" office:value="114.9825" calcext:value-type="float">
            <text:p>114.9825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2288000" calcext:value-type="float">
            <text:p>2288000</text:p>
          </table:table-cell>
          <table:table-cell office:value-type="float" office:value="108.7879" calcext:value-type="float">
            <text:p>108.7879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2290000" calcext:value-type="float">
            <text:p>2290000</text:p>
          </table:table-cell>
          <table:table-cell office:value-type="float" office:value="90.156" calcext:value-type="float">
            <text:p>90.156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2292000" calcext:value-type="float">
            <text:p>2292000</text:p>
          </table:table-cell>
          <table:table-cell office:value-type="float" office:value="93.7525" calcext:value-type="float">
            <text:p>93.7525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2294000" calcext:value-type="float">
            <text:p>2294000</text:p>
          </table:table-cell>
          <table:table-cell office:value-type="float" office:value="92.6473" calcext:value-type="float">
            <text:p>92.6473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2296000" calcext:value-type="float">
            <text:p>2296000</text:p>
          </table:table-cell>
          <table:table-cell office:value-type="float" office:value="63.3145" calcext:value-type="float">
            <text:p>63.3145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2298000" calcext:value-type="float">
            <text:p>2298000</text:p>
          </table:table-cell>
          <table:table-cell office:value-type="float" office:value="89.8291" calcext:value-type="float">
            <text:p>89.8291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31.5507" calcext:value-type="float">
            <text:p>31.5507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2302000" calcext:value-type="float">
            <text:p>2302000</text:p>
          </table:table-cell>
          <table:table-cell office:value-type="float" office:value="65.4431" calcext:value-type="float">
            <text:p>65.4431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2304000" calcext:value-type="float">
            <text:p>2304000</text:p>
          </table:table-cell>
          <table:table-cell office:value-type="float" office:value="94.1975" calcext:value-type="float">
            <text:p>94.1975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2306000" calcext:value-type="float">
            <text:p>2306000</text:p>
          </table:table-cell>
          <table:table-cell office:value-type="float" office:value="106.309" calcext:value-type="float">
            <text:p>106.309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2308000" calcext:value-type="float">
            <text:p>2308000</text:p>
          </table:table-cell>
          <table:table-cell office:value-type="float" office:value="88.0976" calcext:value-type="float">
            <text:p>88.0976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2310000" calcext:value-type="float">
            <text:p>2310000</text:p>
          </table:table-cell>
          <table:table-cell office:value-type="float" office:value="103.1164" calcext:value-type="float">
            <text:p>103.1164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2312000" calcext:value-type="float">
            <text:p>2312000</text:p>
          </table:table-cell>
          <table:table-cell office:value-type="float" office:value="139.0594" calcext:value-type="float">
            <text:p>139.0594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95.2953" calcext:value-type="float">
            <text:p>95.2953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2316000" calcext:value-type="float">
            <text:p>2316000</text:p>
          </table:table-cell>
          <table:table-cell office:value-type="float" office:value="-15.5238" calcext:value-type="float">
            <text:p>-15.5238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2318000" calcext:value-type="float">
            <text:p>2318000</text:p>
          </table:table-cell>
          <table:table-cell office:value-type="float" office:value="43.7236" calcext:value-type="float">
            <text:p>43.7236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2320000" calcext:value-type="float">
            <text:p>2320000</text:p>
          </table:table-cell>
          <table:table-cell office:value-type="float" office:value="72.725" calcext:value-type="float">
            <text:p>72.725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2322000" calcext:value-type="float">
            <text:p>2322000</text:p>
          </table:table-cell>
          <table:table-cell office:value-type="float" office:value="99.8991" calcext:value-type="float">
            <text:p>99.8991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2324000" calcext:value-type="float">
            <text:p>2324000</text:p>
          </table:table-cell>
          <table:table-cell office:value-type="float" office:value="85.1997" calcext:value-type="float">
            <text:p>85.1997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2326000" calcext:value-type="float">
            <text:p>2326000</text:p>
          </table:table-cell>
          <table:table-cell office:value-type="float" office:value="109.4623" calcext:value-type="float">
            <text:p>109.4623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2328000" calcext:value-type="float">
            <text:p>2328000</text:p>
          </table:table-cell>
          <table:table-cell office:value-type="float" office:value="75.635" calcext:value-type="float">
            <text:p>75.635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2330000" calcext:value-type="float">
            <text:p>2330000</text:p>
          </table:table-cell>
          <table:table-cell office:value-type="float" office:value="103.1055" calcext:value-type="float">
            <text:p>103.1055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2332000" calcext:value-type="float">
            <text:p>2332000</text:p>
          </table:table-cell>
          <table:table-cell office:value-type="float" office:value="66.1104" calcext:value-type="float">
            <text:p>66.1104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2334000" calcext:value-type="float">
            <text:p>2334000</text:p>
          </table:table-cell>
          <table:table-cell office:value-type="float" office:value="114.574" calcext:value-type="float">
            <text:p>114.574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2336000" calcext:value-type="float">
            <text:p>2336000</text:p>
          </table:table-cell>
          <table:table-cell office:value-type="float" office:value="32.7996" calcext:value-type="float">
            <text:p>32.7996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2338000" calcext:value-type="float">
            <text:p>2338000</text:p>
          </table:table-cell>
          <table:table-cell office:value-type="float" office:value="62.3813" calcext:value-type="float">
            <text:p>62.3813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94.5103" calcext:value-type="float">
            <text:p>94.5103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2342000" calcext:value-type="float">
            <text:p>2342000</text:p>
          </table:table-cell>
          <table:table-cell office:value-type="float" office:value="94.6173" calcext:value-type="float">
            <text:p>94.6173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2344000" calcext:value-type="float">
            <text:p>2344000</text:p>
          </table:table-cell>
          <table:table-cell office:value-type="float" office:value="67.0504" calcext:value-type="float">
            <text:p>67.0504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2346000" calcext:value-type="float">
            <text:p>2346000</text:p>
          </table:table-cell>
          <table:table-cell office:value-type="float" office:value="114.1352" calcext:value-type="float">
            <text:p>114.1352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2348000" calcext:value-type="float">
            <text:p>2348000</text:p>
          </table:table-cell>
          <table:table-cell office:value-type="float" office:value="99.7211" calcext:value-type="float">
            <text:p>99.7211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2350000" calcext:value-type="float">
            <text:p>2350000</text:p>
          </table:table-cell>
          <table:table-cell office:value-type="float" office:value="51.023" calcext:value-type="float">
            <text:p>51.023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2352000" calcext:value-type="float">
            <text:p>2352000</text:p>
          </table:table-cell>
          <table:table-cell office:value-type="float" office:value="90.4286" calcext:value-type="float">
            <text:p>90.4286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2354000" calcext:value-type="float">
            <text:p>2354000</text:p>
          </table:table-cell>
          <table:table-cell office:value-type="float" office:value="77.0265" calcext:value-type="float">
            <text:p>77.0265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2356000" calcext:value-type="float">
            <text:p>2356000</text:p>
          </table:table-cell>
          <table:table-cell office:value-type="float" office:value="112.6589" calcext:value-type="float">
            <text:p>112.6589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2358000" calcext:value-type="float">
            <text:p>2358000</text:p>
          </table:table-cell>
          <table:table-cell office:value-type="float" office:value="105.5079" calcext:value-type="float">
            <text:p>105.5079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2360000" calcext:value-type="float">
            <text:p>2360000</text:p>
          </table:table-cell>
          <table:table-cell office:value-type="float" office:value="107.1039" calcext:value-type="float">
            <text:p>107.1039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2362000" calcext:value-type="float">
            <text:p>2362000</text:p>
          </table:table-cell>
          <table:table-cell office:value-type="float" office:value="95.9367" calcext:value-type="float">
            <text:p>95.9367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2364000" calcext:value-type="float">
            <text:p>2364000</text:p>
          </table:table-cell>
          <table:table-cell office:value-type="float" office:value="92.2576" calcext:value-type="float">
            <text:p>92.2576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2366000" calcext:value-type="float">
            <text:p>2366000</text:p>
          </table:table-cell>
          <table:table-cell office:value-type="float" office:value="78.9244" calcext:value-type="float">
            <text:p>78.9244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2368000" calcext:value-type="float">
            <text:p>2368000</text:p>
          </table:table-cell>
          <table:table-cell office:value-type="float" office:value="99.3126" calcext:value-type="float">
            <text:p>99.3126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2370000" calcext:value-type="float">
            <text:p>2370000</text:p>
          </table:table-cell>
          <table:table-cell office:value-type="float" office:value="62.7059" calcext:value-type="float">
            <text:p>62.7059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2372000" calcext:value-type="float">
            <text:p>2372000</text:p>
          </table:table-cell>
          <table:table-cell office:value-type="float" office:value="92.5247" calcext:value-type="float">
            <text:p>92.5247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2374000" calcext:value-type="float">
            <text:p>2374000</text:p>
          </table:table-cell>
          <table:table-cell office:value-type="float" office:value="-152.8517" calcext:value-type="float">
            <text:p>-152.8517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2376000" calcext:value-type="float">
            <text:p>2376000</text:p>
          </table:table-cell>
          <table:table-cell office:value-type="float" office:value="52.5578" calcext:value-type="float">
            <text:p>52.5578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2378000" calcext:value-type="float">
            <text:p>2378000</text:p>
          </table:table-cell>
          <table:table-cell office:value-type="float" office:value="81.6702" calcext:value-type="float">
            <text:p>81.6702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2380000" calcext:value-type="float">
            <text:p>2380000</text:p>
          </table:table-cell>
          <table:table-cell office:value-type="float" office:value="111.9549" calcext:value-type="float">
            <text:p>111.9549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2382000" calcext:value-type="float">
            <text:p>2382000</text:p>
          </table:table-cell>
          <table:table-cell office:value-type="float" office:value="38.3382" calcext:value-type="float">
            <text:p>38.3382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384000" calcext:value-type="float">
            <text:p>2384000</text:p>
          </table:table-cell>
          <table:table-cell office:value-type="float" office:value="-3.5216" calcext:value-type="float">
            <text:p>-3.5216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2386000" calcext:value-type="float">
            <text:p>2386000</text:p>
          </table:table-cell>
          <table:table-cell office:value-type="float" office:value="-29.8035" calcext:value-type="float">
            <text:p>-29.8035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2388000" calcext:value-type="float">
            <text:p>2388000</text:p>
          </table:table-cell>
          <table:table-cell office:value-type="float" office:value="78.1292" calcext:value-type="float">
            <text:p>78.1292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2390000" calcext:value-type="float">
            <text:p>2390000</text:p>
          </table:table-cell>
          <table:table-cell office:value-type="float" office:value="65.3674" calcext:value-type="float">
            <text:p>65.367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392000" calcext:value-type="float">
            <text:p>2392000</text:p>
          </table:table-cell>
          <table:table-cell office:value-type="float" office:value="59.7671" calcext:value-type="float">
            <text:p>59.7671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2394000" calcext:value-type="float">
            <text:p>2394000</text:p>
          </table:table-cell>
          <table:table-cell office:value-type="float" office:value="83.6818" calcext:value-type="float">
            <text:p>83.6818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2396000" calcext:value-type="float">
            <text:p>2396000</text:p>
          </table:table-cell>
          <table:table-cell office:value-type="float" office:value="62.8611" calcext:value-type="float">
            <text:p>62.8611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2398000" calcext:value-type="float">
            <text:p>2398000</text:p>
          </table:table-cell>
          <table:table-cell office:value-type="float" office:value="-53.0953" calcext:value-type="float">
            <text:p>-53.0953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-77.9407" calcext:value-type="float">
            <text:p>-77.9407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2402000" calcext:value-type="float">
            <text:p>2402000</text:p>
          </table:table-cell>
          <table:table-cell office:value-type="float" office:value="79.4243" calcext:value-type="float">
            <text:p>79.4243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2404000" calcext:value-type="float">
            <text:p>2404000</text:p>
          </table:table-cell>
          <table:table-cell office:value-type="float" office:value="45.9464" calcext:value-type="float">
            <text:p>45.9464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2406000" calcext:value-type="float">
            <text:p>2406000</text:p>
          </table:table-cell>
          <table:table-cell office:value-type="float" office:value="-44.2964" calcext:value-type="float">
            <text:p>-44.2964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2408000" calcext:value-type="float">
            <text:p>2408000</text:p>
          </table:table-cell>
          <table:table-cell office:value-type="float" office:value="103.7052" calcext:value-type="float">
            <text:p>103.7052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2410000" calcext:value-type="float">
            <text:p>2410000</text:p>
          </table:table-cell>
          <table:table-cell office:value-type="float" office:value="76.9985" calcext:value-type="float">
            <text:p>76.9985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2412000" calcext:value-type="float">
            <text:p>2412000</text:p>
          </table:table-cell>
          <table:table-cell office:value-type="float" office:value="-101.1545" calcext:value-type="float">
            <text:p>-101.1545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2414000" calcext:value-type="float">
            <text:p>2414000</text:p>
          </table:table-cell>
          <table:table-cell office:value-type="float" office:value="65.0729" calcext:value-type="float">
            <text:p>65.0729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2416000" calcext:value-type="float">
            <text:p>2416000</text:p>
          </table:table-cell>
          <table:table-cell office:value-type="float" office:value="69.1585" calcext:value-type="float">
            <text:p>69.1585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2418000" calcext:value-type="float">
            <text:p>2418000</text:p>
          </table:table-cell>
          <table:table-cell office:value-type="float" office:value="46.0242" calcext:value-type="float">
            <text:p>46.0242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2420000" calcext:value-type="float">
            <text:p>2420000</text:p>
          </table:table-cell>
          <table:table-cell office:value-type="float" office:value="77.0147" calcext:value-type="float">
            <text:p>77.0147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2422000" calcext:value-type="float">
            <text:p>2422000</text:p>
          </table:table-cell>
          <table:table-cell office:value-type="float" office:value="95.2594" calcext:value-type="float">
            <text:p>95.2594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2424000" calcext:value-type="float">
            <text:p>2424000</text:p>
          </table:table-cell>
          <table:table-cell office:value-type="float" office:value="65.2513" calcext:value-type="float">
            <text:p>65.2513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2426000" calcext:value-type="float">
            <text:p>2426000</text:p>
          </table:table-cell>
          <table:table-cell office:value-type="float" office:value="82.7473" calcext:value-type="float">
            <text:p>82.7473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2428000" calcext:value-type="float">
            <text:p>2428000</text:p>
          </table:table-cell>
          <table:table-cell office:value-type="float" office:value="62.1974" calcext:value-type="float">
            <text:p>62.1974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108.5784" calcext:value-type="float">
            <text:p>108.5784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2432000" calcext:value-type="float">
            <text:p>2432000</text:p>
          </table:table-cell>
          <table:table-cell office:value-type="float" office:value="32.9611" calcext:value-type="float">
            <text:p>32.9611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2434000" calcext:value-type="float">
            <text:p>2434000</text:p>
          </table:table-cell>
          <table:table-cell office:value-type="float" office:value="96.4012" calcext:value-type="float">
            <text:p>96.4012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2436000" calcext:value-type="float">
            <text:p>2436000</text:p>
          </table:table-cell>
          <table:table-cell office:value-type="float" office:value="81.039" calcext:value-type="float">
            <text:p>81.039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2438000" calcext:value-type="float">
            <text:p>2438000</text:p>
          </table:table-cell>
          <table:table-cell office:value-type="float" office:value="92.7534" calcext:value-type="float">
            <text:p>92.7534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2440000" calcext:value-type="float">
            <text:p>2440000</text:p>
          </table:table-cell>
          <table:table-cell office:value-type="float" office:value="83.2852" calcext:value-type="float">
            <text:p>83.2852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2442000" calcext:value-type="float">
            <text:p>2442000</text:p>
          </table:table-cell>
          <table:table-cell office:value-type="float" office:value="109.2926" calcext:value-type="float">
            <text:p>109.2926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2444000" calcext:value-type="float">
            <text:p>2444000</text:p>
          </table:table-cell>
          <table:table-cell office:value-type="float" office:value="54.9817" calcext:value-type="float">
            <text:p>54.9817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2446000" calcext:value-type="float">
            <text:p>2446000</text:p>
          </table:table-cell>
          <table:table-cell office:value-type="float" office:value="85.0004" calcext:value-type="float">
            <text:p>85.0004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2448000" calcext:value-type="float">
            <text:p>2448000</text:p>
          </table:table-cell>
          <table:table-cell office:value-type="float" office:value="65.5074" calcext:value-type="float">
            <text:p>65.5074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2450000" calcext:value-type="float">
            <text:p>2450000</text:p>
          </table:table-cell>
          <table:table-cell office:value-type="float" office:value="89.0998" calcext:value-type="float">
            <text:p>89.0998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2452000" calcext:value-type="float">
            <text:p>2452000</text:p>
          </table:table-cell>
          <table:table-cell office:value-type="float" office:value="82.3515" calcext:value-type="float">
            <text:p>82.3515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2454000" calcext:value-type="float">
            <text:p>2454000</text:p>
          </table:table-cell>
          <table:table-cell office:value-type="float" office:value="132.0735" calcext:value-type="float">
            <text:p>132.0735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2456000" calcext:value-type="float">
            <text:p>2456000</text:p>
          </table:table-cell>
          <table:table-cell office:value-type="float" office:value="74.9756" calcext:value-type="float">
            <text:p>74.9756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2458000" calcext:value-type="float">
            <text:p>2458000</text:p>
          </table:table-cell>
          <table:table-cell office:value-type="float" office:value="44.3898" calcext:value-type="float">
            <text:p>44.3898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2460000" calcext:value-type="float">
            <text:p>2460000</text:p>
          </table:table-cell>
          <table:table-cell office:value-type="float" office:value="98.1053" calcext:value-type="float">
            <text:p>98.1053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2462000" calcext:value-type="float">
            <text:p>2462000</text:p>
          </table:table-cell>
          <table:table-cell office:value-type="float" office:value="90.0297" calcext:value-type="float">
            <text:p>90.0297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2464000" calcext:value-type="float">
            <text:p>2464000</text:p>
          </table:table-cell>
          <table:table-cell office:value-type="float" office:value="82.0957" calcext:value-type="float">
            <text:p>82.0957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2466000" calcext:value-type="float">
            <text:p>2466000</text:p>
          </table:table-cell>
          <table:table-cell office:value-type="float" office:value="93.4713" calcext:value-type="float">
            <text:p>93.4713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2468000" calcext:value-type="float">
            <text:p>2468000</text:p>
          </table:table-cell>
          <table:table-cell office:value-type="float" office:value="98.2324" calcext:value-type="float">
            <text:p>98.2324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88.4052" calcext:value-type="float">
            <text:p>88.4052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2472000" calcext:value-type="float">
            <text:p>2472000</text:p>
          </table:table-cell>
          <table:table-cell office:value-type="float" office:value="62.8482" calcext:value-type="float">
            <text:p>62.8482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2474000" calcext:value-type="float">
            <text:p>2474000</text:p>
          </table:table-cell>
          <table:table-cell office:value-type="float" office:value="92.8372" calcext:value-type="float">
            <text:p>92.8372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2476000" calcext:value-type="float">
            <text:p>2476000</text:p>
          </table:table-cell>
          <table:table-cell office:value-type="float" office:value="39.8179" calcext:value-type="float">
            <text:p>39.8179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2478000" calcext:value-type="float">
            <text:p>2478000</text:p>
          </table:table-cell>
          <table:table-cell office:value-type="float" office:value="72.784" calcext:value-type="float">
            <text:p>72.784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2480000" calcext:value-type="float">
            <text:p>2480000</text:p>
          </table:table-cell>
          <table:table-cell office:value-type="float" office:value="63.0959" calcext:value-type="float">
            <text:p>63.0959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2482000" calcext:value-type="float">
            <text:p>2482000</text:p>
          </table:table-cell>
          <table:table-cell office:value-type="float" office:value="60.4078" calcext:value-type="float">
            <text:p>60.4078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2484000" calcext:value-type="float">
            <text:p>2484000</text:p>
          </table:table-cell>
          <table:table-cell office:value-type="float" office:value="49.7985" calcext:value-type="float">
            <text:p>49.7985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2486000" calcext:value-type="float">
            <text:p>2486000</text:p>
          </table:table-cell>
          <table:table-cell office:value-type="float" office:value="85.3615" calcext:value-type="float">
            <text:p>85.3615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2488000" calcext:value-type="float">
            <text:p>2488000</text:p>
          </table:table-cell>
          <table:table-cell office:value-type="float" office:value="88.7819" calcext:value-type="float">
            <text:p>88.7819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2490000" calcext:value-type="float">
            <text:p>2490000</text:p>
          </table:table-cell>
          <table:table-cell office:value-type="float" office:value="87.8999" calcext:value-type="float">
            <text:p>87.8999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2492000" calcext:value-type="float">
            <text:p>2492000</text:p>
          </table:table-cell>
          <table:table-cell office:value-type="float" office:value="55.5263" calcext:value-type="float">
            <text:p>55.5263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2494000" calcext:value-type="float">
            <text:p>2494000</text:p>
          </table:table-cell>
          <table:table-cell office:value-type="float" office:value="35.7416" calcext:value-type="float">
            <text:p>35.7416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2496000" calcext:value-type="float">
            <text:p>2496000</text:p>
          </table:table-cell>
          <table:table-cell office:value-type="float" office:value="35.5025" calcext:value-type="float">
            <text:p>35.5025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498000" calcext:value-type="float">
            <text:p>2498000</text:p>
          </table:table-cell>
          <table:table-cell office:value-type="float" office:value="80.6839" calcext:value-type="float">
            <text:p>80.6839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76.6866" calcext:value-type="float">
            <text:p>76.6866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2502000" calcext:value-type="float">
            <text:p>2502000</text:p>
          </table:table-cell>
          <table:table-cell office:value-type="float" office:value="51.1098" calcext:value-type="float">
            <text:p>51.1098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2504000" calcext:value-type="float">
            <text:p>2504000</text:p>
          </table:table-cell>
          <table:table-cell office:value-type="float" office:value="82.9254" calcext:value-type="float">
            <text:p>82.9254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2506000" calcext:value-type="float">
            <text:p>2506000</text:p>
          </table:table-cell>
          <table:table-cell office:value-type="float" office:value="52.8428" calcext:value-type="float">
            <text:p>52.8428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2508000" calcext:value-type="float">
            <text:p>2508000</text:p>
          </table:table-cell>
          <table:table-cell office:value-type="float" office:value="92.2706" calcext:value-type="float">
            <text:p>92.2706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2510000" calcext:value-type="float">
            <text:p>2510000</text:p>
          </table:table-cell>
          <table:table-cell office:value-type="float" office:value="77.2115" calcext:value-type="float">
            <text:p>77.2115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2512000" calcext:value-type="float">
            <text:p>2512000</text:p>
          </table:table-cell>
          <table:table-cell office:value-type="float" office:value="99.3701" calcext:value-type="float">
            <text:p>99.3701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2514000" calcext:value-type="float">
            <text:p>2514000</text:p>
          </table:table-cell>
          <table:table-cell office:value-type="float" office:value="96.1852" calcext:value-type="float">
            <text:p>96.1852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2516000" calcext:value-type="float">
            <text:p>2516000</text:p>
          </table:table-cell>
          <table:table-cell office:value-type="float" office:value="106.8426" calcext:value-type="float">
            <text:p>106.8426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2518000" calcext:value-type="float">
            <text:p>2518000</text:p>
          </table:table-cell>
          <table:table-cell office:value-type="float" office:value="86.8004" calcext:value-type="float">
            <text:p>86.8004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2520000" calcext:value-type="float">
            <text:p>2520000</text:p>
          </table:table-cell>
          <table:table-cell office:value-type="float" office:value="134.2657" calcext:value-type="float">
            <text:p>134.2657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2522000" calcext:value-type="float">
            <text:p>2522000</text:p>
          </table:table-cell>
          <table:table-cell office:value-type="float" office:value="74.436" calcext:value-type="float">
            <text:p>74.436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2524000" calcext:value-type="float">
            <text:p>2524000</text:p>
          </table:table-cell>
          <table:table-cell office:value-type="float" office:value="77.1648" calcext:value-type="float">
            <text:p>77.1648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2526000" calcext:value-type="float">
            <text:p>2526000</text:p>
          </table:table-cell>
          <table:table-cell office:value-type="float" office:value="104.7041" calcext:value-type="float">
            <text:p>104.7041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2528000" calcext:value-type="float">
            <text:p>2528000</text:p>
          </table:table-cell>
          <table:table-cell office:value-type="float" office:value="93.6904" calcext:value-type="float">
            <text:p>93.6904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93.1012" calcext:value-type="float">
            <text:p>93.1012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2532000" calcext:value-type="float">
            <text:p>2532000</text:p>
          </table:table-cell>
          <table:table-cell office:value-type="float" office:value="109.6386" calcext:value-type="float">
            <text:p>109.6386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2534000" calcext:value-type="float">
            <text:p>2534000</text:p>
          </table:table-cell>
          <table:table-cell office:value-type="float" office:value="58.8219" calcext:value-type="float">
            <text:p>58.8219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2536000" calcext:value-type="float">
            <text:p>2536000</text:p>
          </table:table-cell>
          <table:table-cell office:value-type="float" office:value="76.2801" calcext:value-type="float">
            <text:p>76.2801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2538000" calcext:value-type="float">
            <text:p>2538000</text:p>
          </table:table-cell>
          <table:table-cell office:value-type="float" office:value="96.5997" calcext:value-type="float">
            <text:p>96.5997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2540000" calcext:value-type="float">
            <text:p>2540000</text:p>
          </table:table-cell>
          <table:table-cell office:value-type="float" office:value="106.2949" calcext:value-type="float">
            <text:p>106.2949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2542000" calcext:value-type="float">
            <text:p>2542000</text:p>
          </table:table-cell>
          <table:table-cell office:value-type="float" office:value="75.3728" calcext:value-type="float">
            <text:p>75.3728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2544000" calcext:value-type="float">
            <text:p>2544000</text:p>
          </table:table-cell>
          <table:table-cell office:value-type="float" office:value="62.411" calcext:value-type="float">
            <text:p>62.411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2546000" calcext:value-type="float">
            <text:p>2546000</text:p>
          </table:table-cell>
          <table:table-cell office:value-type="float" office:value="101.646" calcext:value-type="float">
            <text:p>101.646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2548000" calcext:value-type="float">
            <text:p>2548000</text:p>
          </table:table-cell>
          <table:table-cell office:value-type="float" office:value="92.3543" calcext:value-type="float">
            <text:p>92.3543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2550000" calcext:value-type="float">
            <text:p>2550000</text:p>
          </table:table-cell>
          <table:table-cell office:value-type="float" office:value="73.7384" calcext:value-type="float">
            <text:p>73.7384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2552000" calcext:value-type="float">
            <text:p>2552000</text:p>
          </table:table-cell>
          <table:table-cell office:value-type="float" office:value="79.5831" calcext:value-type="float">
            <text:p>79.5831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2554000" calcext:value-type="float">
            <text:p>2554000</text:p>
          </table:table-cell>
          <table:table-cell office:value-type="float" office:value="56.8565" calcext:value-type="float">
            <text:p>56.8565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2556000" calcext:value-type="float">
            <text:p>2556000</text:p>
          </table:table-cell>
          <table:table-cell office:value-type="float" office:value="72.5228" calcext:value-type="float">
            <text:p>72.5228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2558000" calcext:value-type="float">
            <text:p>2558000</text:p>
          </table:table-cell>
          <table:table-cell office:value-type="float" office:value="92.5157" calcext:value-type="float">
            <text:p>92.5157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2560000" calcext:value-type="float">
            <text:p>2560000</text:p>
          </table:table-cell>
          <table:table-cell office:value-type="float" office:value="95.7112" calcext:value-type="float">
            <text:p>95.7112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2562000" calcext:value-type="float">
            <text:p>2562000</text:p>
          </table:table-cell>
          <table:table-cell office:value-type="float" office:value="83.7896" calcext:value-type="float">
            <text:p>83.7896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2564000" calcext:value-type="float">
            <text:p>2564000</text:p>
          </table:table-cell>
          <table:table-cell office:value-type="float" office:value="84.0328" calcext:value-type="float">
            <text:p>84.0328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2566000" calcext:value-type="float">
            <text:p>2566000</text:p>
          </table:table-cell>
          <table:table-cell office:value-type="float" office:value="95.5137" calcext:value-type="float">
            <text:p>95.5137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2568000" calcext:value-type="float">
            <text:p>2568000</text:p>
          </table:table-cell>
          <table:table-cell office:value-type="float" office:value="73.8826" calcext:value-type="float">
            <text:p>73.8826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2570000" calcext:value-type="float">
            <text:p>2570000</text:p>
          </table:table-cell>
          <table:table-cell office:value-type="float" office:value="100.6947" calcext:value-type="float">
            <text:p>100.6947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2572000" calcext:value-type="float">
            <text:p>2572000</text:p>
          </table:table-cell>
          <table:table-cell office:value-type="float" office:value="81.1798" calcext:value-type="float">
            <text:p>81.1798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2574000" calcext:value-type="float">
            <text:p>2574000</text:p>
          </table:table-cell>
          <table:table-cell office:value-type="float" office:value="112.1127" calcext:value-type="float">
            <text:p>112.1127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2576000" calcext:value-type="float">
            <text:p>2576000</text:p>
          </table:table-cell>
          <table:table-cell office:value-type="float" office:value="74.4947" calcext:value-type="float">
            <text:p>74.4947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2578000" calcext:value-type="float">
            <text:p>2578000</text:p>
          </table:table-cell>
          <table:table-cell office:value-type="float" office:value="84.6624" calcext:value-type="float">
            <text:p>84.6624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2580000" calcext:value-type="float">
            <text:p>2580000</text:p>
          </table:table-cell>
          <table:table-cell office:value-type="float" office:value="108.3542" calcext:value-type="float">
            <text:p>108.3542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2582000" calcext:value-type="float">
            <text:p>2582000</text:p>
          </table:table-cell>
          <table:table-cell office:value-type="float" office:value="99.1161" calcext:value-type="float">
            <text:p>99.1161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2584000" calcext:value-type="float">
            <text:p>2584000</text:p>
          </table:table-cell>
          <table:table-cell office:value-type="float" office:value="114.437" calcext:value-type="float">
            <text:p>114.437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2586000" calcext:value-type="float">
            <text:p>2586000</text:p>
          </table:table-cell>
          <table:table-cell office:value-type="float" office:value="61.8271" calcext:value-type="float">
            <text:p>61.8271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2588000" calcext:value-type="float">
            <text:p>2588000</text:p>
          </table:table-cell>
          <table:table-cell office:value-type="float" office:value="83.1825" calcext:value-type="float">
            <text:p>83.182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590000" calcext:value-type="float">
            <text:p>2590000</text:p>
          </table:table-cell>
          <table:table-cell office:value-type="float" office:value="110.5861" calcext:value-type="float">
            <text:p>110.5861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2592000" calcext:value-type="float">
            <text:p>2592000</text:p>
          </table:table-cell>
          <table:table-cell office:value-type="float" office:value="68.6472" calcext:value-type="float">
            <text:p>68.6472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2594000" calcext:value-type="float">
            <text:p>2594000</text:p>
          </table:table-cell>
          <table:table-cell office:value-type="float" office:value="72.1043" calcext:value-type="float">
            <text:p>72.1043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2596000" calcext:value-type="float">
            <text:p>2596000</text:p>
          </table:table-cell>
          <table:table-cell office:value-type="float" office:value="76.1435" calcext:value-type="float">
            <text:p>76.1435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2598000" calcext:value-type="float">
            <text:p>2598000</text:p>
          </table:table-cell>
          <table:table-cell office:value-type="float" office:value="100.4298" calcext:value-type="float">
            <text:p>100.4298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27.5316" calcext:value-type="float">
            <text:p>27.5316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2602000" calcext:value-type="float">
            <text:p>2602000</text:p>
          </table:table-cell>
          <table:table-cell office:value-type="float" office:value="85.2583" calcext:value-type="float">
            <text:p>85.2583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2604000" calcext:value-type="float">
            <text:p>2604000</text:p>
          </table:table-cell>
          <table:table-cell office:value-type="float" office:value="89.6817" calcext:value-type="float">
            <text:p>89.6817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2606000" calcext:value-type="float">
            <text:p>2606000</text:p>
          </table:table-cell>
          <table:table-cell office:value-type="float" office:value="37.0462" calcext:value-type="float">
            <text:p>37.0462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2608000" calcext:value-type="float">
            <text:p>2608000</text:p>
          </table:table-cell>
          <table:table-cell office:value-type="float" office:value="97.724" calcext:value-type="float">
            <text:p>97.724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2610000" calcext:value-type="float">
            <text:p>2610000</text:p>
          </table:table-cell>
          <table:table-cell office:value-type="float" office:value="105.197" calcext:value-type="float">
            <text:p>105.197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2612000" calcext:value-type="float">
            <text:p>2612000</text:p>
          </table:table-cell>
          <table:table-cell office:value-type="float" office:value="86.0083" calcext:value-type="float">
            <text:p>86.0083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2614000" calcext:value-type="float">
            <text:p>2614000</text:p>
          </table:table-cell>
          <table:table-cell office:value-type="float" office:value="122.426" calcext:value-type="float">
            <text:p>122.426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2616000" calcext:value-type="float">
            <text:p>2616000</text:p>
          </table:table-cell>
          <table:table-cell office:value-type="float" office:value="111.5474" calcext:value-type="float">
            <text:p>111.5474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2618000" calcext:value-type="float">
            <text:p>2618000</text:p>
          </table:table-cell>
          <table:table-cell office:value-type="float" office:value="84.7424" calcext:value-type="float">
            <text:p>84.7424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2620000" calcext:value-type="float">
            <text:p>2620000</text:p>
          </table:table-cell>
          <table:table-cell office:value-type="float" office:value="88.5468" calcext:value-type="float">
            <text:p>88.5468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2622000" calcext:value-type="float">
            <text:p>2622000</text:p>
          </table:table-cell>
          <table:table-cell office:value-type="float" office:value="67.1947" calcext:value-type="float">
            <text:p>67.1947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2624000" calcext:value-type="float">
            <text:p>2624000</text:p>
          </table:table-cell>
          <table:table-cell office:value-type="float" office:value="76.5358" calcext:value-type="float">
            <text:p>76.5358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2626000" calcext:value-type="float">
            <text:p>2626000</text:p>
          </table:table-cell>
          <table:table-cell office:value-type="float" office:value="2.3466" calcext:value-type="float">
            <text:p>2.3466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2628000" calcext:value-type="float">
            <text:p>2628000</text:p>
          </table:table-cell>
          <table:table-cell office:value-type="float" office:value="109.019" calcext:value-type="float">
            <text:p>109.019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2630000" calcext:value-type="float">
            <text:p>2630000</text:p>
          </table:table-cell>
          <table:table-cell office:value-type="float" office:value="117.2431" calcext:value-type="float">
            <text:p>117.2431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2632000" calcext:value-type="float">
            <text:p>2632000</text:p>
          </table:table-cell>
          <table:table-cell office:value-type="float" office:value="103.5256" calcext:value-type="float">
            <text:p>103.5256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2634000" calcext:value-type="float">
            <text:p>2634000</text:p>
          </table:table-cell>
          <table:table-cell office:value-type="float" office:value="126.7342" calcext:value-type="float">
            <text:p>126.7342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2636000" calcext:value-type="float">
            <text:p>2636000</text:p>
          </table:table-cell>
          <table:table-cell office:value-type="float" office:value="100.2672" calcext:value-type="float">
            <text:p>100.2672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2638000" calcext:value-type="float">
            <text:p>2638000</text:p>
          </table:table-cell>
          <table:table-cell office:value-type="float" office:value="129.3265" calcext:value-type="float">
            <text:p>129.3265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2640000" calcext:value-type="float">
            <text:p>2640000</text:p>
          </table:table-cell>
          <table:table-cell office:value-type="float" office:value="172.1973" calcext:value-type="float">
            <text:p>172.1973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2642000" calcext:value-type="float">
            <text:p>2642000</text:p>
          </table:table-cell>
          <table:table-cell office:value-type="float" office:value="133.4988" calcext:value-type="float">
            <text:p>133.4988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2644000" calcext:value-type="float">
            <text:p>2644000</text:p>
          </table:table-cell>
          <table:table-cell office:value-type="float" office:value="122.5484" calcext:value-type="float">
            <text:p>122.5484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2646000" calcext:value-type="float">
            <text:p>2646000</text:p>
          </table:table-cell>
          <table:table-cell office:value-type="float" office:value="102.1263" calcext:value-type="float">
            <text:p>102.1263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2648000" calcext:value-type="float">
            <text:p>2648000</text:p>
          </table:table-cell>
          <table:table-cell office:value-type="float" office:value="102.8531" calcext:value-type="float">
            <text:p>102.8531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2650000" calcext:value-type="float">
            <text:p>2650000</text:p>
          </table:table-cell>
          <table:table-cell office:value-type="float" office:value="116.5963" calcext:value-type="float">
            <text:p>116.5963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2652000" calcext:value-type="float">
            <text:p>2652000</text:p>
          </table:table-cell>
          <table:table-cell office:value-type="float" office:value="124.4563" calcext:value-type="float">
            <text:p>124.4563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2654000" calcext:value-type="float">
            <text:p>2654000</text:p>
          </table:table-cell>
          <table:table-cell office:value-type="float" office:value="88.9938" calcext:value-type="float">
            <text:p>88.9938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2656000" calcext:value-type="float">
            <text:p>2656000</text:p>
          </table:table-cell>
          <table:table-cell office:value-type="float" office:value="115.1823" calcext:value-type="float">
            <text:p>115.1823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2658000" calcext:value-type="float">
            <text:p>2658000</text:p>
          </table:table-cell>
          <table:table-cell office:value-type="float" office:value="104.4665" calcext:value-type="float">
            <text:p>104.4665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2660000" calcext:value-type="float">
            <text:p>2660000</text:p>
          </table:table-cell>
          <table:table-cell office:value-type="float" office:value="118.3553" calcext:value-type="float">
            <text:p>118.3553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2662000" calcext:value-type="float">
            <text:p>2662000</text:p>
          </table:table-cell>
          <table:table-cell office:value-type="float" office:value="104.5725" calcext:value-type="float">
            <text:p>104.5725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2664000" calcext:value-type="float">
            <text:p>2664000</text:p>
          </table:table-cell>
          <table:table-cell office:value-type="float" office:value="63.8636" calcext:value-type="float">
            <text:p>63.8636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2666000" calcext:value-type="float">
            <text:p>2666000</text:p>
          </table:table-cell>
          <table:table-cell office:value-type="float" office:value="88.0433" calcext:value-type="float">
            <text:p>88.0433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2668000" calcext:value-type="float">
            <text:p>2668000</text:p>
          </table:table-cell>
          <table:table-cell office:value-type="float" office:value="136.1761" calcext:value-type="float">
            <text:p>136.1761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2670000" calcext:value-type="float">
            <text:p>2670000</text:p>
          </table:table-cell>
          <table:table-cell office:value-type="float" office:value="101.2585" calcext:value-type="float">
            <text:p>101.2585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2672000" calcext:value-type="float">
            <text:p>2672000</text:p>
          </table:table-cell>
          <table:table-cell office:value-type="float" office:value="104.1166" calcext:value-type="float">
            <text:p>104.1166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2674000" calcext:value-type="float">
            <text:p>2674000</text:p>
          </table:table-cell>
          <table:table-cell office:value-type="float" office:value="116.8743" calcext:value-type="float">
            <text:p>116.8743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2676000" calcext:value-type="float">
            <text:p>2676000</text:p>
          </table:table-cell>
          <table:table-cell office:value-type="float" office:value="91.9916" calcext:value-type="float">
            <text:p>91.9916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2678000" calcext:value-type="float">
            <text:p>2678000</text:p>
          </table:table-cell>
          <table:table-cell office:value-type="float" office:value="101.8281" calcext:value-type="float">
            <text:p>101.8281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2680000" calcext:value-type="float">
            <text:p>2680000</text:p>
          </table:table-cell>
          <table:table-cell office:value-type="float" office:value="89.4164" calcext:value-type="float">
            <text:p>89.4164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2682000" calcext:value-type="float">
            <text:p>2682000</text:p>
          </table:table-cell>
          <table:table-cell office:value-type="float" office:value="120.1225" calcext:value-type="float">
            <text:p>120.1225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2684000" calcext:value-type="float">
            <text:p>2684000</text:p>
          </table:table-cell>
          <table:table-cell office:value-type="float" office:value="60.3847" calcext:value-type="float">
            <text:p>60.3847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2686000" calcext:value-type="float">
            <text:p>2686000</text:p>
          </table:table-cell>
          <table:table-cell office:value-type="float" office:value="92.5122" calcext:value-type="float">
            <text:p>92.5122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688000" calcext:value-type="float">
            <text:p>2688000</text:p>
          </table:table-cell>
          <table:table-cell office:value-type="float" office:value="92.0811" calcext:value-type="float">
            <text:p>92.0811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690000" calcext:value-type="float">
            <text:p>2690000</text:p>
          </table:table-cell>
          <table:table-cell office:value-type="float" office:value="104.5686" calcext:value-type="float">
            <text:p>104.5686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2692000" calcext:value-type="float">
            <text:p>2692000</text:p>
          </table:table-cell>
          <table:table-cell office:value-type="float" office:value="123.7906" calcext:value-type="float">
            <text:p>123.7906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2694000" calcext:value-type="float">
            <text:p>2694000</text:p>
          </table:table-cell>
          <table:table-cell office:value-type="float" office:value="102.8975" calcext:value-type="float">
            <text:p>102.8975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2696000" calcext:value-type="float">
            <text:p>2696000</text:p>
          </table:table-cell>
          <table:table-cell office:value-type="float" office:value="106.4773" calcext:value-type="float">
            <text:p>106.4773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2698000" calcext:value-type="float">
            <text:p>2698000</text:p>
          </table:table-cell>
          <table:table-cell office:value-type="float" office:value="59.6709" calcext:value-type="float">
            <text:p>59.6709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91.4155" calcext:value-type="float">
            <text:p>91.4155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2702000" calcext:value-type="float">
            <text:p>2702000</text:p>
          </table:table-cell>
          <table:table-cell office:value-type="float" office:value="79.338" calcext:value-type="float">
            <text:p>79.338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2704000" calcext:value-type="float">
            <text:p>2704000</text:p>
          </table:table-cell>
          <table:table-cell office:value-type="float" office:value="71.1703" calcext:value-type="float">
            <text:p>71.1703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2706000" calcext:value-type="float">
            <text:p>2706000</text:p>
          </table:table-cell>
          <table:table-cell office:value-type="float" office:value="96.375" calcext:value-type="float">
            <text:p>96.375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2708000" calcext:value-type="float">
            <text:p>2708000</text:p>
          </table:table-cell>
          <table:table-cell office:value-type="float" office:value="107.0554" calcext:value-type="float">
            <text:p>107.0554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2710000" calcext:value-type="float">
            <text:p>2710000</text:p>
          </table:table-cell>
          <table:table-cell office:value-type="float" office:value="106.0289" calcext:value-type="float">
            <text:p>106.0289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2712000" calcext:value-type="float">
            <text:p>2712000</text:p>
          </table:table-cell>
          <table:table-cell office:value-type="float" office:value="88.8907" calcext:value-type="float">
            <text:p>88.8907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2714000" calcext:value-type="float">
            <text:p>2714000</text:p>
          </table:table-cell>
          <table:table-cell office:value-type="float" office:value="69.1596" calcext:value-type="float">
            <text:p>69.1596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2716000" calcext:value-type="float">
            <text:p>2716000</text:p>
          </table:table-cell>
          <table:table-cell office:value-type="float" office:value="78.3534" calcext:value-type="float">
            <text:p>78.3534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2718000" calcext:value-type="float">
            <text:p>2718000</text:p>
          </table:table-cell>
          <table:table-cell office:value-type="float" office:value="34.6207" calcext:value-type="float">
            <text:p>34.6207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2720000" calcext:value-type="float">
            <text:p>2720000</text:p>
          </table:table-cell>
          <table:table-cell office:value-type="float" office:value="89.7631" calcext:value-type="float">
            <text:p>89.7631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2722000" calcext:value-type="float">
            <text:p>2722000</text:p>
          </table:table-cell>
          <table:table-cell office:value-type="float" office:value="81.5709" calcext:value-type="float">
            <text:p>81.5709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2724000" calcext:value-type="float">
            <text:p>2724000</text:p>
          </table:table-cell>
          <table:table-cell office:value-type="float" office:value="99.8819" calcext:value-type="float">
            <text:p>99.8819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2726000" calcext:value-type="float">
            <text:p>2726000</text:p>
          </table:table-cell>
          <table:table-cell office:value-type="float" office:value="86.1961" calcext:value-type="float">
            <text:p>86.1961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2728000" calcext:value-type="float">
            <text:p>2728000</text:p>
          </table:table-cell>
          <table:table-cell office:value-type="float" office:value="88.0303" calcext:value-type="float">
            <text:p>88.0303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92.4726" calcext:value-type="float">
            <text:p>92.4726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2732000" calcext:value-type="float">
            <text:p>2732000</text:p>
          </table:table-cell>
          <table:table-cell office:value-type="float" office:value="80.7188" calcext:value-type="float">
            <text:p>80.7188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2734000" calcext:value-type="float">
            <text:p>2734000</text:p>
          </table:table-cell>
          <table:table-cell office:value-type="float" office:value="69.6207" calcext:value-type="float">
            <text:p>69.6207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2736000" calcext:value-type="float">
            <text:p>2736000</text:p>
          </table:table-cell>
          <table:table-cell office:value-type="float" office:value="59.3878" calcext:value-type="float">
            <text:p>59.3878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2738000" calcext:value-type="float">
            <text:p>2738000</text:p>
          </table:table-cell>
          <table:table-cell office:value-type="float" office:value="62.8761" calcext:value-type="float">
            <text:p>62.8761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2740000" calcext:value-type="float">
            <text:p>2740000</text:p>
          </table:table-cell>
          <table:table-cell office:value-type="float" office:value="79.5417" calcext:value-type="float">
            <text:p>79.5417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2742000" calcext:value-type="float">
            <text:p>2742000</text:p>
          </table:table-cell>
          <table:table-cell office:value-type="float" office:value="93.753" calcext:value-type="float">
            <text:p>93.753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2744000" calcext:value-type="float">
            <text:p>2744000</text:p>
          </table:table-cell>
          <table:table-cell office:value-type="float" office:value="91.303" calcext:value-type="float">
            <text:p>91.303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2746000" calcext:value-type="float">
            <text:p>2746000</text:p>
          </table:table-cell>
          <table:table-cell office:value-type="float" office:value="95.9321" calcext:value-type="float">
            <text:p>95.9321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2748000" calcext:value-type="float">
            <text:p>2748000</text:p>
          </table:table-cell>
          <table:table-cell office:value-type="float" office:value="94.0876" calcext:value-type="float">
            <text:p>94.0876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2750000" calcext:value-type="float">
            <text:p>2750000</text:p>
          </table:table-cell>
          <table:table-cell office:value-type="float" office:value="112.8367" calcext:value-type="float">
            <text:p>112.8367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2752000" calcext:value-type="float">
            <text:p>2752000</text:p>
          </table:table-cell>
          <table:table-cell office:value-type="float" office:value="100.7317" calcext:value-type="float">
            <text:p>100.7317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2754000" calcext:value-type="float">
            <text:p>2754000</text:p>
          </table:table-cell>
          <table:table-cell office:value-type="float" office:value="111.1908" calcext:value-type="float">
            <text:p>111.1908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2756000" calcext:value-type="float">
            <text:p>2756000</text:p>
          </table:table-cell>
          <table:table-cell office:value-type="float" office:value="79.2608" calcext:value-type="float">
            <text:p>79.2608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2758000" calcext:value-type="float">
            <text:p>2758000</text:p>
          </table:table-cell>
          <table:table-cell office:value-type="float" office:value="116.4071" calcext:value-type="float">
            <text:p>116.4071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2760000" calcext:value-type="float">
            <text:p>2760000</text:p>
          </table:table-cell>
          <table:table-cell office:value-type="float" office:value="130.5498" calcext:value-type="float">
            <text:p>130.5498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2762000" calcext:value-type="float">
            <text:p>2762000</text:p>
          </table:table-cell>
          <table:table-cell office:value-type="float" office:value="106.4006" calcext:value-type="float">
            <text:p>106.4006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2764000" calcext:value-type="float">
            <text:p>2764000</text:p>
          </table:table-cell>
          <table:table-cell office:value-type="float" office:value="83.1323" calcext:value-type="float">
            <text:p>83.1323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2766000" calcext:value-type="float">
            <text:p>2766000</text:p>
          </table:table-cell>
          <table:table-cell office:value-type="float" office:value="115.4007" calcext:value-type="float">
            <text:p>115.4007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2768000" calcext:value-type="float">
            <text:p>2768000</text:p>
          </table:table-cell>
          <table:table-cell office:value-type="float" office:value="-11.522" calcext:value-type="float">
            <text:p>-11.522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2770000" calcext:value-type="float">
            <text:p>2770000</text:p>
          </table:table-cell>
          <table:table-cell office:value-type="float" office:value="35.731" calcext:value-type="float">
            <text:p>35.731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2772000" calcext:value-type="float">
            <text:p>2772000</text:p>
          </table:table-cell>
          <table:table-cell office:value-type="float" office:value="102.6168" calcext:value-type="float">
            <text:p>102.6168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2774000" calcext:value-type="float">
            <text:p>2774000</text:p>
          </table:table-cell>
          <table:table-cell office:value-type="float" office:value="73.0602" calcext:value-type="float">
            <text:p>73.0602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2776000" calcext:value-type="float">
            <text:p>2776000</text:p>
          </table:table-cell>
          <table:table-cell office:value-type="float" office:value="92.421" calcext:value-type="float">
            <text:p>92.421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2778000" calcext:value-type="float">
            <text:p>2778000</text:p>
          </table:table-cell>
          <table:table-cell office:value-type="float" office:value="67.1924" calcext:value-type="float">
            <text:p>67.1924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2780000" calcext:value-type="float">
            <text:p>2780000</text:p>
          </table:table-cell>
          <table:table-cell office:value-type="float" office:value="76.3257" calcext:value-type="float">
            <text:p>76.3257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2782000" calcext:value-type="float">
            <text:p>2782000</text:p>
          </table:table-cell>
          <table:table-cell office:value-type="float" office:value="88.2662" calcext:value-type="float">
            <text:p>88.2662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2784000" calcext:value-type="float">
            <text:p>2784000</text:p>
          </table:table-cell>
          <table:table-cell office:value-type="float" office:value="69.8653" calcext:value-type="float">
            <text:p>69.8653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2786000" calcext:value-type="float">
            <text:p>2786000</text:p>
          </table:table-cell>
          <table:table-cell office:value-type="float" office:value="96.5524" calcext:value-type="float">
            <text:p>96.5524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2788000" calcext:value-type="float">
            <text:p>2788000</text:p>
          </table:table-cell>
          <table:table-cell office:value-type="float" office:value="63.0517" calcext:value-type="float">
            <text:p>63.0517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2790000" calcext:value-type="float">
            <text:p>2790000</text:p>
          </table:table-cell>
          <table:table-cell office:value-type="float" office:value="51.004" calcext:value-type="float">
            <text:p>51.004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float" office:value="2792000" calcext:value-type="float">
            <text:p>2792000</text:p>
          </table:table-cell>
          <table:table-cell office:value-type="float" office:value="78.3521" calcext:value-type="float">
            <text:p>78.3521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2794000" calcext:value-type="float">
            <text:p>2794000</text:p>
          </table:table-cell>
          <table:table-cell office:value-type="float" office:value="62.7373" calcext:value-type="float">
            <text:p>62.7373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float" office:value="2796000" calcext:value-type="float">
            <text:p>2796000</text:p>
          </table:table-cell>
          <table:table-cell office:value-type="float" office:value="16.1457" calcext:value-type="float">
            <text:p>16.1457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float" office:value="2798000" calcext:value-type="float">
            <text:p>2798000</text:p>
          </table:table-cell>
          <table:table-cell office:value-type="float" office:value="47.8448" calcext:value-type="float">
            <text:p>47.8448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67.7811" calcext:value-type="float">
            <text:p>67.7811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2802000" calcext:value-type="float">
            <text:p>2802000</text:p>
          </table:table-cell>
          <table:table-cell office:value-type="float" office:value="54.9918" calcext:value-type="float">
            <text:p>54.9918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2804000" calcext:value-type="float">
            <text:p>2804000</text:p>
          </table:table-cell>
          <table:table-cell office:value-type="float" office:value="38.3418" calcext:value-type="float">
            <text:p>38.3418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2806000" calcext:value-type="float">
            <text:p>2806000</text:p>
          </table:table-cell>
          <table:table-cell office:value-type="float" office:value="65.2553" calcext:value-type="float">
            <text:p>65.2553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2808000" calcext:value-type="float">
            <text:p>2808000</text:p>
          </table:table-cell>
          <table:table-cell office:value-type="float" office:value="82.1096" calcext:value-type="float">
            <text:p>82.1096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2810000" calcext:value-type="float">
            <text:p>2810000</text:p>
          </table:table-cell>
          <table:table-cell office:value-type="float" office:value="-38.7831" calcext:value-type="float">
            <text:p>-38.7831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2812000" calcext:value-type="float">
            <text:p>2812000</text:p>
          </table:table-cell>
          <table:table-cell office:value-type="float" office:value="103.0217" calcext:value-type="float">
            <text:p>103.0217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2814000" calcext:value-type="float">
            <text:p>2814000</text:p>
          </table:table-cell>
          <table:table-cell office:value-type="float" office:value="23.3473" calcext:value-type="float">
            <text:p>23.3473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2816000" calcext:value-type="float">
            <text:p>2816000</text:p>
          </table:table-cell>
          <table:table-cell office:value-type="float" office:value="95.0639" calcext:value-type="float">
            <text:p>95.0639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2818000" calcext:value-type="float">
            <text:p>2818000</text:p>
          </table:table-cell>
          <table:table-cell office:value-type="float" office:value="60.6557" calcext:value-type="float">
            <text:p>60.6557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2820000" calcext:value-type="float">
            <text:p>2820000</text:p>
          </table:table-cell>
          <table:table-cell office:value-type="float" office:value="67.7415" calcext:value-type="float">
            <text:p>67.7415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float" office:value="2822000" calcext:value-type="float">
            <text:p>2822000</text:p>
          </table:table-cell>
          <table:table-cell office:value-type="float" office:value="52.5576" calcext:value-type="float">
            <text:p>52.5576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2824000" calcext:value-type="float">
            <text:p>2824000</text:p>
          </table:table-cell>
          <table:table-cell office:value-type="float" office:value="87.0518" calcext:value-type="float">
            <text:p>87.0518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2826000" calcext:value-type="float">
            <text:p>2826000</text:p>
          </table:table-cell>
          <table:table-cell office:value-type="float" office:value="52.3439" calcext:value-type="float">
            <text:p>52.3439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float" office:value="2828000" calcext:value-type="float">
            <text:p>2828000</text:p>
          </table:table-cell>
          <table:table-cell office:value-type="float" office:value="77.8201" calcext:value-type="float">
            <text:p>77.8201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2830000" calcext:value-type="float">
            <text:p>2830000</text:p>
          </table:table-cell>
          <table:table-cell office:value-type="float" office:value="74.1043" calcext:value-type="float">
            <text:p>74.1043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2832000" calcext:value-type="float">
            <text:p>2832000</text:p>
          </table:table-cell>
          <table:table-cell office:value-type="float" office:value="75.412" calcext:value-type="float">
            <text:p>75.412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2834000" calcext:value-type="float">
            <text:p>2834000</text:p>
          </table:table-cell>
          <table:table-cell office:value-type="float" office:value="84.9551" calcext:value-type="float">
            <text:p>84.9551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2836000" calcext:value-type="float">
            <text:p>2836000</text:p>
          </table:table-cell>
          <table:table-cell office:value-type="float" office:value="54.0328" calcext:value-type="float">
            <text:p>54.0328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2838000" calcext:value-type="float">
            <text:p>2838000</text:p>
          </table:table-cell>
          <table:table-cell office:value-type="float" office:value="58.2046" calcext:value-type="float">
            <text:p>58.2046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float" office:value="2840000" calcext:value-type="float">
            <text:p>2840000</text:p>
          </table:table-cell>
          <table:table-cell office:value-type="float" office:value="105.3911" calcext:value-type="float">
            <text:p>105.3911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2842000" calcext:value-type="float">
            <text:p>2842000</text:p>
          </table:table-cell>
          <table:table-cell office:value-type="float" office:value="67.4629" calcext:value-type="float">
            <text:p>67.4629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2844000" calcext:value-type="float">
            <text:p>2844000</text:p>
          </table:table-cell>
          <table:table-cell office:value-type="float" office:value="99.128" calcext:value-type="float">
            <text:p>99.128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2846000" calcext:value-type="float">
            <text:p>2846000</text:p>
          </table:table-cell>
          <table:table-cell office:value-type="float" office:value="87.3938" calcext:value-type="float">
            <text:p>87.3938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2848000" calcext:value-type="float">
            <text:p>2848000</text:p>
          </table:table-cell>
          <table:table-cell office:value-type="float" office:value="86.8078" calcext:value-type="float">
            <text:p>86.8078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2850000" calcext:value-type="float">
            <text:p>2850000</text:p>
          </table:table-cell>
          <table:table-cell office:value-type="float" office:value="15.4853" calcext:value-type="float">
            <text:p>15.4853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2852000" calcext:value-type="float">
            <text:p>2852000</text:p>
          </table:table-cell>
          <table:table-cell office:value-type="float" office:value="63.5049" calcext:value-type="float">
            <text:p>63.5049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2854000" calcext:value-type="float">
            <text:p>2854000</text:p>
          </table:table-cell>
          <table:table-cell office:value-type="float" office:value="83.0298" calcext:value-type="float">
            <text:p>83.0298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2856000" calcext:value-type="float">
            <text:p>2856000</text:p>
          </table:table-cell>
          <table:table-cell office:value-type="float" office:value="87.5962" calcext:value-type="float">
            <text:p>87.5962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2858000" calcext:value-type="float">
            <text:p>2858000</text:p>
          </table:table-cell>
          <table:table-cell office:value-type="float" office:value="68.1981" calcext:value-type="float">
            <text:p>68.1981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2860000" calcext:value-type="float">
            <text:p>2860000</text:p>
          </table:table-cell>
          <table:table-cell office:value-type="float" office:value="70.8382" calcext:value-type="float">
            <text:p>70.8382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2862000" calcext:value-type="float">
            <text:p>2862000</text:p>
          </table:table-cell>
          <table:table-cell office:value-type="float" office:value="106.4997" calcext:value-type="float">
            <text:p>106.4997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2864000" calcext:value-type="float">
            <text:p>2864000</text:p>
          </table:table-cell>
          <table:table-cell office:value-type="float" office:value="106.8751" calcext:value-type="float">
            <text:p>106.8751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2866000" calcext:value-type="float">
            <text:p>2866000</text:p>
          </table:table-cell>
          <table:table-cell office:value-type="float" office:value="124.1966" calcext:value-type="float">
            <text:p>124.1966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2868000" calcext:value-type="float">
            <text:p>2868000</text:p>
          </table:table-cell>
          <table:table-cell office:value-type="float" office:value="88.1335" calcext:value-type="float">
            <text:p>88.1335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2870000" calcext:value-type="float">
            <text:p>2870000</text:p>
          </table:table-cell>
          <table:table-cell office:value-type="float" office:value="99.2381" calcext:value-type="float">
            <text:p>99.2381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2872000" calcext:value-type="float">
            <text:p>2872000</text:p>
          </table:table-cell>
          <table:table-cell office:value-type="float" office:value="103.1906" calcext:value-type="float">
            <text:p>103.1906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2874000" calcext:value-type="float">
            <text:p>2874000</text:p>
          </table:table-cell>
          <table:table-cell office:value-type="float" office:value="128.7822" calcext:value-type="float">
            <text:p>128.7822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2876000" calcext:value-type="float">
            <text:p>2876000</text:p>
          </table:table-cell>
          <table:table-cell office:value-type="float" office:value="19.9873" calcext:value-type="float">
            <text:p>19.9873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2878000" calcext:value-type="float">
            <text:p>2878000</text:p>
          </table:table-cell>
          <table:table-cell office:value-type="float" office:value="70.6949" calcext:value-type="float">
            <text:p>70.6949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2880000" calcext:value-type="float">
            <text:p>2880000</text:p>
          </table:table-cell>
          <table:table-cell office:value-type="float" office:value="-41.9587" calcext:value-type="float">
            <text:p>-41.9587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2882000" calcext:value-type="float">
            <text:p>2882000</text:p>
          </table:table-cell>
          <table:table-cell office:value-type="float" office:value="112.7765" calcext:value-type="float">
            <text:p>112.7765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2884000" calcext:value-type="float">
            <text:p>2884000</text:p>
          </table:table-cell>
          <table:table-cell office:value-type="float" office:value="117.2819" calcext:value-type="float">
            <text:p>117.2819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2886000" calcext:value-type="float">
            <text:p>2886000</text:p>
          </table:table-cell>
          <table:table-cell office:value-type="float" office:value="89.5938" calcext:value-type="float">
            <text:p>89.593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888000" calcext:value-type="float">
            <text:p>2888000</text:p>
          </table:table-cell>
          <table:table-cell office:value-type="float" office:value="86.5692" calcext:value-type="float">
            <text:p>86.5692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2890000" calcext:value-type="float">
            <text:p>2890000</text:p>
          </table:table-cell>
          <table:table-cell office:value-type="float" office:value="97.1831" calcext:value-type="float">
            <text:p>97.1831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2892000" calcext:value-type="float">
            <text:p>2892000</text:p>
          </table:table-cell>
          <table:table-cell office:value-type="float" office:value="99.6984" calcext:value-type="float">
            <text:p>99.6984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float" office:value="2894000" calcext:value-type="float">
            <text:p>2894000</text:p>
          </table:table-cell>
          <table:table-cell office:value-type="float" office:value="97.6623" calcext:value-type="float">
            <text:p>97.6623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2896000" calcext:value-type="float">
            <text:p>2896000</text:p>
          </table:table-cell>
          <table:table-cell office:value-type="float" office:value="117.2974" calcext:value-type="float">
            <text:p>117.2974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2898000" calcext:value-type="float">
            <text:p>2898000</text:p>
          </table:table-cell>
          <table:table-cell office:value-type="float" office:value="103.3926" calcext:value-type="float">
            <text:p>103.3926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109.6796" calcext:value-type="float">
            <text:p>109.6796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2902000" calcext:value-type="float">
            <text:p>2902000</text:p>
          </table:table-cell>
          <table:table-cell office:value-type="float" office:value="30.0349" calcext:value-type="float">
            <text:p>30.0349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2904000" calcext:value-type="float">
            <text:p>2904000</text:p>
          </table:table-cell>
          <table:table-cell office:value-type="float" office:value="86.4647" calcext:value-type="float">
            <text:p>86.4647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2906000" calcext:value-type="float">
            <text:p>2906000</text:p>
          </table:table-cell>
          <table:table-cell office:value-type="float" office:value="67.6877" calcext:value-type="float">
            <text:p>67.6877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2908000" calcext:value-type="float">
            <text:p>2908000</text:p>
          </table:table-cell>
          <table:table-cell office:value-type="float" office:value="43.7925" calcext:value-type="float">
            <text:p>43.7925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2910000" calcext:value-type="float">
            <text:p>2910000</text:p>
          </table:table-cell>
          <table:table-cell office:value-type="float" office:value="46.3288" calcext:value-type="float">
            <text:p>46.3288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2912000" calcext:value-type="float">
            <text:p>2912000</text:p>
          </table:table-cell>
          <table:table-cell office:value-type="float" office:value="-58.7045" calcext:value-type="float">
            <text:p>-58.7045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2914000" calcext:value-type="float">
            <text:p>2914000</text:p>
          </table:table-cell>
          <table:table-cell office:value-type="float" office:value="107.4655" calcext:value-type="float">
            <text:p>107.4655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2916000" calcext:value-type="float">
            <text:p>2916000</text:p>
          </table:table-cell>
          <table:table-cell office:value-type="float" office:value="23.0777" calcext:value-type="float">
            <text:p>23.0777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918000" calcext:value-type="float">
            <text:p>2918000</text:p>
          </table:table-cell>
          <table:table-cell office:value-type="float" office:value="63.0514" calcext:value-type="float">
            <text:p>63.0514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2920000" calcext:value-type="float">
            <text:p>2920000</text:p>
          </table:table-cell>
          <table:table-cell office:value-type="float" office:value="86.8817" calcext:value-type="float">
            <text:p>86.8817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2922000" calcext:value-type="float">
            <text:p>2922000</text:p>
          </table:table-cell>
          <table:table-cell office:value-type="float" office:value="106.3048" calcext:value-type="float">
            <text:p>106.3048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2924000" calcext:value-type="float">
            <text:p>2924000</text:p>
          </table:table-cell>
          <table:table-cell office:value-type="float" office:value="70.1965" calcext:value-type="float">
            <text:p>70.1965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float" office:value="2926000" calcext:value-type="float">
            <text:p>2926000</text:p>
          </table:table-cell>
          <table:table-cell office:value-type="float" office:value="77.7283" calcext:value-type="float">
            <text:p>77.7283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2928000" calcext:value-type="float">
            <text:p>2928000</text:p>
          </table:table-cell>
          <table:table-cell office:value-type="float" office:value="82.1839" calcext:value-type="float">
            <text:p>82.1839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2930000" calcext:value-type="float">
            <text:p>2930000</text:p>
          </table:table-cell>
          <table:table-cell office:value-type="float" office:value="91.3815" calcext:value-type="float">
            <text:p>91.3815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2932000" calcext:value-type="float">
            <text:p>2932000</text:p>
          </table:table-cell>
          <table:table-cell office:value-type="float" office:value="92.8253" calcext:value-type="float">
            <text:p>92.8253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2934000" calcext:value-type="float">
            <text:p>2934000</text:p>
          </table:table-cell>
          <table:table-cell office:value-type="float" office:value="74.0205" calcext:value-type="float">
            <text:p>74.0205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2936000" calcext:value-type="float">
            <text:p>2936000</text:p>
          </table:table-cell>
          <table:table-cell office:value-type="float" office:value="91.188" calcext:value-type="float">
            <text:p>91.188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2938000" calcext:value-type="float">
            <text:p>2938000</text:p>
          </table:table-cell>
          <table:table-cell office:value-type="float" office:value="102.7716" calcext:value-type="float">
            <text:p>102.7716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2940000" calcext:value-type="float">
            <text:p>2940000</text:p>
          </table:table-cell>
          <table:table-cell office:value-type="float" office:value="70.3565" calcext:value-type="float">
            <text:p>70.3565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float" office:value="2942000" calcext:value-type="float">
            <text:p>2942000</text:p>
          </table:table-cell>
          <table:table-cell office:value-type="float" office:value="68.0048" calcext:value-type="float">
            <text:p>68.0048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2944000" calcext:value-type="float">
            <text:p>2944000</text:p>
          </table:table-cell>
          <table:table-cell office:value-type="float" office:value="82.4764" calcext:value-type="float">
            <text:p>82.4764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2946000" calcext:value-type="float">
            <text:p>2946000</text:p>
          </table:table-cell>
          <table:table-cell office:value-type="float" office:value="50.7366" calcext:value-type="float">
            <text:p>50.7366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2948000" calcext:value-type="float">
            <text:p>2948000</text:p>
          </table:table-cell>
          <table:table-cell office:value-type="float" office:value="65.1725" calcext:value-type="float">
            <text:p>65.1725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2950000" calcext:value-type="float">
            <text:p>2950000</text:p>
          </table:table-cell>
          <table:table-cell office:value-type="float" office:value="76.831" calcext:value-type="float">
            <text:p>76.831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2952000" calcext:value-type="float">
            <text:p>2952000</text:p>
          </table:table-cell>
          <table:table-cell office:value-type="float" office:value="79.6243" calcext:value-type="float">
            <text:p>79.6243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2954000" calcext:value-type="float">
            <text:p>2954000</text:p>
          </table:table-cell>
          <table:table-cell office:value-type="float" office:value="89.2755" calcext:value-type="float">
            <text:p>89.2755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2956000" calcext:value-type="float">
            <text:p>2956000</text:p>
          </table:table-cell>
          <table:table-cell office:value-type="float" office:value="100.2664" calcext:value-type="float">
            <text:p>100.2664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2958000" calcext:value-type="float">
            <text:p>2958000</text:p>
          </table:table-cell>
          <table:table-cell office:value-type="float" office:value="72.5566" calcext:value-type="float">
            <text:p>72.5566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2960000" calcext:value-type="float">
            <text:p>2960000</text:p>
          </table:table-cell>
          <table:table-cell office:value-type="float" office:value="42.0905" calcext:value-type="float">
            <text:p>42.0905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2962000" calcext:value-type="float">
            <text:p>2962000</text:p>
          </table:table-cell>
          <table:table-cell office:value-type="float" office:value="102.5783" calcext:value-type="float">
            <text:p>102.5783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2964000" calcext:value-type="float">
            <text:p>2964000</text:p>
          </table:table-cell>
          <table:table-cell office:value-type="float" office:value="77.0271" calcext:value-type="float">
            <text:p>77.0271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2966000" calcext:value-type="float">
            <text:p>2966000</text:p>
          </table:table-cell>
          <table:table-cell office:value-type="float" office:value="62.1072" calcext:value-type="float">
            <text:p>62.1072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2968000" calcext:value-type="float">
            <text:p>2968000</text:p>
          </table:table-cell>
          <table:table-cell office:value-type="float" office:value="84.5898" calcext:value-type="float">
            <text:p>84.5898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2970000" calcext:value-type="float">
            <text:p>2970000</text:p>
          </table:table-cell>
          <table:table-cell office:value-type="float" office:value="103.9613" calcext:value-type="float">
            <text:p>103.9613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2972000" calcext:value-type="float">
            <text:p>2972000</text:p>
          </table:table-cell>
          <table:table-cell office:value-type="float" office:value="103.1717" calcext:value-type="float">
            <text:p>103.1717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float" office:value="2974000" calcext:value-type="float">
            <text:p>2974000</text:p>
          </table:table-cell>
          <table:table-cell office:value-type="float" office:value="81.9309" calcext:value-type="float">
            <text:p>81.9309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2976000" calcext:value-type="float">
            <text:p>2976000</text:p>
          </table:table-cell>
          <table:table-cell office:value-type="float" office:value="91.1087" calcext:value-type="float">
            <text:p>91.1087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2978000" calcext:value-type="float">
            <text:p>2978000</text:p>
          </table:table-cell>
          <table:table-cell office:value-type="float" office:value="98.0019" calcext:value-type="float">
            <text:p>98.0019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2980000" calcext:value-type="float">
            <text:p>2980000</text:p>
          </table:table-cell>
          <table:table-cell office:value-type="float" office:value="118.0362" calcext:value-type="float">
            <text:p>118.0362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2982000" calcext:value-type="float">
            <text:p>2982000</text:p>
          </table:table-cell>
          <table:table-cell office:value-type="float" office:value="111.6815" calcext:value-type="float">
            <text:p>111.6815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2984000" calcext:value-type="float">
            <text:p>2984000</text:p>
          </table:table-cell>
          <table:table-cell office:value-type="float" office:value="114.6396" calcext:value-type="float">
            <text:p>114.6396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float" office:value="2986000" calcext:value-type="float">
            <text:p>2986000</text:p>
          </table:table-cell>
          <table:table-cell office:value-type="float" office:value="96.6077" calcext:value-type="float">
            <text:p>96.607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988000" calcext:value-type="float">
            <text:p>2988000</text:p>
          </table:table-cell>
          <table:table-cell office:value-type="float" office:value="82.1424" calcext:value-type="float">
            <text:p>82.1424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2990000" calcext:value-type="float">
            <text:p>2990000</text:p>
          </table:table-cell>
          <table:table-cell office:value-type="float" office:value="77.8127" calcext:value-type="float">
            <text:p>77.8127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2992000" calcext:value-type="float">
            <text:p>2992000</text:p>
          </table:table-cell>
          <table:table-cell office:value-type="float" office:value="80.1322" calcext:value-type="float">
            <text:p>80.1322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2994000" calcext:value-type="float">
            <text:p>2994000</text:p>
          </table:table-cell>
          <table:table-cell office:value-type="float" office:value="102.9317" calcext:value-type="float">
            <text:p>102.9317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2996000" calcext:value-type="float">
            <text:p>2996000</text:p>
          </table:table-cell>
          <table:table-cell office:value-type="float" office:value="73.3078" calcext:value-type="float">
            <text:p>73.3078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2998000" calcext:value-type="float">
            <text:p>2998000</text:p>
          </table:table-cell>
          <table:table-cell office:value-type="float" office:value="42.3731" calcext:value-type="float">
            <text:p>42.3731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77.5529" calcext:value-type="float">
            <text:p>77.55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9T18:23:45.985208156</dc:date>
    <meta:editing-duration>PT31S</meta:editing-duration>
    <meta:editing-cycles>1</meta:editing-cycles>
    <meta:document-statistic meta:table-count="1" meta:cell-count="4503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1cm" svg:y="4.201cm" style:legend-expansion="high" chart:style-name="ch2"/>
        <chart:plot-area chart:style-name="ch3" table:cell-range-address="ppo_actor_log.B1:ppo_actor_log.C1501" chart:data-source-has-labels="row" svg:x="0.32cm" svg:y="0.18cm" svg:width="13.011cm" svg:height="8.64cm">
          <chart:coordinate-region svg:x="1.232cm" svg:y="0.379cm" svg:width="11.4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po_actor_log.C2:ppo_actor_log.C1501" chart:label-cell-address="ppo_actor_log.C1:ppo_actor_log.C1" chart:class="chart:scatter">
            <chart:domain table:cell-range-address="ppo_actor_log.B2:ppo_actor_log.B1501"/>
            <chart:data-point chart:repeated="1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ward</text:p>
                <draw:g>
                  <svg:desc>ppo_actor_log.C1:ppo_actor_lo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ppo_actor_log.B2:ppo_actor_log.B1501</svg:desc>
                </draw:g>
              </table:table-cell>
              <table:table-cell office:value-type="float" office:value="-186.395">
                <text:p>-186.395</text:p>
                <draw:g>
                  <svg:desc>ppo_actor_log.C2:ppo_actor_log.C1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-261.1242">
                <text:p>-261.1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-227.3967">
                <text:p>-227.39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-254.5123">
                <text:p>-254.5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-176.4927">
                <text:p>-176.4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0">
                <text:p>12000</text:p>
              </table:table-cell>
              <table:table-cell office:value-type="float" office:value="-201.9057">
                <text:p>-201.9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0">
                <text:p>14000</text:p>
              </table:table-cell>
              <table:table-cell office:value-type="float" office:value="-135.0782">
                <text:p>-135.0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0">
                <text:p>16000</text:p>
              </table:table-cell>
              <table:table-cell office:value-type="float" office:value="-129.1478">
                <text:p>-129.1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">
                <text:p>18000</text:p>
              </table:table-cell>
              <table:table-cell office:value-type="float" office:value="-134.5738">
                <text:p>-134.5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-157.1149">
                <text:p>-157.1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00">
                <text:p>22000</text:p>
              </table:table-cell>
              <table:table-cell office:value-type="float" office:value="-109.2591">
                <text:p>-109.2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00">
                <text:p>24000</text:p>
              </table:table-cell>
              <table:table-cell office:value-type="float" office:value="-167.4691">
                <text:p>-167.4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00">
                <text:p>26000</text:p>
              </table:table-cell>
              <table:table-cell office:value-type="float" office:value="-106.9708">
                <text:p>-106.97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0">
                <text:p>28000</text:p>
              </table:table-cell>
              <table:table-cell office:value-type="float" office:value="-113.7071">
                <text:p>-113.70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0">
                <text:p>30000</text:p>
              </table:table-cell>
              <table:table-cell office:value-type="float" office:value="-92.7661">
                <text:p>-92.76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00">
                <text:p>32000</text:p>
              </table:table-cell>
              <table:table-cell office:value-type="float" office:value="-105.6653">
                <text:p>-105.6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00">
                <text:p>34000</text:p>
              </table:table-cell>
              <table:table-cell office:value-type="float" office:value="-108.7898">
                <text:p>-108.78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00">
                <text:p>36000</text:p>
              </table:table-cell>
              <table:table-cell office:value-type="float" office:value="-57.3286">
                <text:p>-57.32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00">
                <text:p>38000</text:p>
              </table:table-cell>
              <table:table-cell office:value-type="float" office:value="-100.8272">
                <text:p>-100.82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0">
                <text:p>40000</text:p>
              </table:table-cell>
              <table:table-cell office:value-type="float" office:value="-125.9809">
                <text:p>-125.98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00">
                <text:p>42000</text:p>
              </table:table-cell>
              <table:table-cell office:value-type="float" office:value="-87.857">
                <text:p>-87.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00">
                <text:p>44000</text:p>
              </table:table-cell>
              <table:table-cell office:value-type="float" office:value="-104.4212">
                <text:p>-104.4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00">
                <text:p>46000</text:p>
              </table:table-cell>
              <table:table-cell office:value-type="float" office:value="-72.3296">
                <text:p>-72.32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00">
                <text:p>48000</text:p>
              </table:table-cell>
              <table:table-cell office:value-type="float" office:value="-78.7285">
                <text:p>-78.72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0">
                <text:p>50000</text:p>
              </table:table-cell>
              <table:table-cell office:value-type="float" office:value="-68.9292">
                <text:p>-68.92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00">
                <text:p>52000</text:p>
              </table:table-cell>
              <table:table-cell office:value-type="float" office:value="-75.7562">
                <text:p>-75.75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00">
                <text:p>54000</text:p>
              </table:table-cell>
              <table:table-cell office:value-type="float" office:value="-3.444">
                <text:p>-3.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00">
                <text:p>56000</text:p>
              </table:table-cell>
              <table:table-cell office:value-type="float" office:value="-33.347">
                <text:p>-33.3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00">
                <text:p>58000</text:p>
              </table:table-cell>
              <table:table-cell office:value-type="float" office:value="-25.5254">
                <text:p>-25.52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0">
                <text:p>60000</text:p>
              </table:table-cell>
              <table:table-cell office:value-type="float" office:value="-40.1218">
                <text:p>-40.12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00">
                <text:p>62000</text:p>
              </table:table-cell>
              <table:table-cell office:value-type="float" office:value="-28.6919">
                <text:p>-28.69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00">
                <text:p>64000</text:p>
              </table:table-cell>
              <table:table-cell office:value-type="float" office:value="-32.1239">
                <text:p>-32.12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00">
                <text:p>66000</text:p>
              </table:table-cell>
              <table:table-cell office:value-type="float" office:value="-19.6096">
                <text:p>-19.60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00">
                <text:p>68000</text:p>
              </table:table-cell>
              <table:table-cell office:value-type="float" office:value="-37.6584">
                <text:p>-37.65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0">
                <text:p>70000</text:p>
              </table:table-cell>
              <table:table-cell office:value-type="float" office:value="0.7889">
                <text:p>0.7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00">
                <text:p>72000</text:p>
              </table:table-cell>
              <table:table-cell office:value-type="float" office:value="-36.6153">
                <text:p>-36.6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00">
                <text:p>74000</text:p>
              </table:table-cell>
              <table:table-cell office:value-type="float" office:value="-46.7532">
                <text:p>-46.75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00">
                <text:p>76000</text:p>
              </table:table-cell>
              <table:table-cell office:value-type="float" office:value="-10.3205">
                <text:p>-10.3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00">
                <text:p>78000</text:p>
              </table:table-cell>
              <table:table-cell office:value-type="float" office:value="-37.5194">
                <text:p>-37.51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0">
                <text:p>80000</text:p>
              </table:table-cell>
              <table:table-cell office:value-type="float" office:value="-28.5159">
                <text:p>-28.51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00">
                <text:p>82000</text:p>
              </table:table-cell>
              <table:table-cell office:value-type="float" office:value="30.4668">
                <text:p>30.46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00">
                <text:p>84000</text:p>
              </table:table-cell>
              <table:table-cell office:value-type="float" office:value="-11.2746">
                <text:p>-11.27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00">
                <text:p>86000</text:p>
              </table:table-cell>
              <table:table-cell office:value-type="float" office:value="-32.0651">
                <text:p>-32.06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00">
                <text:p>88000</text:p>
              </table:table-cell>
              <table:table-cell office:value-type="float" office:value="17.3744">
                <text:p>17.3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0">
                <text:p>90000</text:p>
              </table:table-cell>
              <table:table-cell office:value-type="float" office:value="74.1004">
                <text:p>74.10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00">
                <text:p>92000</text:p>
              </table:table-cell>
              <table:table-cell office:value-type="float" office:value="-24.9366">
                <text:p>-24.93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00">
                <text:p>94000</text:p>
              </table:table-cell>
              <table:table-cell office:value-type="float" office:value="24.1845">
                <text:p>24.18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00">
                <text:p>96000</text:p>
              </table:table-cell>
              <table:table-cell office:value-type="float" office:value="36.8545">
                <text:p>36.85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00">
                <text:p>98000</text:p>
              </table:table-cell>
              <table:table-cell office:value-type="float" office:value="39.3914">
                <text:p>39.39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00">
                <text:p>100000</text:p>
              </table:table-cell>
              <table:table-cell office:value-type="float" office:value="-6.3817">
                <text:p>-6.38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00">
                <text:p>102000</text:p>
              </table:table-cell>
              <table:table-cell office:value-type="float" office:value="-5.5416">
                <text:p>-5.54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00">
                <text:p>104000</text:p>
              </table:table-cell>
              <table:table-cell office:value-type="float" office:value="22.8253">
                <text:p>22.82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00">
                <text:p>106000</text:p>
              </table:table-cell>
              <table:table-cell office:value-type="float" office:value="7.8914">
                <text:p>7.89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00">
                <text:p>108000</text:p>
              </table:table-cell>
              <table:table-cell office:value-type="float" office:value="29.885">
                <text:p>29.8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00">
                <text:p>110000</text:p>
              </table:table-cell>
              <table:table-cell office:value-type="float" office:value="6.6633">
                <text:p>6.66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00">
                <text:p>112000</text:p>
              </table:table-cell>
              <table:table-cell office:value-type="float" office:value="59.4928">
                <text:p>59.49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00">
                <text:p>114000</text:p>
              </table:table-cell>
              <table:table-cell office:value-type="float" office:value="58.1346">
                <text:p>58.13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00">
                <text:p>116000</text:p>
              </table:table-cell>
              <table:table-cell office:value-type="float" office:value="60.0675">
                <text:p>60.06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00">
                <text:p>118000</text:p>
              </table:table-cell>
              <table:table-cell office:value-type="float" office:value="39.2156">
                <text:p>39.21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00">
                <text:p>120000</text:p>
              </table:table-cell>
              <table:table-cell office:value-type="float" office:value="-27.2231">
                <text:p>-27.22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00">
                <text:p>122000</text:p>
              </table:table-cell>
              <table:table-cell office:value-type="float" office:value="-22.2192">
                <text:p>-22.21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00">
                <text:p>124000</text:p>
              </table:table-cell>
              <table:table-cell office:value-type="float" office:value="40.9858">
                <text:p>40.98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00">
                <text:p>126000</text:p>
              </table:table-cell>
              <table:table-cell office:value-type="float" office:value="1.2836">
                <text:p>1.28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00">
                <text:p>128000</text:p>
              </table:table-cell>
              <table:table-cell office:value-type="float" office:value="-59.7484">
                <text:p>-59.74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00">
                <text:p>130000</text:p>
              </table:table-cell>
              <table:table-cell office:value-type="float" office:value="15.7649">
                <text:p>15.76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000">
                <text:p>132000</text:p>
              </table:table-cell>
              <table:table-cell office:value-type="float" office:value="-91.1834">
                <text:p>-91.18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00">
                <text:p>134000</text:p>
              </table:table-cell>
              <table:table-cell office:value-type="float" office:value="-51.286">
                <text:p>-51.2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000">
                <text:p>136000</text:p>
              </table:table-cell>
              <table:table-cell office:value-type="float" office:value="-8.5505">
                <text:p>-8.55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000">
                <text:p>138000</text:p>
              </table:table-cell>
              <table:table-cell office:value-type="float" office:value="-11.9586">
                <text:p>-11.95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00">
                <text:p>140000</text:p>
              </table:table-cell>
              <table:table-cell office:value-type="float" office:value="7.0495">
                <text:p>7.04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00">
                <text:p>142000</text:p>
              </table:table-cell>
              <table:table-cell office:value-type="float" office:value="68.8675">
                <text:p>68.86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00">
                <text:p>144000</text:p>
              </table:table-cell>
              <table:table-cell office:value-type="float" office:value="77.6796">
                <text:p>77.67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000">
                <text:p>146000</text:p>
              </table:table-cell>
              <table:table-cell office:value-type="float" office:value="49.056">
                <text:p>49.0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000">
                <text:p>148000</text:p>
              </table:table-cell>
              <table:table-cell office:value-type="float" office:value="93.9279">
                <text:p>93.92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00">
                <text:p>150000</text:p>
              </table:table-cell>
              <table:table-cell office:value-type="float" office:value="-105.5934">
                <text:p>-105.59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000">
                <text:p>152000</text:p>
              </table:table-cell>
              <table:table-cell office:value-type="float" office:value="75.8263">
                <text:p>75.82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000">
                <text:p>154000</text:p>
              </table:table-cell>
              <table:table-cell office:value-type="float" office:value="5.6373">
                <text:p>5.6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00">
                <text:p>156000</text:p>
              </table:table-cell>
              <table:table-cell office:value-type="float" office:value="9.3236">
                <text:p>9.32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00">
                <text:p>158000</text:p>
              </table:table-cell>
              <table:table-cell office:value-type="float" office:value="41.3057">
                <text:p>41.30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00">
                <text:p>160000</text:p>
              </table:table-cell>
              <table:table-cell office:value-type="float" office:value="53.449">
                <text:p>53.4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000">
                <text:p>162000</text:p>
              </table:table-cell>
              <table:table-cell office:value-type="float" office:value="42.744">
                <text:p>42.7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00">
                <text:p>164000</text:p>
              </table:table-cell>
              <table:table-cell office:value-type="float" office:value="29.6864">
                <text:p>29.68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00">
                <text:p>166000</text:p>
              </table:table-cell>
              <table:table-cell office:value-type="float" office:value="100.4277">
                <text:p>100.42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000">
                <text:p>168000</text:p>
              </table:table-cell>
              <table:table-cell office:value-type="float" office:value="78.1725">
                <text:p>78.17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00">
                <text:p>170000</text:p>
              </table:table-cell>
              <table:table-cell office:value-type="float" office:value="124.8765">
                <text:p>124.87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000">
                <text:p>172000</text:p>
              </table:table-cell>
              <table:table-cell office:value-type="float" office:value="70.1794">
                <text:p>70.17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000">
                <text:p>174000</text:p>
              </table:table-cell>
              <table:table-cell office:value-type="float" office:value="101.6577">
                <text:p>101.65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000">
                <text:p>176000</text:p>
              </table:table-cell>
              <table:table-cell office:value-type="float" office:value="75.2304">
                <text:p>75.23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000">
                <text:p>178000</text:p>
              </table:table-cell>
              <table:table-cell office:value-type="float" office:value="66.234">
                <text:p>66.2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00">
                <text:p>180000</text:p>
              </table:table-cell>
              <table:table-cell office:value-type="float" office:value="100.5674">
                <text:p>100.56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000">
                <text:p>182000</text:p>
              </table:table-cell>
              <table:table-cell office:value-type="float" office:value="94.2033">
                <text:p>94.20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000">
                <text:p>184000</text:p>
              </table:table-cell>
              <table:table-cell office:value-type="float" office:value="124.7439">
                <text:p>124.74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00">
                <text:p>186000</text:p>
              </table:table-cell>
              <table:table-cell office:value-type="float" office:value="91.4044">
                <text:p>91.40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000">
                <text:p>188000</text:p>
              </table:table-cell>
              <table:table-cell office:value-type="float" office:value="98.7995">
                <text:p>98.79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00">
                <text:p>190000</text:p>
              </table:table-cell>
              <table:table-cell office:value-type="float" office:value="36.0805">
                <text:p>36.08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00">
                <text:p>192000</text:p>
              </table:table-cell>
              <table:table-cell office:value-type="float" office:value="132.7601">
                <text:p>132.76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000">
                <text:p>194000</text:p>
              </table:table-cell>
              <table:table-cell office:value-type="float" office:value="113.5073">
                <text:p>113.50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000">
                <text:p>196000</text:p>
              </table:table-cell>
              <table:table-cell office:value-type="float" office:value="106.4478">
                <text:p>106.44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00">
                <text:p>198000</text:p>
              </table:table-cell>
              <table:table-cell office:value-type="float" office:value="78.3644">
                <text:p>78.36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00">
                <text:p>200000</text:p>
              </table:table-cell>
              <table:table-cell office:value-type="float" office:value="124.5057">
                <text:p>124.50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000">
                <text:p>202000</text:p>
              </table:table-cell>
              <table:table-cell office:value-type="float" office:value="107.0776">
                <text:p>107.07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000">
                <text:p>204000</text:p>
              </table:table-cell>
              <table:table-cell office:value-type="float" office:value="123.228">
                <text:p>123.2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000">
                <text:p>206000</text:p>
              </table:table-cell>
              <table:table-cell office:value-type="float" office:value="79.3441">
                <text:p>79.34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000">
                <text:p>208000</text:p>
              </table:table-cell>
              <table:table-cell office:value-type="float" office:value="106.7334">
                <text:p>106.73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000">
                <text:p>210000</text:p>
              </table:table-cell>
              <table:table-cell office:value-type="float" office:value="83.2567">
                <text:p>83.25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000">
                <text:p>212000</text:p>
              </table:table-cell>
              <table:table-cell office:value-type="float" office:value="99.3886">
                <text:p>99.38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000">
                <text:p>214000</text:p>
              </table:table-cell>
              <table:table-cell office:value-type="float" office:value="23.1306">
                <text:p>23.13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000">
                <text:p>216000</text:p>
              </table:table-cell>
              <table:table-cell office:value-type="float" office:value="95.7687">
                <text:p>95.76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000">
                <text:p>218000</text:p>
              </table:table-cell>
              <table:table-cell office:value-type="float" office:value="118.2805">
                <text:p>118.28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000">
                <text:p>220000</text:p>
              </table:table-cell>
              <table:table-cell office:value-type="float" office:value="40.3789">
                <text:p>40.37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000">
                <text:p>222000</text:p>
              </table:table-cell>
              <table:table-cell office:value-type="float" office:value="43.5402">
                <text:p>43.54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000">
                <text:p>224000</text:p>
              </table:table-cell>
              <table:table-cell office:value-type="float" office:value="105.4475">
                <text:p>105.44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000">
                <text:p>226000</text:p>
              </table:table-cell>
              <table:table-cell office:value-type="float" office:value="121.22">
                <text:p>121.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000">
                <text:p>228000</text:p>
              </table:table-cell>
              <table:table-cell office:value-type="float" office:value="85.3755">
                <text:p>85.37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000">
                <text:p>230000</text:p>
              </table:table-cell>
              <table:table-cell office:value-type="float" office:value="129.9016">
                <text:p>129.90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000">
                <text:p>232000</text:p>
              </table:table-cell>
              <table:table-cell office:value-type="float" office:value="49.6741">
                <text:p>49.67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000">
                <text:p>234000</text:p>
              </table:table-cell>
              <table:table-cell office:value-type="float" office:value="102.9028">
                <text:p>102.90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000">
                <text:p>236000</text:p>
              </table:table-cell>
              <table:table-cell office:value-type="float" office:value="82.0455">
                <text:p>82.04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000">
                <text:p>238000</text:p>
              </table:table-cell>
              <table:table-cell office:value-type="float" office:value="103.4459">
                <text:p>103.44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000">
                <text:p>240000</text:p>
              </table:table-cell>
              <table:table-cell office:value-type="float" office:value="112.1438">
                <text:p>112.14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000">
                <text:p>242000</text:p>
              </table:table-cell>
              <table:table-cell office:value-type="float" office:value="126.1213">
                <text:p>126.12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000">
                <text:p>244000</text:p>
              </table:table-cell>
              <table:table-cell office:value-type="float" office:value="89.0966">
                <text:p>89.09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000">
                <text:p>246000</text:p>
              </table:table-cell>
              <table:table-cell office:value-type="float" office:value="125.2414">
                <text:p>125.24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000">
                <text:p>248000</text:p>
              </table:table-cell>
              <table:table-cell office:value-type="float" office:value="26.8576">
                <text:p>26.85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000">
                <text:p>250000</text:p>
              </table:table-cell>
              <table:table-cell office:value-type="float" office:value="103.4738">
                <text:p>103.47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000">
                <text:p>252000</text:p>
              </table:table-cell>
              <table:table-cell office:value-type="float" office:value="14.5745">
                <text:p>14.57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000">
                <text:p>254000</text:p>
              </table:table-cell>
              <table:table-cell office:value-type="float" office:value="133.3312">
                <text:p>133.33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000">
                <text:p>256000</text:p>
              </table:table-cell>
              <table:table-cell office:value-type="float" office:value="120.6707">
                <text:p>120.67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000">
                <text:p>258000</text:p>
              </table:table-cell>
              <table:table-cell office:value-type="float" office:value="114.8533">
                <text:p>114.85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000">
                <text:p>260000</text:p>
              </table:table-cell>
              <table:table-cell office:value-type="float" office:value="94.8157">
                <text:p>94.81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000">
                <text:p>262000</text:p>
              </table:table-cell>
              <table:table-cell office:value-type="float" office:value="60.4071">
                <text:p>60.40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000">
                <text:p>264000</text:p>
              </table:table-cell>
              <table:table-cell office:value-type="float" office:value="100.7263">
                <text:p>100.72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000">
                <text:p>266000</text:p>
              </table:table-cell>
              <table:table-cell office:value-type="float" office:value="132.9743">
                <text:p>132.97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000">
                <text:p>268000</text:p>
              </table:table-cell>
              <table:table-cell office:value-type="float" office:value="86.1592">
                <text:p>86.15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000">
                <text:p>270000</text:p>
              </table:table-cell>
              <table:table-cell office:value-type="float" office:value="71.9356">
                <text:p>71.93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000">
                <text:p>272000</text:p>
              </table:table-cell>
              <table:table-cell office:value-type="float" office:value="132.2419">
                <text:p>132.24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000">
                <text:p>274000</text:p>
              </table:table-cell>
              <table:table-cell office:value-type="float" office:value="119.3299">
                <text:p>119.32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000">
                <text:p>276000</text:p>
              </table:table-cell>
              <table:table-cell office:value-type="float" office:value="91.6756">
                <text:p>91.67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000">
                <text:p>278000</text:p>
              </table:table-cell>
              <table:table-cell office:value-type="float" office:value="143.9136">
                <text:p>143.91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000">
                <text:p>280000</text:p>
              </table:table-cell>
              <table:table-cell office:value-type="float" office:value="56.2359">
                <text:p>56.23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000">
                <text:p>282000</text:p>
              </table:table-cell>
              <table:table-cell office:value-type="float" office:value="129.0161">
                <text:p>129.01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000">
                <text:p>284000</text:p>
              </table:table-cell>
              <table:table-cell office:value-type="float" office:value="77.4693">
                <text:p>77.46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000">
                <text:p>286000</text:p>
              </table:table-cell>
              <table:table-cell office:value-type="float" office:value="52.4388">
                <text:p>52.43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000">
                <text:p>288000</text:p>
              </table:table-cell>
              <table:table-cell office:value-type="float" office:value="92.5117">
                <text:p>92.51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000">
                <text:p>290000</text:p>
              </table:table-cell>
              <table:table-cell office:value-type="float" office:value="47.2305">
                <text:p>47.23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000">
                <text:p>292000</text:p>
              </table:table-cell>
              <table:table-cell office:value-type="float" office:value="79.5338">
                <text:p>79.53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000">
                <text:p>294000</text:p>
              </table:table-cell>
              <table:table-cell office:value-type="float" office:value="84.1045">
                <text:p>84.10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000">
                <text:p>296000</text:p>
              </table:table-cell>
              <table:table-cell office:value-type="float" office:value="47.5574">
                <text:p>47.55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000">
                <text:p>298000</text:p>
              </table:table-cell>
              <table:table-cell office:value-type="float" office:value="43.5317">
                <text:p>43.53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000">
                <text:p>300000</text:p>
              </table:table-cell>
              <table:table-cell office:value-type="float" office:value="102.6273">
                <text:p>102.62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000">
                <text:p>302000</text:p>
              </table:table-cell>
              <table:table-cell office:value-type="float" office:value="105.3226">
                <text:p>105.32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000">
                <text:p>304000</text:p>
              </table:table-cell>
              <table:table-cell office:value-type="float" office:value="63.9961">
                <text:p>63.99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000">
                <text:p>306000</text:p>
              </table:table-cell>
              <table:table-cell office:value-type="float" office:value="101.2698">
                <text:p>101.26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000">
                <text:p>308000</text:p>
              </table:table-cell>
              <table:table-cell office:value-type="float" office:value="124.2897">
                <text:p>124.28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000">
                <text:p>310000</text:p>
              </table:table-cell>
              <table:table-cell office:value-type="float" office:value="115.2125">
                <text:p>115.2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000">
                <text:p>312000</text:p>
              </table:table-cell>
              <table:table-cell office:value-type="float" office:value="104.9783">
                <text:p>104.97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000">
                <text:p>314000</text:p>
              </table:table-cell>
              <table:table-cell office:value-type="float" office:value="68.2297">
                <text:p>68.22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000">
                <text:p>316000</text:p>
              </table:table-cell>
              <table:table-cell office:value-type="float" office:value="88.2401">
                <text:p>88.24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000">
                <text:p>318000</text:p>
              </table:table-cell>
              <table:table-cell office:value-type="float" office:value="75.3292">
                <text:p>75.32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000">
                <text:p>320000</text:p>
              </table:table-cell>
              <table:table-cell office:value-type="float" office:value="74.4832">
                <text:p>74.48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000">
                <text:p>322000</text:p>
              </table:table-cell>
              <table:table-cell office:value-type="float" office:value="71.8275">
                <text:p>71.82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000">
                <text:p>324000</text:p>
              </table:table-cell>
              <table:table-cell office:value-type="float" office:value="75.1034">
                <text:p>75.10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000">
                <text:p>326000</text:p>
              </table:table-cell>
              <table:table-cell office:value-type="float" office:value="87.3597">
                <text:p>87.35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000">
                <text:p>328000</text:p>
              </table:table-cell>
              <table:table-cell office:value-type="float" office:value="86.3368">
                <text:p>86.33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000">
                <text:p>330000</text:p>
              </table:table-cell>
              <table:table-cell office:value-type="float" office:value="109.7182">
                <text:p>109.71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000">
                <text:p>332000</text:p>
              </table:table-cell>
              <table:table-cell office:value-type="float" office:value="78.1787">
                <text:p>78.17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000">
                <text:p>334000</text:p>
              </table:table-cell>
              <table:table-cell office:value-type="float" office:value="99.3168">
                <text:p>99.31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000">
                <text:p>336000</text:p>
              </table:table-cell>
              <table:table-cell office:value-type="float" office:value="81.9551">
                <text:p>81.95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000">
                <text:p>338000</text:p>
              </table:table-cell>
              <table:table-cell office:value-type="float" office:value="90.2946">
                <text:p>90.29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000">
                <text:p>340000</text:p>
              </table:table-cell>
              <table:table-cell office:value-type="float" office:value="107.5782">
                <text:p>107.57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000">
                <text:p>342000</text:p>
              </table:table-cell>
              <table:table-cell office:value-type="float" office:value="138.4383">
                <text:p>138.43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000">
                <text:p>344000</text:p>
              </table:table-cell>
              <table:table-cell office:value-type="float" office:value="87.7131">
                <text:p>87.71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000">
                <text:p>346000</text:p>
              </table:table-cell>
              <table:table-cell office:value-type="float" office:value="86.3189">
                <text:p>86.31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000">
                <text:p>348000</text:p>
              </table:table-cell>
              <table:table-cell office:value-type="float" office:value="101.7006">
                <text:p>101.70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000">
                <text:p>350000</text:p>
              </table:table-cell>
              <table:table-cell office:value-type="float" office:value="118.2973">
                <text:p>118.29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000">
                <text:p>352000</text:p>
              </table:table-cell>
              <table:table-cell office:value-type="float" office:value="81.5221">
                <text:p>81.52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000">
                <text:p>354000</text:p>
              </table:table-cell>
              <table:table-cell office:value-type="float" office:value="85.8644">
                <text:p>85.86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000">
                <text:p>356000</text:p>
              </table:table-cell>
              <table:table-cell office:value-type="float" office:value="136.8505">
                <text:p>136.85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000">
                <text:p>358000</text:p>
              </table:table-cell>
              <table:table-cell office:value-type="float" office:value="83.5084">
                <text:p>83.50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000">
                <text:p>360000</text:p>
              </table:table-cell>
              <table:table-cell office:value-type="float" office:value="96.3657">
                <text:p>96.36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000">
                <text:p>362000</text:p>
              </table:table-cell>
              <table:table-cell office:value-type="float" office:value="93.6646">
                <text:p>93.66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000">
                <text:p>364000</text:p>
              </table:table-cell>
              <table:table-cell office:value-type="float" office:value="75.426">
                <text:p>75.4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000">
                <text:p>366000</text:p>
              </table:table-cell>
              <table:table-cell office:value-type="float" office:value="83.6118">
                <text:p>83.61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000">
                <text:p>368000</text:p>
              </table:table-cell>
              <table:table-cell office:value-type="float" office:value="72.5141">
                <text:p>72.51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000">
                <text:p>370000</text:p>
              </table:table-cell>
              <table:table-cell office:value-type="float" office:value="54.1654">
                <text:p>54.16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000">
                <text:p>372000</text:p>
              </table:table-cell>
              <table:table-cell office:value-type="float" office:value="77.1518">
                <text:p>77.15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000">
                <text:p>374000</text:p>
              </table:table-cell>
              <table:table-cell office:value-type="float" office:value="86.867">
                <text:p>86.8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000">
                <text:p>376000</text:p>
              </table:table-cell>
              <table:table-cell office:value-type="float" office:value="87.8829">
                <text:p>87.88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000">
                <text:p>378000</text:p>
              </table:table-cell>
              <table:table-cell office:value-type="float" office:value="41.406">
                <text:p>41.4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000">
                <text:p>380000</text:p>
              </table:table-cell>
              <table:table-cell office:value-type="float" office:value="38.5353">
                <text:p>38.53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000">
                <text:p>382000</text:p>
              </table:table-cell>
              <table:table-cell office:value-type="float" office:value="78.3479">
                <text:p>78.34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000">
                <text:p>384000</text:p>
              </table:table-cell>
              <table:table-cell office:value-type="float" office:value="62.7565">
                <text:p>62.75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000">
                <text:p>386000</text:p>
              </table:table-cell>
              <table:table-cell office:value-type="float" office:value="67.9263">
                <text:p>67.92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000">
                <text:p>388000</text:p>
              </table:table-cell>
              <table:table-cell office:value-type="float" office:value="83.2041">
                <text:p>83.20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000">
                <text:p>390000</text:p>
              </table:table-cell>
              <table:table-cell office:value-type="float" office:value="65.8896">
                <text:p>65.88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000">
                <text:p>392000</text:p>
              </table:table-cell>
              <table:table-cell office:value-type="float" office:value="103.4302">
                <text:p>103.43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000">
                <text:p>394000</text:p>
              </table:table-cell>
              <table:table-cell office:value-type="float" office:value="86.9971">
                <text:p>86.99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000">
                <text:p>396000</text:p>
              </table:table-cell>
              <table:table-cell office:value-type="float" office:value="68.9319">
                <text:p>68.93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000">
                <text:p>398000</text:p>
              </table:table-cell>
              <table:table-cell office:value-type="float" office:value="101.5145">
                <text:p>101.51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000">
                <text:p>400000</text:p>
              </table:table-cell>
              <table:table-cell office:value-type="float" office:value="73.3826">
                <text:p>73.38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000">
                <text:p>402000</text:p>
              </table:table-cell>
              <table:table-cell office:value-type="float" office:value="68.4236">
                <text:p>68.42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4000">
                <text:p>404000</text:p>
              </table:table-cell>
              <table:table-cell office:value-type="float" office:value="78.9953">
                <text:p>78.99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6000">
                <text:p>406000</text:p>
              </table:table-cell>
              <table:table-cell office:value-type="float" office:value="79.4473">
                <text:p>79.44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8000">
                <text:p>408000</text:p>
              </table:table-cell>
              <table:table-cell office:value-type="float" office:value="84.8391">
                <text:p>84.83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000">
                <text:p>410000</text:p>
              </table:table-cell>
              <table:table-cell office:value-type="float" office:value="94.5627">
                <text:p>94.56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2000">
                <text:p>412000</text:p>
              </table:table-cell>
              <table:table-cell office:value-type="float" office:value="103.6048">
                <text:p>103.60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000">
                <text:p>414000</text:p>
              </table:table-cell>
              <table:table-cell office:value-type="float" office:value="103.084">
                <text:p>103.0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6000">
                <text:p>416000</text:p>
              </table:table-cell>
              <table:table-cell office:value-type="float" office:value="117.8619">
                <text:p>117.86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8000">
                <text:p>418000</text:p>
              </table:table-cell>
              <table:table-cell office:value-type="float" office:value="121.2511">
                <text:p>121.25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000">
                <text:p>420000</text:p>
              </table:table-cell>
              <table:table-cell office:value-type="float" office:value="106.2848">
                <text:p>106.28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2000">
                <text:p>422000</text:p>
              </table:table-cell>
              <table:table-cell office:value-type="float" office:value="91.3596">
                <text:p>91.35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4000">
                <text:p>424000</text:p>
              </table:table-cell>
              <table:table-cell office:value-type="float" office:value="80.9239">
                <text:p>80.92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000">
                <text:p>426000</text:p>
              </table:table-cell>
              <table:table-cell office:value-type="float" office:value="118.0415">
                <text:p>118.04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8000">
                <text:p>428000</text:p>
              </table:table-cell>
              <table:table-cell office:value-type="float" office:value="119.8816">
                <text:p>119.88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0000">
                <text:p>430000</text:p>
              </table:table-cell>
              <table:table-cell office:value-type="float" office:value="104.5395">
                <text:p>104.53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2000">
                <text:p>432000</text:p>
              </table:table-cell>
              <table:table-cell office:value-type="float" office:value="139.0701">
                <text:p>139.07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000">
                <text:p>434000</text:p>
              </table:table-cell>
              <table:table-cell office:value-type="float" office:value="94.6607">
                <text:p>94.66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6000">
                <text:p>436000</text:p>
              </table:table-cell>
              <table:table-cell office:value-type="float" office:value="125.8683">
                <text:p>125.86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8000">
                <text:p>438000</text:p>
              </table:table-cell>
              <table:table-cell office:value-type="float" office:value="66.1141">
                <text:p>66.11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0000">
                <text:p>440000</text:p>
              </table:table-cell>
              <table:table-cell office:value-type="float" office:value="94.5087">
                <text:p>94.50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000">
                <text:p>442000</text:p>
              </table:table-cell>
              <table:table-cell office:value-type="float" office:value="80.8746">
                <text:p>80.87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4000">
                <text:p>444000</text:p>
              </table:table-cell>
              <table:table-cell office:value-type="float" office:value="85.1967">
                <text:p>85.19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6000">
                <text:p>446000</text:p>
              </table:table-cell>
              <table:table-cell office:value-type="float" office:value="125.3845">
                <text:p>125.38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000">
                <text:p>448000</text:p>
              </table:table-cell>
              <table:table-cell office:value-type="float" office:value="107.693">
                <text:p>107.6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0000">
                <text:p>450000</text:p>
              </table:table-cell>
              <table:table-cell office:value-type="float" office:value="97.4108">
                <text:p>97.41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2000">
                <text:p>452000</text:p>
              </table:table-cell>
              <table:table-cell office:value-type="float" office:value="83.7557">
                <text:p>83.75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000">
                <text:p>454000</text:p>
              </table:table-cell>
              <table:table-cell office:value-type="float" office:value="100.5147">
                <text:p>100.51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6000">
                <text:p>456000</text:p>
              </table:table-cell>
              <table:table-cell office:value-type="float" office:value="101.2913">
                <text:p>101.29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8000">
                <text:p>458000</text:p>
              </table:table-cell>
              <table:table-cell office:value-type="float" office:value="131.8814">
                <text:p>131.88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0000">
                <text:p>460000</text:p>
              </table:table-cell>
              <table:table-cell office:value-type="float" office:value="94.6048">
                <text:p>94.60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2000">
                <text:p>462000</text:p>
              </table:table-cell>
              <table:table-cell office:value-type="float" office:value="108.4673">
                <text:p>108.46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4000">
                <text:p>464000</text:p>
              </table:table-cell>
              <table:table-cell office:value-type="float" office:value="94.2496">
                <text:p>94.24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6000">
                <text:p>466000</text:p>
              </table:table-cell>
              <table:table-cell office:value-type="float" office:value="62.9538">
                <text:p>62.95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8000">
                <text:p>468000</text:p>
              </table:table-cell>
              <table:table-cell office:value-type="float" office:value="95.946">
                <text:p>95.9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0000">
                <text:p>470000</text:p>
              </table:table-cell>
              <table:table-cell office:value-type="float" office:value="81.2016">
                <text:p>81.20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000">
                <text:p>472000</text:p>
              </table:table-cell>
              <table:table-cell office:value-type="float" office:value="85.7869">
                <text:p>85.78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4000">
                <text:p>474000</text:p>
              </table:table-cell>
              <table:table-cell office:value-type="float" office:value="97.4091">
                <text:p>97.40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6000">
                <text:p>476000</text:p>
              </table:table-cell>
              <table:table-cell office:value-type="float" office:value="74.6452">
                <text:p>74.64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8000">
                <text:p>478000</text:p>
              </table:table-cell>
              <table:table-cell office:value-type="float" office:value="104.2176">
                <text:p>104.21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0000">
                <text:p>480000</text:p>
              </table:table-cell>
              <table:table-cell office:value-type="float" office:value="97.3942">
                <text:p>97.39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2000">
                <text:p>482000</text:p>
              </table:table-cell>
              <table:table-cell office:value-type="float" office:value="80.0662">
                <text:p>80.06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4000">
                <text:p>484000</text:p>
              </table:table-cell>
              <table:table-cell office:value-type="float" office:value="67.4644">
                <text:p>67.46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000">
                <text:p>486000</text:p>
              </table:table-cell>
              <table:table-cell office:value-type="float" office:value="83.2751">
                <text:p>83.27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8000">
                <text:p>488000</text:p>
              </table:table-cell>
              <table:table-cell office:value-type="float" office:value="84.5621">
                <text:p>84.56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0000">
                <text:p>490000</text:p>
              </table:table-cell>
              <table:table-cell office:value-type="float" office:value="115.2773">
                <text:p>115.27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2000">
                <text:p>492000</text:p>
              </table:table-cell>
              <table:table-cell office:value-type="float" office:value="91.8065">
                <text:p>91.80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4000">
                <text:p>494000</text:p>
              </table:table-cell>
              <table:table-cell office:value-type="float" office:value="78.1059">
                <text:p>78.10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6000">
                <text:p>496000</text:p>
              </table:table-cell>
              <table:table-cell office:value-type="float" office:value="98.2717">
                <text:p>98.27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8000">
                <text:p>498000</text:p>
              </table:table-cell>
              <table:table-cell office:value-type="float" office:value="71.6574">
                <text:p>71.65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0000">
                <text:p>500000</text:p>
              </table:table-cell>
              <table:table-cell office:value-type="float" office:value="92.1818">
                <text:p>92.18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2000">
                <text:p>502000</text:p>
              </table:table-cell>
              <table:table-cell office:value-type="float" office:value="73.7023">
                <text:p>73.70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000">
                <text:p>504000</text:p>
              </table:table-cell>
              <table:table-cell office:value-type="float" office:value="69.6632">
                <text:p>69.66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6000">
                <text:p>506000</text:p>
              </table:table-cell>
              <table:table-cell office:value-type="float" office:value="134.1026">
                <text:p>134.10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8000">
                <text:p>508000</text:p>
              </table:table-cell>
              <table:table-cell office:value-type="float" office:value="71.4394">
                <text:p>71.43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000">
                <text:p>510000</text:p>
              </table:table-cell>
              <table:table-cell office:value-type="float" office:value="61.7309">
                <text:p>61.73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2000">
                <text:p>512000</text:p>
              </table:table-cell>
              <table:table-cell office:value-type="float" office:value="113.0632">
                <text:p>113.06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4000">
                <text:p>514000</text:p>
              </table:table-cell>
              <table:table-cell office:value-type="float" office:value="74.1062">
                <text:p>74.10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6000">
                <text:p>516000</text:p>
              </table:table-cell>
              <table:table-cell office:value-type="float" office:value="65.9093">
                <text:p>65.90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000">
                <text:p>518000</text:p>
              </table:table-cell>
              <table:table-cell office:value-type="float" office:value="70.8904">
                <text:p>70.89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0000">
                <text:p>520000</text:p>
              </table:table-cell>
              <table:table-cell office:value-type="float" office:value="61.2495">
                <text:p>61.24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2000">
                <text:p>522000</text:p>
              </table:table-cell>
              <table:table-cell office:value-type="float" office:value="42.2338">
                <text:p>42.23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4000">
                <text:p>524000</text:p>
              </table:table-cell>
              <table:table-cell office:value-type="float" office:value="88.593">
                <text:p>88.5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6000">
                <text:p>526000</text:p>
              </table:table-cell>
              <table:table-cell office:value-type="float" office:value="53.4115">
                <text:p>53.41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8000">
                <text:p>528000</text:p>
              </table:table-cell>
              <table:table-cell office:value-type="float" office:value="85.0079">
                <text:p>85.00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0000">
                <text:p>530000</text:p>
              </table:table-cell>
              <table:table-cell office:value-type="float" office:value="65.0214">
                <text:p>65.02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2000">
                <text:p>532000</text:p>
              </table:table-cell>
              <table:table-cell office:value-type="float" office:value="78.2795">
                <text:p>78.27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4000">
                <text:p>534000</text:p>
              </table:table-cell>
              <table:table-cell office:value-type="float" office:value="64.2774">
                <text:p>64.27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6000">
                <text:p>536000</text:p>
              </table:table-cell>
              <table:table-cell office:value-type="float" office:value="1.6131">
                <text:p>1.61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8000">
                <text:p>538000</text:p>
              </table:table-cell>
              <table:table-cell office:value-type="float" office:value="80.1831">
                <text:p>80.18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0000">
                <text:p>540000</text:p>
              </table:table-cell>
              <table:table-cell office:value-type="float" office:value="42.8061">
                <text:p>42.80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2000">
                <text:p>542000</text:p>
              </table:table-cell>
              <table:table-cell office:value-type="float" office:value="-112.5375">
                <text:p>-112.53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4000">
                <text:p>544000</text:p>
              </table:table-cell>
              <table:table-cell office:value-type="float" office:value="75.316">
                <text:p>75.3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6000">
                <text:p>546000</text:p>
              </table:table-cell>
              <table:table-cell office:value-type="float" office:value="40.6004">
                <text:p>40.60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8000">
                <text:p>548000</text:p>
              </table:table-cell>
              <table:table-cell office:value-type="float" office:value="122.6163">
                <text:p>122.61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0000">
                <text:p>550000</text:p>
              </table:table-cell>
              <table:table-cell office:value-type="float" office:value="53.3243">
                <text:p>53.32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2000">
                <text:p>552000</text:p>
              </table:table-cell>
              <table:table-cell office:value-type="float" office:value="96.735">
                <text:p>96.7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4000">
                <text:p>554000</text:p>
              </table:table-cell>
              <table:table-cell office:value-type="float" office:value="54.9214">
                <text:p>54.92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6000">
                <text:p>556000</text:p>
              </table:table-cell>
              <table:table-cell office:value-type="float" office:value="73.3576">
                <text:p>73.35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8000">
                <text:p>558000</text:p>
              </table:table-cell>
              <table:table-cell office:value-type="float" office:value="77.7804">
                <text:p>77.78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0000">
                <text:p>560000</text:p>
              </table:table-cell>
              <table:table-cell office:value-type="float" office:value="72.8362">
                <text:p>72.83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2000">
                <text:p>562000</text:p>
              </table:table-cell>
              <table:table-cell office:value-type="float" office:value="78.2857">
                <text:p>78.28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4000">
                <text:p>564000</text:p>
              </table:table-cell>
              <table:table-cell office:value-type="float" office:value="101.935">
                <text:p>101.9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6000">
                <text:p>566000</text:p>
              </table:table-cell>
              <table:table-cell office:value-type="float" office:value="45.7114">
                <text:p>45.71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8000">
                <text:p>568000</text:p>
              </table:table-cell>
              <table:table-cell office:value-type="float" office:value="73.6452">
                <text:p>73.64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0000">
                <text:p>570000</text:p>
              </table:table-cell>
              <table:table-cell office:value-type="float" office:value="67.7156">
                <text:p>67.71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2000">
                <text:p>572000</text:p>
              </table:table-cell>
              <table:table-cell office:value-type="float" office:value="49.3443">
                <text:p>49.34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4000">
                <text:p>574000</text:p>
              </table:table-cell>
              <table:table-cell office:value-type="float" office:value="29.1804">
                <text:p>29.18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6000">
                <text:p>576000</text:p>
              </table:table-cell>
              <table:table-cell office:value-type="float" office:value="40.7026">
                <text:p>40.70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8000">
                <text:p>578000</text:p>
              </table:table-cell>
              <table:table-cell office:value-type="float" office:value="27.8789">
                <text:p>27.87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0000">
                <text:p>580000</text:p>
              </table:table-cell>
              <table:table-cell office:value-type="float" office:value="32.094">
                <text:p>32.0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2000">
                <text:p>582000</text:p>
              </table:table-cell>
              <table:table-cell office:value-type="float" office:value="64.5675">
                <text:p>64.56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4000">
                <text:p>584000</text:p>
              </table:table-cell>
              <table:table-cell office:value-type="float" office:value="53.8469">
                <text:p>53.84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6000">
                <text:p>586000</text:p>
              </table:table-cell>
              <table:table-cell office:value-type="float" office:value="91.1259">
                <text:p>91.12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8000">
                <text:p>588000</text:p>
              </table:table-cell>
              <table:table-cell office:value-type="float" office:value="58.898">
                <text:p>58.8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0000">
                <text:p>590000</text:p>
              </table:table-cell>
              <table:table-cell office:value-type="float" office:value="91.5029">
                <text:p>91.50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2000">
                <text:p>592000</text:p>
              </table:table-cell>
              <table:table-cell office:value-type="float" office:value="99.9901">
                <text:p>99.99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4000">
                <text:p>594000</text:p>
              </table:table-cell>
              <table:table-cell office:value-type="float" office:value="97.8489">
                <text:p>97.84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6000">
                <text:p>596000</text:p>
              </table:table-cell>
              <table:table-cell office:value-type="float" office:value="111.7817">
                <text:p>111.78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000">
                <text:p>598000</text:p>
              </table:table-cell>
              <table:table-cell office:value-type="float" office:value="109.5745">
                <text:p>109.57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0000">
                <text:p>600000</text:p>
              </table:table-cell>
              <table:table-cell office:value-type="float" office:value="87.8032">
                <text:p>87.80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2000">
                <text:p>602000</text:p>
              </table:table-cell>
              <table:table-cell office:value-type="float" office:value="116.3875">
                <text:p>116.38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4000">
                <text:p>604000</text:p>
              </table:table-cell>
              <table:table-cell office:value-type="float" office:value="82.6818">
                <text:p>82.68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6000">
                <text:p>606000</text:p>
              </table:table-cell>
              <table:table-cell office:value-type="float" office:value="102.095">
                <text:p>102.0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8000">
                <text:p>608000</text:p>
              </table:table-cell>
              <table:table-cell office:value-type="float" office:value="97.3531">
                <text:p>97.35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0000">
                <text:p>610000</text:p>
              </table:table-cell>
              <table:table-cell office:value-type="float" office:value="93.08">
                <text:p>93.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2000">
                <text:p>612000</text:p>
              </table:table-cell>
              <table:table-cell office:value-type="float" office:value="110.9574">
                <text:p>110.95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4000">
                <text:p>614000</text:p>
              </table:table-cell>
              <table:table-cell office:value-type="float" office:value="93.6419">
                <text:p>93.64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6000">
                <text:p>616000</text:p>
              </table:table-cell>
              <table:table-cell office:value-type="float" office:value="92.2679">
                <text:p>92.26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8000">
                <text:p>618000</text:p>
              </table:table-cell>
              <table:table-cell office:value-type="float" office:value="100.0158">
                <text:p>100.01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0000">
                <text:p>620000</text:p>
              </table:table-cell>
              <table:table-cell office:value-type="float" office:value="100.4933">
                <text:p>100.49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2000">
                <text:p>622000</text:p>
              </table:table-cell>
              <table:table-cell office:value-type="float" office:value="91.5704">
                <text:p>91.57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4000">
                <text:p>624000</text:p>
              </table:table-cell>
              <table:table-cell office:value-type="float" office:value="110.6946">
                <text:p>110.69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6000">
                <text:p>626000</text:p>
              </table:table-cell>
              <table:table-cell office:value-type="float" office:value="100.014">
                <text:p>100.0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8000">
                <text:p>628000</text:p>
              </table:table-cell>
              <table:table-cell office:value-type="float" office:value="116.865">
                <text:p>116.86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0000">
                <text:p>630000</text:p>
              </table:table-cell>
              <table:table-cell office:value-type="float" office:value="70.8999">
                <text:p>70.89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2000">
                <text:p>632000</text:p>
              </table:table-cell>
              <table:table-cell office:value-type="float" office:value="100.3274">
                <text:p>100.327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4000">
                <text:p>634000</text:p>
              </table:table-cell>
              <table:table-cell office:value-type="float" office:value="113.9498">
                <text:p>113.94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6000">
                <text:p>636000</text:p>
              </table:table-cell>
              <table:table-cell office:value-type="float" office:value="90.2795">
                <text:p>90.27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8000">
                <text:p>638000</text:p>
              </table:table-cell>
              <table:table-cell office:value-type="float" office:value="111.3762">
                <text:p>111.37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0000">
                <text:p>640000</text:p>
              </table:table-cell>
              <table:table-cell office:value-type="float" office:value="113.581">
                <text:p>113.5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2000">
                <text:p>642000</text:p>
              </table:table-cell>
              <table:table-cell office:value-type="float" office:value="99.6382">
                <text:p>99.638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4000">
                <text:p>644000</text:p>
              </table:table-cell>
              <table:table-cell office:value-type="float" office:value="95.2799">
                <text:p>95.27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6000">
                <text:p>646000</text:p>
              </table:table-cell>
              <table:table-cell office:value-type="float" office:value="119.7117">
                <text:p>119.71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8000">
                <text:p>648000</text:p>
              </table:table-cell>
              <table:table-cell office:value-type="float" office:value="95.8347">
                <text:p>95.83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0000">
                <text:p>650000</text:p>
              </table:table-cell>
              <table:table-cell office:value-type="float" office:value="100.7358">
                <text:p>100.73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2000">
                <text:p>652000</text:p>
              </table:table-cell>
              <table:table-cell office:value-type="float" office:value="59.149">
                <text:p>59.1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4000">
                <text:p>654000</text:p>
              </table:table-cell>
              <table:table-cell office:value-type="float" office:value="64.3314">
                <text:p>64.33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6000">
                <text:p>656000</text:p>
              </table:table-cell>
              <table:table-cell office:value-type="float" office:value="67.6489">
                <text:p>67.64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8000">
                <text:p>658000</text:p>
              </table:table-cell>
              <table:table-cell office:value-type="float" office:value="103.8808">
                <text:p>103.88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0000">
                <text:p>660000</text:p>
              </table:table-cell>
              <table:table-cell office:value-type="float" office:value="104.1916">
                <text:p>104.19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2000">
                <text:p>662000</text:p>
              </table:table-cell>
              <table:table-cell office:value-type="float" office:value="81.6263">
                <text:p>81.62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000">
                <text:p>664000</text:p>
              </table:table-cell>
              <table:table-cell office:value-type="float" office:value="117.4996">
                <text:p>117.49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6000">
                <text:p>666000</text:p>
              </table:table-cell>
              <table:table-cell office:value-type="float" office:value="117.6622">
                <text:p>117.66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8000">
                <text:p>668000</text:p>
              </table:table-cell>
              <table:table-cell office:value-type="float" office:value="123.7807">
                <text:p>123.78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0000">
                <text:p>670000</text:p>
              </table:table-cell>
              <table:table-cell office:value-type="float" office:value="80.3911">
                <text:p>80.39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2000">
                <text:p>672000</text:p>
              </table:table-cell>
              <table:table-cell office:value-type="float" office:value="87.4666">
                <text:p>87.46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4000">
                <text:p>674000</text:p>
              </table:table-cell>
              <table:table-cell office:value-type="float" office:value="105.6794">
                <text:p>105.67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6000">
                <text:p>676000</text:p>
              </table:table-cell>
              <table:table-cell office:value-type="float" office:value="98.2077">
                <text:p>98.20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8000">
                <text:p>678000</text:p>
              </table:table-cell>
              <table:table-cell office:value-type="float" office:value="109.8422">
                <text:p>109.84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0000">
                <text:p>680000</text:p>
              </table:table-cell>
              <table:table-cell office:value-type="float" office:value="96.1199">
                <text:p>96.11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2000">
                <text:p>682000</text:p>
              </table:table-cell>
              <table:table-cell office:value-type="float" office:value="89.993">
                <text:p>89.99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4000">
                <text:p>684000</text:p>
              </table:table-cell>
              <table:table-cell office:value-type="float" office:value="88.4008">
                <text:p>88.40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6000">
                <text:p>686000</text:p>
              </table:table-cell>
              <table:table-cell office:value-type="float" office:value="71.2328">
                <text:p>71.23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8000">
                <text:p>688000</text:p>
              </table:table-cell>
              <table:table-cell office:value-type="float" office:value="30.5289">
                <text:p>30.52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0000">
                <text:p>690000</text:p>
              </table:table-cell>
              <table:table-cell office:value-type="float" office:value="108.3059">
                <text:p>108.305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2000">
                <text:p>692000</text:p>
              </table:table-cell>
              <table:table-cell office:value-type="float" office:value="105.2777">
                <text:p>105.277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4000">
                <text:p>694000</text:p>
              </table:table-cell>
              <table:table-cell office:value-type="float" office:value="77.7465">
                <text:p>77.74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6000">
                <text:p>696000</text:p>
              </table:table-cell>
              <table:table-cell office:value-type="float" office:value="75.6415">
                <text:p>75.64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8000">
                <text:p>698000</text:p>
              </table:table-cell>
              <table:table-cell office:value-type="float" office:value="93.4355">
                <text:p>93.43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0000">
                <text:p>700000</text:p>
              </table:table-cell>
              <table:table-cell office:value-type="float" office:value="92.8969">
                <text:p>92.89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2000">
                <text:p>702000</text:p>
              </table:table-cell>
              <table:table-cell office:value-type="float" office:value="79.2407">
                <text:p>79.24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4000">
                <text:p>704000</text:p>
              </table:table-cell>
              <table:table-cell office:value-type="float" office:value="115.1843">
                <text:p>115.18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6000">
                <text:p>706000</text:p>
              </table:table-cell>
              <table:table-cell office:value-type="float" office:value="100.637">
                <text:p>100.6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8000">
                <text:p>708000</text:p>
              </table:table-cell>
              <table:table-cell office:value-type="float" office:value="93.6084">
                <text:p>93.60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0000">
                <text:p>710000</text:p>
              </table:table-cell>
              <table:table-cell office:value-type="float" office:value="109.7864">
                <text:p>109.78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2000">
                <text:p>712000</text:p>
              </table:table-cell>
              <table:table-cell office:value-type="float" office:value="96.2554">
                <text:p>96.25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4000">
                <text:p>714000</text:p>
              </table:table-cell>
              <table:table-cell office:value-type="float" office:value="119.1504">
                <text:p>119.15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6000">
                <text:p>716000</text:p>
              </table:table-cell>
              <table:table-cell office:value-type="float" office:value="90.163">
                <text:p>90.1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8000">
                <text:p>718000</text:p>
              </table:table-cell>
              <table:table-cell office:value-type="float" office:value="96.9676">
                <text:p>96.96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0000">
                <text:p>720000</text:p>
              </table:table-cell>
              <table:table-cell office:value-type="float" office:value="96.652">
                <text:p>96.6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2000">
                <text:p>722000</text:p>
              </table:table-cell>
              <table:table-cell office:value-type="float" office:value="74.8535">
                <text:p>74.85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4000">
                <text:p>724000</text:p>
              </table:table-cell>
              <table:table-cell office:value-type="float" office:value="93.3134">
                <text:p>93.31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6000">
                <text:p>726000</text:p>
              </table:table-cell>
              <table:table-cell office:value-type="float" office:value="81.7783">
                <text:p>81.77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8000">
                <text:p>728000</text:p>
              </table:table-cell>
              <table:table-cell office:value-type="float" office:value="120.5676">
                <text:p>120.56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0000">
                <text:p>730000</text:p>
              </table:table-cell>
              <table:table-cell office:value-type="float" office:value="102.4122">
                <text:p>102.41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2000">
                <text:p>732000</text:p>
              </table:table-cell>
              <table:table-cell office:value-type="float" office:value="103.0588">
                <text:p>103.05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4000">
                <text:p>734000</text:p>
              </table:table-cell>
              <table:table-cell office:value-type="float" office:value="68.002">
                <text:p>68.0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6000">
                <text:p>736000</text:p>
              </table:table-cell>
              <table:table-cell office:value-type="float" office:value="95.8416">
                <text:p>95.84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8000">
                <text:p>738000</text:p>
              </table:table-cell>
              <table:table-cell office:value-type="float" office:value="100.5784">
                <text:p>100.57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0000">
                <text:p>740000</text:p>
              </table:table-cell>
              <table:table-cell office:value-type="float" office:value="97.4199">
                <text:p>97.41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2000">
                <text:p>742000</text:p>
              </table:table-cell>
              <table:table-cell office:value-type="float" office:value="96.5472">
                <text:p>96.54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4000">
                <text:p>744000</text:p>
              </table:table-cell>
              <table:table-cell office:value-type="float" office:value="93.2544">
                <text:p>93.25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6000">
                <text:p>746000</text:p>
              </table:table-cell>
              <table:table-cell office:value-type="float" office:value="113.4261">
                <text:p>113.42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8000">
                <text:p>748000</text:p>
              </table:table-cell>
              <table:table-cell office:value-type="float" office:value="57.6618">
                <text:p>57.66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0000">
                <text:p>750000</text:p>
              </table:table-cell>
              <table:table-cell office:value-type="float" office:value="80.8733">
                <text:p>80.87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2000">
                <text:p>752000</text:p>
              </table:table-cell>
              <table:table-cell office:value-type="float" office:value="74.7254">
                <text:p>74.72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4000">
                <text:p>754000</text:p>
              </table:table-cell>
              <table:table-cell office:value-type="float" office:value="49.2339">
                <text:p>49.23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6000">
                <text:p>756000</text:p>
              </table:table-cell>
              <table:table-cell office:value-type="float" office:value="71.5781">
                <text:p>71.57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8000">
                <text:p>758000</text:p>
              </table:table-cell>
              <table:table-cell office:value-type="float" office:value="65.8749">
                <text:p>65.874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0000">
                <text:p>760000</text:p>
              </table:table-cell>
              <table:table-cell office:value-type="float" office:value="127.4532">
                <text:p>127.45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2000">
                <text:p>762000</text:p>
              </table:table-cell>
              <table:table-cell office:value-type="float" office:value="78.2164">
                <text:p>78.21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4000">
                <text:p>764000</text:p>
              </table:table-cell>
              <table:table-cell office:value-type="float" office:value="106.703">
                <text:p>106.7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6000">
                <text:p>766000</text:p>
              </table:table-cell>
              <table:table-cell office:value-type="float" office:value="90.966">
                <text:p>90.9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8000">
                <text:p>768000</text:p>
              </table:table-cell>
              <table:table-cell office:value-type="float" office:value="69.0846">
                <text:p>69.08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0000">
                <text:p>770000</text:p>
              </table:table-cell>
              <table:table-cell office:value-type="float" office:value="137.898">
                <text:p>137.89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2000">
                <text:p>772000</text:p>
              </table:table-cell>
              <table:table-cell office:value-type="float" office:value="102.763">
                <text:p>102.7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4000">
                <text:p>774000</text:p>
              </table:table-cell>
              <table:table-cell office:value-type="float" office:value="52.0643">
                <text:p>52.06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6000">
                <text:p>776000</text:p>
              </table:table-cell>
              <table:table-cell office:value-type="float" office:value="177.5184">
                <text:p>177.51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8000">
                <text:p>778000</text:p>
              </table:table-cell>
              <table:table-cell office:value-type="float" office:value="90.5536">
                <text:p>90.55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0000">
                <text:p>780000</text:p>
              </table:table-cell>
              <table:table-cell office:value-type="float" office:value="98.941">
                <text:p>98.9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2000">
                <text:p>782000</text:p>
              </table:table-cell>
              <table:table-cell office:value-type="float" office:value="74.8793">
                <text:p>74.87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4000">
                <text:p>784000</text:p>
              </table:table-cell>
              <table:table-cell office:value-type="float" office:value="54.7288">
                <text:p>54.72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6000">
                <text:p>786000</text:p>
              </table:table-cell>
              <table:table-cell office:value-type="float" office:value="66.8779">
                <text:p>66.87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8000">
                <text:p>788000</text:p>
              </table:table-cell>
              <table:table-cell office:value-type="float" office:value="95.3217">
                <text:p>95.32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0000">
                <text:p>790000</text:p>
              </table:table-cell>
              <table:table-cell office:value-type="float" office:value="73.4867">
                <text:p>73.48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2000">
                <text:p>792000</text:p>
              </table:table-cell>
              <table:table-cell office:value-type="float" office:value="104.4826">
                <text:p>104.48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4000">
                <text:p>794000</text:p>
              </table:table-cell>
              <table:table-cell office:value-type="float" office:value="81.8538">
                <text:p>81.85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6000">
                <text:p>796000</text:p>
              </table:table-cell>
              <table:table-cell office:value-type="float" office:value="111.8457">
                <text:p>111.84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000">
                <text:p>798000</text:p>
              </table:table-cell>
              <table:table-cell office:value-type="float" office:value="102.9825">
                <text:p>102.98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0000">
                <text:p>800000</text:p>
              </table:table-cell>
              <table:table-cell office:value-type="float" office:value="100.4355">
                <text:p>100.43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2000">
                <text:p>802000</text:p>
              </table:table-cell>
              <table:table-cell office:value-type="float" office:value="91.0646">
                <text:p>91.064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4000">
                <text:p>804000</text:p>
              </table:table-cell>
              <table:table-cell office:value-type="float" office:value="92.3876">
                <text:p>92.38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6000">
                <text:p>806000</text:p>
              </table:table-cell>
              <table:table-cell office:value-type="float" office:value="106.8255">
                <text:p>106.82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8000">
                <text:p>808000</text:p>
              </table:table-cell>
              <table:table-cell office:value-type="float" office:value="85.0347">
                <text:p>85.034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10000">
                <text:p>810000</text:p>
              </table:table-cell>
              <table:table-cell office:value-type="float" office:value="116.159">
                <text:p>116.15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2000">
                <text:p>812000</text:p>
              </table:table-cell>
              <table:table-cell office:value-type="float" office:value="123.7659">
                <text:p>123.765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4000">
                <text:p>814000</text:p>
              </table:table-cell>
              <table:table-cell office:value-type="float" office:value="114.8579">
                <text:p>114.857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6000">
                <text:p>816000</text:p>
              </table:table-cell>
              <table:table-cell office:value-type="float" office:value="105.5353">
                <text:p>105.53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8000">
                <text:p>818000</text:p>
              </table:table-cell>
              <table:table-cell office:value-type="float" office:value="64.9135">
                <text:p>64.913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20000">
                <text:p>820000</text:p>
              </table:table-cell>
              <table:table-cell office:value-type="float" office:value="109.0056">
                <text:p>109.00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2000">
                <text:p>822000</text:p>
              </table:table-cell>
              <table:table-cell office:value-type="float" office:value="83.536">
                <text:p>83.5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4000">
                <text:p>824000</text:p>
              </table:table-cell>
              <table:table-cell office:value-type="float" office:value="95.3608">
                <text:p>95.36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6000">
                <text:p>826000</text:p>
              </table:table-cell>
              <table:table-cell office:value-type="float" office:value="51.9841">
                <text:p>51.98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8000">
                <text:p>828000</text:p>
              </table:table-cell>
              <table:table-cell office:value-type="float" office:value="87.5221">
                <text:p>87.52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0000">
                <text:p>830000</text:p>
              </table:table-cell>
              <table:table-cell office:value-type="float" office:value="93.7698">
                <text:p>93.76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2000">
                <text:p>832000</text:p>
              </table:table-cell>
              <table:table-cell office:value-type="float" office:value="113.1312">
                <text:p>113.13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4000">
                <text:p>834000</text:p>
              </table:table-cell>
              <table:table-cell office:value-type="float" office:value="89.6102">
                <text:p>89.61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6000">
                <text:p>836000</text:p>
              </table:table-cell>
              <table:table-cell office:value-type="float" office:value="111.1856">
                <text:p>111.18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8000">
                <text:p>838000</text:p>
              </table:table-cell>
              <table:table-cell office:value-type="float" office:value="85.0864">
                <text:p>85.08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0000">
                <text:p>840000</text:p>
              </table:table-cell>
              <table:table-cell office:value-type="float" office:value="118.8884">
                <text:p>118.88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2000">
                <text:p>842000</text:p>
              </table:table-cell>
              <table:table-cell office:value-type="float" office:value="86.4644">
                <text:p>86.46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4000">
                <text:p>844000</text:p>
              </table:table-cell>
              <table:table-cell office:value-type="float" office:value="110.418">
                <text:p>110.4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6000">
                <text:p>846000</text:p>
              </table:table-cell>
              <table:table-cell office:value-type="float" office:value="75.9098">
                <text:p>75.909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8000">
                <text:p>848000</text:p>
              </table:table-cell>
              <table:table-cell office:value-type="float" office:value="113.0844">
                <text:p>113.08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0000">
                <text:p>850000</text:p>
              </table:table-cell>
              <table:table-cell office:value-type="float" office:value="81.4057">
                <text:p>81.40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2000">
                <text:p>852000</text:p>
              </table:table-cell>
              <table:table-cell office:value-type="float" office:value="88.6745">
                <text:p>88.67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4000">
                <text:p>854000</text:p>
              </table:table-cell>
              <table:table-cell office:value-type="float" office:value="96.9946">
                <text:p>96.99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6000">
                <text:p>856000</text:p>
              </table:table-cell>
              <table:table-cell office:value-type="float" office:value="105.9136">
                <text:p>105.91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8000">
                <text:p>858000</text:p>
              </table:table-cell>
              <table:table-cell office:value-type="float" office:value="118.2141">
                <text:p>118.214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0000">
                <text:p>860000</text:p>
              </table:table-cell>
              <table:table-cell office:value-type="float" office:value="115.2248">
                <text:p>115.22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2000">
                <text:p>862000</text:p>
              </table:table-cell>
              <table:table-cell office:value-type="float" office:value="49.1891">
                <text:p>49.18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4000">
                <text:p>864000</text:p>
              </table:table-cell>
              <table:table-cell office:value-type="float" office:value="98.4219">
                <text:p>98.42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6000">
                <text:p>866000</text:p>
              </table:table-cell>
              <table:table-cell office:value-type="float" office:value="78.6277">
                <text:p>78.62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8000">
                <text:p>868000</text:p>
              </table:table-cell>
              <table:table-cell office:value-type="float" office:value="102.737">
                <text:p>102.7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0000">
                <text:p>870000</text:p>
              </table:table-cell>
              <table:table-cell office:value-type="float" office:value="93.6392">
                <text:p>93.63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2000">
                <text:p>872000</text:p>
              </table:table-cell>
              <table:table-cell office:value-type="float" office:value="89.2851">
                <text:p>89.285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4000">
                <text:p>874000</text:p>
              </table:table-cell>
              <table:table-cell office:value-type="float" office:value="60.8793">
                <text:p>60.87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6000">
                <text:p>876000</text:p>
              </table:table-cell>
              <table:table-cell office:value-type="float" office:value="106.6013">
                <text:p>106.60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8000">
                <text:p>878000</text:p>
              </table:table-cell>
              <table:table-cell office:value-type="float" office:value="87.4466">
                <text:p>87.44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80000">
                <text:p>880000</text:p>
              </table:table-cell>
              <table:table-cell office:value-type="float" office:value="84.9472">
                <text:p>84.947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2000">
                <text:p>882000</text:p>
              </table:table-cell>
              <table:table-cell office:value-type="float" office:value="70.9795">
                <text:p>70.97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4000">
                <text:p>884000</text:p>
              </table:table-cell>
              <table:table-cell office:value-type="float" office:value="92.2828">
                <text:p>92.282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6000">
                <text:p>886000</text:p>
              </table:table-cell>
              <table:table-cell office:value-type="float" office:value="117.7162">
                <text:p>117.71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8000">
                <text:p>888000</text:p>
              </table:table-cell>
              <table:table-cell office:value-type="float" office:value="75.7478">
                <text:p>75.747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0000">
                <text:p>890000</text:p>
              </table:table-cell>
              <table:table-cell office:value-type="float" office:value="97.6471">
                <text:p>97.64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2000">
                <text:p>892000</text:p>
              </table:table-cell>
              <table:table-cell office:value-type="float" office:value="111.812">
                <text:p>111.8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4000">
                <text:p>894000</text:p>
              </table:table-cell>
              <table:table-cell office:value-type="float" office:value="92.5996">
                <text:p>92.59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6000">
                <text:p>896000</text:p>
              </table:table-cell>
              <table:table-cell office:value-type="float" office:value="103.6241">
                <text:p>103.62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8000">
                <text:p>898000</text:p>
              </table:table-cell>
              <table:table-cell office:value-type="float" office:value="116.8605">
                <text:p>116.86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0000">
                <text:p>900000</text:p>
              </table:table-cell>
              <table:table-cell office:value-type="float" office:value="100.0555">
                <text:p>100.055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2000">
                <text:p>902000</text:p>
              </table:table-cell>
              <table:table-cell office:value-type="float" office:value="118.8939">
                <text:p>118.893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4000">
                <text:p>904000</text:p>
              </table:table-cell>
              <table:table-cell office:value-type="float" office:value="100.3283">
                <text:p>100.328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6000">
                <text:p>906000</text:p>
              </table:table-cell>
              <table:table-cell office:value-type="float" office:value="89.3558">
                <text:p>89.35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8000">
                <text:p>908000</text:p>
              </table:table-cell>
              <table:table-cell office:value-type="float" office:value="72.0436">
                <text:p>72.04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0000">
                <text:p>910000</text:p>
              </table:table-cell>
              <table:table-cell office:value-type="float" office:value="112.9728">
                <text:p>112.97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2000">
                <text:p>912000</text:p>
              </table:table-cell>
              <table:table-cell office:value-type="float" office:value="84.4612">
                <text:p>84.46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4000">
                <text:p>914000</text:p>
              </table:table-cell>
              <table:table-cell office:value-type="float" office:value="106.8976">
                <text:p>106.89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6000">
                <text:p>916000</text:p>
              </table:table-cell>
              <table:table-cell office:value-type="float" office:value="92.0889">
                <text:p>92.08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8000">
                <text:p>918000</text:p>
              </table:table-cell>
              <table:table-cell office:value-type="float" office:value="101.17">
                <text:p>101.1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0000">
                <text:p>920000</text:p>
              </table:table-cell>
              <table:table-cell office:value-type="float" office:value="105.8439">
                <text:p>105.843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2000">
                <text:p>922000</text:p>
              </table:table-cell>
              <table:table-cell office:value-type="float" office:value="90.1494">
                <text:p>90.149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4000">
                <text:p>924000</text:p>
              </table:table-cell>
              <table:table-cell office:value-type="float" office:value="122.8599">
                <text:p>122.85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6000">
                <text:p>926000</text:p>
              </table:table-cell>
              <table:table-cell office:value-type="float" office:value="120.9321">
                <text:p>120.93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8000">
                <text:p>928000</text:p>
              </table:table-cell>
              <table:table-cell office:value-type="float" office:value="123.0336">
                <text:p>123.03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0000">
                <text:p>930000</text:p>
              </table:table-cell>
              <table:table-cell office:value-type="float" office:value="87.8094">
                <text:p>87.80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2000">
                <text:p>932000</text:p>
              </table:table-cell>
              <table:table-cell office:value-type="float" office:value="98.9735">
                <text:p>98.97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4000">
                <text:p>934000</text:p>
              </table:table-cell>
              <table:table-cell office:value-type="float" office:value="116.0009">
                <text:p>116.00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6000">
                <text:p>936000</text:p>
              </table:table-cell>
              <table:table-cell office:value-type="float" office:value="110.4827">
                <text:p>110.48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8000">
                <text:p>938000</text:p>
              </table:table-cell>
              <table:table-cell office:value-type="float" office:value="87.5888">
                <text:p>87.58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40000">
                <text:p>940000</text:p>
              </table:table-cell>
              <table:table-cell office:value-type="float" office:value="99.1513">
                <text:p>99.15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2000">
                <text:p>942000</text:p>
              </table:table-cell>
              <table:table-cell office:value-type="float" office:value="80.669">
                <text:p>80.66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4000">
                <text:p>944000</text:p>
              </table:table-cell>
              <table:table-cell office:value-type="float" office:value="103.576">
                <text:p>103.5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6000">
                <text:p>946000</text:p>
              </table:table-cell>
              <table:table-cell office:value-type="float" office:value="103.3145">
                <text:p>103.314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8000">
                <text:p>948000</text:p>
              </table:table-cell>
              <table:table-cell office:value-type="float" office:value="73.81">
                <text:p>73.8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0000">
                <text:p>950000</text:p>
              </table:table-cell>
              <table:table-cell office:value-type="float" office:value="85.4044">
                <text:p>85.404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2000">
                <text:p>952000</text:p>
              </table:table-cell>
              <table:table-cell office:value-type="float" office:value="74.3925">
                <text:p>74.39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4000">
                <text:p>954000</text:p>
              </table:table-cell>
              <table:table-cell office:value-type="float" office:value="124.2335">
                <text:p>124.23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6000">
                <text:p>956000</text:p>
              </table:table-cell>
              <table:table-cell office:value-type="float" office:value="99.8613">
                <text:p>99.86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8000">
                <text:p>958000</text:p>
              </table:table-cell>
              <table:table-cell office:value-type="float" office:value="107.4035">
                <text:p>107.403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0000">
                <text:p>960000</text:p>
              </table:table-cell>
              <table:table-cell office:value-type="float" office:value="95.6346">
                <text:p>95.63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2000">
                <text:p>962000</text:p>
              </table:table-cell>
              <table:table-cell office:value-type="float" office:value="104.2653">
                <text:p>104.265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4000">
                <text:p>964000</text:p>
              </table:table-cell>
              <table:table-cell office:value-type="float" office:value="73.6349">
                <text:p>73.634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6000">
                <text:p>966000</text:p>
              </table:table-cell>
              <table:table-cell office:value-type="float" office:value="119.2781">
                <text:p>119.278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8000">
                <text:p>968000</text:p>
              </table:table-cell>
              <table:table-cell office:value-type="float" office:value="102.9372">
                <text:p>102.937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70000">
                <text:p>970000</text:p>
              </table:table-cell>
              <table:table-cell office:value-type="float" office:value="56.406">
                <text:p>56.4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2000">
                <text:p>972000</text:p>
              </table:table-cell>
              <table:table-cell office:value-type="float" office:value="97.8446">
                <text:p>97.84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4000">
                <text:p>974000</text:p>
              </table:table-cell>
              <table:table-cell office:value-type="float" office:value="83.2845">
                <text:p>83.28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6000">
                <text:p>976000</text:p>
              </table:table-cell>
              <table:table-cell office:value-type="float" office:value="107.9733">
                <text:p>107.97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8000">
                <text:p>978000</text:p>
              </table:table-cell>
              <table:table-cell office:value-type="float" office:value="68.507">
                <text:p>68.50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0000">
                <text:p>980000</text:p>
              </table:table-cell>
              <table:table-cell office:value-type="float" office:value="71.1012">
                <text:p>71.10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2000">
                <text:p>982000</text:p>
              </table:table-cell>
              <table:table-cell office:value-type="float" office:value="61.715">
                <text:p>61.7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4000">
                <text:p>984000</text:p>
              </table:table-cell>
              <table:table-cell office:value-type="float" office:value="78.3096">
                <text:p>78.30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6000">
                <text:p>986000</text:p>
              </table:table-cell>
              <table:table-cell office:value-type="float" office:value="106.6136">
                <text:p>106.613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8000">
                <text:p>988000</text:p>
              </table:table-cell>
              <table:table-cell office:value-type="float" office:value="90.3211">
                <text:p>90.32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0000">
                <text:p>990000</text:p>
              </table:table-cell>
              <table:table-cell office:value-type="float" office:value="82.3869">
                <text:p>82.38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2000">
                <text:p>992000</text:p>
              </table:table-cell>
              <table:table-cell office:value-type="float" office:value="120.7425">
                <text:p>120.74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4000">
                <text:p>994000</text:p>
              </table:table-cell>
              <table:table-cell office:value-type="float" office:value="96.404">
                <text:p>96.4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6000">
                <text:p>996000</text:p>
              </table:table-cell>
              <table:table-cell office:value-type="float" office:value="83.2706">
                <text:p>83.270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8000">
                <text:p>998000</text:p>
              </table:table-cell>
              <table:table-cell office:value-type="float" office:value="101.0985">
                <text:p>101.098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0000">
                <text:p>1000000</text:p>
              </table:table-cell>
              <table:table-cell office:value-type="float" office:value="75.0842">
                <text:p>75.08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2000">
                <text:p>1002000</text:p>
              </table:table-cell>
              <table:table-cell office:value-type="float" office:value="81.3473">
                <text:p>81.347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4000">
                <text:p>1004000</text:p>
              </table:table-cell>
              <table:table-cell office:value-type="float" office:value="79.9296">
                <text:p>79.929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6000">
                <text:p>1006000</text:p>
              </table:table-cell>
              <table:table-cell office:value-type="float" office:value="122.6715">
                <text:p>122.67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8000">
                <text:p>1008000</text:p>
              </table:table-cell>
              <table:table-cell office:value-type="float" office:value="83.3877">
                <text:p>83.387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10000">
                <text:p>1010000</text:p>
              </table:table-cell>
              <table:table-cell office:value-type="float" office:value="105.9184">
                <text:p>105.918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2000">
                <text:p>1012000</text:p>
              </table:table-cell>
              <table:table-cell office:value-type="float" office:value="104.3101">
                <text:p>104.31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4000">
                <text:p>1014000</text:p>
              </table:table-cell>
              <table:table-cell office:value-type="float" office:value="121.1426">
                <text:p>121.142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6000">
                <text:p>1016000</text:p>
              </table:table-cell>
              <table:table-cell office:value-type="float" office:value="126.957">
                <text:p>126.95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8000">
                <text:p>1018000</text:p>
              </table:table-cell>
              <table:table-cell office:value-type="float" office:value="87.6507">
                <text:p>87.650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20000">
                <text:p>1020000</text:p>
              </table:table-cell>
              <table:table-cell office:value-type="float" office:value="83.0771">
                <text:p>83.077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2000">
                <text:p>1022000</text:p>
              </table:table-cell>
              <table:table-cell office:value-type="float" office:value="69.3209">
                <text:p>69.320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4000">
                <text:p>1024000</text:p>
              </table:table-cell>
              <table:table-cell office:value-type="float" office:value="101.8048">
                <text:p>101.804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6000">
                <text:p>1026000</text:p>
              </table:table-cell>
              <table:table-cell office:value-type="float" office:value="93.4596">
                <text:p>93.45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8000">
                <text:p>1028000</text:p>
              </table:table-cell>
              <table:table-cell office:value-type="float" office:value="96.735">
                <text:p>96.73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30000">
                <text:p>1030000</text:p>
              </table:table-cell>
              <table:table-cell office:value-type="float" office:value="84.7338">
                <text:p>84.733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2000">
                <text:p>1032000</text:p>
              </table:table-cell>
              <table:table-cell office:value-type="float" office:value="81.9252">
                <text:p>81.925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4000">
                <text:p>1034000</text:p>
              </table:table-cell>
              <table:table-cell office:value-type="float" office:value="78.9033">
                <text:p>78.90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6000">
                <text:p>1036000</text:p>
              </table:table-cell>
              <table:table-cell office:value-type="float" office:value="90.2543">
                <text:p>90.254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8000">
                <text:p>1038000</text:p>
              </table:table-cell>
              <table:table-cell office:value-type="float" office:value="120.1221">
                <text:p>120.122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40000">
                <text:p>1040000</text:p>
              </table:table-cell>
              <table:table-cell office:value-type="float" office:value="87.8545">
                <text:p>87.854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2000">
                <text:p>1042000</text:p>
              </table:table-cell>
              <table:table-cell office:value-type="float" office:value="78.2885">
                <text:p>78.288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4000">
                <text:p>1044000</text:p>
              </table:table-cell>
              <table:table-cell office:value-type="float" office:value="111.7995">
                <text:p>111.799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6000">
                <text:p>1046000</text:p>
              </table:table-cell>
              <table:table-cell office:value-type="float" office:value="82.3731">
                <text:p>82.37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8000">
                <text:p>1048000</text:p>
              </table:table-cell>
              <table:table-cell office:value-type="float" office:value="107.0133">
                <text:p>107.013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50000">
                <text:p>1050000</text:p>
              </table:table-cell>
              <table:table-cell office:value-type="float" office:value="126.9335">
                <text:p>126.933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2000">
                <text:p>1052000</text:p>
              </table:table-cell>
              <table:table-cell office:value-type="float" office:value="99.6251">
                <text:p>99.625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4000">
                <text:p>1054000</text:p>
              </table:table-cell>
              <table:table-cell office:value-type="float" office:value="110.0319">
                <text:p>110.03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6000">
                <text:p>1056000</text:p>
              </table:table-cell>
              <table:table-cell office:value-type="float" office:value="71.6725">
                <text:p>71.67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8000">
                <text:p>1058000</text:p>
              </table:table-cell>
              <table:table-cell office:value-type="float" office:value="110.9701">
                <text:p>110.970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60000">
                <text:p>1060000</text:p>
              </table:table-cell>
              <table:table-cell office:value-type="float" office:value="85.2369">
                <text:p>85.236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2000">
                <text:p>1062000</text:p>
              </table:table-cell>
              <table:table-cell office:value-type="float" office:value="87.8541">
                <text:p>87.854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4000">
                <text:p>1064000</text:p>
              </table:table-cell>
              <table:table-cell office:value-type="float" office:value="54.1283">
                <text:p>54.128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6000">
                <text:p>1066000</text:p>
              </table:table-cell>
              <table:table-cell office:value-type="float" office:value="115.6892">
                <text:p>115.689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8000">
                <text:p>1068000</text:p>
              </table:table-cell>
              <table:table-cell office:value-type="float" office:value="82.5518">
                <text:p>82.551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70000">
                <text:p>1070000</text:p>
              </table:table-cell>
              <table:table-cell office:value-type="float" office:value="88.5681">
                <text:p>88.568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2000">
                <text:p>1072000</text:p>
              </table:table-cell>
              <table:table-cell office:value-type="float" office:value="96.1727">
                <text:p>96.172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4000">
                <text:p>1074000</text:p>
              </table:table-cell>
              <table:table-cell office:value-type="float" office:value="107.193">
                <text:p>107.19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6000">
                <text:p>1076000</text:p>
              </table:table-cell>
              <table:table-cell office:value-type="float" office:value="93.0353">
                <text:p>93.035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8000">
                <text:p>1078000</text:p>
              </table:table-cell>
              <table:table-cell office:value-type="float" office:value="108.0136">
                <text:p>108.013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80000">
                <text:p>1080000</text:p>
              </table:table-cell>
              <table:table-cell office:value-type="float" office:value="88.3098">
                <text:p>88.309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2000">
                <text:p>1082000</text:p>
              </table:table-cell>
              <table:table-cell office:value-type="float" office:value="97.0398">
                <text:p>97.039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4000">
                <text:p>1084000</text:p>
              </table:table-cell>
              <table:table-cell office:value-type="float" office:value="107.8491">
                <text:p>107.849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6000">
                <text:p>1086000</text:p>
              </table:table-cell>
              <table:table-cell office:value-type="float" office:value="102.5134">
                <text:p>102.513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8000">
                <text:p>1088000</text:p>
              </table:table-cell>
              <table:table-cell office:value-type="float" office:value="123.7053">
                <text:p>123.705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90000">
                <text:p>1090000</text:p>
              </table:table-cell>
              <table:table-cell office:value-type="float" office:value="120.5135">
                <text:p>120.513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2000">
                <text:p>1092000</text:p>
              </table:table-cell>
              <table:table-cell office:value-type="float" office:value="78.4372">
                <text:p>78.437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4000">
                <text:p>1094000</text:p>
              </table:table-cell>
              <table:table-cell office:value-type="float" office:value="93.4551">
                <text:p>93.455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6000">
                <text:p>1096000</text:p>
              </table:table-cell>
              <table:table-cell office:value-type="float" office:value="77.907">
                <text:p>77.9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8000">
                <text:p>1098000</text:p>
              </table:table-cell>
              <table:table-cell office:value-type="float" office:value="102.8566">
                <text:p>102.85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00000">
                <text:p>1100000</text:p>
              </table:table-cell>
              <table:table-cell office:value-type="float" office:value="118.075">
                <text:p>118.0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2000">
                <text:p>1102000</text:p>
              </table:table-cell>
              <table:table-cell office:value-type="float" office:value="97.798">
                <text:p>97.79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4000">
                <text:p>1104000</text:p>
              </table:table-cell>
              <table:table-cell office:value-type="float" office:value="81.1252">
                <text:p>81.12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6000">
                <text:p>1106000</text:p>
              </table:table-cell>
              <table:table-cell office:value-type="float" office:value="90.5104">
                <text:p>90.51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8000">
                <text:p>1108000</text:p>
              </table:table-cell>
              <table:table-cell office:value-type="float" office:value="72.0368">
                <text:p>72.036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10000">
                <text:p>1110000</text:p>
              </table:table-cell>
              <table:table-cell office:value-type="float" office:value="89.4826">
                <text:p>89.482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2000">
                <text:p>1112000</text:p>
              </table:table-cell>
              <table:table-cell office:value-type="float" office:value="111.4">
                <text:p>111.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4000">
                <text:p>1114000</text:p>
              </table:table-cell>
              <table:table-cell office:value-type="float" office:value="94.4951">
                <text:p>94.495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6000">
                <text:p>1116000</text:p>
              </table:table-cell>
              <table:table-cell office:value-type="float" office:value="129.0304">
                <text:p>129.030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8000">
                <text:p>1118000</text:p>
              </table:table-cell>
              <table:table-cell office:value-type="float" office:value="93.1238">
                <text:p>93.123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20000">
                <text:p>1120000</text:p>
              </table:table-cell>
              <table:table-cell office:value-type="float" office:value="104.8985">
                <text:p>104.898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2000">
                <text:p>1122000</text:p>
              </table:table-cell>
              <table:table-cell office:value-type="float" office:value="91.2941">
                <text:p>91.29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4000">
                <text:p>1124000</text:p>
              </table:table-cell>
              <table:table-cell office:value-type="float" office:value="85.9951">
                <text:p>85.995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6000">
                <text:p>1126000</text:p>
              </table:table-cell>
              <table:table-cell office:value-type="float" office:value="84.6532">
                <text:p>84.65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8000">
                <text:p>1128000</text:p>
              </table:table-cell>
              <table:table-cell office:value-type="float" office:value="66.0836">
                <text:p>66.083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30000">
                <text:p>1130000</text:p>
              </table:table-cell>
              <table:table-cell office:value-type="float" office:value="52.7835">
                <text:p>52.783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2000">
                <text:p>1132000</text:p>
              </table:table-cell>
              <table:table-cell office:value-type="float" office:value="75.1026">
                <text:p>75.102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4000">
                <text:p>1134000</text:p>
              </table:table-cell>
              <table:table-cell office:value-type="float" office:value="87.6097">
                <text:p>87.609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6000">
                <text:p>1136000</text:p>
              </table:table-cell>
              <table:table-cell office:value-type="float" office:value="96.4272">
                <text:p>96.42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8000">
                <text:p>1138000</text:p>
              </table:table-cell>
              <table:table-cell office:value-type="float" office:value="84.8295">
                <text:p>84.829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40000">
                <text:p>1140000</text:p>
              </table:table-cell>
              <table:table-cell office:value-type="float" office:value="70.7818">
                <text:p>70.781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2000">
                <text:p>1142000</text:p>
              </table:table-cell>
              <table:table-cell office:value-type="float" office:value="52.3603">
                <text:p>52.360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4000">
                <text:p>1144000</text:p>
              </table:table-cell>
              <table:table-cell office:value-type="float" office:value="95.5792">
                <text:p>95.57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6000">
                <text:p>1146000</text:p>
              </table:table-cell>
              <table:table-cell office:value-type="float" office:value="53.9253">
                <text:p>53.925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8000">
                <text:p>1148000</text:p>
              </table:table-cell>
              <table:table-cell office:value-type="float" office:value="15.805">
                <text:p>15.80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50000">
                <text:p>1150000</text:p>
              </table:table-cell>
              <table:table-cell office:value-type="float" office:value="79.776">
                <text:p>79.77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2000">
                <text:p>1152000</text:p>
              </table:table-cell>
              <table:table-cell office:value-type="float" office:value="94.1719">
                <text:p>94.17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4000">
                <text:p>1154000</text:p>
              </table:table-cell>
              <table:table-cell office:value-type="float" office:value="68.1417">
                <text:p>68.141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6000">
                <text:p>1156000</text:p>
              </table:table-cell>
              <table:table-cell office:value-type="float" office:value="62.5844">
                <text:p>62.584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8000">
                <text:p>1158000</text:p>
              </table:table-cell>
              <table:table-cell office:value-type="float" office:value="83.3441">
                <text:p>83.344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60000">
                <text:p>1160000</text:p>
              </table:table-cell>
              <table:table-cell office:value-type="float" office:value="56.2955">
                <text:p>56.29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2000">
                <text:p>1162000</text:p>
              </table:table-cell>
              <table:table-cell office:value-type="float" office:value="62.5246">
                <text:p>62.524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4000">
                <text:p>1164000</text:p>
              </table:table-cell>
              <table:table-cell office:value-type="float" office:value="89.2067">
                <text:p>89.20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6000">
                <text:p>1166000</text:p>
              </table:table-cell>
              <table:table-cell office:value-type="float" office:value="89.6536">
                <text:p>89.653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8000">
                <text:p>1168000</text:p>
              </table:table-cell>
              <table:table-cell office:value-type="float" office:value="70.1604">
                <text:p>70.160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70000">
                <text:p>1170000</text:p>
              </table:table-cell>
              <table:table-cell office:value-type="float" office:value="100.1583">
                <text:p>100.158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2000">
                <text:p>1172000</text:p>
              </table:table-cell>
              <table:table-cell office:value-type="float" office:value="65.4524">
                <text:p>65.452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4000">
                <text:p>1174000</text:p>
              </table:table-cell>
              <table:table-cell office:value-type="float" office:value="86.2797">
                <text:p>86.279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6000">
                <text:p>1176000</text:p>
              </table:table-cell>
              <table:table-cell office:value-type="float" office:value="100.2701">
                <text:p>100.270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8000">
                <text:p>1178000</text:p>
              </table:table-cell>
              <table:table-cell office:value-type="float" office:value="109.3363">
                <text:p>109.33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80000">
                <text:p>1180000</text:p>
              </table:table-cell>
              <table:table-cell office:value-type="float" office:value="90.7506">
                <text:p>90.750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2000">
                <text:p>1182000</text:p>
              </table:table-cell>
              <table:table-cell office:value-type="float" office:value="99.2604">
                <text:p>99.260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4000">
                <text:p>1184000</text:p>
              </table:table-cell>
              <table:table-cell office:value-type="float" office:value="89.9457">
                <text:p>89.945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6000">
                <text:p>1186000</text:p>
              </table:table-cell>
              <table:table-cell office:value-type="float" office:value="105.9705">
                <text:p>105.97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8000">
                <text:p>1188000</text:p>
              </table:table-cell>
              <table:table-cell office:value-type="float" office:value="100.1481">
                <text:p>100.148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90000">
                <text:p>1190000</text:p>
              </table:table-cell>
              <table:table-cell office:value-type="float" office:value="97.7777">
                <text:p>97.777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2000">
                <text:p>1192000</text:p>
              </table:table-cell>
              <table:table-cell office:value-type="float" office:value="54.438">
                <text:p>54.43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4000">
                <text:p>1194000</text:p>
              </table:table-cell>
              <table:table-cell office:value-type="float" office:value="86.5881">
                <text:p>86.588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6000">
                <text:p>1196000</text:p>
              </table:table-cell>
              <table:table-cell office:value-type="float" office:value="107.8203">
                <text:p>107.820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8000">
                <text:p>1198000</text:p>
              </table:table-cell>
              <table:table-cell office:value-type="float" office:value="113.3222">
                <text:p>113.322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00000">
                <text:p>1200000</text:p>
              </table:table-cell>
              <table:table-cell office:value-type="float" office:value="68.3576">
                <text:p>68.35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2000">
                <text:p>1202000</text:p>
              </table:table-cell>
              <table:table-cell office:value-type="float" office:value="85.6149">
                <text:p>85.614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4000">
                <text:p>1204000</text:p>
              </table:table-cell>
              <table:table-cell office:value-type="float" office:value="87.8921">
                <text:p>87.892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6000">
                <text:p>1206000</text:p>
              </table:table-cell>
              <table:table-cell office:value-type="float" office:value="79.1225">
                <text:p>79.122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8000">
                <text:p>1208000</text:p>
              </table:table-cell>
              <table:table-cell office:value-type="float" office:value="80.5294">
                <text:p>80.529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10000">
                <text:p>1210000</text:p>
              </table:table-cell>
              <table:table-cell office:value-type="float" office:value="78.7157">
                <text:p>78.715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2000">
                <text:p>1212000</text:p>
              </table:table-cell>
              <table:table-cell office:value-type="float" office:value="119.832">
                <text:p>119.8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4000">
                <text:p>1214000</text:p>
              </table:table-cell>
              <table:table-cell office:value-type="float" office:value="83.0499">
                <text:p>83.049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6000">
                <text:p>1216000</text:p>
              </table:table-cell>
              <table:table-cell office:value-type="float" office:value="107.2849">
                <text:p>107.284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8000">
                <text:p>1218000</text:p>
              </table:table-cell>
              <table:table-cell office:value-type="float" office:value="62.4748">
                <text:p>62.474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20000">
                <text:p>1220000</text:p>
              </table:table-cell>
              <table:table-cell office:value-type="float" office:value="69.2729">
                <text:p>69.272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2000">
                <text:p>1222000</text:p>
              </table:table-cell>
              <table:table-cell office:value-type="float" office:value="75.6069">
                <text:p>75.606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4000">
                <text:p>1224000</text:p>
              </table:table-cell>
              <table:table-cell office:value-type="float" office:value="73.4949">
                <text:p>73.494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6000">
                <text:p>1226000</text:p>
              </table:table-cell>
              <table:table-cell office:value-type="float" office:value="86.8576">
                <text:p>86.857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8000">
                <text:p>1228000</text:p>
              </table:table-cell>
              <table:table-cell office:value-type="float" office:value="68.7855">
                <text:p>68.78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30000">
                <text:p>1230000</text:p>
              </table:table-cell>
              <table:table-cell office:value-type="float" office:value="71.438">
                <text:p>71.43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2000">
                <text:p>1232000</text:p>
              </table:table-cell>
              <table:table-cell office:value-type="float" office:value="83.2735">
                <text:p>83.273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4000">
                <text:p>1234000</text:p>
              </table:table-cell>
              <table:table-cell office:value-type="float" office:value="113.1915">
                <text:p>113.191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6000">
                <text:p>1236000</text:p>
              </table:table-cell>
              <table:table-cell office:value-type="float" office:value="80.3249">
                <text:p>80.324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8000">
                <text:p>1238000</text:p>
              </table:table-cell>
              <table:table-cell office:value-type="float" office:value="102.7756">
                <text:p>102.775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40000">
                <text:p>1240000</text:p>
              </table:table-cell>
              <table:table-cell office:value-type="float" office:value="68.9352">
                <text:p>68.935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2000">
                <text:p>1242000</text:p>
              </table:table-cell>
              <table:table-cell office:value-type="float" office:value="68.2307">
                <text:p>68.230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4000">
                <text:p>1244000</text:p>
              </table:table-cell>
              <table:table-cell office:value-type="float" office:value="82.1479">
                <text:p>82.147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6000">
                <text:p>1246000</text:p>
              </table:table-cell>
              <table:table-cell office:value-type="float" office:value="91.9506">
                <text:p>91.950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8000">
                <text:p>1248000</text:p>
              </table:table-cell>
              <table:table-cell office:value-type="float" office:value="96.7967">
                <text:p>96.79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50000">
                <text:p>1250000</text:p>
              </table:table-cell>
              <table:table-cell office:value-type="float" office:value="94.9968">
                <text:p>94.996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2000">
                <text:p>1252000</text:p>
              </table:table-cell>
              <table:table-cell office:value-type="float" office:value="77.2273">
                <text:p>77.227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4000">
                <text:p>1254000</text:p>
              </table:table-cell>
              <table:table-cell office:value-type="float" office:value="85.1619">
                <text:p>85.161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6000">
                <text:p>1256000</text:p>
              </table:table-cell>
              <table:table-cell office:value-type="float" office:value="75.499">
                <text:p>75.49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8000">
                <text:p>1258000</text:p>
              </table:table-cell>
              <table:table-cell office:value-type="float" office:value="111.798">
                <text:p>111.79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60000">
                <text:p>1260000</text:p>
              </table:table-cell>
              <table:table-cell office:value-type="float" office:value="105.8387">
                <text:p>105.838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2000">
                <text:p>1262000</text:p>
              </table:table-cell>
              <table:table-cell office:value-type="float" office:value="133.5143">
                <text:p>133.514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4000">
                <text:p>1264000</text:p>
              </table:table-cell>
              <table:table-cell office:value-type="float" office:value="92.1306">
                <text:p>92.130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6000">
                <text:p>1266000</text:p>
              </table:table-cell>
              <table:table-cell office:value-type="float" office:value="78.9028">
                <text:p>78.902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8000">
                <text:p>1268000</text:p>
              </table:table-cell>
              <table:table-cell office:value-type="float" office:value="78.6864">
                <text:p>78.68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70000">
                <text:p>1270000</text:p>
              </table:table-cell>
              <table:table-cell office:value-type="float" office:value="66.4025">
                <text:p>66.40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2000">
                <text:p>1272000</text:p>
              </table:table-cell>
              <table:table-cell office:value-type="float" office:value="84.2801">
                <text:p>84.280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4000">
                <text:p>1274000</text:p>
              </table:table-cell>
              <table:table-cell office:value-type="float" office:value="82.9364">
                <text:p>82.936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6000">
                <text:p>1276000</text:p>
              </table:table-cell>
              <table:table-cell office:value-type="float" office:value="100.2628">
                <text:p>100.262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8000">
                <text:p>1278000</text:p>
              </table:table-cell>
              <table:table-cell office:value-type="float" office:value="99.2357">
                <text:p>99.235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80000">
                <text:p>1280000</text:p>
              </table:table-cell>
              <table:table-cell office:value-type="float" office:value="83.5928">
                <text:p>83.592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2000">
                <text:p>1282000</text:p>
              </table:table-cell>
              <table:table-cell office:value-type="float" office:value="85.1341">
                <text:p>85.13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4000">
                <text:p>1284000</text:p>
              </table:table-cell>
              <table:table-cell office:value-type="float" office:value="119.7035">
                <text:p>119.703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6000">
                <text:p>1286000</text:p>
              </table:table-cell>
              <table:table-cell office:value-type="float" office:value="87.4379">
                <text:p>87.437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8000">
                <text:p>1288000</text:p>
              </table:table-cell>
              <table:table-cell office:value-type="float" office:value="91.7116">
                <text:p>91.71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90000">
                <text:p>1290000</text:p>
              </table:table-cell>
              <table:table-cell office:value-type="float" office:value="94.1529">
                <text:p>94.152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2000">
                <text:p>1292000</text:p>
              </table:table-cell>
              <table:table-cell office:value-type="float" office:value="90.9229">
                <text:p>90.922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4000">
                <text:p>1294000</text:p>
              </table:table-cell>
              <table:table-cell office:value-type="float" office:value="86.1284">
                <text:p>86.128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6000">
                <text:p>1296000</text:p>
              </table:table-cell>
              <table:table-cell office:value-type="float" office:value="80.1352">
                <text:p>80.135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8000">
                <text:p>1298000</text:p>
              </table:table-cell>
              <table:table-cell office:value-type="float" office:value="111.0349">
                <text:p>111.034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00000">
                <text:p>1300000</text:p>
              </table:table-cell>
              <table:table-cell office:value-type="float" office:value="74.0553">
                <text:p>74.055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2000">
                <text:p>1302000</text:p>
              </table:table-cell>
              <table:table-cell office:value-type="float" office:value="107.1854">
                <text:p>107.185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4000">
                <text:p>1304000</text:p>
              </table:table-cell>
              <table:table-cell office:value-type="float" office:value="103.291">
                <text:p>103.29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6000">
                <text:p>1306000</text:p>
              </table:table-cell>
              <table:table-cell office:value-type="float" office:value="111.6044">
                <text:p>111.604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8000">
                <text:p>1308000</text:p>
              </table:table-cell>
              <table:table-cell office:value-type="float" office:value="114.8047">
                <text:p>114.804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10000">
                <text:p>1310000</text:p>
              </table:table-cell>
              <table:table-cell office:value-type="float" office:value="98.0538">
                <text:p>98.053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2000">
                <text:p>1312000</text:p>
              </table:table-cell>
              <table:table-cell office:value-type="float" office:value="106.8794">
                <text:p>106.879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4000">
                <text:p>1314000</text:p>
              </table:table-cell>
              <table:table-cell office:value-type="float" office:value="91.5019">
                <text:p>91.50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6000">
                <text:p>1316000</text:p>
              </table:table-cell>
              <table:table-cell office:value-type="float" office:value="100.4107">
                <text:p>100.410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8000">
                <text:p>1318000</text:p>
              </table:table-cell>
              <table:table-cell office:value-type="float" office:value="163.5325">
                <text:p>163.53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20000">
                <text:p>1320000</text:p>
              </table:table-cell>
              <table:table-cell office:value-type="float" office:value="94.9197">
                <text:p>94.919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2000">
                <text:p>1322000</text:p>
              </table:table-cell>
              <table:table-cell office:value-type="float" office:value="108.6555">
                <text:p>108.655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4000">
                <text:p>1324000</text:p>
              </table:table-cell>
              <table:table-cell office:value-type="float" office:value="47.8241">
                <text:p>47.824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6000">
                <text:p>1326000</text:p>
              </table:table-cell>
              <table:table-cell office:value-type="float" office:value="162.525">
                <text:p>162.5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8000">
                <text:p>1328000</text:p>
              </table:table-cell>
              <table:table-cell office:value-type="float" office:value="88.3021">
                <text:p>88.302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30000">
                <text:p>1330000</text:p>
              </table:table-cell>
              <table:table-cell office:value-type="float" office:value="160.154">
                <text:p>160.1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2000">
                <text:p>1332000</text:p>
              </table:table-cell>
              <table:table-cell office:value-type="float" office:value="97.294">
                <text:p>97.29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4000">
                <text:p>1334000</text:p>
              </table:table-cell>
              <table:table-cell office:value-type="float" office:value="50.9356">
                <text:p>50.935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6000">
                <text:p>1336000</text:p>
              </table:table-cell>
              <table:table-cell office:value-type="float" office:value="62.6118">
                <text:p>62.611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8000">
                <text:p>1338000</text:p>
              </table:table-cell>
              <table:table-cell office:value-type="float" office:value="81.9619">
                <text:p>81.961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40000">
                <text:p>1340000</text:p>
              </table:table-cell>
              <table:table-cell office:value-type="float" office:value="86.9688">
                <text:p>86.968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2000">
                <text:p>1342000</text:p>
              </table:table-cell>
              <table:table-cell office:value-type="float" office:value="106.7381">
                <text:p>106.738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4000">
                <text:p>1344000</text:p>
              </table:table-cell>
              <table:table-cell office:value-type="float" office:value="88.1088">
                <text:p>88.108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6000">
                <text:p>1346000</text:p>
              </table:table-cell>
              <table:table-cell office:value-type="float" office:value="105.8181">
                <text:p>105.818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8000">
                <text:p>1348000</text:p>
              </table:table-cell>
              <table:table-cell office:value-type="float" office:value="41.4964">
                <text:p>41.496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50000">
                <text:p>1350000</text:p>
              </table:table-cell>
              <table:table-cell office:value-type="float" office:value="80.5099">
                <text:p>80.509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2000">
                <text:p>1352000</text:p>
              </table:table-cell>
              <table:table-cell office:value-type="float" office:value="72.2006">
                <text:p>72.200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4000">
                <text:p>1354000</text:p>
              </table:table-cell>
              <table:table-cell office:value-type="float" office:value="90.2014">
                <text:p>90.201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6000">
                <text:p>1356000</text:p>
              </table:table-cell>
              <table:table-cell office:value-type="float" office:value="102.7573">
                <text:p>102.757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8000">
                <text:p>1358000</text:p>
              </table:table-cell>
              <table:table-cell office:value-type="float" office:value="108.7772">
                <text:p>108.777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60000">
                <text:p>1360000</text:p>
              </table:table-cell>
              <table:table-cell office:value-type="float" office:value="116.8905">
                <text:p>116.89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2000">
                <text:p>1362000</text:p>
              </table:table-cell>
              <table:table-cell office:value-type="float" office:value="107.336">
                <text:p>107.33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4000">
                <text:p>1364000</text:p>
              </table:table-cell>
              <table:table-cell office:value-type="float" office:value="97.9839">
                <text:p>97.983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6000">
                <text:p>1366000</text:p>
              </table:table-cell>
              <table:table-cell office:value-type="float" office:value="89.8254">
                <text:p>89.825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8000">
                <text:p>1368000</text:p>
              </table:table-cell>
              <table:table-cell office:value-type="float" office:value="107.1206">
                <text:p>107.120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70000">
                <text:p>1370000</text:p>
              </table:table-cell>
              <table:table-cell office:value-type="float" office:value="117.8975">
                <text:p>117.89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2000">
                <text:p>1372000</text:p>
              </table:table-cell>
              <table:table-cell office:value-type="float" office:value="83.9225">
                <text:p>83.922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4000">
                <text:p>1374000</text:p>
              </table:table-cell>
              <table:table-cell office:value-type="float" office:value="85.5009">
                <text:p>85.500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6000">
                <text:p>1376000</text:p>
              </table:table-cell>
              <table:table-cell office:value-type="float" office:value="81.5613">
                <text:p>81.56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8000">
                <text:p>1378000</text:p>
              </table:table-cell>
              <table:table-cell office:value-type="float" office:value="56.7728">
                <text:p>56.772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80000">
                <text:p>1380000</text:p>
              </table:table-cell>
              <table:table-cell office:value-type="float" office:value="75.4563">
                <text:p>75.456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2000">
                <text:p>1382000</text:p>
              </table:table-cell>
              <table:table-cell office:value-type="float" office:value="49.6835">
                <text:p>49.683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4000">
                <text:p>1384000</text:p>
              </table:table-cell>
              <table:table-cell office:value-type="float" office:value="165.1127">
                <text:p>165.112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6000">
                <text:p>1386000</text:p>
              </table:table-cell>
              <table:table-cell office:value-type="float" office:value="111.1149">
                <text:p>111.114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8000">
                <text:p>1388000</text:p>
              </table:table-cell>
              <table:table-cell office:value-type="float" office:value="111.356">
                <text:p>111.3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90000">
                <text:p>1390000</text:p>
              </table:table-cell>
              <table:table-cell office:value-type="float" office:value="47.2668">
                <text:p>47.266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2000">
                <text:p>1392000</text:p>
              </table:table-cell>
              <table:table-cell office:value-type="float" office:value="75.6534">
                <text:p>75.653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4000">
                <text:p>1394000</text:p>
              </table:table-cell>
              <table:table-cell office:value-type="float" office:value="65.805">
                <text:p>65.80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6000">
                <text:p>1396000</text:p>
              </table:table-cell>
              <table:table-cell office:value-type="float" office:value="103.8599">
                <text:p>103.859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8000">
                <text:p>1398000</text:p>
              </table:table-cell>
              <table:table-cell office:value-type="float" office:value="156.7935">
                <text:p>156.793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00000">
                <text:p>1400000</text:p>
              </table:table-cell>
              <table:table-cell office:value-type="float" office:value="124.2974">
                <text:p>124.297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2000">
                <text:p>1402000</text:p>
              </table:table-cell>
              <table:table-cell office:value-type="float" office:value="101.7661">
                <text:p>101.766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4000">
                <text:p>1404000</text:p>
              </table:table-cell>
              <table:table-cell office:value-type="float" office:value="87.9163">
                <text:p>87.916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6000">
                <text:p>1406000</text:p>
              </table:table-cell>
              <table:table-cell office:value-type="float" office:value="68.7737">
                <text:p>68.77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8000">
                <text:p>1408000</text:p>
              </table:table-cell>
              <table:table-cell office:value-type="float" office:value="27.691">
                <text:p>27.69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10000">
                <text:p>1410000</text:p>
              </table:table-cell>
              <table:table-cell office:value-type="float" office:value="76.8197">
                <text:p>76.819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2000">
                <text:p>1412000</text:p>
              </table:table-cell>
              <table:table-cell office:value-type="float" office:value="120.4259">
                <text:p>120.425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4000">
                <text:p>1414000</text:p>
              </table:table-cell>
              <table:table-cell office:value-type="float" office:value="101.3294">
                <text:p>101.329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6000">
                <text:p>1416000</text:p>
              </table:table-cell>
              <table:table-cell office:value-type="float" office:value="86.6815">
                <text:p>86.681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8000">
                <text:p>1418000</text:p>
              </table:table-cell>
              <table:table-cell office:value-type="float" office:value="129.0644">
                <text:p>129.064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20000">
                <text:p>1420000</text:p>
              </table:table-cell>
              <table:table-cell office:value-type="float" office:value="95.4391">
                <text:p>95.43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2000">
                <text:p>1422000</text:p>
              </table:table-cell>
              <table:table-cell office:value-type="float" office:value="114.4944">
                <text:p>114.494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4000">
                <text:p>1424000</text:p>
              </table:table-cell>
              <table:table-cell office:value-type="float" office:value="99.4304">
                <text:p>99.430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6000">
                <text:p>1426000</text:p>
              </table:table-cell>
              <table:table-cell office:value-type="float" office:value="88.2265">
                <text:p>88.226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8000">
                <text:p>1428000</text:p>
              </table:table-cell>
              <table:table-cell office:value-type="float" office:value="97.959">
                <text:p>97.95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30000">
                <text:p>1430000</text:p>
              </table:table-cell>
              <table:table-cell office:value-type="float" office:value="121.928">
                <text:p>121.92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2000">
                <text:p>1432000</text:p>
              </table:table-cell>
              <table:table-cell office:value-type="float" office:value="118.1238">
                <text:p>118.123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4000">
                <text:p>1434000</text:p>
              </table:table-cell>
              <table:table-cell office:value-type="float" office:value="110.5147">
                <text:p>110.514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6000">
                <text:p>1436000</text:p>
              </table:table-cell>
              <table:table-cell office:value-type="float" office:value="116.4587">
                <text:p>116.458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8000">
                <text:p>1438000</text:p>
              </table:table-cell>
              <table:table-cell office:value-type="float" office:value="94.1262">
                <text:p>94.126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40000">
                <text:p>1440000</text:p>
              </table:table-cell>
              <table:table-cell office:value-type="float" office:value="94.9395">
                <text:p>94.939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2000">
                <text:p>1442000</text:p>
              </table:table-cell>
              <table:table-cell office:value-type="float" office:value="81.4097">
                <text:p>81.409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4000">
                <text:p>1444000</text:p>
              </table:table-cell>
              <table:table-cell office:value-type="float" office:value="76.8896">
                <text:p>76.889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6000">
                <text:p>1446000</text:p>
              </table:table-cell>
              <table:table-cell office:value-type="float" office:value="94.5606">
                <text:p>94.560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8000">
                <text:p>1448000</text:p>
              </table:table-cell>
              <table:table-cell office:value-type="float" office:value="104.0546">
                <text:p>104.054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50000">
                <text:p>1450000</text:p>
              </table:table-cell>
              <table:table-cell office:value-type="float" office:value="106.435">
                <text:p>106.43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2000">
                <text:p>1452000</text:p>
              </table:table-cell>
              <table:table-cell office:value-type="float" office:value="103.1459">
                <text:p>103.145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4000">
                <text:p>1454000</text:p>
              </table:table-cell>
              <table:table-cell office:value-type="float" office:value="99.1021">
                <text:p>99.102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6000">
                <text:p>1456000</text:p>
              </table:table-cell>
              <table:table-cell office:value-type="float" office:value="100.3834">
                <text:p>100.383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8000">
                <text:p>1458000</text:p>
              </table:table-cell>
              <table:table-cell office:value-type="float" office:value="93.297">
                <text:p>93.29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60000">
                <text:p>1460000</text:p>
              </table:table-cell>
              <table:table-cell office:value-type="float" office:value="81.1142">
                <text:p>81.114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2000">
                <text:p>1462000</text:p>
              </table:table-cell>
              <table:table-cell office:value-type="float" office:value="102.8184">
                <text:p>102.818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4000">
                <text:p>1464000</text:p>
              </table:table-cell>
              <table:table-cell office:value-type="float" office:value="69.5664">
                <text:p>69.566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6000">
                <text:p>1466000</text:p>
              </table:table-cell>
              <table:table-cell office:value-type="float" office:value="64.787">
                <text:p>64.78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8000">
                <text:p>1468000</text:p>
              </table:table-cell>
              <table:table-cell office:value-type="float" office:value="76.8888">
                <text:p>76.888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70000">
                <text:p>1470000</text:p>
              </table:table-cell>
              <table:table-cell office:value-type="float" office:value="115.1091">
                <text:p>115.10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2000">
                <text:p>1472000</text:p>
              </table:table-cell>
              <table:table-cell office:value-type="float" office:value="87.3576">
                <text:p>87.357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4000">
                <text:p>1474000</text:p>
              </table:table-cell>
              <table:table-cell office:value-type="float" office:value="76.2098">
                <text:p>76.209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6000">
                <text:p>1476000</text:p>
              </table:table-cell>
              <table:table-cell office:value-type="float" office:value="105.6052">
                <text:p>105.605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8000">
                <text:p>1478000</text:p>
              </table:table-cell>
              <table:table-cell office:value-type="float" office:value="98.6876">
                <text:p>98.687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80000">
                <text:p>1480000</text:p>
              </table:table-cell>
              <table:table-cell office:value-type="float" office:value="68.1219">
                <text:p>68.121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2000">
                <text:p>1482000</text:p>
              </table:table-cell>
              <table:table-cell office:value-type="float" office:value="68.7015">
                <text:p>68.701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4000">
                <text:p>1484000</text:p>
              </table:table-cell>
              <table:table-cell office:value-type="float" office:value="82.9564">
                <text:p>82.956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6000">
                <text:p>1486000</text:p>
              </table:table-cell>
              <table:table-cell office:value-type="float" office:value="62.9093">
                <text:p>62.909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8000">
                <text:p>1488000</text:p>
              </table:table-cell>
              <table:table-cell office:value-type="float" office:value="95.2839">
                <text:p>95.283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90000">
                <text:p>1490000</text:p>
              </table:table-cell>
              <table:table-cell office:value-type="float" office:value="85.0973">
                <text:p>85.097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2000">
                <text:p>1492000</text:p>
              </table:table-cell>
              <table:table-cell office:value-type="float" office:value="73.0777">
                <text:p>73.077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4000">
                <text:p>1494000</text:p>
              </table:table-cell>
              <table:table-cell office:value-type="float" office:value="143.781">
                <text:p>143.78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6000">
                <text:p>1496000</text:p>
              </table:table-cell>
              <table:table-cell office:value-type="float" office:value="126.4038">
                <text:p>126.403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8000">
                <text:p>1498000</text:p>
              </table:table-cell>
              <table:table-cell office:value-type="float" office:value="92.011">
                <text:p>92.01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0000">
                <text:p>1500000</text:p>
              </table:table-cell>
              <table:table-cell office:value-type="float" office:value="76.6374">
                <text:p>76.637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2000">
                <text:p>1502000</text:p>
              </table:table-cell>
              <table:table-cell office:value-type="float" office:value="114.1047">
                <text:p>114.104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4000">
                <text:p>1504000</text:p>
              </table:table-cell>
              <table:table-cell office:value-type="float" office:value="84.0397">
                <text:p>84.039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6000">
                <text:p>1506000</text:p>
              </table:table-cell>
              <table:table-cell office:value-type="float" office:value="72.0865">
                <text:p>72.086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8000">
                <text:p>1508000</text:p>
              </table:table-cell>
              <table:table-cell office:value-type="float" office:value="72.8227">
                <text:p>72.82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10000">
                <text:p>1510000</text:p>
              </table:table-cell>
              <table:table-cell office:value-type="float" office:value="47.646">
                <text:p>47.64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2000">
                <text:p>1512000</text:p>
              </table:table-cell>
              <table:table-cell office:value-type="float" office:value="77.7167">
                <text:p>77.716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4000">
                <text:p>1514000</text:p>
              </table:table-cell>
              <table:table-cell office:value-type="float" office:value="87.7859">
                <text:p>87.785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6000">
                <text:p>1516000</text:p>
              </table:table-cell>
              <table:table-cell office:value-type="float" office:value="84.2544">
                <text:p>84.254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8000">
                <text:p>1518000</text:p>
              </table:table-cell>
              <table:table-cell office:value-type="float" office:value="103.4763">
                <text:p>103.476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20000">
                <text:p>1520000</text:p>
              </table:table-cell>
              <table:table-cell office:value-type="float" office:value="108.7112">
                <text:p>108.71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2000">
                <text:p>1522000</text:p>
              </table:table-cell>
              <table:table-cell office:value-type="float" office:value="105.2607">
                <text:p>105.260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4000">
                <text:p>1524000</text:p>
              </table:table-cell>
              <table:table-cell office:value-type="float" office:value="116.5964">
                <text:p>116.596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6000">
                <text:p>1526000</text:p>
              </table:table-cell>
              <table:table-cell office:value-type="float" office:value="39.9858">
                <text:p>39.985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8000">
                <text:p>1528000</text:p>
              </table:table-cell>
              <table:table-cell office:value-type="float" office:value="102.3664">
                <text:p>102.36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30000">
                <text:p>1530000</text:p>
              </table:table-cell>
              <table:table-cell office:value-type="float" office:value="80.0625">
                <text:p>80.06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2000">
                <text:p>1532000</text:p>
              </table:table-cell>
              <table:table-cell office:value-type="float" office:value="89.3839">
                <text:p>89.383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4000">
                <text:p>1534000</text:p>
              </table:table-cell>
              <table:table-cell office:value-type="float" office:value="133.8055">
                <text:p>133.805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6000">
                <text:p>1536000</text:p>
              </table:table-cell>
              <table:table-cell office:value-type="float" office:value="121.3933">
                <text:p>121.393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8000">
                <text:p>1538000</text:p>
              </table:table-cell>
              <table:table-cell office:value-type="float" office:value="50.7176">
                <text:p>50.717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40000">
                <text:p>1540000</text:p>
              </table:table-cell>
              <table:table-cell office:value-type="float" office:value="124.2379">
                <text:p>124.237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2000">
                <text:p>1542000</text:p>
              </table:table-cell>
              <table:table-cell office:value-type="float" office:value="124.0151">
                <text:p>124.015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4000">
                <text:p>1544000</text:p>
              </table:table-cell>
              <table:table-cell office:value-type="float" office:value="114.305">
                <text:p>114.30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6000">
                <text:p>1546000</text:p>
              </table:table-cell>
              <table:table-cell office:value-type="float" office:value="123.0276">
                <text:p>123.027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8000">
                <text:p>1548000</text:p>
              </table:table-cell>
              <table:table-cell office:value-type="float" office:value="84.9823">
                <text:p>84.982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50000">
                <text:p>1550000</text:p>
              </table:table-cell>
              <table:table-cell office:value-type="float" office:value="100.3089">
                <text:p>100.308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2000">
                <text:p>1552000</text:p>
              </table:table-cell>
              <table:table-cell office:value-type="float" office:value="117.9688">
                <text:p>117.968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4000">
                <text:p>1554000</text:p>
              </table:table-cell>
              <table:table-cell office:value-type="float" office:value="126.0171">
                <text:p>126.017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6000">
                <text:p>1556000</text:p>
              </table:table-cell>
              <table:table-cell office:value-type="float" office:value="106.8426">
                <text:p>106.842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8000">
                <text:p>1558000</text:p>
              </table:table-cell>
              <table:table-cell office:value-type="float" office:value="116.1936">
                <text:p>116.193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60000">
                <text:p>1560000</text:p>
              </table:table-cell>
              <table:table-cell office:value-type="float" office:value="107.3768">
                <text:p>107.376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2000">
                <text:p>1562000</text:p>
              </table:table-cell>
              <table:table-cell office:value-type="float" office:value="120.9673">
                <text:p>120.967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4000">
                <text:p>1564000</text:p>
              </table:table-cell>
              <table:table-cell office:value-type="float" office:value="113.0818">
                <text:p>113.081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6000">
                <text:p>1566000</text:p>
              </table:table-cell>
              <table:table-cell office:value-type="float" office:value="140.7098">
                <text:p>140.709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8000">
                <text:p>1568000</text:p>
              </table:table-cell>
              <table:table-cell office:value-type="float" office:value="87.891">
                <text:p>87.89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70000">
                <text:p>1570000</text:p>
              </table:table-cell>
              <table:table-cell office:value-type="float" office:value="97.6902">
                <text:p>97.690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2000">
                <text:p>1572000</text:p>
              </table:table-cell>
              <table:table-cell office:value-type="float" office:value="75.2519">
                <text:p>75.25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4000">
                <text:p>1574000</text:p>
              </table:table-cell>
              <table:table-cell office:value-type="float" office:value="139.2476">
                <text:p>139.247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6000">
                <text:p>1576000</text:p>
              </table:table-cell>
              <table:table-cell office:value-type="float" office:value="91.4755">
                <text:p>91.475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8000">
                <text:p>1578000</text:p>
              </table:table-cell>
              <table:table-cell office:value-type="float" office:value="92.2325">
                <text:p>92.23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80000">
                <text:p>1580000</text:p>
              </table:table-cell>
              <table:table-cell office:value-type="float" office:value="110.1684">
                <text:p>110.168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2000">
                <text:p>1582000</text:p>
              </table:table-cell>
              <table:table-cell office:value-type="float" office:value="81.2797">
                <text:p>81.279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4000">
                <text:p>1584000</text:p>
              </table:table-cell>
              <table:table-cell office:value-type="float" office:value="26.7532">
                <text:p>26.753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6000">
                <text:p>1586000</text:p>
              </table:table-cell>
              <table:table-cell office:value-type="float" office:value="102.8359">
                <text:p>102.835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8000">
                <text:p>1588000</text:p>
              </table:table-cell>
              <table:table-cell office:value-type="float" office:value="88.4932">
                <text:p>88.493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90000">
                <text:p>1590000</text:p>
              </table:table-cell>
              <table:table-cell office:value-type="float" office:value="82.4393">
                <text:p>82.439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2000">
                <text:p>1592000</text:p>
              </table:table-cell>
              <table:table-cell office:value-type="float" office:value="80.2627">
                <text:p>80.262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4000">
                <text:p>1594000</text:p>
              </table:table-cell>
              <table:table-cell office:value-type="float" office:value="155.2023">
                <text:p>155.202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6000">
                <text:p>1596000</text:p>
              </table:table-cell>
              <table:table-cell office:value-type="float" office:value="82.0081">
                <text:p>82.008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8000">
                <text:p>1598000</text:p>
              </table:table-cell>
              <table:table-cell office:value-type="float" office:value="111.5462">
                <text:p>111.546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00000">
                <text:p>1600000</text:p>
              </table:table-cell>
              <table:table-cell office:value-type="float" office:value="108.8309">
                <text:p>108.830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2000">
                <text:p>1602000</text:p>
              </table:table-cell>
              <table:table-cell office:value-type="float" office:value="110.0664">
                <text:p>110.066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4000">
                <text:p>1604000</text:p>
              </table:table-cell>
              <table:table-cell office:value-type="float" office:value="102.5141">
                <text:p>102.51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6000">
                <text:p>1606000</text:p>
              </table:table-cell>
              <table:table-cell office:value-type="float" office:value="135.3193">
                <text:p>135.319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8000">
                <text:p>1608000</text:p>
              </table:table-cell>
              <table:table-cell office:value-type="float" office:value="87.4825">
                <text:p>87.48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10000">
                <text:p>1610000</text:p>
              </table:table-cell>
              <table:table-cell office:value-type="float" office:value="108.5778">
                <text:p>108.577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2000">
                <text:p>1612000</text:p>
              </table:table-cell>
              <table:table-cell office:value-type="float" office:value="81.7198">
                <text:p>81.719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4000">
                <text:p>1614000</text:p>
              </table:table-cell>
              <table:table-cell office:value-type="float" office:value="104.4855">
                <text:p>104.485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6000">
                <text:p>1616000</text:p>
              </table:table-cell>
              <table:table-cell office:value-type="float" office:value="91.7328">
                <text:p>91.732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8000">
                <text:p>1618000</text:p>
              </table:table-cell>
              <table:table-cell office:value-type="float" office:value="98.2786">
                <text:p>98.278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20000">
                <text:p>1620000</text:p>
              </table:table-cell>
              <table:table-cell office:value-type="float" office:value="101.4387">
                <text:p>101.438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2000">
                <text:p>1622000</text:p>
              </table:table-cell>
              <table:table-cell office:value-type="float" office:value="136.4822">
                <text:p>136.482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4000">
                <text:p>1624000</text:p>
              </table:table-cell>
              <table:table-cell office:value-type="float" office:value="101.131">
                <text:p>101.13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6000">
                <text:p>1626000</text:p>
              </table:table-cell>
              <table:table-cell office:value-type="float" office:value="37.9172">
                <text:p>37.91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8000">
                <text:p>1628000</text:p>
              </table:table-cell>
              <table:table-cell office:value-type="float" office:value="57.1829">
                <text:p>57.182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30000">
                <text:p>1630000</text:p>
              </table:table-cell>
              <table:table-cell office:value-type="float" office:value="118.6025">
                <text:p>118.602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2000">
                <text:p>1632000</text:p>
              </table:table-cell>
              <table:table-cell office:value-type="float" office:value="94.822">
                <text:p>94.82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4000">
                <text:p>1634000</text:p>
              </table:table-cell>
              <table:table-cell office:value-type="float" office:value="82.7981">
                <text:p>82.798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6000">
                <text:p>1636000</text:p>
              </table:table-cell>
              <table:table-cell office:value-type="float" office:value="-166.4494">
                <text:p>-166.449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8000">
                <text:p>1638000</text:p>
              </table:table-cell>
              <table:table-cell office:value-type="float" office:value="80.5451">
                <text:p>80.545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40000">
                <text:p>1640000</text:p>
              </table:table-cell>
              <table:table-cell office:value-type="float" office:value="67.8427">
                <text:p>67.842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2000">
                <text:p>1642000</text:p>
              </table:table-cell>
              <table:table-cell office:value-type="float" office:value="86.9312">
                <text:p>86.931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4000">
                <text:p>1644000</text:p>
              </table:table-cell>
              <table:table-cell office:value-type="float" office:value="111.1359">
                <text:p>111.135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6000">
                <text:p>1646000</text:p>
              </table:table-cell>
              <table:table-cell office:value-type="float" office:value="72.9941">
                <text:p>72.994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8000">
                <text:p>1648000</text:p>
              </table:table-cell>
              <table:table-cell office:value-type="float" office:value="-72.1329">
                <text:p>-72.132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50000">
                <text:p>1650000</text:p>
              </table:table-cell>
              <table:table-cell office:value-type="float" office:value="103.5075">
                <text:p>103.50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2000">
                <text:p>1652000</text:p>
              </table:table-cell>
              <table:table-cell office:value-type="float" office:value="77.2108">
                <text:p>77.210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4000">
                <text:p>1654000</text:p>
              </table:table-cell>
              <table:table-cell office:value-type="float" office:value="104.8148">
                <text:p>104.814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6000">
                <text:p>1656000</text:p>
              </table:table-cell>
              <table:table-cell office:value-type="float" office:value="86.4677">
                <text:p>86.46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8000">
                <text:p>1658000</text:p>
              </table:table-cell>
              <table:table-cell office:value-type="float" office:value="68.5283">
                <text:p>68.528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60000">
                <text:p>1660000</text:p>
              </table:table-cell>
              <table:table-cell office:value-type="float" office:value="68.0047">
                <text:p>68.004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2000">
                <text:p>1662000</text:p>
              </table:table-cell>
              <table:table-cell office:value-type="float" office:value="101.0182">
                <text:p>101.018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4000">
                <text:p>1664000</text:p>
              </table:table-cell>
              <table:table-cell office:value-type="float" office:value="82.2525">
                <text:p>82.252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6000">
                <text:p>1666000</text:p>
              </table:table-cell>
              <table:table-cell office:value-type="float" office:value="137.5905">
                <text:p>137.590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8000">
                <text:p>1668000</text:p>
              </table:table-cell>
              <table:table-cell office:value-type="float" office:value="99.9461">
                <text:p>99.946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70000">
                <text:p>1670000</text:p>
              </table:table-cell>
              <table:table-cell office:value-type="float" office:value="112.6728">
                <text:p>112.672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2000">
                <text:p>1672000</text:p>
              </table:table-cell>
              <table:table-cell office:value-type="float" office:value="94.6324">
                <text:p>94.632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4000">
                <text:p>1674000</text:p>
              </table:table-cell>
              <table:table-cell office:value-type="float" office:value="102.1697">
                <text:p>102.169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6000">
                <text:p>1676000</text:p>
              </table:table-cell>
              <table:table-cell office:value-type="float" office:value="91.4098">
                <text:p>91.409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8000">
                <text:p>1678000</text:p>
              </table:table-cell>
              <table:table-cell office:value-type="float" office:value="61.3316">
                <text:p>61.331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80000">
                <text:p>1680000</text:p>
              </table:table-cell>
              <table:table-cell office:value-type="float" office:value="107.7651">
                <text:p>107.765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2000">
                <text:p>1682000</text:p>
              </table:table-cell>
              <table:table-cell office:value-type="float" office:value="131.4592">
                <text:p>131.459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4000">
                <text:p>1684000</text:p>
              </table:table-cell>
              <table:table-cell office:value-type="float" office:value="104.4152">
                <text:p>104.415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6000">
                <text:p>1686000</text:p>
              </table:table-cell>
              <table:table-cell office:value-type="float" office:value="117.0685">
                <text:p>117.068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8000">
                <text:p>1688000</text:p>
              </table:table-cell>
              <table:table-cell office:value-type="float" office:value="79.8556">
                <text:p>79.855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90000">
                <text:p>1690000</text:p>
              </table:table-cell>
              <table:table-cell office:value-type="float" office:value="103.3353">
                <text:p>103.335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2000">
                <text:p>1692000</text:p>
              </table:table-cell>
              <table:table-cell office:value-type="float" office:value="112.9727">
                <text:p>112.972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4000">
                <text:p>1694000</text:p>
              </table:table-cell>
              <table:table-cell office:value-type="float" office:value="95.994">
                <text:p>95.99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6000">
                <text:p>1696000</text:p>
              </table:table-cell>
              <table:table-cell office:value-type="float" office:value="117.9511">
                <text:p>117.951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8000">
                <text:p>1698000</text:p>
              </table:table-cell>
              <table:table-cell office:value-type="float" office:value="95.038">
                <text:p>95.03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00000">
                <text:p>1700000</text:p>
              </table:table-cell>
              <table:table-cell office:value-type="float" office:value="88.6788">
                <text:p>88.678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2000">
                <text:p>1702000</text:p>
              </table:table-cell>
              <table:table-cell office:value-type="float" office:value="109.7774">
                <text:p>109.777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4000">
                <text:p>1704000</text:p>
              </table:table-cell>
              <table:table-cell office:value-type="float" office:value="59.0719">
                <text:p>59.071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6000">
                <text:p>1706000</text:p>
              </table:table-cell>
              <table:table-cell office:value-type="float" office:value="102.9784">
                <text:p>102.978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8000">
                <text:p>1708000</text:p>
              </table:table-cell>
              <table:table-cell office:value-type="float" office:value="98.3899">
                <text:p>98.389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10000">
                <text:p>1710000</text:p>
              </table:table-cell>
              <table:table-cell office:value-type="float" office:value="133.375">
                <text:p>133.37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2000">
                <text:p>1712000</text:p>
              </table:table-cell>
              <table:table-cell office:value-type="float" office:value="147.4484">
                <text:p>147.448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4000">
                <text:p>1714000</text:p>
              </table:table-cell>
              <table:table-cell office:value-type="float" office:value="79.6791">
                <text:p>79.679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6000">
                <text:p>1716000</text:p>
              </table:table-cell>
              <table:table-cell office:value-type="float" office:value="95.6617">
                <text:p>95.661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8000">
                <text:p>1718000</text:p>
              </table:table-cell>
              <table:table-cell office:value-type="float" office:value="107.7977">
                <text:p>107.797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20000">
                <text:p>1720000</text:p>
              </table:table-cell>
              <table:table-cell office:value-type="float" office:value="113.6589">
                <text:p>113.658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2000">
                <text:p>1722000</text:p>
              </table:table-cell>
              <table:table-cell office:value-type="float" office:value="95.4684">
                <text:p>95.468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4000">
                <text:p>1724000</text:p>
              </table:table-cell>
              <table:table-cell office:value-type="float" office:value="98.7264">
                <text:p>98.726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6000">
                <text:p>1726000</text:p>
              </table:table-cell>
              <table:table-cell office:value-type="float" office:value="73.9065">
                <text:p>73.906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8000">
                <text:p>1728000</text:p>
              </table:table-cell>
              <table:table-cell office:value-type="float" office:value="73.871">
                <text:p>73.87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30000">
                <text:p>1730000</text:p>
              </table:table-cell>
              <table:table-cell office:value-type="float" office:value="75.4611">
                <text:p>75.46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2000">
                <text:p>1732000</text:p>
              </table:table-cell>
              <table:table-cell office:value-type="float" office:value="42.7577">
                <text:p>42.757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4000">
                <text:p>1734000</text:p>
              </table:table-cell>
              <table:table-cell office:value-type="float" office:value="42.6689">
                <text:p>42.668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6000">
                <text:p>1736000</text:p>
              </table:table-cell>
              <table:table-cell office:value-type="float" office:value="82.7365">
                <text:p>82.736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8000">
                <text:p>1738000</text:p>
              </table:table-cell>
              <table:table-cell office:value-type="float" office:value="55.488">
                <text:p>55.48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40000">
                <text:p>1740000</text:p>
              </table:table-cell>
              <table:table-cell office:value-type="float" office:value="98.4108">
                <text:p>98.410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2000">
                <text:p>1742000</text:p>
              </table:table-cell>
              <table:table-cell office:value-type="float" office:value="83.8697">
                <text:p>83.869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4000">
                <text:p>1744000</text:p>
              </table:table-cell>
              <table:table-cell office:value-type="float" office:value="2.8793">
                <text:p>2.879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6000">
                <text:p>1746000</text:p>
              </table:table-cell>
              <table:table-cell office:value-type="float" office:value="107.8264">
                <text:p>107.826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8000">
                <text:p>1748000</text:p>
              </table:table-cell>
              <table:table-cell office:value-type="float" office:value="91.1509">
                <text:p>91.150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50000">
                <text:p>1750000</text:p>
              </table:table-cell>
              <table:table-cell office:value-type="float" office:value="87.4029">
                <text:p>87.402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2000">
                <text:p>1752000</text:p>
              </table:table-cell>
              <table:table-cell office:value-type="float" office:value="72.4825">
                <text:p>72.482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4000">
                <text:p>1754000</text:p>
              </table:table-cell>
              <table:table-cell office:value-type="float" office:value="18.2333">
                <text:p>18.233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6000">
                <text:p>1756000</text:p>
              </table:table-cell>
              <table:table-cell office:value-type="float" office:value="58.3311">
                <text:p>58.331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8000">
                <text:p>1758000</text:p>
              </table:table-cell>
              <table:table-cell office:value-type="float" office:value="103.145">
                <text:p>103.14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60000">
                <text:p>1760000</text:p>
              </table:table-cell>
              <table:table-cell office:value-type="float" office:value="75.8718">
                <text:p>75.871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2000">
                <text:p>1762000</text:p>
              </table:table-cell>
              <table:table-cell office:value-type="float" office:value="96.1801">
                <text:p>96.180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4000">
                <text:p>1764000</text:p>
              </table:table-cell>
              <table:table-cell office:value-type="float" office:value="105.5315">
                <text:p>105.53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6000">
                <text:p>1766000</text:p>
              </table:table-cell>
              <table:table-cell office:value-type="float" office:value="31.995">
                <text:p>31.99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8000">
                <text:p>1768000</text:p>
              </table:table-cell>
              <table:table-cell office:value-type="float" office:value="102.4367">
                <text:p>102.436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70000">
                <text:p>1770000</text:p>
              </table:table-cell>
              <table:table-cell office:value-type="float" office:value="77.9962">
                <text:p>77.996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2000">
                <text:p>1772000</text:p>
              </table:table-cell>
              <table:table-cell office:value-type="float" office:value="97.9952">
                <text:p>97.995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4000">
                <text:p>1774000</text:p>
              </table:table-cell>
              <table:table-cell office:value-type="float" office:value="70.483">
                <text:p>70.48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6000">
                <text:p>1776000</text:p>
              </table:table-cell>
              <table:table-cell office:value-type="float" office:value="99.5493">
                <text:p>99.549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8000">
                <text:p>1778000</text:p>
              </table:table-cell>
              <table:table-cell office:value-type="float" office:value="130.0595">
                <text:p>130.059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80000">
                <text:p>1780000</text:p>
              </table:table-cell>
              <table:table-cell office:value-type="float" office:value="118.9607">
                <text:p>118.960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2000">
                <text:p>1782000</text:p>
              </table:table-cell>
              <table:table-cell office:value-type="float" office:value="-43.4582">
                <text:p>-43.458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4000">
                <text:p>1784000</text:p>
              </table:table-cell>
              <table:table-cell office:value-type="float" office:value="98.0057">
                <text:p>98.005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6000">
                <text:p>1786000</text:p>
              </table:table-cell>
              <table:table-cell office:value-type="float" office:value="-25.3049">
                <text:p>-25.304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8000">
                <text:p>1788000</text:p>
              </table:table-cell>
              <table:table-cell office:value-type="float" office:value="93.8403">
                <text:p>93.840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90000">
                <text:p>1790000</text:p>
              </table:table-cell>
              <table:table-cell office:value-type="float" office:value="115.523">
                <text:p>115.52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2000">
                <text:p>1792000</text:p>
              </table:table-cell>
              <table:table-cell office:value-type="float" office:value="100.6507">
                <text:p>100.650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4000">
                <text:p>1794000</text:p>
              </table:table-cell>
              <table:table-cell office:value-type="float" office:value="95.4862">
                <text:p>95.486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6000">
                <text:p>1796000</text:p>
              </table:table-cell>
              <table:table-cell office:value-type="float" office:value="27.4374">
                <text:p>27.437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8000">
                <text:p>1798000</text:p>
              </table:table-cell>
              <table:table-cell office:value-type="float" office:value="99.2507">
                <text:p>99.250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00000">
                <text:p>1800000</text:p>
              </table:table-cell>
              <table:table-cell office:value-type="float" office:value="119.2967">
                <text:p>119.296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2000">
                <text:p>1802000</text:p>
              </table:table-cell>
              <table:table-cell office:value-type="float" office:value="131.7661">
                <text:p>131.766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4000">
                <text:p>1804000</text:p>
              </table:table-cell>
              <table:table-cell office:value-type="float" office:value="84.0983">
                <text:p>84.098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6000">
                <text:p>1806000</text:p>
              </table:table-cell>
              <table:table-cell office:value-type="float" office:value="105.8833">
                <text:p>105.883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8000">
                <text:p>1808000</text:p>
              </table:table-cell>
              <table:table-cell office:value-type="float" office:value="84.1172">
                <text:p>84.117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10000">
                <text:p>1810000</text:p>
              </table:table-cell>
              <table:table-cell office:value-type="float" office:value="77.0643">
                <text:p>77.064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2000">
                <text:p>1812000</text:p>
              </table:table-cell>
              <table:table-cell office:value-type="float" office:value="77.7657">
                <text:p>77.765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4000">
                <text:p>1814000</text:p>
              </table:table-cell>
              <table:table-cell office:value-type="float" office:value="39.3336">
                <text:p>39.333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6000">
                <text:p>1816000</text:p>
              </table:table-cell>
              <table:table-cell office:value-type="float" office:value="85.7343">
                <text:p>85.734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8000">
                <text:p>1818000</text:p>
              </table:table-cell>
              <table:table-cell office:value-type="float" office:value="95.4538">
                <text:p>95.453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20000">
                <text:p>1820000</text:p>
              </table:table-cell>
              <table:table-cell office:value-type="float" office:value="111.2158">
                <text:p>111.215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2000">
                <text:p>1822000</text:p>
              </table:table-cell>
              <table:table-cell office:value-type="float" office:value="74.6851">
                <text:p>74.685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4000">
                <text:p>1824000</text:p>
              </table:table-cell>
              <table:table-cell office:value-type="float" office:value="103.6375">
                <text:p>103.637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6000">
                <text:p>1826000</text:p>
              </table:table-cell>
              <table:table-cell office:value-type="float" office:value="72.6381">
                <text:p>72.638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8000">
                <text:p>1828000</text:p>
              </table:table-cell>
              <table:table-cell office:value-type="float" office:value="90.3357">
                <text:p>90.335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30000">
                <text:p>1830000</text:p>
              </table:table-cell>
              <table:table-cell office:value-type="float" office:value="-95.5714">
                <text:p>-95.571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2000">
                <text:p>1832000</text:p>
              </table:table-cell>
              <table:table-cell office:value-type="float" office:value="73.0481">
                <text:p>73.048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4000">
                <text:p>1834000</text:p>
              </table:table-cell>
              <table:table-cell office:value-type="float" office:value="61.4944">
                <text:p>61.494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6000">
                <text:p>1836000</text:p>
              </table:table-cell>
              <table:table-cell office:value-type="float" office:value="67.4822">
                <text:p>67.482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8000">
                <text:p>1838000</text:p>
              </table:table-cell>
              <table:table-cell office:value-type="float" office:value="52.3916">
                <text:p>52.391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40000">
                <text:p>1840000</text:p>
              </table:table-cell>
              <table:table-cell office:value-type="float" office:value="62.0095">
                <text:p>62.009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2000">
                <text:p>1842000</text:p>
              </table:table-cell>
              <table:table-cell office:value-type="float" office:value="113.7581">
                <text:p>113.758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4000">
                <text:p>1844000</text:p>
              </table:table-cell>
              <table:table-cell office:value-type="float" office:value="61.3684">
                <text:p>61.368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6000">
                <text:p>1846000</text:p>
              </table:table-cell>
              <table:table-cell office:value-type="float" office:value="46.3469">
                <text:p>46.346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8000">
                <text:p>1848000</text:p>
              </table:table-cell>
              <table:table-cell office:value-type="float" office:value="62.5554">
                <text:p>62.555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50000">
                <text:p>1850000</text:p>
              </table:table-cell>
              <table:table-cell office:value-type="float" office:value="70.2339">
                <text:p>70.233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2000">
                <text:p>1852000</text:p>
              </table:table-cell>
              <table:table-cell office:value-type="float" office:value="57.1095">
                <text:p>57.109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4000">
                <text:p>1854000</text:p>
              </table:table-cell>
              <table:table-cell office:value-type="float" office:value="75.9762">
                <text:p>75.976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6000">
                <text:p>1856000</text:p>
              </table:table-cell>
              <table:table-cell office:value-type="float" office:value="51.8128">
                <text:p>51.812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8000">
                <text:p>1858000</text:p>
              </table:table-cell>
              <table:table-cell office:value-type="float" office:value="78.0978">
                <text:p>78.097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60000">
                <text:p>1860000</text:p>
              </table:table-cell>
              <table:table-cell office:value-type="float" office:value="92.0341">
                <text:p>92.034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2000">
                <text:p>1862000</text:p>
              </table:table-cell>
              <table:table-cell office:value-type="float" office:value="13.9323">
                <text:p>13.932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4000">
                <text:p>1864000</text:p>
              </table:table-cell>
              <table:table-cell office:value-type="float" office:value="100.9907">
                <text:p>100.990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6000">
                <text:p>1866000</text:p>
              </table:table-cell>
              <table:table-cell office:value-type="float" office:value="125.6256">
                <text:p>125.625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8000">
                <text:p>1868000</text:p>
              </table:table-cell>
              <table:table-cell office:value-type="float" office:value="57.7434">
                <text:p>57.743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70000">
                <text:p>1870000</text:p>
              </table:table-cell>
              <table:table-cell office:value-type="float" office:value="-68.6286">
                <text:p>-68.628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2000">
                <text:p>1872000</text:p>
              </table:table-cell>
              <table:table-cell office:value-type="float" office:value="40.8108">
                <text:p>40.810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4000">
                <text:p>1874000</text:p>
              </table:table-cell>
              <table:table-cell office:value-type="float" office:value="55.4598">
                <text:p>55.459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6000">
                <text:p>1876000</text:p>
              </table:table-cell>
              <table:table-cell office:value-type="float" office:value="98.3428">
                <text:p>98.342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8000">
                <text:p>1878000</text:p>
              </table:table-cell>
              <table:table-cell office:value-type="float" office:value="73.3755">
                <text:p>73.375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80000">
                <text:p>1880000</text:p>
              </table:table-cell>
              <table:table-cell office:value-type="float" office:value="95.7971">
                <text:p>95.797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2000">
                <text:p>1882000</text:p>
              </table:table-cell>
              <table:table-cell office:value-type="float" office:value="92.0025">
                <text:p>92.002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4000">
                <text:p>1884000</text:p>
              </table:table-cell>
              <table:table-cell office:value-type="float" office:value="85.1428">
                <text:p>85.142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6000">
                <text:p>1886000</text:p>
              </table:table-cell>
              <table:table-cell office:value-type="float" office:value="82.6249">
                <text:p>82.624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8000">
                <text:p>1888000</text:p>
              </table:table-cell>
              <table:table-cell office:value-type="float" office:value="91.905">
                <text:p>91.90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90000">
                <text:p>1890000</text:p>
              </table:table-cell>
              <table:table-cell office:value-type="float" office:value="149.1093">
                <text:p>149.109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2000">
                <text:p>1892000</text:p>
              </table:table-cell>
              <table:table-cell office:value-type="float" office:value="-16.2131">
                <text:p>-16.213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4000">
                <text:p>1894000</text:p>
              </table:table-cell>
              <table:table-cell office:value-type="float" office:value="96.8709">
                <text:p>96.870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6000">
                <text:p>1896000</text:p>
              </table:table-cell>
              <table:table-cell office:value-type="float" office:value="68.6995">
                <text:p>68.699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8000">
                <text:p>1898000</text:p>
              </table:table-cell>
              <table:table-cell office:value-type="float" office:value="135.0843">
                <text:p>135.084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00000">
                <text:p>1900000</text:p>
              </table:table-cell>
              <table:table-cell office:value-type="float" office:value="129.5052">
                <text:p>129.505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2000">
                <text:p>1902000</text:p>
              </table:table-cell>
              <table:table-cell office:value-type="float" office:value="82.7788">
                <text:p>82.778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4000">
                <text:p>1904000</text:p>
              </table:table-cell>
              <table:table-cell office:value-type="float" office:value="102.0641">
                <text:p>102.064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6000">
                <text:p>1906000</text:p>
              </table:table-cell>
              <table:table-cell office:value-type="float" office:value="66.7708">
                <text:p>66.770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8000">
                <text:p>1908000</text:p>
              </table:table-cell>
              <table:table-cell office:value-type="float" office:value="82.1366">
                <text:p>82.136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10000">
                <text:p>1910000</text:p>
              </table:table-cell>
              <table:table-cell office:value-type="float" office:value="106.8652">
                <text:p>106.865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2000">
                <text:p>1912000</text:p>
              </table:table-cell>
              <table:table-cell office:value-type="float" office:value="43.7046">
                <text:p>43.704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4000">
                <text:p>1914000</text:p>
              </table:table-cell>
              <table:table-cell office:value-type="float" office:value="111.1779">
                <text:p>111.177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6000">
                <text:p>1916000</text:p>
              </table:table-cell>
              <table:table-cell office:value-type="float" office:value="86.8587">
                <text:p>86.858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8000">
                <text:p>1918000</text:p>
              </table:table-cell>
              <table:table-cell office:value-type="float" office:value="99.7459">
                <text:p>99.745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20000">
                <text:p>1920000</text:p>
              </table:table-cell>
              <table:table-cell office:value-type="float" office:value="175.4302">
                <text:p>175.430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2000">
                <text:p>1922000</text:p>
              </table:table-cell>
              <table:table-cell office:value-type="float" office:value="83.4859">
                <text:p>83.485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4000">
                <text:p>1924000</text:p>
              </table:table-cell>
              <table:table-cell office:value-type="float" office:value="102.3401">
                <text:p>102.340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6000">
                <text:p>1926000</text:p>
              </table:table-cell>
              <table:table-cell office:value-type="float" office:value="93.9155">
                <text:p>93.915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8000">
                <text:p>1928000</text:p>
              </table:table-cell>
              <table:table-cell office:value-type="float" office:value="52.1831">
                <text:p>52.183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30000">
                <text:p>1930000</text:p>
              </table:table-cell>
              <table:table-cell office:value-type="float" office:value="140.934">
                <text:p>140.9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2000">
                <text:p>1932000</text:p>
              </table:table-cell>
              <table:table-cell office:value-type="float" office:value="80.0803">
                <text:p>80.080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4000">
                <text:p>1934000</text:p>
              </table:table-cell>
              <table:table-cell office:value-type="float" office:value="77.0163">
                <text:p>77.016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6000">
                <text:p>1936000</text:p>
              </table:table-cell>
              <table:table-cell office:value-type="float" office:value="27.2122">
                <text:p>27.212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8000">
                <text:p>1938000</text:p>
              </table:table-cell>
              <table:table-cell office:value-type="float" office:value="101.0011">
                <text:p>101.001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40000">
                <text:p>1940000</text:p>
              </table:table-cell>
              <table:table-cell office:value-type="float" office:value="122.961">
                <text:p>122.96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2000">
                <text:p>1942000</text:p>
              </table:table-cell>
              <table:table-cell office:value-type="float" office:value="109.563">
                <text:p>109.56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4000">
                <text:p>1944000</text:p>
              </table:table-cell>
              <table:table-cell office:value-type="float" office:value="102.6491">
                <text:p>102.649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6000">
                <text:p>1946000</text:p>
              </table:table-cell>
              <table:table-cell office:value-type="float" office:value="104.0127">
                <text:p>104.012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8000">
                <text:p>1948000</text:p>
              </table:table-cell>
              <table:table-cell office:value-type="float" office:value="59.8805">
                <text:p>59.880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50000">
                <text:p>1950000</text:p>
              </table:table-cell>
              <table:table-cell office:value-type="float" office:value="87.1462">
                <text:p>87.146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2000">
                <text:p>1952000</text:p>
              </table:table-cell>
              <table:table-cell office:value-type="float" office:value="96.8721">
                <text:p>96.872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4000">
                <text:p>1954000</text:p>
              </table:table-cell>
              <table:table-cell office:value-type="float" office:value="91.8008">
                <text:p>91.800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6000">
                <text:p>1956000</text:p>
              </table:table-cell>
              <table:table-cell office:value-type="float" office:value="121.2682">
                <text:p>121.268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8000">
                <text:p>1958000</text:p>
              </table:table-cell>
              <table:table-cell office:value-type="float" office:value="79.1525">
                <text:p>79.152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60000">
                <text:p>1960000</text:p>
              </table:table-cell>
              <table:table-cell office:value-type="float" office:value="55.7062">
                <text:p>55.706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2000">
                <text:p>1962000</text:p>
              </table:table-cell>
              <table:table-cell office:value-type="float" office:value="105.1074">
                <text:p>105.107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4000">
                <text:p>1964000</text:p>
              </table:table-cell>
              <table:table-cell office:value-type="float" office:value="152.2838">
                <text:p>152.283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6000">
                <text:p>1966000</text:p>
              </table:table-cell>
              <table:table-cell office:value-type="float" office:value="83.9692">
                <text:p>83.969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8000">
                <text:p>1968000</text:p>
              </table:table-cell>
              <table:table-cell office:value-type="float" office:value="96.4096">
                <text:p>96.409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70000">
                <text:p>1970000</text:p>
              </table:table-cell>
              <table:table-cell office:value-type="float" office:value="68.0212">
                <text:p>68.02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2000">
                <text:p>1972000</text:p>
              </table:table-cell>
              <table:table-cell office:value-type="float" office:value="82.1582">
                <text:p>82.158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4000">
                <text:p>1974000</text:p>
              </table:table-cell>
              <table:table-cell office:value-type="float" office:value="72.1742">
                <text:p>72.174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6000">
                <text:p>1976000</text:p>
              </table:table-cell>
              <table:table-cell office:value-type="float" office:value="145.343">
                <text:p>145.34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8000">
                <text:p>1978000</text:p>
              </table:table-cell>
              <table:table-cell office:value-type="float" office:value="74.6685">
                <text:p>74.668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80000">
                <text:p>1980000</text:p>
              </table:table-cell>
              <table:table-cell office:value-type="float" office:value="146.7165">
                <text:p>146.716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2000">
                <text:p>1982000</text:p>
              </table:table-cell>
              <table:table-cell office:value-type="float" office:value="114.8657">
                <text:p>114.865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4000">
                <text:p>1984000</text:p>
              </table:table-cell>
              <table:table-cell office:value-type="float" office:value="55.8267">
                <text:p>55.826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6000">
                <text:p>1986000</text:p>
              </table:table-cell>
              <table:table-cell office:value-type="float" office:value="59.7252">
                <text:p>59.725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8000">
                <text:p>1988000</text:p>
              </table:table-cell>
              <table:table-cell office:value-type="float" office:value="6.7769">
                <text:p>6.776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90000">
                <text:p>1990000</text:p>
              </table:table-cell>
              <table:table-cell office:value-type="float" office:value="68.869">
                <text:p>68.86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2000">
                <text:p>1992000</text:p>
              </table:table-cell>
              <table:table-cell office:value-type="float" office:value="1.7104">
                <text:p>1.710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4000">
                <text:p>1994000</text:p>
              </table:table-cell>
              <table:table-cell office:value-type="float" office:value="76.3648">
                <text:p>76.364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6000">
                <text:p>1996000</text:p>
              </table:table-cell>
              <table:table-cell office:value-type="float" office:value="84.2952">
                <text:p>84.295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8000">
                <text:p>1998000</text:p>
              </table:table-cell>
              <table:table-cell office:value-type="float" office:value="75.1232">
                <text:p>75.12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0000">
                <text:p>2000000</text:p>
              </table:table-cell>
              <table:table-cell office:value-type="float" office:value="66.1554">
                <text:p>66.155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002000">
                <text:p>2002000</text:p>
              </table:table-cell>
              <table:table-cell office:value-type="float" office:value="64.6657">
                <text:p>64.665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004000">
                <text:p>2004000</text:p>
              </table:table-cell>
              <table:table-cell office:value-type="float" office:value="67.1506">
                <text:p>67.150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006000">
                <text:p>2006000</text:p>
              </table:table-cell>
              <table:table-cell office:value-type="float" office:value="51.0537">
                <text:p>51.053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008000">
                <text:p>2008000</text:p>
              </table:table-cell>
              <table:table-cell office:value-type="float" office:value="70.9339">
                <text:p>70.933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010000">
                <text:p>2010000</text:p>
              </table:table-cell>
              <table:table-cell office:value-type="float" office:value="69.0191">
                <text:p>69.019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012000">
                <text:p>2012000</text:p>
              </table:table-cell>
              <table:table-cell office:value-type="float" office:value="97.5227">
                <text:p>97.522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014000">
                <text:p>2014000</text:p>
              </table:table-cell>
              <table:table-cell office:value-type="float" office:value="95.4717">
                <text:p>95.471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016000">
                <text:p>2016000</text:p>
              </table:table-cell>
              <table:table-cell office:value-type="float" office:value="80.8352">
                <text:p>80.835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018000">
                <text:p>2018000</text:p>
              </table:table-cell>
              <table:table-cell office:value-type="float" office:value="106.9437">
                <text:p>106.943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020000">
                <text:p>2020000</text:p>
              </table:table-cell>
              <table:table-cell office:value-type="float" office:value="55.5503">
                <text:p>55.550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022000">
                <text:p>2022000</text:p>
              </table:table-cell>
              <table:table-cell office:value-type="float" office:value="57.2094">
                <text:p>57.209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024000">
                <text:p>2024000</text:p>
              </table:table-cell>
              <table:table-cell office:value-type="float" office:value="72.4086">
                <text:p>72.408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026000">
                <text:p>2026000</text:p>
              </table:table-cell>
              <table:table-cell office:value-type="float" office:value="180.9364">
                <text:p>180.936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028000">
                <text:p>2028000</text:p>
              </table:table-cell>
              <table:table-cell office:value-type="float" office:value="135.9306">
                <text:p>135.930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030000">
                <text:p>2030000</text:p>
              </table:table-cell>
              <table:table-cell office:value-type="float" office:value="82.0826">
                <text:p>82.082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032000">
                <text:p>2032000</text:p>
              </table:table-cell>
              <table:table-cell office:value-type="float" office:value="96.9823">
                <text:p>96.982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034000">
                <text:p>2034000</text:p>
              </table:table-cell>
              <table:table-cell office:value-type="float" office:value="58.5329">
                <text:p>58.532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036000">
                <text:p>2036000</text:p>
              </table:table-cell>
              <table:table-cell office:value-type="float" office:value="89.4524">
                <text:p>89.452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038000">
                <text:p>2038000</text:p>
              </table:table-cell>
              <table:table-cell office:value-type="float" office:value="118.8536">
                <text:p>118.853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040000">
                <text:p>2040000</text:p>
              </table:table-cell>
              <table:table-cell office:value-type="float" office:value="92.5523">
                <text:p>92.552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042000">
                <text:p>2042000</text:p>
              </table:table-cell>
              <table:table-cell office:value-type="float" office:value="66.6271">
                <text:p>66.627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044000">
                <text:p>2044000</text:p>
              </table:table-cell>
              <table:table-cell office:value-type="float" office:value="93.0905">
                <text:p>93.090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046000">
                <text:p>2046000</text:p>
              </table:table-cell>
              <table:table-cell office:value-type="float" office:value="77.3119">
                <text:p>77.311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048000">
                <text:p>2048000</text:p>
              </table:table-cell>
              <table:table-cell office:value-type="float" office:value="95.4168">
                <text:p>95.416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050000">
                <text:p>2050000</text:p>
              </table:table-cell>
              <table:table-cell office:value-type="float" office:value="89.3167">
                <text:p>89.316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052000">
                <text:p>2052000</text:p>
              </table:table-cell>
              <table:table-cell office:value-type="float" office:value="100.6095">
                <text:p>100.609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054000">
                <text:p>2054000</text:p>
              </table:table-cell>
              <table:table-cell office:value-type="float" office:value="109.7323">
                <text:p>109.732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056000">
                <text:p>2056000</text:p>
              </table:table-cell>
              <table:table-cell office:value-type="float" office:value="97.7386">
                <text:p>97.738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058000">
                <text:p>2058000</text:p>
              </table:table-cell>
              <table:table-cell office:value-type="float" office:value="111.7304">
                <text:p>111.730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060000">
                <text:p>2060000</text:p>
              </table:table-cell>
              <table:table-cell office:value-type="float" office:value="80.1987">
                <text:p>80.198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062000">
                <text:p>2062000</text:p>
              </table:table-cell>
              <table:table-cell office:value-type="float" office:value="105.6846">
                <text:p>105.684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064000">
                <text:p>2064000</text:p>
              </table:table-cell>
              <table:table-cell office:value-type="float" office:value="107.8772">
                <text:p>107.877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066000">
                <text:p>2066000</text:p>
              </table:table-cell>
              <table:table-cell office:value-type="float" office:value="116.5588">
                <text:p>116.558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068000">
                <text:p>2068000</text:p>
              </table:table-cell>
              <table:table-cell office:value-type="float" office:value="104.0819">
                <text:p>104.081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070000">
                <text:p>2070000</text:p>
              </table:table-cell>
              <table:table-cell office:value-type="float" office:value="57.1787">
                <text:p>57.178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072000">
                <text:p>2072000</text:p>
              </table:table-cell>
              <table:table-cell office:value-type="float" office:value="102.3299">
                <text:p>102.329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074000">
                <text:p>2074000</text:p>
              </table:table-cell>
              <table:table-cell office:value-type="float" office:value="97.3663">
                <text:p>97.366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076000">
                <text:p>2076000</text:p>
              </table:table-cell>
              <table:table-cell office:value-type="float" office:value="140.0533">
                <text:p>140.053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078000">
                <text:p>2078000</text:p>
              </table:table-cell>
              <table:table-cell office:value-type="float" office:value="102.316">
                <text:p>102.31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080000">
                <text:p>2080000</text:p>
              </table:table-cell>
              <table:table-cell office:value-type="float" office:value="120.667">
                <text:p>120.66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082000">
                <text:p>2082000</text:p>
              </table:table-cell>
              <table:table-cell office:value-type="float" office:value="78.1679">
                <text:p>78.167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084000">
                <text:p>2084000</text:p>
              </table:table-cell>
              <table:table-cell office:value-type="float" office:value="92.7994">
                <text:p>92.799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086000">
                <text:p>2086000</text:p>
              </table:table-cell>
              <table:table-cell office:value-type="float" office:value="82.7853">
                <text:p>82.785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088000">
                <text:p>2088000</text:p>
              </table:table-cell>
              <table:table-cell office:value-type="float" office:value="108.0045">
                <text:p>108.004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090000">
                <text:p>2090000</text:p>
              </table:table-cell>
              <table:table-cell office:value-type="float" office:value="78.8623">
                <text:p>78.862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092000">
                <text:p>2092000</text:p>
              </table:table-cell>
              <table:table-cell office:value-type="float" office:value="-75.8024">
                <text:p>-75.802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094000">
                <text:p>2094000</text:p>
              </table:table-cell>
              <table:table-cell office:value-type="float" office:value="117.5578">
                <text:p>117.557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096000">
                <text:p>2096000</text:p>
              </table:table-cell>
              <table:table-cell office:value-type="float" office:value="102.5544">
                <text:p>102.554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098000">
                <text:p>2098000</text:p>
              </table:table-cell>
              <table:table-cell office:value-type="float" office:value="86.8905">
                <text:p>86.890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100000">
                <text:p>2100000</text:p>
              </table:table-cell>
              <table:table-cell office:value-type="float" office:value="109.5646">
                <text:p>109.564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102000">
                <text:p>2102000</text:p>
              </table:table-cell>
              <table:table-cell office:value-type="float" office:value="115.7991">
                <text:p>115.799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104000">
                <text:p>2104000</text:p>
              </table:table-cell>
              <table:table-cell office:value-type="float" office:value="118.7615">
                <text:p>118.761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106000">
                <text:p>2106000</text:p>
              </table:table-cell>
              <table:table-cell office:value-type="float" office:value="77.5089">
                <text:p>77.508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108000">
                <text:p>2108000</text:p>
              </table:table-cell>
              <table:table-cell office:value-type="float" office:value="83.1228">
                <text:p>83.122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110000">
                <text:p>2110000</text:p>
              </table:table-cell>
              <table:table-cell office:value-type="float" office:value="92.7581">
                <text:p>92.758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112000">
                <text:p>2112000</text:p>
              </table:table-cell>
              <table:table-cell office:value-type="float" office:value="39.3296">
                <text:p>39.329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114000">
                <text:p>2114000</text:p>
              </table:table-cell>
              <table:table-cell office:value-type="float" office:value="-39.6726">
                <text:p>-39.672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116000">
                <text:p>2116000</text:p>
              </table:table-cell>
              <table:table-cell office:value-type="float" office:value="86.2167">
                <text:p>86.216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118000">
                <text:p>2118000</text:p>
              </table:table-cell>
              <table:table-cell office:value-type="float" office:value="55.4511">
                <text:p>55.451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120000">
                <text:p>2120000</text:p>
              </table:table-cell>
              <table:table-cell office:value-type="float" office:value="77.5479">
                <text:p>77.547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122000">
                <text:p>2122000</text:p>
              </table:table-cell>
              <table:table-cell office:value-type="float" office:value="121.7833">
                <text:p>121.783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124000">
                <text:p>2124000</text:p>
              </table:table-cell>
              <table:table-cell office:value-type="float" office:value="107.9778">
                <text:p>107.977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126000">
                <text:p>2126000</text:p>
              </table:table-cell>
              <table:table-cell office:value-type="float" office:value="123.4812">
                <text:p>123.481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128000">
                <text:p>2128000</text:p>
              </table:table-cell>
              <table:table-cell office:value-type="float" office:value="89.961">
                <text:p>89.96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130000">
                <text:p>2130000</text:p>
              </table:table-cell>
              <table:table-cell office:value-type="float" office:value="86.8526">
                <text:p>86.852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132000">
                <text:p>2132000</text:p>
              </table:table-cell>
              <table:table-cell office:value-type="float" office:value="101.4625">
                <text:p>101.462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134000">
                <text:p>2134000</text:p>
              </table:table-cell>
              <table:table-cell office:value-type="float" office:value="100.7658">
                <text:p>100.765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136000">
                <text:p>2136000</text:p>
              </table:table-cell>
              <table:table-cell office:value-type="float" office:value="94.7431">
                <text:p>94.743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138000">
                <text:p>2138000</text:p>
              </table:table-cell>
              <table:table-cell office:value-type="float" office:value="73.3081">
                <text:p>73.308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140000">
                <text:p>2140000</text:p>
              </table:table-cell>
              <table:table-cell office:value-type="float" office:value="106.2301">
                <text:p>106.230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142000">
                <text:p>2142000</text:p>
              </table:table-cell>
              <table:table-cell office:value-type="float" office:value="76.9737">
                <text:p>76.973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144000">
                <text:p>2144000</text:p>
              </table:table-cell>
              <table:table-cell office:value-type="float" office:value="109.7275">
                <text:p>109.727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146000">
                <text:p>2146000</text:p>
              </table:table-cell>
              <table:table-cell office:value-type="float" office:value="77.1597">
                <text:p>77.159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148000">
                <text:p>2148000</text:p>
              </table:table-cell>
              <table:table-cell office:value-type="float" office:value="105.0319">
                <text:p>105.031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150000">
                <text:p>2150000</text:p>
              </table:table-cell>
              <table:table-cell office:value-type="float" office:value="69.9478">
                <text:p>69.947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152000">
                <text:p>2152000</text:p>
              </table:table-cell>
              <table:table-cell office:value-type="float" office:value="78.6555">
                <text:p>78.655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154000">
                <text:p>2154000</text:p>
              </table:table-cell>
              <table:table-cell office:value-type="float" office:value="105.2085">
                <text:p>105.208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156000">
                <text:p>2156000</text:p>
              </table:table-cell>
              <table:table-cell office:value-type="float" office:value="39.2686">
                <text:p>39.268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158000">
                <text:p>2158000</text:p>
              </table:table-cell>
              <table:table-cell office:value-type="float" office:value="83.1428">
                <text:p>83.142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160000">
                <text:p>2160000</text:p>
              </table:table-cell>
              <table:table-cell office:value-type="float" office:value="56.4916">
                <text:p>56.491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162000">
                <text:p>2162000</text:p>
              </table:table-cell>
              <table:table-cell office:value-type="float" office:value="108.4081">
                <text:p>108.408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164000">
                <text:p>2164000</text:p>
              </table:table-cell>
              <table:table-cell office:value-type="float" office:value="143.1783">
                <text:p>143.178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166000">
                <text:p>2166000</text:p>
              </table:table-cell>
              <table:table-cell office:value-type="float" office:value="49.3708">
                <text:p>49.370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168000">
                <text:p>2168000</text:p>
              </table:table-cell>
              <table:table-cell office:value-type="float" office:value="73.8367">
                <text:p>73.836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170000">
                <text:p>2170000</text:p>
              </table:table-cell>
              <table:table-cell office:value-type="float" office:value="90.2544">
                <text:p>90.254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172000">
                <text:p>2172000</text:p>
              </table:table-cell>
              <table:table-cell office:value-type="float" office:value="71.3378">
                <text:p>71.337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174000">
                <text:p>2174000</text:p>
              </table:table-cell>
              <table:table-cell office:value-type="float" office:value="61.6684">
                <text:p>61.668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176000">
                <text:p>2176000</text:p>
              </table:table-cell>
              <table:table-cell office:value-type="float" office:value="-82.0065">
                <text:p>-82.006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178000">
                <text:p>2178000</text:p>
              </table:table-cell>
              <table:table-cell office:value-type="float" office:value="61.8786">
                <text:p>61.878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180000">
                <text:p>2180000</text:p>
              </table:table-cell>
              <table:table-cell office:value-type="float" office:value="60.5966">
                <text:p>60.596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182000">
                <text:p>2182000</text:p>
              </table:table-cell>
              <table:table-cell office:value-type="float" office:value="76.1945">
                <text:p>76.194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184000">
                <text:p>2184000</text:p>
              </table:table-cell>
              <table:table-cell office:value-type="float" office:value="85.3766">
                <text:p>85.376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186000">
                <text:p>2186000</text:p>
              </table:table-cell>
              <table:table-cell office:value-type="float" office:value="85.9265">
                <text:p>85.926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188000">
                <text:p>2188000</text:p>
              </table:table-cell>
              <table:table-cell office:value-type="float" office:value="41.6698">
                <text:p>41.669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190000">
                <text:p>2190000</text:p>
              </table:table-cell>
              <table:table-cell office:value-type="float" office:value="79.766">
                <text:p>79.76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192000">
                <text:p>2192000</text:p>
              </table:table-cell>
              <table:table-cell office:value-type="float" office:value="111.3626">
                <text:p>111.362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194000">
                <text:p>2194000</text:p>
              </table:table-cell>
              <table:table-cell office:value-type="float" office:value="100.2044">
                <text:p>100.204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196000">
                <text:p>2196000</text:p>
              </table:table-cell>
              <table:table-cell office:value-type="float" office:value="113.6217">
                <text:p>113.621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198000">
                <text:p>2198000</text:p>
              </table:table-cell>
              <table:table-cell office:value-type="float" office:value="33.6881">
                <text:p>33.688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200000">
                <text:p>2200000</text:p>
              </table:table-cell>
              <table:table-cell office:value-type="float" office:value="185.2993">
                <text:p>185.299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202000">
                <text:p>2202000</text:p>
              </table:table-cell>
              <table:table-cell office:value-type="float" office:value="68.3936">
                <text:p>68.393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204000">
                <text:p>2204000</text:p>
              </table:table-cell>
              <table:table-cell office:value-type="float" office:value="88.9813">
                <text:p>88.981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206000">
                <text:p>2206000</text:p>
              </table:table-cell>
              <table:table-cell office:value-type="float" office:value="106.0225">
                <text:p>106.022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208000">
                <text:p>2208000</text:p>
              </table:table-cell>
              <table:table-cell office:value-type="float" office:value="50.2537">
                <text:p>50.253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210000">
                <text:p>2210000</text:p>
              </table:table-cell>
              <table:table-cell office:value-type="float" office:value="113.5768">
                <text:p>113.576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212000">
                <text:p>2212000</text:p>
              </table:table-cell>
              <table:table-cell office:value-type="float" office:value="75.7505">
                <text:p>75.750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214000">
                <text:p>2214000</text:p>
              </table:table-cell>
              <table:table-cell office:value-type="float" office:value="103.1823">
                <text:p>103.182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216000">
                <text:p>2216000</text:p>
              </table:table-cell>
              <table:table-cell office:value-type="float" office:value="117.7972">
                <text:p>117.797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218000">
                <text:p>2218000</text:p>
              </table:table-cell>
              <table:table-cell office:value-type="float" office:value="87.8345">
                <text:p>87.834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220000">
                <text:p>2220000</text:p>
              </table:table-cell>
              <table:table-cell office:value-type="float" office:value="42.7102">
                <text:p>42.710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222000">
                <text:p>2222000</text:p>
              </table:table-cell>
              <table:table-cell office:value-type="float" office:value="121.4331">
                <text:p>121.433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224000">
                <text:p>2224000</text:p>
              </table:table-cell>
              <table:table-cell office:value-type="float" office:value="139.7551">
                <text:p>139.755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226000">
                <text:p>2226000</text:p>
              </table:table-cell>
              <table:table-cell office:value-type="float" office:value="79.4429">
                <text:p>79.442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228000">
                <text:p>2228000</text:p>
              </table:table-cell>
              <table:table-cell office:value-type="float" office:value="43.0093">
                <text:p>43.009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230000">
                <text:p>2230000</text:p>
              </table:table-cell>
              <table:table-cell office:value-type="float" office:value="90.3797">
                <text:p>90.379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232000">
                <text:p>2232000</text:p>
              </table:table-cell>
              <table:table-cell office:value-type="float" office:value="93.9118">
                <text:p>93.911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234000">
                <text:p>2234000</text:p>
              </table:table-cell>
              <table:table-cell office:value-type="float" office:value="99.1703">
                <text:p>99.170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236000">
                <text:p>2236000</text:p>
              </table:table-cell>
              <table:table-cell office:value-type="float" office:value="68.8664">
                <text:p>68.866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238000">
                <text:p>2238000</text:p>
              </table:table-cell>
              <table:table-cell office:value-type="float" office:value="95.0563">
                <text:p>95.056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240000">
                <text:p>2240000</text:p>
              </table:table-cell>
              <table:table-cell office:value-type="float" office:value="83.403">
                <text:p>83.40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242000">
                <text:p>2242000</text:p>
              </table:table-cell>
              <table:table-cell office:value-type="float" office:value="87.8876">
                <text:p>87.887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244000">
                <text:p>2244000</text:p>
              </table:table-cell>
              <table:table-cell office:value-type="float" office:value="74.8803">
                <text:p>74.880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246000">
                <text:p>2246000</text:p>
              </table:table-cell>
              <table:table-cell office:value-type="float" office:value="118.508">
                <text:p>118.50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248000">
                <text:p>2248000</text:p>
              </table:table-cell>
              <table:table-cell office:value-type="float" office:value="38.6562">
                <text:p>38.656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250000">
                <text:p>2250000</text:p>
              </table:table-cell>
              <table:table-cell office:value-type="float" office:value="67.6627">
                <text:p>67.662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252000">
                <text:p>2252000</text:p>
              </table:table-cell>
              <table:table-cell office:value-type="float" office:value="94.055">
                <text:p>94.05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254000">
                <text:p>2254000</text:p>
              </table:table-cell>
              <table:table-cell office:value-type="float" office:value="89.6835">
                <text:p>89.683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256000">
                <text:p>2256000</text:p>
              </table:table-cell>
              <table:table-cell office:value-type="float" office:value="39.6068">
                <text:p>39.606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258000">
                <text:p>2258000</text:p>
              </table:table-cell>
              <table:table-cell office:value-type="float" office:value="67.4112">
                <text:p>67.411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260000">
                <text:p>2260000</text:p>
              </table:table-cell>
              <table:table-cell office:value-type="float" office:value="91.5632">
                <text:p>91.563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262000">
                <text:p>2262000</text:p>
              </table:table-cell>
              <table:table-cell office:value-type="float" office:value="77.2099">
                <text:p>77.209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264000">
                <text:p>2264000</text:p>
              </table:table-cell>
              <table:table-cell office:value-type="float" office:value="83.9875">
                <text:p>83.987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266000">
                <text:p>2266000</text:p>
              </table:table-cell>
              <table:table-cell office:value-type="float" office:value="123.2692">
                <text:p>123.269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268000">
                <text:p>2268000</text:p>
              </table:table-cell>
              <table:table-cell office:value-type="float" office:value="55.677">
                <text:p>55.67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270000">
                <text:p>2270000</text:p>
              </table:table-cell>
              <table:table-cell office:value-type="float" office:value="88.7904">
                <text:p>88.790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272000">
                <text:p>2272000</text:p>
              </table:table-cell>
              <table:table-cell office:value-type="float" office:value="112.5061">
                <text:p>112.506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274000">
                <text:p>2274000</text:p>
              </table:table-cell>
              <table:table-cell office:value-type="float" office:value="82.6826">
                <text:p>82.682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276000">
                <text:p>2276000</text:p>
              </table:table-cell>
              <table:table-cell office:value-type="float" office:value="87.4418">
                <text:p>87.441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278000">
                <text:p>2278000</text:p>
              </table:table-cell>
              <table:table-cell office:value-type="float" office:value="67.6871">
                <text:p>67.687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280000">
                <text:p>2280000</text:p>
              </table:table-cell>
              <table:table-cell office:value-type="float" office:value="1.9531">
                <text:p>1.953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282000">
                <text:p>2282000</text:p>
              </table:table-cell>
              <table:table-cell office:value-type="float" office:value="88.458">
                <text:p>88.45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284000">
                <text:p>2284000</text:p>
              </table:table-cell>
              <table:table-cell office:value-type="float" office:value="54.2079">
                <text:p>54.207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286000">
                <text:p>2286000</text:p>
              </table:table-cell>
              <table:table-cell office:value-type="float" office:value="114.9825">
                <text:p>114.982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288000">
                <text:p>2288000</text:p>
              </table:table-cell>
              <table:table-cell office:value-type="float" office:value="108.7879">
                <text:p>108.787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290000">
                <text:p>2290000</text:p>
              </table:table-cell>
              <table:table-cell office:value-type="float" office:value="90.156">
                <text:p>90.15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292000">
                <text:p>2292000</text:p>
              </table:table-cell>
              <table:table-cell office:value-type="float" office:value="93.7525">
                <text:p>93.752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294000">
                <text:p>2294000</text:p>
              </table:table-cell>
              <table:table-cell office:value-type="float" office:value="92.6473">
                <text:p>92.647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296000">
                <text:p>2296000</text:p>
              </table:table-cell>
              <table:table-cell office:value-type="float" office:value="63.3145">
                <text:p>63.314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298000">
                <text:p>2298000</text:p>
              </table:table-cell>
              <table:table-cell office:value-type="float" office:value="89.8291">
                <text:p>89.829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300000">
                <text:p>2300000</text:p>
              </table:table-cell>
              <table:table-cell office:value-type="float" office:value="31.5507">
                <text:p>31.550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302000">
                <text:p>2302000</text:p>
              </table:table-cell>
              <table:table-cell office:value-type="float" office:value="65.4431">
                <text:p>65.443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304000">
                <text:p>2304000</text:p>
              </table:table-cell>
              <table:table-cell office:value-type="float" office:value="94.1975">
                <text:p>94.197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306000">
                <text:p>2306000</text:p>
              </table:table-cell>
              <table:table-cell office:value-type="float" office:value="106.309">
                <text:p>106.30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308000">
                <text:p>2308000</text:p>
              </table:table-cell>
              <table:table-cell office:value-type="float" office:value="88.0976">
                <text:p>88.097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310000">
                <text:p>2310000</text:p>
              </table:table-cell>
              <table:table-cell office:value-type="float" office:value="103.1164">
                <text:p>103.116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312000">
                <text:p>2312000</text:p>
              </table:table-cell>
              <table:table-cell office:value-type="float" office:value="139.0594">
                <text:p>139.059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314000">
                <text:p>2314000</text:p>
              </table:table-cell>
              <table:table-cell office:value-type="float" office:value="95.2953">
                <text:p>95.295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316000">
                <text:p>2316000</text:p>
              </table:table-cell>
              <table:table-cell office:value-type="float" office:value="-15.5238">
                <text:p>-15.523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318000">
                <text:p>2318000</text:p>
              </table:table-cell>
              <table:table-cell office:value-type="float" office:value="43.7236">
                <text:p>43.723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320000">
                <text:p>2320000</text:p>
              </table:table-cell>
              <table:table-cell office:value-type="float" office:value="72.725">
                <text:p>72.72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322000">
                <text:p>2322000</text:p>
              </table:table-cell>
              <table:table-cell office:value-type="float" office:value="99.8991">
                <text:p>99.899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324000">
                <text:p>2324000</text:p>
              </table:table-cell>
              <table:table-cell office:value-type="float" office:value="85.1997">
                <text:p>85.199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326000">
                <text:p>2326000</text:p>
              </table:table-cell>
              <table:table-cell office:value-type="float" office:value="109.4623">
                <text:p>109.462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328000">
                <text:p>2328000</text:p>
              </table:table-cell>
              <table:table-cell office:value-type="float" office:value="75.635">
                <text:p>75.63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330000">
                <text:p>2330000</text:p>
              </table:table-cell>
              <table:table-cell office:value-type="float" office:value="103.1055">
                <text:p>103.105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332000">
                <text:p>2332000</text:p>
              </table:table-cell>
              <table:table-cell office:value-type="float" office:value="66.1104">
                <text:p>66.110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334000">
                <text:p>2334000</text:p>
              </table:table-cell>
              <table:table-cell office:value-type="float" office:value="114.574">
                <text:p>114.57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336000">
                <text:p>2336000</text:p>
              </table:table-cell>
              <table:table-cell office:value-type="float" office:value="32.7996">
                <text:p>32.799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338000">
                <text:p>2338000</text:p>
              </table:table-cell>
              <table:table-cell office:value-type="float" office:value="62.3813">
                <text:p>62.381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340000">
                <text:p>2340000</text:p>
              </table:table-cell>
              <table:table-cell office:value-type="float" office:value="94.5103">
                <text:p>94.510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342000">
                <text:p>2342000</text:p>
              </table:table-cell>
              <table:table-cell office:value-type="float" office:value="94.6173">
                <text:p>94.617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344000">
                <text:p>2344000</text:p>
              </table:table-cell>
              <table:table-cell office:value-type="float" office:value="67.0504">
                <text:p>67.050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346000">
                <text:p>2346000</text:p>
              </table:table-cell>
              <table:table-cell office:value-type="float" office:value="114.1352">
                <text:p>114.135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348000">
                <text:p>2348000</text:p>
              </table:table-cell>
              <table:table-cell office:value-type="float" office:value="99.7211">
                <text:p>99.721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350000">
                <text:p>2350000</text:p>
              </table:table-cell>
              <table:table-cell office:value-type="float" office:value="51.023">
                <text:p>51.02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352000">
                <text:p>2352000</text:p>
              </table:table-cell>
              <table:table-cell office:value-type="float" office:value="90.4286">
                <text:p>90.428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354000">
                <text:p>2354000</text:p>
              </table:table-cell>
              <table:table-cell office:value-type="float" office:value="77.0265">
                <text:p>77.026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356000">
                <text:p>2356000</text:p>
              </table:table-cell>
              <table:table-cell office:value-type="float" office:value="112.6589">
                <text:p>112.658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358000">
                <text:p>2358000</text:p>
              </table:table-cell>
              <table:table-cell office:value-type="float" office:value="105.5079">
                <text:p>105.507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360000">
                <text:p>2360000</text:p>
              </table:table-cell>
              <table:table-cell office:value-type="float" office:value="107.1039">
                <text:p>107.103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362000">
                <text:p>2362000</text:p>
              </table:table-cell>
              <table:table-cell office:value-type="float" office:value="95.9367">
                <text:p>95.936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364000">
                <text:p>2364000</text:p>
              </table:table-cell>
              <table:table-cell office:value-type="float" office:value="92.2576">
                <text:p>92.257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366000">
                <text:p>2366000</text:p>
              </table:table-cell>
              <table:table-cell office:value-type="float" office:value="78.9244">
                <text:p>78.924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368000">
                <text:p>2368000</text:p>
              </table:table-cell>
              <table:table-cell office:value-type="float" office:value="99.3126">
                <text:p>99.312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370000">
                <text:p>2370000</text:p>
              </table:table-cell>
              <table:table-cell office:value-type="float" office:value="62.7059">
                <text:p>62.705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372000">
                <text:p>2372000</text:p>
              </table:table-cell>
              <table:table-cell office:value-type="float" office:value="92.5247">
                <text:p>92.524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374000">
                <text:p>2374000</text:p>
              </table:table-cell>
              <table:table-cell office:value-type="float" office:value="-152.8517">
                <text:p>-152.851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376000">
                <text:p>2376000</text:p>
              </table:table-cell>
              <table:table-cell office:value-type="float" office:value="52.5578">
                <text:p>52.557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378000">
                <text:p>2378000</text:p>
              </table:table-cell>
              <table:table-cell office:value-type="float" office:value="81.6702">
                <text:p>81.670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380000">
                <text:p>2380000</text:p>
              </table:table-cell>
              <table:table-cell office:value-type="float" office:value="111.9549">
                <text:p>111.954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382000">
                <text:p>2382000</text:p>
              </table:table-cell>
              <table:table-cell office:value-type="float" office:value="38.3382">
                <text:p>38.338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384000">
                <text:p>2384000</text:p>
              </table:table-cell>
              <table:table-cell office:value-type="float" office:value="-3.5216">
                <text:p>-3.521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386000">
                <text:p>2386000</text:p>
              </table:table-cell>
              <table:table-cell office:value-type="float" office:value="-29.8035">
                <text:p>-29.803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388000">
                <text:p>2388000</text:p>
              </table:table-cell>
              <table:table-cell office:value-type="float" office:value="78.1292">
                <text:p>78.129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390000">
                <text:p>2390000</text:p>
              </table:table-cell>
              <table:table-cell office:value-type="float" office:value="65.3674">
                <text:p>65.367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392000">
                <text:p>2392000</text:p>
              </table:table-cell>
              <table:table-cell office:value-type="float" office:value="59.7671">
                <text:p>59.767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394000">
                <text:p>2394000</text:p>
              </table:table-cell>
              <table:table-cell office:value-type="float" office:value="83.6818">
                <text:p>83.681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396000">
                <text:p>2396000</text:p>
              </table:table-cell>
              <table:table-cell office:value-type="float" office:value="62.8611">
                <text:p>62.861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398000">
                <text:p>2398000</text:p>
              </table:table-cell>
              <table:table-cell office:value-type="float" office:value="-53.0953">
                <text:p>-53.095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400000">
                <text:p>2400000</text:p>
              </table:table-cell>
              <table:table-cell office:value-type="float" office:value="-77.9407">
                <text:p>-77.940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402000">
                <text:p>2402000</text:p>
              </table:table-cell>
              <table:table-cell office:value-type="float" office:value="79.4243">
                <text:p>79.424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404000">
                <text:p>2404000</text:p>
              </table:table-cell>
              <table:table-cell office:value-type="float" office:value="45.9464">
                <text:p>45.946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406000">
                <text:p>2406000</text:p>
              </table:table-cell>
              <table:table-cell office:value-type="float" office:value="-44.2964">
                <text:p>-44.296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408000">
                <text:p>2408000</text:p>
              </table:table-cell>
              <table:table-cell office:value-type="float" office:value="103.7052">
                <text:p>103.705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410000">
                <text:p>2410000</text:p>
              </table:table-cell>
              <table:table-cell office:value-type="float" office:value="76.9985">
                <text:p>76.998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412000">
                <text:p>2412000</text:p>
              </table:table-cell>
              <table:table-cell office:value-type="float" office:value="-101.1545">
                <text:p>-101.154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414000">
                <text:p>2414000</text:p>
              </table:table-cell>
              <table:table-cell office:value-type="float" office:value="65.0729">
                <text:p>65.072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416000">
                <text:p>2416000</text:p>
              </table:table-cell>
              <table:table-cell office:value-type="float" office:value="69.1585">
                <text:p>69.158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418000">
                <text:p>2418000</text:p>
              </table:table-cell>
              <table:table-cell office:value-type="float" office:value="46.0242">
                <text:p>46.024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420000">
                <text:p>2420000</text:p>
              </table:table-cell>
              <table:table-cell office:value-type="float" office:value="77.0147">
                <text:p>77.014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422000">
                <text:p>2422000</text:p>
              </table:table-cell>
              <table:table-cell office:value-type="float" office:value="95.2594">
                <text:p>95.259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424000">
                <text:p>2424000</text:p>
              </table:table-cell>
              <table:table-cell office:value-type="float" office:value="65.2513">
                <text:p>65.251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426000">
                <text:p>2426000</text:p>
              </table:table-cell>
              <table:table-cell office:value-type="float" office:value="82.7473">
                <text:p>82.747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428000">
                <text:p>2428000</text:p>
              </table:table-cell>
              <table:table-cell office:value-type="float" office:value="62.1974">
                <text:p>62.197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430000">
                <text:p>2430000</text:p>
              </table:table-cell>
              <table:table-cell office:value-type="float" office:value="108.5784">
                <text:p>108.578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432000">
                <text:p>2432000</text:p>
              </table:table-cell>
              <table:table-cell office:value-type="float" office:value="32.9611">
                <text:p>32.961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434000">
                <text:p>2434000</text:p>
              </table:table-cell>
              <table:table-cell office:value-type="float" office:value="96.4012">
                <text:p>96.401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436000">
                <text:p>2436000</text:p>
              </table:table-cell>
              <table:table-cell office:value-type="float" office:value="81.039">
                <text:p>81.03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438000">
                <text:p>2438000</text:p>
              </table:table-cell>
              <table:table-cell office:value-type="float" office:value="92.7534">
                <text:p>92.753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440000">
                <text:p>2440000</text:p>
              </table:table-cell>
              <table:table-cell office:value-type="float" office:value="83.2852">
                <text:p>83.285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442000">
                <text:p>2442000</text:p>
              </table:table-cell>
              <table:table-cell office:value-type="float" office:value="109.2926">
                <text:p>109.292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444000">
                <text:p>2444000</text:p>
              </table:table-cell>
              <table:table-cell office:value-type="float" office:value="54.9817">
                <text:p>54.981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446000">
                <text:p>2446000</text:p>
              </table:table-cell>
              <table:table-cell office:value-type="float" office:value="85.0004">
                <text:p>85.000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448000">
                <text:p>2448000</text:p>
              </table:table-cell>
              <table:table-cell office:value-type="float" office:value="65.5074">
                <text:p>65.507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450000">
                <text:p>2450000</text:p>
              </table:table-cell>
              <table:table-cell office:value-type="float" office:value="89.0998">
                <text:p>89.099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452000">
                <text:p>2452000</text:p>
              </table:table-cell>
              <table:table-cell office:value-type="float" office:value="82.3515">
                <text:p>82.351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454000">
                <text:p>2454000</text:p>
              </table:table-cell>
              <table:table-cell office:value-type="float" office:value="132.0735">
                <text:p>132.073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456000">
                <text:p>2456000</text:p>
              </table:table-cell>
              <table:table-cell office:value-type="float" office:value="74.9756">
                <text:p>74.975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458000">
                <text:p>2458000</text:p>
              </table:table-cell>
              <table:table-cell office:value-type="float" office:value="44.3898">
                <text:p>44.389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460000">
                <text:p>2460000</text:p>
              </table:table-cell>
              <table:table-cell office:value-type="float" office:value="98.1053">
                <text:p>98.105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462000">
                <text:p>2462000</text:p>
              </table:table-cell>
              <table:table-cell office:value-type="float" office:value="90.0297">
                <text:p>90.029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464000">
                <text:p>2464000</text:p>
              </table:table-cell>
              <table:table-cell office:value-type="float" office:value="82.0957">
                <text:p>82.095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466000">
                <text:p>2466000</text:p>
              </table:table-cell>
              <table:table-cell office:value-type="float" office:value="93.4713">
                <text:p>93.471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468000">
                <text:p>2468000</text:p>
              </table:table-cell>
              <table:table-cell office:value-type="float" office:value="98.2324">
                <text:p>98.232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470000">
                <text:p>2470000</text:p>
              </table:table-cell>
              <table:table-cell office:value-type="float" office:value="88.4052">
                <text:p>88.405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472000">
                <text:p>2472000</text:p>
              </table:table-cell>
              <table:table-cell office:value-type="float" office:value="62.8482">
                <text:p>62.848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474000">
                <text:p>2474000</text:p>
              </table:table-cell>
              <table:table-cell office:value-type="float" office:value="92.8372">
                <text:p>92.837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476000">
                <text:p>2476000</text:p>
              </table:table-cell>
              <table:table-cell office:value-type="float" office:value="39.8179">
                <text:p>39.817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478000">
                <text:p>2478000</text:p>
              </table:table-cell>
              <table:table-cell office:value-type="float" office:value="72.784">
                <text:p>72.78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480000">
                <text:p>2480000</text:p>
              </table:table-cell>
              <table:table-cell office:value-type="float" office:value="63.0959">
                <text:p>63.095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482000">
                <text:p>2482000</text:p>
              </table:table-cell>
              <table:table-cell office:value-type="float" office:value="60.4078">
                <text:p>60.407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484000">
                <text:p>2484000</text:p>
              </table:table-cell>
              <table:table-cell office:value-type="float" office:value="49.7985">
                <text:p>49.798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486000">
                <text:p>2486000</text:p>
              </table:table-cell>
              <table:table-cell office:value-type="float" office:value="85.3615">
                <text:p>85.361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488000">
                <text:p>2488000</text:p>
              </table:table-cell>
              <table:table-cell office:value-type="float" office:value="88.7819">
                <text:p>88.781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490000">
                <text:p>2490000</text:p>
              </table:table-cell>
              <table:table-cell office:value-type="float" office:value="87.8999">
                <text:p>87.899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492000">
                <text:p>2492000</text:p>
              </table:table-cell>
              <table:table-cell office:value-type="float" office:value="55.5263">
                <text:p>55.526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494000">
                <text:p>2494000</text:p>
              </table:table-cell>
              <table:table-cell office:value-type="float" office:value="35.7416">
                <text:p>35.741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496000">
                <text:p>2496000</text:p>
              </table:table-cell>
              <table:table-cell office:value-type="float" office:value="35.5025">
                <text:p>35.502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498000">
                <text:p>2498000</text:p>
              </table:table-cell>
              <table:table-cell office:value-type="float" office:value="80.6839">
                <text:p>80.683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500000">
                <text:p>2500000</text:p>
              </table:table-cell>
              <table:table-cell office:value-type="float" office:value="76.6866">
                <text:p>76.686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502000">
                <text:p>2502000</text:p>
              </table:table-cell>
              <table:table-cell office:value-type="float" office:value="51.1098">
                <text:p>51.109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504000">
                <text:p>2504000</text:p>
              </table:table-cell>
              <table:table-cell office:value-type="float" office:value="82.9254">
                <text:p>82.925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506000">
                <text:p>2506000</text:p>
              </table:table-cell>
              <table:table-cell office:value-type="float" office:value="52.8428">
                <text:p>52.842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508000">
                <text:p>2508000</text:p>
              </table:table-cell>
              <table:table-cell office:value-type="float" office:value="92.2706">
                <text:p>92.270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510000">
                <text:p>2510000</text:p>
              </table:table-cell>
              <table:table-cell office:value-type="float" office:value="77.2115">
                <text:p>77.211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512000">
                <text:p>2512000</text:p>
              </table:table-cell>
              <table:table-cell office:value-type="float" office:value="99.3701">
                <text:p>99.370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514000">
                <text:p>2514000</text:p>
              </table:table-cell>
              <table:table-cell office:value-type="float" office:value="96.1852">
                <text:p>96.185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516000">
                <text:p>2516000</text:p>
              </table:table-cell>
              <table:table-cell office:value-type="float" office:value="106.8426">
                <text:p>106.842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518000">
                <text:p>2518000</text:p>
              </table:table-cell>
              <table:table-cell office:value-type="float" office:value="86.8004">
                <text:p>86.800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520000">
                <text:p>2520000</text:p>
              </table:table-cell>
              <table:table-cell office:value-type="float" office:value="134.2657">
                <text:p>134.265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522000">
                <text:p>2522000</text:p>
              </table:table-cell>
              <table:table-cell office:value-type="float" office:value="74.436">
                <text:p>74.43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524000">
                <text:p>2524000</text:p>
              </table:table-cell>
              <table:table-cell office:value-type="float" office:value="77.1648">
                <text:p>77.164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526000">
                <text:p>2526000</text:p>
              </table:table-cell>
              <table:table-cell office:value-type="float" office:value="104.7041">
                <text:p>104.704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528000">
                <text:p>2528000</text:p>
              </table:table-cell>
              <table:table-cell office:value-type="float" office:value="93.6904">
                <text:p>93.690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530000">
                <text:p>2530000</text:p>
              </table:table-cell>
              <table:table-cell office:value-type="float" office:value="93.1012">
                <text:p>93.101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532000">
                <text:p>2532000</text:p>
              </table:table-cell>
              <table:table-cell office:value-type="float" office:value="109.6386">
                <text:p>109.638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534000">
                <text:p>2534000</text:p>
              </table:table-cell>
              <table:table-cell office:value-type="float" office:value="58.8219">
                <text:p>58.821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536000">
                <text:p>2536000</text:p>
              </table:table-cell>
              <table:table-cell office:value-type="float" office:value="76.2801">
                <text:p>76.280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538000">
                <text:p>2538000</text:p>
              </table:table-cell>
              <table:table-cell office:value-type="float" office:value="96.5997">
                <text:p>96.599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540000">
                <text:p>2540000</text:p>
              </table:table-cell>
              <table:table-cell office:value-type="float" office:value="106.2949">
                <text:p>106.294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542000">
                <text:p>2542000</text:p>
              </table:table-cell>
              <table:table-cell office:value-type="float" office:value="75.3728">
                <text:p>75.372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544000">
                <text:p>2544000</text:p>
              </table:table-cell>
              <table:table-cell office:value-type="float" office:value="62.411">
                <text:p>62.41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546000">
                <text:p>2546000</text:p>
              </table:table-cell>
              <table:table-cell office:value-type="float" office:value="101.646">
                <text:p>101.64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548000">
                <text:p>2548000</text:p>
              </table:table-cell>
              <table:table-cell office:value-type="float" office:value="92.3543">
                <text:p>92.354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550000">
                <text:p>2550000</text:p>
              </table:table-cell>
              <table:table-cell office:value-type="float" office:value="73.7384">
                <text:p>73.738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552000">
                <text:p>2552000</text:p>
              </table:table-cell>
              <table:table-cell office:value-type="float" office:value="79.5831">
                <text:p>79.583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554000">
                <text:p>2554000</text:p>
              </table:table-cell>
              <table:table-cell office:value-type="float" office:value="56.8565">
                <text:p>56.856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556000">
                <text:p>2556000</text:p>
              </table:table-cell>
              <table:table-cell office:value-type="float" office:value="72.5228">
                <text:p>72.522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558000">
                <text:p>2558000</text:p>
              </table:table-cell>
              <table:table-cell office:value-type="float" office:value="92.5157">
                <text:p>92.515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560000">
                <text:p>2560000</text:p>
              </table:table-cell>
              <table:table-cell office:value-type="float" office:value="95.7112">
                <text:p>95.711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562000">
                <text:p>2562000</text:p>
              </table:table-cell>
              <table:table-cell office:value-type="float" office:value="83.7896">
                <text:p>83.789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564000">
                <text:p>2564000</text:p>
              </table:table-cell>
              <table:table-cell office:value-type="float" office:value="84.0328">
                <text:p>84.032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566000">
                <text:p>2566000</text:p>
              </table:table-cell>
              <table:table-cell office:value-type="float" office:value="95.5137">
                <text:p>95.513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568000">
                <text:p>2568000</text:p>
              </table:table-cell>
              <table:table-cell office:value-type="float" office:value="73.8826">
                <text:p>73.882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570000">
                <text:p>2570000</text:p>
              </table:table-cell>
              <table:table-cell office:value-type="float" office:value="100.6947">
                <text:p>100.694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572000">
                <text:p>2572000</text:p>
              </table:table-cell>
              <table:table-cell office:value-type="float" office:value="81.1798">
                <text:p>81.179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574000">
                <text:p>2574000</text:p>
              </table:table-cell>
              <table:table-cell office:value-type="float" office:value="112.1127">
                <text:p>112.112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576000">
                <text:p>2576000</text:p>
              </table:table-cell>
              <table:table-cell office:value-type="float" office:value="74.4947">
                <text:p>74.494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578000">
                <text:p>2578000</text:p>
              </table:table-cell>
              <table:table-cell office:value-type="float" office:value="84.6624">
                <text:p>84.662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580000">
                <text:p>2580000</text:p>
              </table:table-cell>
              <table:table-cell office:value-type="float" office:value="108.3542">
                <text:p>108.354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582000">
                <text:p>2582000</text:p>
              </table:table-cell>
              <table:table-cell office:value-type="float" office:value="99.1161">
                <text:p>99.116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584000">
                <text:p>2584000</text:p>
              </table:table-cell>
              <table:table-cell office:value-type="float" office:value="114.437">
                <text:p>114.43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586000">
                <text:p>2586000</text:p>
              </table:table-cell>
              <table:table-cell office:value-type="float" office:value="61.8271">
                <text:p>61.827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588000">
                <text:p>2588000</text:p>
              </table:table-cell>
              <table:table-cell office:value-type="float" office:value="83.1825">
                <text:p>83.182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590000">
                <text:p>2590000</text:p>
              </table:table-cell>
              <table:table-cell office:value-type="float" office:value="110.5861">
                <text:p>110.586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592000">
                <text:p>2592000</text:p>
              </table:table-cell>
              <table:table-cell office:value-type="float" office:value="68.6472">
                <text:p>68.647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594000">
                <text:p>2594000</text:p>
              </table:table-cell>
              <table:table-cell office:value-type="float" office:value="72.1043">
                <text:p>72.104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596000">
                <text:p>2596000</text:p>
              </table:table-cell>
              <table:table-cell office:value-type="float" office:value="76.1435">
                <text:p>76.143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598000">
                <text:p>2598000</text:p>
              </table:table-cell>
              <table:table-cell office:value-type="float" office:value="100.4298">
                <text:p>100.429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600000">
                <text:p>2600000</text:p>
              </table:table-cell>
              <table:table-cell office:value-type="float" office:value="27.5316">
                <text:p>27.531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602000">
                <text:p>2602000</text:p>
              </table:table-cell>
              <table:table-cell office:value-type="float" office:value="85.2583">
                <text:p>85.258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604000">
                <text:p>2604000</text:p>
              </table:table-cell>
              <table:table-cell office:value-type="float" office:value="89.6817">
                <text:p>89.681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606000">
                <text:p>2606000</text:p>
              </table:table-cell>
              <table:table-cell office:value-type="float" office:value="37.0462">
                <text:p>37.046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608000">
                <text:p>2608000</text:p>
              </table:table-cell>
              <table:table-cell office:value-type="float" office:value="97.724">
                <text:p>97.72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610000">
                <text:p>2610000</text:p>
              </table:table-cell>
              <table:table-cell office:value-type="float" office:value="105.197">
                <text:p>105.19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612000">
                <text:p>2612000</text:p>
              </table:table-cell>
              <table:table-cell office:value-type="float" office:value="86.0083">
                <text:p>86.008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614000">
                <text:p>2614000</text:p>
              </table:table-cell>
              <table:table-cell office:value-type="float" office:value="122.426">
                <text:p>122.42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616000">
                <text:p>2616000</text:p>
              </table:table-cell>
              <table:table-cell office:value-type="float" office:value="111.5474">
                <text:p>111.547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618000">
                <text:p>2618000</text:p>
              </table:table-cell>
              <table:table-cell office:value-type="float" office:value="84.7424">
                <text:p>84.742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620000">
                <text:p>2620000</text:p>
              </table:table-cell>
              <table:table-cell office:value-type="float" office:value="88.5468">
                <text:p>88.546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622000">
                <text:p>2622000</text:p>
              </table:table-cell>
              <table:table-cell office:value-type="float" office:value="67.1947">
                <text:p>67.194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624000">
                <text:p>2624000</text:p>
              </table:table-cell>
              <table:table-cell office:value-type="float" office:value="76.5358">
                <text:p>76.535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626000">
                <text:p>2626000</text:p>
              </table:table-cell>
              <table:table-cell office:value-type="float" office:value="2.3466">
                <text:p>2.346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628000">
                <text:p>2628000</text:p>
              </table:table-cell>
              <table:table-cell office:value-type="float" office:value="109.019">
                <text:p>109.01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630000">
                <text:p>2630000</text:p>
              </table:table-cell>
              <table:table-cell office:value-type="float" office:value="117.2431">
                <text:p>117.243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632000">
                <text:p>2632000</text:p>
              </table:table-cell>
              <table:table-cell office:value-type="float" office:value="103.5256">
                <text:p>103.525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634000">
                <text:p>2634000</text:p>
              </table:table-cell>
              <table:table-cell office:value-type="float" office:value="126.7342">
                <text:p>126.734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636000">
                <text:p>2636000</text:p>
              </table:table-cell>
              <table:table-cell office:value-type="float" office:value="100.2672">
                <text:p>100.267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638000">
                <text:p>2638000</text:p>
              </table:table-cell>
              <table:table-cell office:value-type="float" office:value="129.3265">
                <text:p>129.326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640000">
                <text:p>2640000</text:p>
              </table:table-cell>
              <table:table-cell office:value-type="float" office:value="172.1973">
                <text:p>172.197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642000">
                <text:p>2642000</text:p>
              </table:table-cell>
              <table:table-cell office:value-type="float" office:value="133.4988">
                <text:p>133.498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644000">
                <text:p>2644000</text:p>
              </table:table-cell>
              <table:table-cell office:value-type="float" office:value="122.5484">
                <text:p>122.548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646000">
                <text:p>2646000</text:p>
              </table:table-cell>
              <table:table-cell office:value-type="float" office:value="102.1263">
                <text:p>102.126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648000">
                <text:p>2648000</text:p>
              </table:table-cell>
              <table:table-cell office:value-type="float" office:value="102.8531">
                <text:p>102.853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650000">
                <text:p>2650000</text:p>
              </table:table-cell>
              <table:table-cell office:value-type="float" office:value="116.5963">
                <text:p>116.596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652000">
                <text:p>2652000</text:p>
              </table:table-cell>
              <table:table-cell office:value-type="float" office:value="124.4563">
                <text:p>124.456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654000">
                <text:p>2654000</text:p>
              </table:table-cell>
              <table:table-cell office:value-type="float" office:value="88.9938">
                <text:p>88.993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656000">
                <text:p>2656000</text:p>
              </table:table-cell>
              <table:table-cell office:value-type="float" office:value="115.1823">
                <text:p>115.182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658000">
                <text:p>2658000</text:p>
              </table:table-cell>
              <table:table-cell office:value-type="float" office:value="104.4665">
                <text:p>104.466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660000">
                <text:p>2660000</text:p>
              </table:table-cell>
              <table:table-cell office:value-type="float" office:value="118.3553">
                <text:p>118.355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662000">
                <text:p>2662000</text:p>
              </table:table-cell>
              <table:table-cell office:value-type="float" office:value="104.5725">
                <text:p>104.572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664000">
                <text:p>2664000</text:p>
              </table:table-cell>
              <table:table-cell office:value-type="float" office:value="63.8636">
                <text:p>63.863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666000">
                <text:p>2666000</text:p>
              </table:table-cell>
              <table:table-cell office:value-type="float" office:value="88.0433">
                <text:p>88.043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668000">
                <text:p>2668000</text:p>
              </table:table-cell>
              <table:table-cell office:value-type="float" office:value="136.1761">
                <text:p>136.176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670000">
                <text:p>2670000</text:p>
              </table:table-cell>
              <table:table-cell office:value-type="float" office:value="101.2585">
                <text:p>101.258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672000">
                <text:p>2672000</text:p>
              </table:table-cell>
              <table:table-cell office:value-type="float" office:value="104.1166">
                <text:p>104.116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674000">
                <text:p>2674000</text:p>
              </table:table-cell>
              <table:table-cell office:value-type="float" office:value="116.8743">
                <text:p>116.874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676000">
                <text:p>2676000</text:p>
              </table:table-cell>
              <table:table-cell office:value-type="float" office:value="91.9916">
                <text:p>91.991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678000">
                <text:p>2678000</text:p>
              </table:table-cell>
              <table:table-cell office:value-type="float" office:value="101.8281">
                <text:p>101.828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680000">
                <text:p>2680000</text:p>
              </table:table-cell>
              <table:table-cell office:value-type="float" office:value="89.4164">
                <text:p>89.416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682000">
                <text:p>2682000</text:p>
              </table:table-cell>
              <table:table-cell office:value-type="float" office:value="120.1225">
                <text:p>120.122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684000">
                <text:p>2684000</text:p>
              </table:table-cell>
              <table:table-cell office:value-type="float" office:value="60.3847">
                <text:p>60.384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686000">
                <text:p>2686000</text:p>
              </table:table-cell>
              <table:table-cell office:value-type="float" office:value="92.5122">
                <text:p>92.512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688000">
                <text:p>2688000</text:p>
              </table:table-cell>
              <table:table-cell office:value-type="float" office:value="92.0811">
                <text:p>92.081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690000">
                <text:p>2690000</text:p>
              </table:table-cell>
              <table:table-cell office:value-type="float" office:value="104.5686">
                <text:p>104.568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692000">
                <text:p>2692000</text:p>
              </table:table-cell>
              <table:table-cell office:value-type="float" office:value="123.7906">
                <text:p>123.790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694000">
                <text:p>2694000</text:p>
              </table:table-cell>
              <table:table-cell office:value-type="float" office:value="102.8975">
                <text:p>102.897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696000">
                <text:p>2696000</text:p>
              </table:table-cell>
              <table:table-cell office:value-type="float" office:value="106.4773">
                <text:p>106.477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698000">
                <text:p>2698000</text:p>
              </table:table-cell>
              <table:table-cell office:value-type="float" office:value="59.6709">
                <text:p>59.670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700000">
                <text:p>2700000</text:p>
              </table:table-cell>
              <table:table-cell office:value-type="float" office:value="91.4155">
                <text:p>91.415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702000">
                <text:p>2702000</text:p>
              </table:table-cell>
              <table:table-cell office:value-type="float" office:value="79.338">
                <text:p>79.33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704000">
                <text:p>2704000</text:p>
              </table:table-cell>
              <table:table-cell office:value-type="float" office:value="71.1703">
                <text:p>71.170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706000">
                <text:p>2706000</text:p>
              </table:table-cell>
              <table:table-cell office:value-type="float" office:value="96.375">
                <text:p>96.37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708000">
                <text:p>2708000</text:p>
              </table:table-cell>
              <table:table-cell office:value-type="float" office:value="107.0554">
                <text:p>107.055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710000">
                <text:p>2710000</text:p>
              </table:table-cell>
              <table:table-cell office:value-type="float" office:value="106.0289">
                <text:p>106.028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712000">
                <text:p>2712000</text:p>
              </table:table-cell>
              <table:table-cell office:value-type="float" office:value="88.8907">
                <text:p>88.890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714000">
                <text:p>2714000</text:p>
              </table:table-cell>
              <table:table-cell office:value-type="float" office:value="69.1596">
                <text:p>69.159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716000">
                <text:p>2716000</text:p>
              </table:table-cell>
              <table:table-cell office:value-type="float" office:value="78.3534">
                <text:p>78.353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718000">
                <text:p>2718000</text:p>
              </table:table-cell>
              <table:table-cell office:value-type="float" office:value="34.6207">
                <text:p>34.620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720000">
                <text:p>2720000</text:p>
              </table:table-cell>
              <table:table-cell office:value-type="float" office:value="89.7631">
                <text:p>89.763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722000">
                <text:p>2722000</text:p>
              </table:table-cell>
              <table:table-cell office:value-type="float" office:value="81.5709">
                <text:p>81.570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724000">
                <text:p>2724000</text:p>
              </table:table-cell>
              <table:table-cell office:value-type="float" office:value="99.8819">
                <text:p>99.881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726000">
                <text:p>2726000</text:p>
              </table:table-cell>
              <table:table-cell office:value-type="float" office:value="86.1961">
                <text:p>86.196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728000">
                <text:p>2728000</text:p>
              </table:table-cell>
              <table:table-cell office:value-type="float" office:value="88.0303">
                <text:p>88.030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730000">
                <text:p>2730000</text:p>
              </table:table-cell>
              <table:table-cell office:value-type="float" office:value="92.4726">
                <text:p>92.472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732000">
                <text:p>2732000</text:p>
              </table:table-cell>
              <table:table-cell office:value-type="float" office:value="80.7188">
                <text:p>80.718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734000">
                <text:p>2734000</text:p>
              </table:table-cell>
              <table:table-cell office:value-type="float" office:value="69.6207">
                <text:p>69.620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736000">
                <text:p>2736000</text:p>
              </table:table-cell>
              <table:table-cell office:value-type="float" office:value="59.3878">
                <text:p>59.387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738000">
                <text:p>2738000</text:p>
              </table:table-cell>
              <table:table-cell office:value-type="float" office:value="62.8761">
                <text:p>62.876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740000">
                <text:p>2740000</text:p>
              </table:table-cell>
              <table:table-cell office:value-type="float" office:value="79.5417">
                <text:p>79.541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742000">
                <text:p>2742000</text:p>
              </table:table-cell>
              <table:table-cell office:value-type="float" office:value="93.753">
                <text:p>93.75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744000">
                <text:p>2744000</text:p>
              </table:table-cell>
              <table:table-cell office:value-type="float" office:value="91.303">
                <text:p>91.30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746000">
                <text:p>2746000</text:p>
              </table:table-cell>
              <table:table-cell office:value-type="float" office:value="95.9321">
                <text:p>95.932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748000">
                <text:p>2748000</text:p>
              </table:table-cell>
              <table:table-cell office:value-type="float" office:value="94.0876">
                <text:p>94.087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750000">
                <text:p>2750000</text:p>
              </table:table-cell>
              <table:table-cell office:value-type="float" office:value="112.8367">
                <text:p>112.836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752000">
                <text:p>2752000</text:p>
              </table:table-cell>
              <table:table-cell office:value-type="float" office:value="100.7317">
                <text:p>100.731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754000">
                <text:p>2754000</text:p>
              </table:table-cell>
              <table:table-cell office:value-type="float" office:value="111.1908">
                <text:p>111.190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756000">
                <text:p>2756000</text:p>
              </table:table-cell>
              <table:table-cell office:value-type="float" office:value="79.2608">
                <text:p>79.260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758000">
                <text:p>2758000</text:p>
              </table:table-cell>
              <table:table-cell office:value-type="float" office:value="116.4071">
                <text:p>116.407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760000">
                <text:p>2760000</text:p>
              </table:table-cell>
              <table:table-cell office:value-type="float" office:value="130.5498">
                <text:p>130.549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762000">
                <text:p>2762000</text:p>
              </table:table-cell>
              <table:table-cell office:value-type="float" office:value="106.4006">
                <text:p>106.400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764000">
                <text:p>2764000</text:p>
              </table:table-cell>
              <table:table-cell office:value-type="float" office:value="83.1323">
                <text:p>83.132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766000">
                <text:p>2766000</text:p>
              </table:table-cell>
              <table:table-cell office:value-type="float" office:value="115.4007">
                <text:p>115.400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768000">
                <text:p>2768000</text:p>
              </table:table-cell>
              <table:table-cell office:value-type="float" office:value="-11.522">
                <text:p>-11.52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770000">
                <text:p>2770000</text:p>
              </table:table-cell>
              <table:table-cell office:value-type="float" office:value="35.731">
                <text:p>35.73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772000">
                <text:p>2772000</text:p>
              </table:table-cell>
              <table:table-cell office:value-type="float" office:value="102.6168">
                <text:p>102.616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774000">
                <text:p>2774000</text:p>
              </table:table-cell>
              <table:table-cell office:value-type="float" office:value="73.0602">
                <text:p>73.060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776000">
                <text:p>2776000</text:p>
              </table:table-cell>
              <table:table-cell office:value-type="float" office:value="92.421">
                <text:p>92.42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778000">
                <text:p>2778000</text:p>
              </table:table-cell>
              <table:table-cell office:value-type="float" office:value="67.1924">
                <text:p>67.192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780000">
                <text:p>2780000</text:p>
              </table:table-cell>
              <table:table-cell office:value-type="float" office:value="76.3257">
                <text:p>76.325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782000">
                <text:p>2782000</text:p>
              </table:table-cell>
              <table:table-cell office:value-type="float" office:value="88.2662">
                <text:p>88.266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784000">
                <text:p>2784000</text:p>
              </table:table-cell>
              <table:table-cell office:value-type="float" office:value="69.8653">
                <text:p>69.865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786000">
                <text:p>2786000</text:p>
              </table:table-cell>
              <table:table-cell office:value-type="float" office:value="96.5524">
                <text:p>96.552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788000">
                <text:p>2788000</text:p>
              </table:table-cell>
              <table:table-cell office:value-type="float" office:value="63.0517">
                <text:p>63.051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790000">
                <text:p>2790000</text:p>
              </table:table-cell>
              <table:table-cell office:value-type="float" office:value="51.004">
                <text:p>51.00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792000">
                <text:p>2792000</text:p>
              </table:table-cell>
              <table:table-cell office:value-type="float" office:value="78.3521">
                <text:p>78.352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794000">
                <text:p>2794000</text:p>
              </table:table-cell>
              <table:table-cell office:value-type="float" office:value="62.7373">
                <text:p>62.737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796000">
                <text:p>2796000</text:p>
              </table:table-cell>
              <table:table-cell office:value-type="float" office:value="16.1457">
                <text:p>16.145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798000">
                <text:p>2798000</text:p>
              </table:table-cell>
              <table:table-cell office:value-type="float" office:value="47.8448">
                <text:p>47.844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800000">
                <text:p>2800000</text:p>
              </table:table-cell>
              <table:table-cell office:value-type="float" office:value="67.7811">
                <text:p>67.781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802000">
                <text:p>2802000</text:p>
              </table:table-cell>
              <table:table-cell office:value-type="float" office:value="54.9918">
                <text:p>54.991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804000">
                <text:p>2804000</text:p>
              </table:table-cell>
              <table:table-cell office:value-type="float" office:value="38.3418">
                <text:p>38.341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806000">
                <text:p>2806000</text:p>
              </table:table-cell>
              <table:table-cell office:value-type="float" office:value="65.2553">
                <text:p>65.255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808000">
                <text:p>2808000</text:p>
              </table:table-cell>
              <table:table-cell office:value-type="float" office:value="82.1096">
                <text:p>82.109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810000">
                <text:p>2810000</text:p>
              </table:table-cell>
              <table:table-cell office:value-type="float" office:value="-38.7831">
                <text:p>-38.783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812000">
                <text:p>2812000</text:p>
              </table:table-cell>
              <table:table-cell office:value-type="float" office:value="103.0217">
                <text:p>103.021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814000">
                <text:p>2814000</text:p>
              </table:table-cell>
              <table:table-cell office:value-type="float" office:value="23.3473">
                <text:p>23.347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816000">
                <text:p>2816000</text:p>
              </table:table-cell>
              <table:table-cell office:value-type="float" office:value="95.0639">
                <text:p>95.063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818000">
                <text:p>2818000</text:p>
              </table:table-cell>
              <table:table-cell office:value-type="float" office:value="60.6557">
                <text:p>60.655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820000">
                <text:p>2820000</text:p>
              </table:table-cell>
              <table:table-cell office:value-type="float" office:value="67.7415">
                <text:p>67.741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822000">
                <text:p>2822000</text:p>
              </table:table-cell>
              <table:table-cell office:value-type="float" office:value="52.5576">
                <text:p>52.557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824000">
                <text:p>2824000</text:p>
              </table:table-cell>
              <table:table-cell office:value-type="float" office:value="87.0518">
                <text:p>87.051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826000">
                <text:p>2826000</text:p>
              </table:table-cell>
              <table:table-cell office:value-type="float" office:value="52.3439">
                <text:p>52.343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828000">
                <text:p>2828000</text:p>
              </table:table-cell>
              <table:table-cell office:value-type="float" office:value="77.8201">
                <text:p>77.820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830000">
                <text:p>2830000</text:p>
              </table:table-cell>
              <table:table-cell office:value-type="float" office:value="74.1043">
                <text:p>74.104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832000">
                <text:p>2832000</text:p>
              </table:table-cell>
              <table:table-cell office:value-type="float" office:value="75.412">
                <text:p>75.41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834000">
                <text:p>2834000</text:p>
              </table:table-cell>
              <table:table-cell office:value-type="float" office:value="84.9551">
                <text:p>84.955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836000">
                <text:p>2836000</text:p>
              </table:table-cell>
              <table:table-cell office:value-type="float" office:value="54.0328">
                <text:p>54.032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838000">
                <text:p>2838000</text:p>
              </table:table-cell>
              <table:table-cell office:value-type="float" office:value="58.2046">
                <text:p>58.204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840000">
                <text:p>2840000</text:p>
              </table:table-cell>
              <table:table-cell office:value-type="float" office:value="105.3911">
                <text:p>105.391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842000">
                <text:p>2842000</text:p>
              </table:table-cell>
              <table:table-cell office:value-type="float" office:value="67.4629">
                <text:p>67.462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844000">
                <text:p>2844000</text:p>
              </table:table-cell>
              <table:table-cell office:value-type="float" office:value="99.128">
                <text:p>99.12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846000">
                <text:p>2846000</text:p>
              </table:table-cell>
              <table:table-cell office:value-type="float" office:value="87.3938">
                <text:p>87.393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848000">
                <text:p>2848000</text:p>
              </table:table-cell>
              <table:table-cell office:value-type="float" office:value="86.8078">
                <text:p>86.807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850000">
                <text:p>2850000</text:p>
              </table:table-cell>
              <table:table-cell office:value-type="float" office:value="15.4853">
                <text:p>15.485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852000">
                <text:p>2852000</text:p>
              </table:table-cell>
              <table:table-cell office:value-type="float" office:value="63.5049">
                <text:p>63.504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854000">
                <text:p>2854000</text:p>
              </table:table-cell>
              <table:table-cell office:value-type="float" office:value="83.0298">
                <text:p>83.029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856000">
                <text:p>2856000</text:p>
              </table:table-cell>
              <table:table-cell office:value-type="float" office:value="87.5962">
                <text:p>87.596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858000">
                <text:p>2858000</text:p>
              </table:table-cell>
              <table:table-cell office:value-type="float" office:value="68.1981">
                <text:p>68.198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860000">
                <text:p>2860000</text:p>
              </table:table-cell>
              <table:table-cell office:value-type="float" office:value="70.8382">
                <text:p>70.838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862000">
                <text:p>2862000</text:p>
              </table:table-cell>
              <table:table-cell office:value-type="float" office:value="106.4997">
                <text:p>106.499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864000">
                <text:p>2864000</text:p>
              </table:table-cell>
              <table:table-cell office:value-type="float" office:value="106.8751">
                <text:p>106.875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866000">
                <text:p>2866000</text:p>
              </table:table-cell>
              <table:table-cell office:value-type="float" office:value="124.1966">
                <text:p>124.196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868000">
                <text:p>2868000</text:p>
              </table:table-cell>
              <table:table-cell office:value-type="float" office:value="88.1335">
                <text:p>88.133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870000">
                <text:p>2870000</text:p>
              </table:table-cell>
              <table:table-cell office:value-type="float" office:value="99.2381">
                <text:p>99.238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872000">
                <text:p>2872000</text:p>
              </table:table-cell>
              <table:table-cell office:value-type="float" office:value="103.1906">
                <text:p>103.190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874000">
                <text:p>2874000</text:p>
              </table:table-cell>
              <table:table-cell office:value-type="float" office:value="128.7822">
                <text:p>128.782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876000">
                <text:p>2876000</text:p>
              </table:table-cell>
              <table:table-cell office:value-type="float" office:value="19.9873">
                <text:p>19.987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878000">
                <text:p>2878000</text:p>
              </table:table-cell>
              <table:table-cell office:value-type="float" office:value="70.6949">
                <text:p>70.694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880000">
                <text:p>2880000</text:p>
              </table:table-cell>
              <table:table-cell office:value-type="float" office:value="-41.9587">
                <text:p>-41.958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882000">
                <text:p>2882000</text:p>
              </table:table-cell>
              <table:table-cell office:value-type="float" office:value="112.7765">
                <text:p>112.776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884000">
                <text:p>2884000</text:p>
              </table:table-cell>
              <table:table-cell office:value-type="float" office:value="117.2819">
                <text:p>117.281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886000">
                <text:p>2886000</text:p>
              </table:table-cell>
              <table:table-cell office:value-type="float" office:value="89.5938">
                <text:p>89.593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888000">
                <text:p>2888000</text:p>
              </table:table-cell>
              <table:table-cell office:value-type="float" office:value="86.5692">
                <text:p>86.569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890000">
                <text:p>2890000</text:p>
              </table:table-cell>
              <table:table-cell office:value-type="float" office:value="97.1831">
                <text:p>97.183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892000">
                <text:p>2892000</text:p>
              </table:table-cell>
              <table:table-cell office:value-type="float" office:value="99.6984">
                <text:p>99.698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894000">
                <text:p>2894000</text:p>
              </table:table-cell>
              <table:table-cell office:value-type="float" office:value="97.6623">
                <text:p>97.662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896000">
                <text:p>2896000</text:p>
              </table:table-cell>
              <table:table-cell office:value-type="float" office:value="117.2974">
                <text:p>117.297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898000">
                <text:p>2898000</text:p>
              </table:table-cell>
              <table:table-cell office:value-type="float" office:value="103.3926">
                <text:p>103.392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900000">
                <text:p>2900000</text:p>
              </table:table-cell>
              <table:table-cell office:value-type="float" office:value="109.6796">
                <text:p>109.679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902000">
                <text:p>2902000</text:p>
              </table:table-cell>
              <table:table-cell office:value-type="float" office:value="30.0349">
                <text:p>30.034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904000">
                <text:p>2904000</text:p>
              </table:table-cell>
              <table:table-cell office:value-type="float" office:value="86.4647">
                <text:p>86.464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906000">
                <text:p>2906000</text:p>
              </table:table-cell>
              <table:table-cell office:value-type="float" office:value="67.6877">
                <text:p>67.687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908000">
                <text:p>2908000</text:p>
              </table:table-cell>
              <table:table-cell office:value-type="float" office:value="43.7925">
                <text:p>43.792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910000">
                <text:p>2910000</text:p>
              </table:table-cell>
              <table:table-cell office:value-type="float" office:value="46.3288">
                <text:p>46.328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912000">
                <text:p>2912000</text:p>
              </table:table-cell>
              <table:table-cell office:value-type="float" office:value="-58.7045">
                <text:p>-58.704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914000">
                <text:p>2914000</text:p>
              </table:table-cell>
              <table:table-cell office:value-type="float" office:value="107.4655">
                <text:p>107.465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916000">
                <text:p>2916000</text:p>
              </table:table-cell>
              <table:table-cell office:value-type="float" office:value="23.0777">
                <text:p>23.077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918000">
                <text:p>2918000</text:p>
              </table:table-cell>
              <table:table-cell office:value-type="float" office:value="63.0514">
                <text:p>63.051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920000">
                <text:p>2920000</text:p>
              </table:table-cell>
              <table:table-cell office:value-type="float" office:value="86.8817">
                <text:p>86.881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922000">
                <text:p>2922000</text:p>
              </table:table-cell>
              <table:table-cell office:value-type="float" office:value="106.3048">
                <text:p>106.304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924000">
                <text:p>2924000</text:p>
              </table:table-cell>
              <table:table-cell office:value-type="float" office:value="70.1965">
                <text:p>70.196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926000">
                <text:p>2926000</text:p>
              </table:table-cell>
              <table:table-cell office:value-type="float" office:value="77.7283">
                <text:p>77.728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928000">
                <text:p>2928000</text:p>
              </table:table-cell>
              <table:table-cell office:value-type="float" office:value="82.1839">
                <text:p>82.183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930000">
                <text:p>2930000</text:p>
              </table:table-cell>
              <table:table-cell office:value-type="float" office:value="91.3815">
                <text:p>91.381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932000">
                <text:p>2932000</text:p>
              </table:table-cell>
              <table:table-cell office:value-type="float" office:value="92.8253">
                <text:p>92.825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934000">
                <text:p>2934000</text:p>
              </table:table-cell>
              <table:table-cell office:value-type="float" office:value="74.0205">
                <text:p>74.020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936000">
                <text:p>2936000</text:p>
              </table:table-cell>
              <table:table-cell office:value-type="float" office:value="91.188">
                <text:p>91.18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938000">
                <text:p>2938000</text:p>
              </table:table-cell>
              <table:table-cell office:value-type="float" office:value="102.7716">
                <text:p>102.771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940000">
                <text:p>2940000</text:p>
              </table:table-cell>
              <table:table-cell office:value-type="float" office:value="70.3565">
                <text:p>70.356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942000">
                <text:p>2942000</text:p>
              </table:table-cell>
              <table:table-cell office:value-type="float" office:value="68.0048">
                <text:p>68.004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944000">
                <text:p>2944000</text:p>
              </table:table-cell>
              <table:table-cell office:value-type="float" office:value="82.4764">
                <text:p>82.476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946000">
                <text:p>2946000</text:p>
              </table:table-cell>
              <table:table-cell office:value-type="float" office:value="50.7366">
                <text:p>50.736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948000">
                <text:p>2948000</text:p>
              </table:table-cell>
              <table:table-cell office:value-type="float" office:value="65.1725">
                <text:p>65.172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950000">
                <text:p>2950000</text:p>
              </table:table-cell>
              <table:table-cell office:value-type="float" office:value="76.831">
                <text:p>76.83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952000">
                <text:p>2952000</text:p>
              </table:table-cell>
              <table:table-cell office:value-type="float" office:value="79.6243">
                <text:p>79.624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954000">
                <text:p>2954000</text:p>
              </table:table-cell>
              <table:table-cell office:value-type="float" office:value="89.2755">
                <text:p>89.275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956000">
                <text:p>2956000</text:p>
              </table:table-cell>
              <table:table-cell office:value-type="float" office:value="100.2664">
                <text:p>100.266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958000">
                <text:p>2958000</text:p>
              </table:table-cell>
              <table:table-cell office:value-type="float" office:value="72.5566">
                <text:p>72.556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960000">
                <text:p>2960000</text:p>
              </table:table-cell>
              <table:table-cell office:value-type="float" office:value="42.0905">
                <text:p>42.090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962000">
                <text:p>2962000</text:p>
              </table:table-cell>
              <table:table-cell office:value-type="float" office:value="102.5783">
                <text:p>102.578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964000">
                <text:p>2964000</text:p>
              </table:table-cell>
              <table:table-cell office:value-type="float" office:value="77.0271">
                <text:p>77.027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966000">
                <text:p>2966000</text:p>
              </table:table-cell>
              <table:table-cell office:value-type="float" office:value="62.1072">
                <text:p>62.107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968000">
                <text:p>2968000</text:p>
              </table:table-cell>
              <table:table-cell office:value-type="float" office:value="84.5898">
                <text:p>84.589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970000">
                <text:p>2970000</text:p>
              </table:table-cell>
              <table:table-cell office:value-type="float" office:value="103.9613">
                <text:p>103.961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972000">
                <text:p>2972000</text:p>
              </table:table-cell>
              <table:table-cell office:value-type="float" office:value="103.1717">
                <text:p>103.171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974000">
                <text:p>2974000</text:p>
              </table:table-cell>
              <table:table-cell office:value-type="float" office:value="81.9309">
                <text:p>81.930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976000">
                <text:p>2976000</text:p>
              </table:table-cell>
              <table:table-cell office:value-type="float" office:value="91.1087">
                <text:p>91.1087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978000">
                <text:p>2978000</text:p>
              </table:table-cell>
              <table:table-cell office:value-type="float" office:value="98.0019">
                <text:p>98.001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980000">
                <text:p>2980000</text:p>
              </table:table-cell>
              <table:table-cell office:value-type="float" office:value="118.0362">
                <text:p>118.036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982000">
                <text:p>2982000</text:p>
              </table:table-cell>
              <table:table-cell office:value-type="float" office:value="111.6815">
                <text:p>111.681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984000">
                <text:p>2984000</text:p>
              </table:table-cell>
              <table:table-cell office:value-type="float" office:value="114.6396">
                <text:p>114.639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986000">
                <text:p>2986000</text:p>
              </table:table-cell>
              <table:table-cell office:value-type="float" office:value="96.6077">
                <text:p>96.607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988000">
                <text:p>2988000</text:p>
              </table:table-cell>
              <table:table-cell office:value-type="float" office:value="82.1424">
                <text:p>82.142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990000">
                <text:p>2990000</text:p>
              </table:table-cell>
              <table:table-cell office:value-type="float" office:value="77.8127">
                <text:p>77.8127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992000">
                <text:p>2992000</text:p>
              </table:table-cell>
              <table:table-cell office:value-type="float" office:value="80.1322">
                <text:p>80.132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994000">
                <text:p>2994000</text:p>
              </table:table-cell>
              <table:table-cell office:value-type="float" office:value="102.9317">
                <text:p>102.931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996000">
                <text:p>2996000</text:p>
              </table:table-cell>
              <table:table-cell office:value-type="float" office:value="73.3078">
                <text:p>73.307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998000">
                <text:p>2998000</text:p>
              </table:table-cell>
              <table:table-cell office:value-type="float" office:value="42.3731">
                <text:p>42.373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000000">
                <text:p>3000000</text:p>
              </table:table-cell>
              <table:table-cell office:value-type="float" office:value="77.5529">
                <text:p>77.55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